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196.7pt"/>
    </style:style>
    <style:style style:name="co7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21"/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37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38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line" table:style-name="ta1">
        <table:shapes>
          <draw:frame draw:z-index="0" draw:style-name="gr1" draw:text-style-name="P1" svg:width="373.01pt" svg:height="209.82pt" svg:x="0.88pt" svg:y="131.1pt">
            <draw:object draw:notify-on-update-of-ranges="baseline.C2:baseline.C10 baseline.D2:baseline.D10 baseline.D2:baseline.D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65.64pt" svg:height="205.65pt" svg:x="382.93pt" svg:y="131.5pt">
            <draw:object draw:notify-on-update-of-ranges="baseline.E2:baseline.E10 baseline.F2:baseline.F10 baseline.F2:baseline.F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364.68pt" svg:height="205.11pt" svg:x="749.88pt" svg:y="133.77pt">
            <draw:object draw:notify-on-update-of-ranges="baseline.G2:baseline.G10 baseline.H2:baseline.H10 baseline.H2:baseline.H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373.01pt" svg:height="209.82pt" svg:x="0pt" svg:y="476.76pt">
            <draw:object draw:notify-on-update-of-ranges="baseline.C29:baseline.C37 baseline.D29:baseline.D37 baseline.D29:baseline.D37 baseline.J29:baseline.J37 baseline.K29:baseline.K37 baseline.K29:baseline.K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365.64pt" svg:height="205.65pt" svg:x="375.42pt" svg:y="475.68pt">
            <draw:object draw:notify-on-update-of-ranges="baseline.E29:baseline.E37 baseline.F29:baseline.F37 baseline.F29:baseline.F37 baseline.L29:baseline.L37 baseline.M29:baseline.M37 baseline.M29:baseline.M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364.68pt" svg:height="205.11pt" svg:x="742.25pt" svg:y="474.43pt">
            <draw:object draw:notify-on-update-of-ranges="baseline.G29:baseline.G37 baseline.H29:baseline.H37 baseline.H29:baseline.H37 baseline.N29:baseline.N37 baseline.O29:baseline.O37 baseline.O29:baseline.O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14"/>
        <table:table-column table:style-name="co5" table:number-columns-repeated="2" table:default-cell-style-name="ce18"/>
        <table:table-column table:style-name="co2" table:number-columns-repeated="17" table:default-cell-style-name="Default"/>
        <table:table-row table:style-name="ro1">
          <table:table-cell/>
          <table:table-cell table:style-name="ce8" office:value-type="float" office:value="2017" calcext:value-type="float">
            <text:p>2017</text:p>
          </table:table-cell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7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2"/>
          <table:table-cell table:number-columns-repeated="13"/>
          <table:table-cell table:style-name="ce8" table:number-columns-repeated="2"/>
          <table:table-cell table:style-name="ce7"/>
          <table:table-cell table:style-name="ce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sMC</text:p>
          </table:table-cell>
          <table:table-cell table:style-name="ce14" office:value-type="float" office:value="47.1988" calcext:value-type="float">
            <text:p>47.2</text:p>
          </table:table-cell>
          <table:table-cell table:style-name="ce14" office:value-type="float" office:value="0.0822263" calcext:value-type="float">
            <text:p>0.1</text:p>
          </table:table-cell>
          <table:table-cell office:value-type="float" office:value="31.4442" calcext:value-type="float">
            <text:p>31.4</text:p>
          </table:table-cell>
          <table:table-cell office:value-type="float" office:value="0.111314" calcext:value-type="float">
            <text:p>0.1</text:p>
          </table:table-cell>
          <table:table-cell table:style-name="ce14" office:value-type="float" office:value="6.50053" calcext:value-type="float">
            <text:p>6.5</text:p>
          </table:table-cell>
          <table:table-cell table:style-name="ce14" office:value-type="float" office:value="0.0788099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uMC</text:p>
          </table:table-cell>
          <table:table-cell table:style-name="ce14" office:value-type="float" office:value="44.8936" calcext:value-type="float">
            <text:p>44.9</text:p>
          </table:table-cell>
          <table:table-cell table:style-name="ce14" office:value-type="float" office:value="0.122432" calcext:value-type="float">
            <text:p>0.1</text:p>
          </table:table-cell>
          <table:table-cell office:value-type="float" office:value="32.4" calcext:value-type="float">
            <text:p>32.4</text:p>
          </table:table-cell>
          <table:table-cell office:value-type="float" office:value="0.17189" calcext:value-type="float">
            <text:p>0.2</text:p>
          </table:table-cell>
          <table:table-cell table:style-name="ce14" office:value-type="float" office:value="5.58137" calcext:value-type="float">
            <text:p>5.6</text:p>
          </table:table-cell>
          <table:table-cell table:style-name="ce14" office:value-type="float" office:value="0.109896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/>
          <table:table-cell table:style-name="ce8" office:value-type="string" calcext:value-type="string">
            <text:p>BuMC_old</text:p>
          </table:table-cell>
          <table:table-cell table:style-name="ce14" office:value-type="float" office:value="45.7634" calcext:value-type="float">
            <text:p>45.8</text:p>
          </table:table-cell>
          <table:table-cell table:style-name="ce14" office:value-type="float" office:value="0.142473" calcext:value-type="float">
            <text:p>0.1</text:p>
          </table:table-cell>
          <table:table-cell office:value-type="float" office:value="31.1044" calcext:value-type="float">
            <text:p>31.1</text:p>
          </table:table-cell>
          <table:table-cell office:value-type="float" office:value="0.195693" calcext:value-type="float">
            <text:p>0.2</text:p>
          </table:table-cell>
          <table:table-cell table:style-name="ce14" office:value-type="float" office:value="6.53585" calcext:value-type="float">
            <text:p>6.5</text:p>
          </table:table-cell>
          <table:table-cell table:style-name="ce14" office:value-type="float" office:value="0.136898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/>
          <table:table-cell table:style-name="ce8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h2017C</text:p>
          </table:table-cell>
          <table:table-cell table:style-name="ce14" office:value-type="float" office:value="48.4499" calcext:value-type="float">
            <text:p>48.4</text:p>
          </table:table-cell>
          <table:table-cell table:style-name="ce14" office:value-type="float" office:value="0.239141" calcext:value-type="float">
            <text:p>0.2</text:p>
          </table:table-cell>
          <table:table-cell office:value-type="float" office:value="30.3155" calcext:value-type="float">
            <text:p>30.3</text:p>
          </table:table-cell>
          <table:table-cell office:value-type="float" office:value="0.312644" calcext:value-type="float">
            <text:p>0.3</text:p>
          </table:table-cell>
          <table:table-cell table:style-name="ce14" office:value-type="float" office:value="7.50935" calcext:value-type="float">
            <text:p>7.5</text:p>
          </table:table-cell>
          <table:table-cell table:style-name="ce14" office:value-type="float" office:value="0.232636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h2017D</text:p>
          </table:table-cell>
          <table:table-cell table:style-name="ce14" office:value-type="float" office:value="48.1898" calcext:value-type="float">
            <text:p>48.2</text:p>
          </table:table-cell>
          <table:table-cell table:style-name="ce14" office:value-type="float" office:value="0.351745" calcext:value-type="float">
            <text:p>0.4</text:p>
          </table:table-cell>
          <table:table-cell office:value-type="float" office:value="31.0462" calcext:value-type="float">
            <text:p>31.0</text:p>
          </table:table-cell>
          <table:table-cell office:value-type="float" office:value="0.482011" calcext:value-type="float">
            <text:p>0.5</text:p>
          </table:table-cell>
          <table:table-cell table:style-name="ce14" office:value-type="float" office:value="6.92478" calcext:value-type="float">
            <text:p>6.9</text:p>
          </table:table-cell>
          <table:table-cell table:style-name="ce14" office:value-type="float" office:value="0.338748" calcext:value-type="float">
            <text:p>0.3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h2017E</text:p>
          </table:table-cell>
          <table:table-cell table:style-name="ce14" office:value-type="float" office:value="45.053" calcext:value-type="float">
            <text:p>45.1</text:p>
          </table:table-cell>
          <table:table-cell table:style-name="ce14" office:value-type="float" office:value="0.24572" calcext:value-type="float">
            <text:p>0.2</text:p>
          </table:table-cell>
          <table:table-cell office:value-type="float" office:value="30.4284" calcext:value-type="float">
            <text:p>30.4</text:p>
          </table:table-cell>
          <table:table-cell office:value-type="float" office:value="0.34238" calcext:value-type="float">
            <text:p>0.3</text:p>
          </table:table-cell>
          <table:table-cell table:style-name="ce14" office:value-type="float" office:value="6.90299" calcext:value-type="float">
            <text:p>6.9</text:p>
          </table:table-cell>
          <table:table-cell table:style-name="ce14" office:value-type="float" office:value="0.233341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ch2017F</text:p>
          </table:table-cell>
          <table:table-cell table:style-name="ce14" office:value-type="float" office:value="43.2807" calcext:value-type="float">
            <text:p>43.3</text:p>
          </table:table-cell>
          <table:table-cell table:style-name="ce14" office:value-type="float" office:value="0.229519" calcext:value-type="float">
            <text:p>0.2</text:p>
          </table:table-cell>
          <table:table-cell office:value-type="float" office:value="31.4372" calcext:value-type="float">
            <text:p>31.4</text:p>
          </table:table-cell>
          <table:table-cell office:value-type="float" office:value="0.354667" calcext:value-type="float">
            <text:p>0.4</text:p>
          </table:table-cell>
          <table:table-cell table:style-name="ce14" office:value-type="float" office:value="5.96542" calcext:value-type="float">
            <text:p>6.0</text:p>
          </table:table-cell>
          <table:table-cell table:style-name="ce14" office:value-type="float" office:value="0.215947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ch2017</text:p>
          </table:table-cell>
          <table:table-cell table:style-name="ce14" office:value-type="float" office:value="45.7584" calcext:value-type="float">
            <text:p>45.8</text:p>
          </table:table-cell>
          <table:table-cell table:style-name="ce14" office:value-type="float" office:value="0.131349" calcext:value-type="float">
            <text:p>0.1</text:p>
          </table:table-cell>
          <table:table-cell office:value-type="float" office:value="30.7272" calcext:value-type="float">
            <text:p>30.7</text:p>
          </table:table-cell>
          <table:table-cell office:value-type="float" office:value="0.181272" calcext:value-type="float">
            <text:p>0.2</text:p>
          </table:table-cell>
          <table:table-cell table:style-name="ce14" office:value-type="float" office:value="6.79859" calcext:value-type="float">
            <text:p>6.8</text:p>
          </table:table-cell>
          <table:table-cell table:style-name="ce14" office:value-type="float" office:value="0.124509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7"/>
        </table:table-row>
        <table:table-row table:style-name="ro1">
          <table:table-cell table:style-name="Default" table:number-columns-repeated="8"/>
          <table:table-cell table:style-name="ce3"/>
          <table:table-cell table:number-columns-repeated="16"/>
        </table:table-row>
        <table:table-row table:style-name="ro1" table:number-rows-repeated="11"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21" office:value-type="string" calcext:value-type="string" table:number-columns-spanned="2" table:number-rows-spanned="1">
            <text:p>muoPt&gt;4</text:p>
          </table:table-cell>
          <table:covered-table-cell/>
          <table:table-cell table:number-columns-repeated="12"/>
        </table:table-row>
        <table:table-row table:style-name="ro1">
          <table:table-cell table:style-name="Default"/>
          <table:table-cell table:style-name="ce8" office:value-type="float" office:value="2018" calcext:value-type="float">
            <text:p>2018</text:p>
          </table:table-cell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7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2"/>
          <table:table-cell/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7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2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sMC</text:p>
          </table:table-cell>
          <table:table-cell table:style-name="ce14" office:value-type="float" office:value="50.141" calcext:value-type="float">
            <text:p>50.1</text:p>
          </table:table-cell>
          <table:table-cell table:style-name="ce14" office:value-type="float" office:value="0.0942469" calcext:value-type="float">
            <text:p>0.1</text:p>
          </table:table-cell>
          <table:table-cell office:value-type="float" office:value="32.3876" calcext:value-type="float">
            <text:p>32.4</text:p>
          </table:table-cell>
          <table:table-cell office:value-type="float" office:value="0.124567" calcext:value-type="float">
            <text:p>0.1</text:p>
          </table:table-cell>
          <table:table-cell table:style-name="ce14" office:value-type="float" office:value="6.22142" calcext:value-type="float">
            <text:p>6.2</text:p>
          </table:table-cell>
          <table:table-cell table:style-name="ce14" office:value-type="float" office:value="0.0887782" calcext:value-type="float">
            <text:p>0.1</text:p>
          </table:table-cell>
          <table:table-cell/>
          <table:table-cell table:style-name="ce14" office:value-type="float" office:value="40.3481" calcext:value-type="float">
            <text:p>40.3</text:p>
          </table:table-cell>
          <table:table-cell table:style-name="ce14" office:value-type="float" office:value="0.0891143" calcext:value-type="float">
            <text:p>0.1</text:p>
          </table:table-cell>
          <table:table-cell table:style-name="ce14" office:value-type="float" office:value="29.2085" calcext:value-type="float">
            <text:p>29.2</text:p>
          </table:table-cell>
          <table:table-cell table:style-name="ce14" office:value-type="float" office:value="0.147595" calcext:value-type="float">
            <text:p>0.1</text:p>
          </table:table-cell>
          <table:table-cell table:style-name="ce14" office:value-type="float" office:value="6.97678" calcext:value-type="float">
            <text:p>7.0</text:p>
          </table:table-cell>
          <table:table-cell table:style-name="ce14" office:value-type="float" office:value="0.100245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sDG0MC</text:p>
          </table:table-cell>
          <table:table-cell table:style-name="ce14" office:value-type="float" office:value="50.4954" calcext:value-type="float">
            <text:p>50.5</text:p>
          </table:table-cell>
          <table:table-cell table:style-name="ce14" office:value-type="float" office:value="0.0632867" calcext:value-type="float">
            <text:p>0.1</text:p>
          </table:table-cell>
          <table:table-cell office:value-type="float" office:value="31.2306" calcext:value-type="float">
            <text:p>31.2</text:p>
          </table:table-cell>
          <table:table-cell office:value-type="float" office:value="0.0825517" calcext:value-type="float">
            <text:p>0.1</text:p>
          </table:table-cell>
          <table:table-cell table:style-name="ce14" office:value-type="float" office:value="7.11558" calcext:value-type="float">
            <text:p>7.1</text:p>
          </table:table-cell>
          <table:table-cell table:style-name="ce14" office:value-type="float" office:value="0.0632239" calcext:value-type="float">
            <text:p>0.1</text:p>
          </table:table-cell>
          <table:table-cell/>
          <table:table-cell table:style-name="ce14" office:value-type="float" office:value="40.7647" calcext:value-type="float">
            <text:p>40.8</text:p>
          </table:table-cell>
          <table:table-cell table:style-name="ce14" office:value-type="float" office:value="0.059991" calcext:value-type="float">
            <text:p>0.1</text:p>
          </table:table-cell>
          <table:table-cell table:style-name="ce14" office:value-type="float" office:value="28.0981" calcext:value-type="float">
            <text:p>28.1</text:p>
          </table:table-cell>
          <table:table-cell table:style-name="ce14" office:value-type="float" office:value="0.0974761" calcext:value-type="float">
            <text:p>0.1</text:p>
          </table:table-cell>
          <table:table-cell table:style-name="ce14" office:value-type="float" office:value="7.8218" calcext:value-type="float">
            <text:p>7.8</text:p>
          </table:table-cell>
          <table:table-cell table:style-name="ce14" office:value-type="float" office:value="0.0705682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uMC</text:p>
          </table:table-cell>
          <table:table-cell table:style-name="ce14" office:value-type="float" office:value="48.6325" calcext:value-type="float">
            <text:p>48.6</text:p>
          </table:table-cell>
          <table:table-cell table:style-name="ce14" office:value-type="float" office:value="0.119025" calcext:value-type="float">
            <text:p>0.1</text:p>
          </table:table-cell>
          <table:table-cell office:value-type="float" office:value="32.5027" calcext:value-type="float">
            <text:p>32.5</text:p>
          </table:table-cell>
          <table:table-cell office:value-type="float" office:value="0.159945" calcext:value-type="float">
            <text:p>0.2</text:p>
          </table:table-cell>
          <table:table-cell table:style-name="ce14" office:value-type="float" office:value="5.95563" calcext:value-type="float">
            <text:p>6.0</text:p>
          </table:table-cell>
          <table:table-cell table:style-name="ce14" office:value-type="float" office:value="0.109854" calcext:value-type="float">
            <text:p>0.1</text:p>
          </table:table-cell>
          <table:table-cell/>
          <table:table-cell table:style-name="ce14" office:value-type="float" office:value="38.1596" calcext:value-type="float">
            <text:p>38.2</text:p>
          </table:table-cell>
          <table:table-cell table:style-name="ce14" office:value-type="float" office:value="0.110805" calcext:value-type="float">
            <text:p>0.1</text:p>
          </table:table-cell>
          <table:table-cell table:style-name="ce14" office:value-type="float" office:value="28.9167" calcext:value-type="float">
            <text:p>28.9</text:p>
          </table:table-cell>
          <table:table-cell table:style-name="ce14" office:value-type="float" office:value="0.191769" calcext:value-type="float">
            <text:p>0.2</text:p>
          </table:table-cell>
          <table:table-cell table:style-name="ce14" office:value-type="float" office:value="6.78484" calcext:value-type="float">
            <text:p>6.8</text:p>
          </table:table-cell>
          <table:table-cell table:style-name="ce14" office:value-type="float" office:value="0.12499" calcext:value-type="float">
            <text:p>0.1</text:p>
          </table:table-cell>
          <table:table-cell table:number-columns-repeated="10"/>
        </table:table-row>
        <table:table-row table:style-name="ro1">
          <table:table-cell/>
          <table:table-cell table:style-name="ce8"/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  <table:table-cell table:style-name="ce14" table:number-columns-repeated="6"/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h2018A</text:p>
          </table:table-cell>
          <table:table-cell table:style-name="ce14" office:value-type="float" office:value="46.8121" calcext:value-type="float">
            <text:p>46.8</text:p>
          </table:table-cell>
          <table:table-cell table:style-name="ce14" office:value-type="float" office:value="0.220819" calcext:value-type="float">
            <text:p>0.2</text:p>
          </table:table-cell>
          <table:table-cell office:value-type="float" office:value="31.6224" calcext:value-type="float">
            <text:p>31.6</text:p>
          </table:table-cell>
          <table:table-cell office:value-type="float" office:value="0.300403" calcext:value-type="float">
            <text:p>0.3</text:p>
          </table:table-cell>
          <table:table-cell table:style-name="ce14" office:value-type="float" office:value="6.32407" calcext:value-type="float">
            <text:p>6.3</text:p>
          </table:table-cell>
          <table:table-cell table:style-name="ce14" office:value-type="float" office:value="0.200268" calcext:value-type="float">
            <text:p>0.2</text:p>
          </table:table-cell>
          <table:table-cell/>
          <table:table-cell table:style-name="ce14" office:value-type="float" office:value="36.8151" calcext:value-type="float">
            <text:p>36.8</text:p>
          </table:table-cell>
          <table:table-cell table:style-name="ce14" office:value-type="float" office:value="0.225362" calcext:value-type="float">
            <text:p>0.2</text:p>
          </table:table-cell>
          <table:table-cell table:style-name="ce14" office:value-type="float" office:value="28.0494" calcext:value-type="float">
            <text:p>28.0</text:p>
          </table:table-cell>
          <table:table-cell table:style-name="ce14" office:value-type="float" office:value="0.31761" calcext:value-type="float">
            <text:p>0.3</text:p>
          </table:table-cell>
          <table:table-cell table:style-name="ce14" office:value-type="float" office:value="7.09544" calcext:value-type="float">
            <text:p>7.1</text:p>
          </table:table-cell>
          <table:table-cell table:style-name="ce14" office:value-type="float" office:value="0.204756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h2018B</text:p>
          </table:table-cell>
          <table:table-cell table:style-name="ce14" office:value-type="float" office:value="51.0536" calcext:value-type="float">
            <text:p>51.1</text:p>
          </table:table-cell>
          <table:table-cell table:style-name="ce14" office:value-type="float" office:value="0.290956" calcext:value-type="float">
            <text:p>0.3</text:p>
          </table:table-cell>
          <table:table-cell office:value-type="float" office:value="31.2421" calcext:value-type="float">
            <text:p>31.2</text:p>
          </table:table-cell>
          <table:table-cell office:value-type="float" office:value="0.378085" calcext:value-type="float">
            <text:p>0.4</text:p>
          </table:table-cell>
          <table:table-cell table:style-name="ce14" office:value-type="float" office:value="7.18547" calcext:value-type="float">
            <text:p>7.2</text:p>
          </table:table-cell>
          <table:table-cell table:style-name="ce14" office:value-type="float" office:value="0.28266" calcext:value-type="float">
            <text:p>0.3</text:p>
          </table:table-cell>
          <table:table-cell/>
          <table:table-cell table:style-name="ce14" office:value-type="float" office:value="41.0437" calcext:value-type="float">
            <text:p>41.0</text:p>
          </table:table-cell>
          <table:table-cell table:style-name="ce14" office:value-type="float" office:value="0.308701" calcext:value-type="float">
            <text:p>0.3</text:p>
          </table:table-cell>
          <table:table-cell table:style-name="ce14" office:value-type="float" office:value="27.9642" calcext:value-type="float">
            <text:p>28.0</text:p>
          </table:table-cell>
          <table:table-cell table:style-name="ce14" office:value-type="float" office:value="0.444911" calcext:value-type="float">
            <text:p>0.4</text:p>
          </table:table-cell>
          <table:table-cell table:style-name="ce14" office:value-type="float" office:value="7.97191" calcext:value-type="float">
            <text:p>8.0</text:p>
          </table:table-cell>
          <table:table-cell table:style-name="ce14" office:value-type="float" office:value="0.311654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h2018C</text:p>
          </table:table-cell>
          <table:table-cell table:style-name="ce14" office:value-type="float" office:value="51.289" calcext:value-type="float">
            <text:p>51.3</text:p>
          </table:table-cell>
          <table:table-cell table:style-name="ce14" office:value-type="float" office:value="0.313489" calcext:value-type="float">
            <text:p>0.3</text:p>
          </table:table-cell>
          <table:table-cell office:value-type="float" office:value="30.5052" calcext:value-type="float">
            <text:p>30.5</text:p>
          </table:table-cell>
          <table:table-cell office:value-type="float" office:value="0.405992" calcext:value-type="float">
            <text:p>0.4</text:p>
          </table:table-cell>
          <table:table-cell table:style-name="ce14" office:value-type="float" office:value="7.79687" calcext:value-type="float">
            <text:p>7.8</text:p>
          </table:table-cell>
          <table:table-cell table:style-name="ce14" office:value-type="float" office:value="0.316195" calcext:value-type="float">
            <text:p>0.3</text:p>
          </table:table-cell>
          <table:table-cell/>
          <table:table-cell table:style-name="ce14" office:value-type="float" office:value="41.6184" calcext:value-type="float">
            <text:p>41.6</text:p>
          </table:table-cell>
          <table:table-cell table:style-name="ce14" office:value-type="float" office:value="0.329452" calcext:value-type="float">
            <text:p>0.3</text:p>
          </table:table-cell>
          <table:table-cell table:style-name="ce14" office:value-type="float" office:value="26.9361" calcext:value-type="float">
            <text:p>26.9</text:p>
          </table:table-cell>
          <table:table-cell table:style-name="ce14" office:value-type="float" office:value="0.458426" calcext:value-type="float">
            <text:p>0.5</text:p>
          </table:table-cell>
          <table:table-cell table:style-name="ce14" office:value-type="float" office:value="8.85547" calcext:value-type="float">
            <text:p>8.9</text:p>
          </table:table-cell>
          <table:table-cell table:style-name="ce14" office:value-type="float" office:value="0.341978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ch2018D</text:p>
          </table:table-cell>
          <table:table-cell table:style-name="ce14" office:value-type="float" office:value="52.9492" calcext:value-type="float">
            <text:p>52.9</text:p>
          </table:table-cell>
          <table:table-cell table:style-name="ce14" office:value-type="float" office:value="0.147322" calcext:value-type="float">
            <text:p>0.1</text:p>
          </table:table-cell>
          <table:table-cell office:value-type="float" office:value="30.4433" calcext:value-type="float">
            <text:p>30.4</text:p>
          </table:table-cell>
          <table:table-cell office:value-type="float" office:value="0.185894" calcext:value-type="float">
            <text:p>0.2</text:p>
          </table:table-cell>
          <table:table-cell table:style-name="ce14" office:value-type="float" office:value="8.10049" calcext:value-type="float">
            <text:p>8.1</text:p>
          </table:table-cell>
          <table:table-cell table:style-name="ce14" office:value-type="float" office:value="0.150175" calcext:value-type="float">
            <text:p>0.2</text:p>
          </table:table-cell>
          <table:table-cell/>
          <table:table-cell table:style-name="ce14" office:value-type="float" office:value="43.3869" calcext:value-type="float">
            <text:p>43.4</text:p>
          </table:table-cell>
          <table:table-cell table:style-name="ce14" office:value-type="float" office:value="0.158682" calcext:value-type="float">
            <text:p>0.2</text:p>
          </table:table-cell>
          <table:table-cell table:style-name="ce14" office:value-type="float" office:value="27.3092" calcext:value-type="float">
            <text:p>27.3</text:p>
          </table:table-cell>
          <table:table-cell table:style-name="ce14" office:value-type="float" office:value="0.222315" calcext:value-type="float">
            <text:p>0.2</text:p>
          </table:table-cell>
          <table:table-cell table:style-name="ce14" office:value-type="float" office:value="8.93549" calcext:value-type="float">
            <text:p>8.9</text:p>
          </table:table-cell>
          <table:table-cell table:style-name="ce14" office:value-type="float" office:value="0.168791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ch2018</text:p>
          </table:table-cell>
          <table:table-cell table:style-name="ce14" office:value-type="float" office:value="51.0219" calcext:value-type="float">
            <text:p>51.0</text:p>
          </table:table-cell>
          <table:table-cell table:style-name="ce14" office:value-type="float" office:value="0.112278" calcext:value-type="float">
            <text:p>0.1</text:p>
          </table:table-cell>
          <table:table-cell office:value-type="float" office:value="30.7808" calcext:value-type="float">
            <text:p>30.8</text:p>
          </table:table-cell>
          <table:table-cell office:value-type="float" office:value="0.170743" calcext:value-type="float">
            <text:p>0.2</text:p>
          </table:table-cell>
          <table:table-cell table:style-name="ce14" office:value-type="float" office:value="7.53852" calcext:value-type="float">
            <text:p>7.5</text:p>
          </table:table-cell>
          <table:table-cell table:style-name="ce14" office:value-type="float" office:value="0.12668" calcext:value-type="float">
            <text:p>0.1</text:p>
          </table:table-cell>
          <table:table-cell/>
          <table:table-cell table:style-name="ce14" office:value-type="float" office:value="43.3869" calcext:value-type="float">
            <text:p>43.4</text:p>
          </table:table-cell>
          <table:table-cell table:style-name="ce14" office:value-type="float" office:value="0.158682" calcext:value-type="float">
            <text:p>0.2</text:p>
          </table:table-cell>
          <table:table-cell table:style-name="ce14" office:value-type="float" office:value="27.3092" calcext:value-type="float">
            <text:p>27.3</text:p>
          </table:table-cell>
          <table:table-cell table:style-name="ce14" office:value-type="float" office:value="0.222315" calcext:value-type="float">
            <text:p>0.2</text:p>
          </table:table-cell>
          <table:table-cell table:style-name="ce14" office:value-type="float" office:value="8.93549" calcext:value-type="float">
            <text:p>8.9</text:p>
          </table:table-cell>
          <table:table-cell table:style-name="ce14" office:value-type="float" office:value="0.168791" calcext:value-type="float">
            <text:p>0.2</text:p>
          </table:table-cell>
          <table:table-cell table:number-columns-repeated="10"/>
        </table:table-row>
        <table:table-row table:style-name="ro1">
          <table:table-cell table:style-name="Default" table:number-columns-repeated="8"/>
          <table:table-cell table:style-name="ce8"/>
          <table:table-cell table:number-columns-repeated="16"/>
        </table:table-row>
        <table:table-row table:style-name="ro1">
          <table:table-cell table:style-name="Default" table:number-columns-repeated="8"/>
          <table:table-cell table:style-name="ce3"/>
          <table:table-cell table:number-columns-repeated="16"/>
        </table:table-row>
        <table:table-row table:style-name="ro1" table:number-rows-repeated="2">
          <table:table-cell table:style-name="Default" table:number-columns-repeated="8"/>
          <table:table-cell table:style-name="ce20"/>
          <table:table-cell table:number-columns-repeated="16"/>
        </table:table-row>
        <table:table-row table:style-name="ro1">
          <table:table-cell table:style-name="Default" table:number-columns-repeated="8"/>
          <table:table-cell table:style-name="ce18"/>
          <table:table-cell table:number-columns-repeated="16"/>
        </table:table-row>
        <table:table-row table:style-name="ro1" table:number-rows-repeated="3">
          <table:table-cell table:style-name="Default" table:number-columns-repeated="8"/>
          <table:table-cell table:style-name="ce20"/>
          <table:table-cell table:number-columns-repeated="16"/>
        </table:table-row>
        <table:table-row table:style-name="ro1" table:number-rows-repeated="2">
          <table:table-cell table:style-name="Default" table:number-columns-repeated="8"/>
          <table:table-cell table:number-columns-repeated="17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style-name="Default" table:number-columns-repeated="8"/>
          <table:table-cell table:number-columns-repeated="17"/>
        </table:table-row>
        <table:table-row table:style-name="ro1" table:number-rows-repeated="104851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dnn scan" table:style-name="ta1"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row table:style-name="ro1">
          <table:table-cell office:value-type="string" calcext:value-type="string">
            <text:p>-------------------------------------------------------------------------------------------------------------------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]+[.E2])/[.E2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" calcext:value-type="float">
            <text:p>-0.26</text:p>
          </table:table-cell>
          <table:table-cell table:formula="of:=100*ABS([.H2]+[.I2])/[.I2]" office:value-type="float" office:value="-4.23076923076923" calcext:value-type="float">
            <text:p>-4.2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-0.546" calcext:value-type="float">
            <text:p>-0.546</text:p>
          </table:table-cell>
          <table:table-cell table:formula="of:=100*ABS([.L2]+[.M2])/[.M2]" office:value-type="float" office:value="-1.09890109890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3]+[.E3])/[.E3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" calcext:value-type="float">
            <text:p>-0.26</text:p>
          </table:table-cell>
          <table:table-cell table:formula="of:=100*ABS([.H3]+[.I3])/[.I3]" office:value-type="float" office:value="-4.61538461538462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8" calcext:value-type="float">
            <text:p>-0.548</text:p>
          </table:table-cell>
          <table:table-cell table:formula="of:=100*ABS([.L3]+[.M3])/[.M3]" office:value-type="float" office:value="-1.64233576642336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]+[.E4])/[.E4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9" calcext:value-type="float">
            <text:p>-0.259</text:p>
          </table:table-cell>
          <table:table-cell table:formula="of:=100*ABS([.H4]+[.I4])/[.I4]" office:value-type="float" office:value="-3.86100386100386" calcext:value-type="float">
            <text:p>-3.9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4]+[.M4])/[.M4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3" calcext:value-type="float">
            <text:p>-0.043</text:p>
          </table:table-cell>
          <table:table-cell table:formula="of:=100*ABS([.D5]+[.E5])/[.E5]" office:value-type="float" office:value="-6.97674418604652" calcext:value-type="float">
            <text:p>-7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3" calcext:value-type="float">
            <text:p>-0.263</text:p>
          </table:table-cell>
          <table:table-cell table:formula="of:=100*ABS([.H5]+[.I5])/[.I5]" office:value-type="float" office:value="-5.70342205323194" calcext:value-type="float">
            <text:p>-5.7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5]+[.M5])/[.M5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6]+[.E6])/[.E6]" office:value-type="float" office:value="-9.52380952380953" calcext:value-type="float">
            <text:p>-9.5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" calcext:value-type="float">
            <text:p>-0.26</text:p>
          </table:table-cell>
          <table:table-cell table:formula="of:=100*ABS([.H6]+[.I6])/[.I6]" office:value-type="float" office:value="-4.61538461538462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7" calcext:value-type="float">
            <text:p>-0.547</text:p>
          </table:table-cell>
          <table:table-cell table:formula="of:=100*ABS([.L6]+[.M6])/[.M6]" office:value-type="float" office:value="-1.46252285191956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7]+[.E7])/[.E7]" office:value-type="float" office:value="-9.52380952380953" calcext:value-type="float">
            <text:p>-9.5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8" calcext:value-type="float">
            <text:p>-0.258</text:p>
          </table:table-cell>
          <table:table-cell table:formula="of:=100*ABS([.H7]+[.I7])/[.I7]" office:value-type="float" office:value="-3.48837209302326" calcext:value-type="float">
            <text:p>-3.5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7]+[.M7])/[.M7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8]+[.E8])/[.E8]" office:value-type="float" office:value="-9.52380952380953" calcext:value-type="float">
            <text:p>-9.5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62" calcext:value-type="float">
            <text:p>-0.262</text:p>
          </table:table-cell>
          <table:table-cell table:formula="of:=100*ABS([.H8]+[.I8])/[.I8]" office:value-type="float" office:value="-5.72519083969466" calcext:value-type="float">
            <text:p>-5.7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8]+[.M8])/[.M8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9]+[.E9])/[.E9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2" calcext:value-type="float">
            <text:p>-0.262</text:p>
          </table:table-cell>
          <table:table-cell table:formula="of:=100*ABS([.H9]+[.I9])/[.I9]" office:value-type="float" office:value="-5.34351145038168" calcext:value-type="float">
            <text:p>-5.3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9" calcext:value-type="float">
            <text:p>-0.549</text:p>
          </table:table-cell>
          <table:table-cell table:formula="of:=100*ABS([.L9]+[.M9])/[.M9]" office:value-type="float" office:value="-1.82149362477231" calcext:value-type="float">
            <text:p>-1.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10]+[.E10])/[.E10]" office:value-type="float" office:value="-9.52380952380953" calcext:value-type="float">
            <text:p>-9.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26" calcext:value-type="float">
            <text:p>-0.26</text:p>
          </table:table-cell>
          <table:table-cell table:formula="of:=100*ABS([.H10]+[.I10])/[.I10]" office:value-type="float" office:value="-3.84615384615385" calcext:value-type="float">
            <text:p>-3.8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6" calcext:value-type="float">
            <text:p>-0.546</text:p>
          </table:table-cell>
          <table:table-cell table:formula="of:=100*ABS([.L10]+[.M10])/[.M10]" office:value-type="float" office:value="-1.2820512820512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1]+[.E11])/[.E11]" office:value-type="float" office:value="-4.76190476190477" calcext:value-type="float">
            <text:p>-4.8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1" calcext:value-type="float">
            <text:p>-0.261</text:p>
          </table:table-cell>
          <table:table-cell table:formula="of:=100*ABS([.H11]+[.I11])/[.I11]" office:value-type="float" office:value="-4.59770114942529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5" calcext:value-type="float">
            <text:p>-0.545</text:p>
          </table:table-cell>
          <table:table-cell table:formula="of:=100*ABS([.L11]+[.M11])/[.M11]" office:value-type="float" office:value="-1.10091743119266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2]+[.E12])/[.E12]" office:value-type="float" office:value="-4.76190476190477" calcext:value-type="float">
            <text:p>-4.8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" calcext:value-type="float">
            <text:p>-0.26</text:p>
          </table:table-cell>
          <table:table-cell table:formula="of:=100*ABS([.H12]+[.I12])/[.I12]" office:value-type="float" office:value="-4.23076923076923" calcext:value-type="float">
            <text:p>-4.2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8" calcext:value-type="float">
            <text:p>-0.548</text:p>
          </table:table-cell>
          <table:table-cell table:formula="of:=100*ABS([.L12]+[.M12])/[.M12]" office:value-type="float" office:value="-2.00729927007299" calcext:value-type="float">
            <text:p>-2.0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13]+[.E13])/[.E13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7" calcext:value-type="float">
            <text:p>-0.257</text:p>
          </table:table-cell>
          <table:table-cell table:formula="of:=100*ABS([.H13]+[.I13])/[.I13]" office:value-type="float" office:value="-3.11284046692607" calcext:value-type="float">
            <text:p>-3.1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6" calcext:value-type="float">
            <text:p>-0.546</text:p>
          </table:table-cell>
          <table:table-cell table:formula="of:=100*ABS([.L13]+[.M13])/[.M13]" office:value-type="float" office:value="-1.2820512820512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14]+[.E14])/[.E14]" office:value-type="float" office:value="-7.31707317073171" calcext:value-type="float">
            <text:p>-7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14]+[.I14])/[.I14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14]+[.M14])/[.M14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15]+[.E15])/[.E15]" office:value-type="float" office:value="-7.31707317073171" calcext:value-type="float">
            <text:p>-7.3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15]+[.I15])/[.I15]" office:value-type="float" office:value="-3.89105058365759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5" calcext:value-type="float">
            <text:p>-0.545</text:p>
          </table:table-cell>
          <table:table-cell table:formula="of:=100*ABS([.L15]+[.M15])/[.M15]" office:value-type="float" office:value="-1.46788990825688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16]+[.E16])/[.E16]" office:value-type="float" office:value="-9.52380952380953" calcext:value-type="float">
            <text:p>-9.5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9" calcext:value-type="float">
            <text:p>-0.259</text:p>
          </table:table-cell>
          <table:table-cell table:formula="of:=100*ABS([.H16]+[.I16])/[.I16]" office:value-type="float" office:value="-4.63320463320464" calcext:value-type="float">
            <text:p>-4.6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16]+[.M16])/[.M16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17]+[.E17])/[.E17]" office:value-type="float" office:value="-4.87804878048781" calcext:value-type="float">
            <text:p>-4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257" calcext:value-type="float">
            <text:p>-0.257</text:p>
          </table:table-cell>
          <table:table-cell table:formula="of:=100*ABS([.H17]+[.I17])/[.I17]" office:value-type="float" office:value="-2.72373540856031" calcext:value-type="float">
            <text:p>-2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5" calcext:value-type="float">
            <text:p>-0.545</text:p>
          </table:table-cell>
          <table:table-cell table:formula="of:=100*ABS([.L17]+[.M17])/[.M17]" office:value-type="float" office:value="-1.65137614678899" calcext:value-type="float">
            <text:p>-1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18]+[.E18])/[.E18]" office:value-type="float" office:value="-7.14285714285715" calcext:value-type="float">
            <text:p>-7.1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1" calcext:value-type="float">
            <text:p>-0.261</text:p>
          </table:table-cell>
          <table:table-cell table:formula="of:=100*ABS([.H18]+[.I18])/[.I18]" office:value-type="float" office:value="-4.9808429118774" calcext:value-type="float">
            <text:p>-5.0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6" calcext:value-type="float">
            <text:p>-0.546</text:p>
          </table:table-cell>
          <table:table-cell table:formula="of:=100*ABS([.L18]+[.M18])/[.M18]" office:value-type="float" office:value="-1.46520146520147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9]+[.E19])/[.E19]" office:value-type="float" office:value="-4.76190476190477" calcext:value-type="float">
            <text:p>-4.8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9" calcext:value-type="float">
            <text:p>-0.259</text:p>
          </table:table-cell>
          <table:table-cell table:formula="of:=100*ABS([.H19]+[.I19])/[.I19]" office:value-type="float" office:value="-4.24710424710425" calcext:value-type="float">
            <text:p>-4.2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19]+[.M19])/[.M19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0]+[.E20])/[.E20]" office:value-type="float" office:value="-2.4390243902439" calcext:value-type="float">
            <text:p>-2.4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9" calcext:value-type="float">
            <text:p>-0.259</text:p>
          </table:table-cell>
          <table:table-cell table:formula="of:=100*ABS([.H20]+[.I20])/[.I20]" office:value-type="float" office:value="-4.63320463320464" calcext:value-type="float">
            <text:p>-4.6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5" calcext:value-type="float">
            <text:p>-0.545</text:p>
          </table:table-cell>
          <table:table-cell table:formula="of:=100*ABS([.L20]+[.M20])/[.M20]" office:value-type="float" office:value="-1.46788990825688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21]+[.E21])/[.E21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1]+[.I21])/[.I21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8" calcext:value-type="float">
            <text:p>-0.548</text:p>
          </table:table-cell>
          <table:table-cell table:formula="of:=100*ABS([.L21]+[.M21])/[.M21]" office:value-type="float" office:value="-2.00729927007299" calcext:value-type="float">
            <text:p>-2.0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2]+[.E22])/[.E22]" office:value-type="float" office:value="-2.4390243902439" calcext:value-type="float">
            <text:p>-2.4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2]+[.I22])/[.I22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22]+[.M22])/[.M22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23]+[.E23])/[.E23]" office:value-type="float" office:value="-7.14285714285715" calcext:value-type="float">
            <text:p>-7.1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3]+[.I23])/[.I23]" office:value-type="float" office:value="-4.28015564202335" calcext:value-type="float">
            <text:p>-4.3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23]+[.M23])/[.M23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24]+[.E24])/[.E24]" office:value-type="float" office:value="-9.52380952380953" calcext:value-type="float">
            <text:p>-9.5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4]+[.I24])/[.I24]" office:value-type="float" office:value="-3.87596899224807" calcext:value-type="float">
            <text:p>-3.9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4" calcext:value-type="float">
            <text:p>-0.544</text:p>
          </table:table-cell>
          <table:table-cell table:formula="of:=100*ABS([.L24]+[.M24])/[.M24]" office:value-type="float" office:value="-1.10294117647059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25]+[.E25])/[.E25]" office:value-type="float" office:value="-4.76190476190477" calcext:value-type="float">
            <text:p>-4.8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5]+[.I25])/[.I25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1" calcext:value-type="float">
            <text:p>-0.541</text:p>
          </table:table-cell>
          <table:table-cell table:formula="of:=100*ABS([.L25]+[.M25])/[.M25]" office:value-type="float" office:value="-0.739371534195934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6]+[.E26])/[.E26]" office:value-type="float" office:value="-2.4390243902439" calcext:value-type="float">
            <text:p>-2.4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26]+[.I26])/[.I26]" office:value-type="float" office:value="-3.90625" calcext:value-type="float">
            <text:p>-3.9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4" calcext:value-type="float">
            <text:p>-0.544</text:p>
          </table:table-cell>
          <table:table-cell table:formula="of:=100*ABS([.L26]+[.M26])/[.M26]" office:value-type="float" office:value="-0.919117647058824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7]+[.E27])/[.E27]" office:value-type="float" office:value="-4.87804878048781" calcext:value-type="float">
            <text:p>-4.9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27]+[.I27])/[.I27]" office:value-type="float" office:value="-3.50194552529183" calcext:value-type="float">
            <text:p>-3.5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27]+[.M27])/[.M27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8]+[.E28])/[.E28]" office:value-type="float" office:value="-4.87804878048781" calcext:value-type="float">
            <text:p>-4.9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8" calcext:value-type="float">
            <text:p>-0.258</text:p>
          </table:table-cell>
          <table:table-cell table:formula="of:=100*ABS([.H28]+[.I28])/[.I28]" office:value-type="float" office:value="-5.03875968992249" calcext:value-type="float">
            <text:p>-5.0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4" calcext:value-type="float">
            <text:p>-0.544</text:p>
          </table:table-cell>
          <table:table-cell table:formula="of:=100*ABS([.L28]+[.M28])/[.M28]" office:value-type="float" office:value="-1.10294117647059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0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42" calcext:value-type="float">
            <text:p>-0.042</text:p>
          </table:table-cell>
          <table:table-cell table:formula="of:=100*ABS([.D29]+[.E29])/[.E29]" office:value-type="float" office:value="-11.9047619047619" calcext:value-type="float">
            <text:p>-11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9]+[.I29])/[.I29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29]+[.M29])/[.M29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0</text:p>
          </table:table-cell>
          <table:table-cell/>
          <table:table-cell office:value-type="float" office:value="0.041" calcext:value-type="float">
            <text:p>0.041</text:p>
          </table:table-cell>
          <table:table-cell office:value-type="float" office:value="-0.041" calcext:value-type="float">
            <text:p>-0.041</text:p>
          </table:table-cell>
          <table:table-cell table:formula="of:=100*ABS([.D30]+[.E30])/[.E30]" office:value-type="float" office:value="-0" calcext:value-type="float">
            <text:p>0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6" calcext:value-type="float">
            <text:p>-0.256</text:p>
          </table:table-cell>
          <table:table-cell table:formula="of:=100*ABS([.H30]+[.I30])/[.I30]" office:value-type="float" office:value="-3.125" calcext:value-type="float">
            <text:p>-3.1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2" calcext:value-type="float">
            <text:p>-0.542</text:p>
          </table:table-cell>
          <table:table-cell table:formula="of:=100*ABS([.L30]+[.M30])/[.M30]" office:value-type="float" office:value="-0.922509225092252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31]+[.E31])/[.E31]" office:value-type="float" office:value="-7.14285714285715" calcext:value-type="float">
            <text:p>-7.1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8" calcext:value-type="float">
            <text:p>-0.258</text:p>
          </table:table-cell>
          <table:table-cell table:formula="of:=100*ABS([.H31]+[.I31])/[.I31]" office:value-type="float" office:value="-4.26356589147287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31]+[.M31])/[.M31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2]+[.E32])/[.E32]" office:value-type="float" office:value="-4.87804878048781" calcext:value-type="float">
            <text:p>-4.9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32]+[.I32])/[.I32]" office:value-type="float" office:value="-3.89105058365759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32]+[.M32])/[.M32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3]+[.E33])/[.E33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33]+[.I33])/[.I33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33]+[.M33])/[.M33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1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4" calcext:value-type="float">
            <text:p>-0.04</text:p>
          </table:table-cell>
          <table:table-cell table:formula="of:=100*ABS([.D34]+[.E34])/[.E34]" office:value-type="float" office:value="-7.50000000000001" calcext:value-type="float">
            <text:p>-7.5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34]+[.I34])/[.I34]" office:value-type="float" office:value="-4.66926070038911" calcext:value-type="float">
            <text:p>-4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4" calcext:value-type="float">
            <text:p>-0.544</text:p>
          </table:table-cell>
          <table:table-cell table:formula="of:=100*ABS([.L34]+[.M34])/[.M34]" office:value-type="float" office:value="-1.47058823529412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3" calcext:value-type="float">
            <text:p>-0.043</text:p>
          </table:table-cell>
          <table:table-cell table:formula="of:=100*ABS([.D35]+[.E35])/[.E35]" office:value-type="float" office:value="-6.97674418604652" calcext:value-type="float">
            <text:p>-7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9" calcext:value-type="float">
            <text:p>-0.259</text:p>
          </table:table-cell>
          <table:table-cell table:formula="of:=100*ABS([.H35]+[.I35])/[.I35]" office:value-type="float" office:value="-4.24710424710425" calcext:value-type="float">
            <text:p>-4.2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4" calcext:value-type="float">
            <text:p>-0.544</text:p>
          </table:table-cell>
          <table:table-cell table:formula="of:=100*ABS([.L35]+[.M35])/[.M35]" office:value-type="float" office:value="-1.47058823529412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36]+[.E36])/[.E36]" office:value-type="float" office:value="-4.76190476190477" calcext:value-type="float">
            <text:p>-4.8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36]+[.I36])/[.I36]" office:value-type="float" office:value="-3.50194552529183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36]+[.M36])/[.M36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7]+[.E37])/[.E37]" office:value-type="float" office:value="-4.87804878048781" calcext:value-type="float">
            <text:p>-4.9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37]+[.I37])/[.I37]" office:value-type="float" office:value="-3.50194552529183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3" calcext:value-type="float">
            <text:p>-0.543</text:p>
          </table:table-cell>
          <table:table-cell table:formula="of:=100*ABS([.L37]+[.M37])/[.M37]" office:value-type="float" office:value="-1.28913443830571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38]+[.E38])/[.E38]" office:value-type="float" office:value="-9.52380952380953" calcext:value-type="float">
            <text:p>-9.5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38]+[.I38])/[.I38]" office:value-type="float" office:value="-4.66926070038911" calcext:value-type="float">
            <text:p>-4.7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38]+[.M38])/[.M38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4" calcext:value-type="float">
            <text:p>-0.044</text:p>
          </table:table-cell>
          <table:table-cell table:formula="of:=100*ABS([.D39]+[.E39])/[.E39]" office:value-type="float" office:value="-11.3636363636364" calcext:value-type="float">
            <text:p>-11.4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9" calcext:value-type="float">
            <text:p>-0.259</text:p>
          </table:table-cell>
          <table:table-cell table:formula="of:=100*ABS([.H39]+[.I39])/[.I39]" office:value-type="float" office:value="-3.86100386100386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4" calcext:value-type="float">
            <text:p>-0.544</text:p>
          </table:table-cell>
          <table:table-cell table:formula="of:=100*ABS([.L39]+[.M39])/[.M39]" office:value-type="float" office:value="-1.65441176470588" calcext:value-type="float">
            <text:p>-1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40]+[.E40])/[.E40]" office:value-type="float" office:value="-5" calcext:value-type="float">
            <text:p>-5.0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40]+[.I40])/[.I40]" office:value-type="float" office:value="-3.89105058365759" calcext:value-type="float">
            <text:p>-3.9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0]+[.M40])/[.M40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1]+[.E41])/[.E41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1]+[.I41])/[.I41]" office:value-type="float" office:value="-3.90625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1" calcext:value-type="float">
            <text:p>-0.541</text:p>
          </table:table-cell>
          <table:table-cell table:formula="of:=100*ABS([.L41]+[.M41])/[.M41]" office:value-type="float" office:value="-0.739371534195934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2]+[.E42])/[.E42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2]+[.I42])/[.I42]" office:value-type="float" office:value="-3.9062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2" calcext:value-type="float">
            <text:p>-0.542</text:p>
          </table:table-cell>
          <table:table-cell table:formula="of:=100*ABS([.L42]+[.M42])/[.M42]" office:value-type="float" office:value="-1.2915129151291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table:formula="of:=100*ABS([.D43]+[.E43])/[.E43]" office:value-type="float" office:value="-0" calcext:value-type="float">
            <text:p>0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3]+[.I43])/[.I43]" office:value-type="float" office:value="-3.90625" calcext:value-type="float">
            <text:p>-3.9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3]+[.M43])/[.M43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44]+[.E44])/[.E44]" office:value-type="float" office:value="-7.31707317073171" calcext:value-type="float">
            <text:p>-7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5" calcext:value-type="float">
            <text:p>-0.255</text:p>
          </table:table-cell>
          <table:table-cell table:formula="of:=100*ABS([.H44]+[.I44])/[.I44]" office:value-type="float" office:value="-2.74509803921569" calcext:value-type="float">
            <text:p>-2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4]+[.M44])/[.M44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45]+[.E45])/[.E45]" office:value-type="float" office:value="-7.31707317073171" calcext:value-type="float">
            <text:p>-7.3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45]+[.I45])/[.I45]" office:value-type="float" office:value="-4.66926070038911" calcext:value-type="float">
            <text:p>-4.7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45]+[.M45])/[.M45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46]+[.E46])/[.E46]" office:value-type="float" office:value="-4.76190476190477" calcext:value-type="float">
            <text:p>-4.8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8" calcext:value-type="float">
            <text:p>-0.258</text:p>
          </table:table-cell>
          <table:table-cell table:formula="of:=100*ABS([.H46]+[.I46])/[.I46]" office:value-type="float" office:value="-4.65116279069768" calcext:value-type="float">
            <text:p>-4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6]+[.M46])/[.M46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7]+[.E47])/[.E47]" office:value-type="float" office:value="-4.87804878048781" calcext:value-type="float">
            <text:p>-4.9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6" calcext:value-type="float">
            <text:p>-0.256</text:p>
          </table:table-cell>
          <table:table-cell table:formula="of:=100*ABS([.H47]+[.I47])/[.I47]" office:value-type="float" office:value="-3.515625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7]+[.M47])/[.M47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48]+[.E48])/[.E48]" office:value-type="float" office:value="-5" calcext:value-type="float">
            <text:p>-5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8]+[.I48])/[.I48]" office:value-type="float" office:value="-3.9062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2" calcext:value-type="float">
            <text:p>-0.542</text:p>
          </table:table-cell>
          <table:table-cell table:formula="of:=100*ABS([.L48]+[.M48])/[.M48]" office:value-type="float" office:value="-1.2915129151291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" calcext:value-type="float">
            <text:p>-0.04</text:p>
          </table:table-cell>
          <table:table-cell table:formula="of:=100*ABS([.D49]+[.E49])/[.E49]" office:value-type="float" office:value="-2.5" calcext:value-type="float">
            <text:p>-2.5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49]+[.I49])/[.I49]" office:value-type="float" office:value="-4.28015564202335" calcext:value-type="float">
            <text:p>-4.3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9]+[.M49])/[.M49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50]+[.E50])/[.E50]" office:value-type="float" office:value="-4.87804878048781" calcext:value-type="float">
            <text:p>-4.9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6" calcext:value-type="float">
            <text:p>-0.256</text:p>
          </table:table-cell>
          <table:table-cell table:formula="of:=100*ABS([.H50]+[.I50])/[.I50]" office:value-type="float" office:value="-4.6875" calcext:value-type="float">
            <text:p>-4.7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1" calcext:value-type="float">
            <text:p>-0.541</text:p>
          </table:table-cell>
          <table:table-cell table:formula="of:=100*ABS([.L50]+[.M50])/[.M50]" office:value-type="float" office:value="-1.2939001848428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51]+[.E51])/[.E51]" office:value-type="float" office:value="-2.4390243902439" calcext:value-type="float">
            <text:p>-2.4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6" calcext:value-type="float">
            <text:p>-0.256</text:p>
          </table:table-cell>
          <table:table-cell table:formula="of:=100*ABS([.H51]+[.I51])/[.I51]" office:value-type="float" office:value="-3.125" calcext:value-type="float">
            <text:p>-3.1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1]+[.M51])/[.M51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" calcext:value-type="float">
            <text:p>-0.04</text:p>
          </table:table-cell>
          <table:table-cell table:formula="of:=100*ABS([.D52]+[.E52])/[.E52]" office:value-type="float" office:value="-2.5" calcext:value-type="float">
            <text:p>-2.5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5" calcext:value-type="float">
            <text:p>-0.255</text:p>
          </table:table-cell>
          <table:table-cell table:formula="of:=100*ABS([.H52]+[.I52])/[.I52]" office:value-type="float" office:value="-3.52941176470589" calcext:value-type="float">
            <text:p>-3.5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38" calcext:value-type="float">
            <text:p>-0.538</text:p>
          </table:table-cell>
          <table:table-cell table:formula="of:=100*ABS([.L52]+[.M52])/[.M52]" office:value-type="float" office:value="-0.557620817843867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53]+[.E53])/[.E53]" office:value-type="float" office:value="-5" calcext:value-type="float">
            <text:p>-5.0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5" calcext:value-type="float">
            <text:p>-0.255</text:p>
          </table:table-cell>
          <table:table-cell table:formula="of:=100*ABS([.H53]+[.I53])/[.I53]" office:value-type="float" office:value="-3.13725490196079" calcext:value-type="float">
            <text:p>-3.1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3]+[.M53])/[.M53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39" calcext:value-type="float">
            <text:p>-0.039</text:p>
          </table:table-cell>
          <table:table-cell table:formula="of:=100*ABS([.D54]+[.E54])/[.E54]" office:value-type="float" office:value="-0" calcext:value-type="float">
            <text:p>0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5" calcext:value-type="float">
            <text:p>-0.255</text:p>
          </table:table-cell>
          <table:table-cell table:formula="of:=100*ABS([.H54]+[.I54])/[.I54]" office:value-type="float" office:value="-3.52941176470589" calcext:value-type="float">
            <text:p>-3.5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39" calcext:value-type="float">
            <text:p>-0.539</text:p>
          </table:table-cell>
          <table:table-cell table:formula="of:=100*ABS([.L54]+[.M54])/[.M54]" office:value-type="float" office:value="-0.927643784786643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9" calcext:value-type="float">
            <text:p>-0.039</text:p>
          </table:table-cell>
          <table:table-cell table:formula="of:=100*ABS([.D55]+[.E55])/[.E55]" office:value-type="float" office:value="-2.56410256410257" calcext:value-type="float">
            <text:p>-2.6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5" calcext:value-type="float">
            <text:p>-0.255</text:p>
          </table:table-cell>
          <table:table-cell table:formula="of:=100*ABS([.H55]+[.I55])/[.I55]" office:value-type="float" office:value="-3.13725490196079" calcext:value-type="float">
            <text:p>-3.1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" calcext:value-type="float">
            <text:p>-0.54</text:p>
          </table:table-cell>
          <table:table-cell table:formula="of:=100*ABS([.L55]+[.M55])/[.M55]" office:value-type="float" office:value="-0.740740740740741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5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39" calcext:value-type="float">
            <text:p>-0.039</text:p>
          </table:table-cell>
          <table:table-cell table:formula="of:=100*ABS([.D56]+[.E56])/[.E56]" office:value-type="float" office:value="-5.12820512820513" calcext:value-type="float">
            <text:p>-5.1</text:p>
          </table:table-cell>
          <table:table-cell/>
          <table:table-cell office:value-type="float" office:value="0.243" calcext:value-type="float">
            <text:p>0.243</text:p>
          </table:table-cell>
          <table:table-cell office:value-type="float" office:value="-0.255" calcext:value-type="float">
            <text:p>-0.255</text:p>
          </table:table-cell>
          <table:table-cell table:formula="of:=100*ABS([.H56]+[.I56])/[.I56]" office:value-type="float" office:value="-4.70588235294118" calcext:value-type="float">
            <text:p>-4.7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6]+[.M56])/[.M56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37" calcext:value-type="float">
            <text:p>-0.037</text:p>
          </table:table-cell>
          <table:table-cell table:formula="of:=100*ABS([.D57]+[.E57])/[.E57]" office:value-type="float" office:value="-5.40540540540541" calcext:value-type="float">
            <text:p>-5.4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4" calcext:value-type="float">
            <text:p>-0.254</text:p>
          </table:table-cell>
          <table:table-cell table:formula="of:=100*ABS([.H57]+[.I57])/[.I57]" office:value-type="float" office:value="-3.9370078740157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38" calcext:value-type="float">
            <text:p>-0.538</text:p>
          </table:table-cell>
          <table:table-cell table:formula="of:=100*ABS([.L57]+[.M57])/[.M57]" office:value-type="float" office:value="-0.557620817843867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9" calcext:value-type="float">
            <text:p>-0.039</text:p>
          </table:table-cell>
          <table:table-cell table:formula="of:=100*ABS([.D58]+[.E58])/[.E58]" office:value-type="float" office:value="-2.56410256410257" calcext:value-type="float">
            <text:p>-2.6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3" calcext:value-type="float">
            <text:p>-0.253</text:p>
          </table:table-cell>
          <table:table-cell table:formula="of:=100*ABS([.H58]+[.I58])/[.I58]" office:value-type="float" office:value="-3.55731225296443" calcext:value-type="float">
            <text:p>-3.6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-0.536" calcext:value-type="float">
            <text:p>-0.536</text:p>
          </table:table-cell>
          <table:table-cell table:formula="of:=100*ABS([.L58]+[.M58])/[.M58]" office:value-type="float" office:value="-0.559701492537314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9" calcext:value-type="float">
            <text:p>-0.039</text:p>
          </table:table-cell>
          <table:table-cell table:formula="of:=100*ABS([.D59]+[.E59])/[.E59]" office:value-type="float" office:value="-2.56410256410257" calcext:value-type="float">
            <text:p>-2.6</text:p>
          </table:table-cell>
          <table:table-cell/>
          <table:table-cell office:value-type="float" office:value="0.243" calcext:value-type="float">
            <text:p>0.243</text:p>
          </table:table-cell>
          <table:table-cell office:value-type="float" office:value="-0.253" calcext:value-type="float">
            <text:p>-0.253</text:p>
          </table:table-cell>
          <table:table-cell table:formula="of:=100*ABS([.H59]+[.I59])/[.I59]" office:value-type="float" office:value="-3.95256916996048" calcext:value-type="float">
            <text:p>-4.0</text:p>
          </table:table-cell>
          <table:table-cell/>
          <table:table-cell office:value-type="float" office:value="0.532" calcext:value-type="float">
            <text:p>0.532</text:p>
          </table:table-cell>
          <table:table-cell office:value-type="float" office:value="-0.536" calcext:value-type="float">
            <text:p>-0.536</text:p>
          </table:table-cell>
          <table:table-cell table:formula="of:=100*ABS([.L59]+[.M59])/[.M59]" office:value-type="float" office:value="-0.746268656716418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8" calcext:value-type="float">
            <text:p>-0.038</text:p>
          </table:table-cell>
          <table:table-cell table:formula="of:=100*ABS([.D60]+[.E60])/[.E60]" office:value-type="float" office:value="-0" calcext:value-type="float">
            <text:p>0.0</text:p>
          </table:table-cell>
          <table:table-cell/>
          <table:table-cell office:value-type="float" office:value="0.242" calcext:value-type="float">
            <text:p>0.242</text:p>
          </table:table-cell>
          <table:table-cell office:value-type="float" office:value="-0.252" calcext:value-type="float">
            <text:p>-0.252</text:p>
          </table:table-cell>
          <table:table-cell table:formula="of:=100*ABS([.H60]+[.I60])/[.I60]" office:value-type="float" office:value="-3.96825396825397" calcext:value-type="float">
            <text:p>-4.0</text:p>
          </table:table-cell>
          <table:table-cell/>
          <table:table-cell office:value-type="float" office:value="0.532" calcext:value-type="float">
            <text:p>0.532</text:p>
          </table:table-cell>
          <table:table-cell office:value-type="float" office:value="-0.535" calcext:value-type="float">
            <text:p>-0.535</text:p>
          </table:table-cell>
          <table:table-cell table:formula="of:=100*ABS([.L60]+[.M60])/[.M60]" office:value-type="float" office:value="-0.560747663551402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7" calcext:value-type="float">
            <text:p>-0.037</text:p>
          </table:table-cell>
          <table:table-cell table:formula="of:=100*ABS([.D61]+[.E61])/[.E61]" office:value-type="float" office:value="-2.70270270270271" calcext:value-type="float">
            <text:p>-2.7</text:p>
          </table:table-cell>
          <table:table-cell/>
          <table:table-cell office:value-type="float" office:value="0.242" calcext:value-type="float">
            <text:p>0.242</text:p>
          </table:table-cell>
          <table:table-cell office:value-type="float" office:value="-0.251" calcext:value-type="float">
            <text:p>-0.251</text:p>
          </table:table-cell>
          <table:table-cell table:formula="of:=100*ABS([.H61]+[.I61])/[.I61]" office:value-type="float" office:value="-3.58565737051793" calcext:value-type="float">
            <text:p>-3.6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-0.535" calcext:value-type="float">
            <text:p>-0.535</text:p>
          </table:table-cell>
          <table:table-cell table:formula="of:=100*ABS([.L61]+[.M61])/[.M61]" office:value-type="float" office:value="-0.373831775700935" calcext:value-type="float">
            <text:p>-0.4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</table:table>
      <table:table table:name="bs-bu systematics" table:style-name="ta1">
        <table:table-column table:style-name="co7" table:default-cell-style-name="ce8"/>
        <table:table-column table:style-name="co7" table:number-columns-repeated="15" table:default-cell-style-name="ce3"/>
        <table:table-row table:style-name="ro1">
          <table:table-cell table:style-name="ce11" office:value-type="float" office:value="2018" calcext:value-type="float" table:number-columns-spanned="5" table:number-rows-spanned="1">
            <text:p>2018</text:p>
          </table:table-cell>
          <table:covered-table-cell/>
          <table:covered-table-cell table:style-name="ce11"/>
          <table:covered-table-cell table:style-name="ce8"/>
          <table:covered-table-cell/>
          <table:table-cell table:number-columns-repeated="4"/>
          <table:table-cell table:style-name="ce11" office:value-type="float" office:value="2017" calcext:value-type="float" table:number-columns-spanned="5" table:number-rows-spanned="1">
            <text:p>2017</text:p>
          </table:table-cell>
          <table:covered-table-cell/>
          <table:covered-table-cell table:style-name="ce11"/>
          <table:covered-table-cell table:style-name="ce8"/>
          <table:covered-table-cell/>
          <table: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p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p1</text:p>
          </table:table-cell>
          <table:covered-table-cell table:style-name="ce8"/>
          <table:table-cell table:style-name="ce8"/>
          <table:table-cell table:number-columns-repeated="3"/>
          <table:table-cell table:style-name="ce8"/>
          <table:table-cell table:style-name="ce11" office:value-type="string" calcext:value-type="string" table:number-columns-spanned="2" table:number-rows-spanned="1">
            <text:p>p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p1</text:p>
          </table:table-cell>
          <table:covered-table-cell table:style-name="ce8"/>
          <table:table-cell table:style-name="ce8"/>
          <table:table-cell/>
        </table:table-row>
        <table:table-row table:style-name="ro1">
          <table:table-cell office:value-type="string" calcext:value-type="string">
            <text:p>BuMC</text:p>
          </table:table-cell>
          <table:table-cell table:style-name="ce23" office:value-type="float" office:value="0.001522" calcext:value-type="float">
            <text:p>0.0015</text:p>
          </table:table-cell>
          <table:table-cell table:style-name="ce23" office:value-type="float" office:value="0.0034349" calcext:value-type="float">
            <text:p>0.0034</text:p>
          </table:table-cell>
          <table:table-cell table:style-name="ce25" office:value-type="float" office:value="1.04187" calcext:value-type="float">
            <text:p>1.042</text:p>
          </table:table-cell>
          <table:table-cell table:style-name="ce25" office:value-type="float" office:value="0.0110713" calcext:value-type="float">
            <text:p>0.011</text:p>
          </table:table-cell>
          <table:table-cell table:style-name="ce25"/>
          <table:table-cell table:number-columns-repeated="3"/>
          <table:table-cell table:style-name="ce8" office:value-type="string" calcext:value-type="string">
            <text:p>BuMC</text:p>
          </table:table-cell>
          <table:table-cell table:style-name="ce23" office:value-type="float" office:value="-0.00706056" calcext:value-type="float">
            <text:p>-0.0071</text:p>
          </table:table-cell>
          <table:table-cell table:style-name="ce23" office:value-type="float" office:value="0.00365396" calcext:value-type="float">
            <text:p>0.0037</text:p>
          </table:table-cell>
          <table:table-cell table:style-name="ce25" office:value-type="float" office:value="1.06556" calcext:value-type="float">
            <text:p>1.066</text:p>
          </table:table-cell>
          <table:table-cell table:style-name="ce25" office:value-type="float" office:value="0.0118033" calcext:value-type="float">
            <text:p>0.012</text:p>
          </table:table-cell>
          <table:table-cell table:style-name="ce25"/>
          <table:table-cell/>
        </table:table-row>
        <table:table-row table:style-name="ro1">
          <table:table-cell office:value-type="string" calcext:value-type="string">
            <text:p>BsMC</text:p>
          </table:table-cell>
          <table:table-cell table:style-name="ce23" office:value-type="float" office:value="0.0104511" calcext:value-type="float">
            <text:p>0.0105</text:p>
          </table:table-cell>
          <table:table-cell table:style-name="ce23" office:value-type="float" office:value="0.00265776" calcext:value-type="float">
            <text:p>0.0027</text:p>
          </table:table-cell>
          <table:table-cell table:style-name="ce25" office:value-type="float" office:value="1.01027" calcext:value-type="float">
            <text:p>1.010</text:p>
          </table:table-cell>
          <table:table-cell table:style-name="ce25" office:value-type="float" office:value="0.00854408" calcext:value-type="float">
            <text:p>0.009</text:p>
          </table:table-cell>
          <table:table-cell table:style-name="ce25"/>
          <table:table-cell table:number-columns-repeated="3"/>
          <table:table-cell table:style-name="ce8" office:value-type="string" calcext:value-type="string">
            <text:p>BsMC</text:p>
          </table:table-cell>
          <table:table-cell table:style-name="ce23" office:value-type="float" office:value="0.00643655" calcext:value-type="float">
            <text:p>0.0064</text:p>
          </table:table-cell>
          <table:table-cell table:style-name="ce23" office:value-type="float" office:value="0.00238141" calcext:value-type="float">
            <text:p>0.0024</text:p>
          </table:table-cell>
          <table:table-cell table:style-name="ce25" office:value-type="float" office:value="0.999102" calcext:value-type="float">
            <text:p>0.999</text:p>
          </table:table-cell>
          <table:table-cell table:style-name="ce25" office:value-type="float" office:value="0.00775246" calcext:value-type="float">
            <text:p>0.008</text:p>
          </table:table-cell>
          <table:table-cell table:style-name="ce25"/>
          <table:table-cell/>
        </table:table-row>
        <table:table-row table:style-name="ro1">
          <table:table-cell office:value-type="string" calcext:value-type="string">
            <text:p>BuData</text:p>
          </table:table-cell>
          <table:table-cell table:style-name="ce23" office:value-type="float" office:value="0.0109558" calcext:value-type="float">
            <text:p>0.0110</text:p>
          </table:table-cell>
          <table:table-cell table:style-name="ce23" office:value-type="float" office:value="0.00410794" calcext:value-type="float">
            <text:p>0.0041</text:p>
          </table:table-cell>
          <table:table-cell table:style-name="ce25" office:value-type="float" office:value="0.971823" calcext:value-type="float">
            <text:p>0.972</text:p>
          </table:table-cell>
          <table:table-cell table:style-name="ce25" office:value-type="float" office:value="0.012906" calcext:value-type="float">
            <text:p>0.013</text:p>
          </table:table-cell>
          <table:table-cell table:style-name="ce25"/>
          <table:table-cell table:number-columns-repeated="3"/>
          <table:table-cell table:style-name="ce8" office:value-type="string" calcext:value-type="string">
            <text:p>BuData</text:p>
          </table:table-cell>
          <table:table-cell table:style-name="ce23" table:number-columns-repeated="2"/>
          <table:table-cell table:style-name="ce25" table:number-columns-repeated="3"/>
          <table:table-cell/>
        </table:table-row>
        <table:table-row table:style-name="ro1" table:number-rows-repeated="2">
          <table:table-cell table:number-columns-repeated="9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par. comp</text:p>
          </table:table-cell>
          <table:table-cell table:style-name="ce14" table:formula="of:=ABS([.B3]-[.B4])/SQRT([.C3]^2+[.C4]^2)" office:value-type="float" office:value="2.05594367336724" calcext:value-type="float">
            <text:p>2.1</text:p>
          </table:table-cell>
          <table:table-cell table:style-name="ce14"/>
          <table:table-cell table:style-name="ce14" table:formula="of:=ABS([.D3]-[.D4])/SQRT([.E3]^2+[.E4]^2)" office:value-type="float" office:value="2.25959407815557" calcext:value-type="float">
            <text:p>2.3</text:p>
          </table:table-cell>
          <table:table-cell table:number-columns-repeated="5"/>
          <table:table-cell table:style-name="ce8" office:value-type="string" calcext:value-type="string">
            <text:p>par. comp</text:p>
          </table:table-cell>
          <table:table-cell table:style-name="ce14" table:formula="of:=ABS([.K3]-[.K4])/SQRT([.L3]^2+[.L4]^2)" office:value-type="float" office:value="3.09461456701258" calcext:value-type="float">
            <text:p>3.1</text:p>
          </table:table-cell>
          <table:table-cell table:style-name="ce14"/>
          <table:table-cell table:style-name="ce14" table:formula="of:=ABS([.M3]-[.M4])/SQRT([.N3]^2+[.N4]^2)" office:value-type="float" office:value="4.70613645503338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pred</text:p>
          </table:table-cell>
          <table:table-cell table:style-name="ce8" office:value-type="string" calcext:value-type="string">
            <text:p>w bs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w bu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err2</text:p>
          </table:table-cell>
          <table:table-cell table:style-name="ce8" office:value-type="string" calcext:value-type="string">
            <text:p>comp (s.d.)</text:p>
          </table:table-cell>
          <table:table-cell table:number-columns-repeated="2"/>
          <table:table-cell table:style-name="ce8" office:value-type="string" calcext:value-type="string">
            <text:p>w pred</text:p>
          </table:table-cell>
          <table:table-cell table:style-name="ce8" office:value-type="string" calcext:value-type="string">
            <text:p>w bs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w bu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err2</text:p>
          </table:table-cell>
          <table:table-cell table:style-name="ce8" office:value-type="string" calcext:value-type="string">
            <text:p>comp (s.d.)</text:p>
          </table:table-cell>
        </table:table-row>
        <table:table-row table:style-name="ro1">
          <table:table-cell table:style-name="ce22" office:value-type="float" office:value="0" calcext:value-type="float">
            <text:p>0.00</text:p>
          </table:table-cell>
          <table:table-cell table:style-name="ce25" table:formula="of:=[.$B$4]+[.A10]*[.$D$4]" office:value-type="float" office:value="0.0104511" calcext:value-type="float">
            <text:p>0.010</text:p>
          </table:table-cell>
          <table:table-cell table:style-name="ce25" table:formula="of:=SQRT([.$C$4]^2+([.A10]*[.$E$4])^2)" office:value-type="float" office:value="0.00265776" calcext:value-type="float">
            <text:p>0.003</text:p>
          </table:table-cell>
          <table:table-cell table:style-name="ce25" table:formula="of:=[.$B$3]+[.A10]*[.$D$3]" office:value-type="float" office:value="0.001522" calcext:value-type="float">
            <text:p>0.002</text:p>
          </table:table-cell>
          <table:table-cell table:style-name="ce25" table:formula="of:=SQRT([.$C$3]^2+([.A10]*[.$E$3])^2)" office:value-type="float" office:value="0.0034349" calcext:value-type="float">
            <text:p>0.003</text:p>
          </table:table-cell>
          <table:table-cell table:style-name="ce25" table:formula="of:=SQRT([.C10]^2+[.E10]^2)" office:value-type="float" office:value="0.00434306645443056" calcext:value-type="float">
            <text:p>0.004</text:p>
          </table:table-cell>
          <table:table-cell table:style-name="ce14" table:formula="of:=([.B10]-[.D10])/[.F10]" office:value-type="float" office:value="2.05594367336724" calcext:value-type="float">
            <text:p>2.1</text:p>
          </table:table-cell>
          <table:table-cell table:number-columns-repeated="2"/>
          <table:table-cell table:style-name="ce22" office:value-type="float" office:value="0" calcext:value-type="float">
            <text:p>0.00</text:p>
          </table:table-cell>
          <table:table-cell table:style-name="ce25" table:formula="of:=[.$K$4]+[.J10]*[.$M$4]" office:value-type="float" office:value="0.00643655" calcext:value-type="float">
            <text:p>0.006</text:p>
          </table:table-cell>
          <table:table-cell table:style-name="ce25" table:formula="of:=SQRT([.$L$4]^2+([.J10]*[.$N$4])^2)" office:value-type="float" office:value="0.00238141" calcext:value-type="float">
            <text:p>0.002</text:p>
          </table:table-cell>
          <table:table-cell table:style-name="ce25" table:formula="of:=[.$K$3]+[.J10]*[.$M$3]" office:value-type="float" office:value="-0.00706056" calcext:value-type="float">
            <text:p>-0.007</text:p>
          </table:table-cell>
          <table:table-cell table:style-name="ce25" table:formula="of:=SQRT([.$L$3]^2+([.J10]*[.$N$3])^2)" office:value-type="float" office:value="0.00365396" calcext:value-type="float">
            <text:p>0.004</text:p>
          </table:table-cell>
          <table:table-cell table:style-name="ce25" table:formula="of:=SQRT([.L10]^2+[.N10]^2)" office:value-type="float" office:value="0.00436148337950519" calcext:value-type="float">
            <text:p>0.004</text:p>
          </table:table-cell>
          <table:table-cell table:style-name="ce14" table:formula="of:=([.K10]-[.M10])/[.O10]" office:value-type="float" office:value="3.09461456701258" calcext:value-type="float">
            <text:p>3.1</text:p>
          </table:table-cell>
        </table:table-row>
        <table:table-row table:style-name="ro1">
          <table:table-cell table:style-name="ce22" table:formula="of:=[.A10]+0.01" office:value-type="float" office:value="0.01" calcext:value-type="float">
            <text:p>0.01</text:p>
          </table:table-cell>
          <table:table-cell table:style-name="ce25" table:formula="of:=[.$B$4]+[.A11]*[.$D$4]" office:value-type="float" office:value="0.0205538" calcext:value-type="float">
            <text:p>0.021</text:p>
          </table:table-cell>
          <table:table-cell table:style-name="ce25" table:formula="of:=SQRT([.$C$4]^2+([.A11]*[.$E$4])^2)" office:value-type="float" office:value="0.00265913300680967" calcext:value-type="float">
            <text:p>0.003</text:p>
          </table:table-cell>
          <table:table-cell table:style-name="ce25" table:formula="of:=[.$B$3]+[.A11]*[.$D$3]" office:value-type="float" office:value="0.0119407" calcext:value-type="float">
            <text:p>0.012</text:p>
          </table:table-cell>
          <table:table-cell table:style-name="ce25" table:formula="of:=SQRT([.$C$3]^2+([.A11]*[.$E$3])^2)" office:value-type="float" office:value="0.00343668377631242" calcext:value-type="float">
            <text:p>0.003</text:p>
          </table:table-cell>
          <table:table-cell table:style-name="ce25" table:formula="of:=SQRT([.C11]^2+[.E11]^2)" office:value-type="float" office:value="0.00434531744827391" calcext:value-type="float">
            <text:p>0.004</text:p>
          </table:table-cell>
          <table:table-cell table:style-name="ce14" table:formula="of:=([.B11]-[.D11])/[.F11]" office:value-type="float" office:value="1.98215667843126" calcext:value-type="float">
            <text:p>2.0</text:p>
          </table:table-cell>
          <table:table-cell table:number-columns-repeated="2"/>
          <table:table-cell table:style-name="ce22" table:formula="of:=[.J10]+0.01" office:value-type="float" office:value="0.01" calcext:value-type="float">
            <text:p>0.01</text:p>
          </table:table-cell>
          <table:table-cell table:style-name="ce25" table:formula="of:=[.$K$4]+[.J11]*[.$M$4]" office:value-type="float" office:value="0.01642757" calcext:value-type="float">
            <text:p>0.016</text:p>
          </table:table-cell>
          <table:table-cell table:style-name="ce25" table:formula="of:=SQRT([.$L$4]^2+([.J11]*[.$N$4])^2)" office:value-type="float" office:value="0.00238267153668003" calcext:value-type="float">
            <text:p>0.002</text:p>
          </table:table-cell>
          <table:table-cell table:style-name="ce25" table:formula="of:=[.$K$3]+[.J11]*[.$M$3]" office:value-type="float" office:value="0.00359504" calcext:value-type="float">
            <text:p>0.004</text:p>
          </table:table-cell>
          <table:table-cell table:style-name="ce25" table:formula="of:=SQRT([.$L$3]^2+([.J11]*[.$N$3])^2)" office:value-type="float" office:value="0.00365586589889304" calcext:value-type="float">
            <text:p>0.004</text:p>
          </table:table-cell>
          <table:table-cell table:style-name="ce25" table:formula="of:=SQRT([.L11]^2+[.N11]^2)" office:value-type="float" office:value="0.00436376891257937" calcext:value-type="float">
            <text:p>0.004</text:p>
          </table:table-cell>
          <table:table-cell table:style-name="ce14" table:formula="of:=([.K11]-[.M11])/[.O11]" office:value-type="float" office:value="2.94069879892307" calcext:value-type="float">
            <text:p>2.9</text:p>
          </table:table-cell>
        </table:table-row>
        <table:table-row table:style-name="ro1">
          <table:table-cell table:style-name="ce22" table:formula="of:=[.A11]+0.01" office:value-type="float" office:value="0.02" calcext:value-type="float">
            <text:p>0.02</text:p>
          </table:table-cell>
          <table:table-cell table:style-name="ce25" table:formula="of:=[.$B$4]+[.A12]*[.$D$4]" office:value-type="float" office:value="0.0306565" calcext:value-type="float">
            <text:p>0.031</text:p>
          </table:table-cell>
          <table:table-cell table:style-name="ce25" table:formula="of:=SQRT([.$C$4]^2+([.A12]*[.$E$4])^2)" office:value-type="float" office:value="0.00266324778021471" calcext:value-type="float">
            <text:p>0.003</text:p>
          </table:table-cell>
          <table:table-cell table:style-name="ce25" table:formula="of:=[.$B$3]+[.A12]*[.$D$3]" office:value-type="float" office:value="0.0223594" calcext:value-type="float">
            <text:p>0.022</text:p>
          </table:table-cell>
          <table:table-cell table:style-name="ce25" table:formula="of:=SQRT([.$C$3]^2+([.A12]*[.$E$3])^2)" office:value-type="float" office:value="0.0034420295587743" calcext:value-type="float">
            <text:p>0.003</text:p>
          </table:table-cell>
          <table:table-cell table:style-name="ce25" table:formula="of:=SQRT([.C12]^2+[.E12]^2)" office:value-type="float" office:value="0.00435206344419455" calcext:value-type="float">
            <text:p>0.004</text:p>
          </table:table-cell>
          <table:table-cell table:style-name="ce14" table:formula="of:=([.B12]-[.D12])/[.F12]" office:value-type="float" office:value="1.90647496443737" calcext:value-type="float">
            <text:p>1.9</text:p>
          </table:table-cell>
          <table:table-cell table:number-columns-repeated="2"/>
          <table:table-cell table:style-name="ce22" table:formula="of:=[.J11]+0.01" office:value-type="float" office:value="0.02" calcext:value-type="float">
            <text:p>0.02</text:p>
          </table:table-cell>
          <table:table-cell table:style-name="ce25" table:formula="of:=[.$K$4]+[.J12]*[.$M$4]" office:value-type="float" office:value="0.02641859" calcext:value-type="float">
            <text:p>0.026</text:p>
          </table:table-cell>
          <table:table-cell table:style-name="ce25" table:formula="of:=SQRT([.$L$4]^2+([.J12]*[.$N$4])^2)" office:value-type="float" office:value="0.00238645214544952" calcext:value-type="float">
            <text:p>0.002</text:p>
          </table:table-cell>
          <table:table-cell table:style-name="ce25" table:formula="of:=[.$K$3]+[.J12]*[.$M$3]" office:value-type="float" office:value="0.01425064" calcext:value-type="float">
            <text:p>0.014</text:p>
          </table:table-cell>
          <table:table-cell table:style-name="ce25" table:formula="of:=SQRT([.$L$3]^2+([.J12]*[.$N$3])^2)" office:value-type="float" office:value="0.00366157764330568" calcext:value-type="float">
            <text:p>0.004</text:p>
          </table:table-cell>
          <table:table-cell table:style-name="ce25" table:formula="of:=SQRT([.L12]^2+[.N12]^2)" office:value-type="float" office:value="0.0043706183407473" calcext:value-type="float">
            <text:p>0.004</text:p>
          </table:table-cell>
          <table:table-cell table:style-name="ce14" table:formula="of:=([.K12]-[.M12])/[.O12]" office:value-type="float" office:value="2.78403398589123" calcext:value-type="float">
            <text:p>2.8</text:p>
          </table:table-cell>
        </table:table-row>
        <table:table-row table:style-name="ro1">
          <table:table-cell table:style-name="ce22" table:formula="of:=[.A12]+0.01" office:value-type="float" office:value="0.03" calcext:value-type="float">
            <text:p>0.03</text:p>
          </table:table-cell>
          <table:table-cell table:style-name="ce25" table:formula="of:=[.$B$4]+[.A13]*[.$D$4]" office:value-type="float" office:value="0.0407592" calcext:value-type="float">
            <text:p>0.041</text:p>
          </table:table-cell>
          <table:table-cell table:style-name="ce25" table:formula="of:=SQRT([.$C$4]^2+([.A13]*[.$E$4])^2)" office:value-type="float" office:value="0.00267009164455862" calcext:value-type="float">
            <text:p>0.003</text:p>
          </table:table-cell>
          <table:table-cell table:style-name="ce25" table:formula="of:=[.$B$3]+[.A13]*[.$D$3]" office:value-type="float" office:value="0.0327781" calcext:value-type="float">
            <text:p>0.033</text:p>
          </table:table-cell>
          <table:table-cell table:style-name="ce25" table:formula="of:=SQRT([.$C$3]^2+([.A13]*[.$E$3])^2)" office:value-type="float" office:value="0.00345092079383474" calcext:value-type="float">
            <text:p>0.003</text:p>
          </table:table-cell>
          <table:table-cell table:style-name="ce25" table:formula="of:=SQRT([.C13]^2+[.E13]^2)" office:value-type="float" office:value="0.00436328359331167" calcext:value-type="float">
            <text:p>0.004</text:p>
          </table:table-cell>
          <table:table-cell table:style-name="ce14" table:formula="of:=([.B13]-[.D13])/[.F13]" office:value-type="float" office:value="1.82914995766811" calcext:value-type="float">
            <text:p>1.8</text:p>
          </table:table-cell>
          <table:table-cell table:number-columns-repeated="2"/>
          <table:table-cell table:style-name="ce22" table:formula="of:=[.J12]+0.01" office:value-type="float" office:value="0.03" calcext:value-type="float">
            <text:p>0.03</text:p>
          </table:table-cell>
          <table:table-cell table:style-name="ce25" table:formula="of:=[.$K$4]+[.J13]*[.$M$4]" office:value-type="float" office:value="0.03640961" calcext:value-type="float">
            <text:p>0.036</text:p>
          </table:table-cell>
          <table:table-cell table:style-name="ce25" table:formula="of:=SQRT([.$L$4]^2+([.J13]*[.$N$4])^2)" office:value-type="float" office:value="0.0023927398856847" calcext:value-type="float">
            <text:p>0.002</text:p>
          </table:table-cell>
          <table:table-cell table:style-name="ce25" table:formula="of:=[.$K$3]+[.J13]*[.$M$3]" office:value-type="float" office:value="0.02490624" calcext:value-type="float">
            <text:p>0.025</text:p>
          </table:table-cell>
          <table:table-cell table:style-name="ce25" table:formula="of:=SQRT([.$L$3]^2+([.J13]*[.$N$3])^2)" office:value-type="float" office:value="0.00367107746900021" calcext:value-type="float">
            <text:p>0.004</text:p>
          </table:table-cell>
          <table:table-cell table:style-name="ce25" table:formula="of:=SQRT([.L13]^2+[.N13]^2)" office:value-type="float" office:value="0.00438201026287564" calcext:value-type="float">
            <text:p>0.004</text:p>
          </table:table-cell>
          <table:table-cell table:style-name="ce14" table:formula="of:=([.K13]-[.M13])/[.O13]" office:value-type="float" office:value="2.62513533969933" calcext:value-type="float">
            <text:p>2.6</text:p>
          </table:table-cell>
        </table:table-row>
        <table:table-row table:style-name="ro1">
          <table:table-cell table:style-name="ce22" table:formula="of:=[.A13]+0.01" office:value-type="float" office:value="0.04" calcext:value-type="float">
            <text:p>0.04</text:p>
          </table:table-cell>
          <table:table-cell table:style-name="ce25" table:formula="of:=[.$B$4]+[.A14]*[.$D$4]" office:value-type="float" office:value="0.0508619" calcext:value-type="float">
            <text:p>0.051</text:p>
          </table:table-cell>
          <table:table-cell table:style-name="ce25" table:formula="of:=SQRT([.$C$4]^2+([.A14]*[.$E$4])^2)" office:value-type="float" office:value="0.00267964368946213" calcext:value-type="float">
            <text:p>0.003</text:p>
          </table:table-cell>
          <table:table-cell table:style-name="ce25" table:formula="of:=[.$B$3]+[.A14]*[.$D$3]" office:value-type="float" office:value="0.0431968" calcext:value-type="float">
            <text:p>0.043</text:p>
          </table:table-cell>
          <table:table-cell table:style-name="ce25" table:formula="of:=SQRT([.$C$3]^2+([.A14]*[.$E$3])^2)" office:value-type="float" office:value="0.00346333017540979" calcext:value-type="float">
            <text:p>0.003</text:p>
          </table:table-cell>
          <table:table-cell table:style-name="ce25" table:formula="of:=SQRT([.C14]^2+[.E14]^2)" office:value-type="float" office:value="0.00437894350344672" calcext:value-type="float">
            <text:p>0.004</text:p>
          </table:table-cell>
          <table:table-cell table:style-name="ce14" table:formula="of:=([.B14]-[.D14])/[.F14]" office:value-type="float" office:value="1.75044505460431" calcext:value-type="float">
            <text:p>1.8</text:p>
          </table:table-cell>
          <table:table-cell table:number-columns-repeated="2"/>
          <table:table-cell table:style-name="ce22" table:formula="of:=[.J13]+0.01" office:value-type="float" office:value="0.04" calcext:value-type="float">
            <text:p>0.04</text:p>
          </table:table-cell>
          <table:table-cell table:style-name="ce25" table:formula="of:=[.$K$4]+[.J14]*[.$M$4]" office:value-type="float" office:value="0.04640063" calcext:value-type="float">
            <text:p>0.046</text:p>
          </table:table-cell>
          <table:table-cell table:style-name="ce25" table:formula="of:=SQRT([.$L$4]^2+([.J14]*[.$N$4])^2)" office:value-type="float" office:value="0.00240151506465868" calcext:value-type="float">
            <text:p>0.002</text:p>
          </table:table-cell>
          <table:table-cell table:style-name="ce25" table:formula="of:=[.$K$3]+[.J14]*[.$M$3]" office:value-type="float" office:value="0.03556184" calcext:value-type="float">
            <text:p>0.036</text:p>
          </table:table-cell>
          <table:table-cell table:style-name="ce25" table:formula="of:=SQRT([.$L$3]^2+([.J14]*[.$N$3])^2)" office:value-type="float" office:value="0.00368433607411485" calcext:value-type="float">
            <text:p>0.004</text:p>
          </table:table-cell>
          <table:table-cell table:style-name="ce25" table:formula="of:=SQRT([.L14]^2+[.N14]^2)" office:value-type="float" office:value="0.00439790937978565" calcext:value-type="float">
            <text:p>0.004</text:p>
          </table:table-cell>
          <table:table-cell table:style-name="ce14" table:formula="of:=([.K14]-[.M14])/[.O14]" office:value-type="float" office:value="2.4645323639043" calcext:value-type="float">
            <text:p>2.5</text:p>
          </table:table-cell>
        </table:table-row>
        <table:table-row table:style-name="ro1">
          <table:table-cell table:style-name="ce22" table:formula="of:=[.A14]+0.01" office:value-type="float" office:value="0.05" calcext:value-type="float">
            <text:p>0.05</text:p>
          </table:table-cell>
          <table:table-cell table:style-name="ce25" table:formula="of:=[.$B$4]+[.A15]*[.$D$4]" office:value-type="float" office:value="0.0609646" calcext:value-type="float">
            <text:p>0.061</text:p>
          </table:table-cell>
          <table:table-cell table:style-name="ce25" table:formula="of:=SQRT([.$C$4]^2+([.A15]*[.$E$4])^2)" office:value-type="float" office:value="0.00269187508536633" calcext:value-type="float">
            <text:p>0.003</text:p>
          </table:table-cell>
          <table:table-cell table:style-name="ce25" table:formula="of:=[.$B$3]+[.A15]*[.$D$3]" office:value-type="float" office:value="0.0536155" calcext:value-type="float">
            <text:p>0.054</text:p>
          </table:table-cell>
          <table:table-cell table:style-name="ce25" table:formula="of:=SQRT([.$C$3]^2+([.A15]*[.$E$3])^2)" office:value-type="float" office:value="0.00347922005903981" calcext:value-type="float">
            <text:p>0.003</text:p>
          </table:table-cell>
          <table:table-cell table:style-name="ce25" table:formula="of:=SQRT([.C15]^2+[.E15]^2)" office:value-type="float" office:value="0.0043989957597662" calcext:value-type="float">
            <text:p>0.004</text:p>
          </table:table-cell>
          <table:table-cell table:style-name="ce14" table:formula="of:=([.B15]-[.D15])/[.F15]" office:value-type="float" office:value="1.67063129890141" calcext:value-type="float">
            <text:p>1.7</text:p>
          </table:table-cell>
          <table:table-cell table:number-columns-repeated="2"/>
          <table:table-cell table:style-name="ce22" table:formula="of:=[.J14]+0.01" office:value-type="float" office:value="0.05" calcext:value-type="float">
            <text:p>0.05</text:p>
          </table:table-cell>
          <table:table-cell table:style-name="ce25" table:formula="of:=[.$K$4]+[.J15]*[.$M$4]" office:value-type="float" office:value="0.05639165" calcext:value-type="float">
            <text:p>0.056</text:p>
          </table:table-cell>
          <table:table-cell table:style-name="ce25" table:formula="of:=SQRT([.$L$4]^2+([.J15]*[.$N$4])^2)" office:value-type="float" office:value="0.00241275054206377" calcext:value-type="float">
            <text:p>0.002</text:p>
          </table:table-cell>
          <table:table-cell table:style-name="ce25" table:formula="of:=[.$K$3]+[.J15]*[.$M$3]" office:value-type="float" office:value="0.04621744" calcext:value-type="float">
            <text:p>0.046</text:p>
          </table:table-cell>
          <table:table-cell table:style-name="ce25" table:formula="of:=SQRT([.$L$3]^2+([.J15]*[.$N$3])^2)" office:value-type="float" office:value="0.00370131306549784" calcext:value-type="float">
            <text:p>0.004</text:p>
          </table:table-cell>
          <table:table-cell table:style-name="ce25" table:formula="of:=SQRT([.L15]^2+[.N15]^2)" office:value-type="float" office:value="0.00441826703437603" calcext:value-type="float">
            <text:p>0.004</text:p>
          </table:table-cell>
          <table:table-cell table:style-name="ce14" table:formula="of:=([.K15]-[.M15])/[.O15]" office:value-type="float" office:value="2.3027603177536" calcext:value-type="float">
            <text:p>2.3</text:p>
          </table:table-cell>
        </table:table-row>
        <table:table-row table:style-name="ro1">
          <table:table-cell table:style-name="ce22" table:formula="of:=[.A15]+0.01" office:value-type="float" office:value="0.06" calcext:value-type="float">
            <text:p>0.06</text:p>
          </table:table-cell>
          <table:table-cell table:style-name="ce25" table:formula="of:=[.$B$4]+[.A16]*[.$D$4]" office:value-type="float" office:value="0.0710673" calcext:value-type="float">
            <text:p>0.071</text:p>
          </table:table-cell>
          <table:table-cell table:style-name="ce25" table:formula="of:=SQRT([.$C$4]^2+([.A16]*[.$E$4])^2)" office:value-type="float" office:value="0.0027067495097565" calcext:value-type="float">
            <text:p>0.003</text:p>
          </table:table-cell>
          <table:table-cell table:style-name="ce25" table:formula="of:=[.$B$3]+[.A16]*[.$D$3]" office:value-type="float" office:value="0.0640342" calcext:value-type="float">
            <text:p>0.064</text:p>
          </table:table-cell>
          <table:table-cell table:style-name="ce25" table:formula="of:=SQRT([.$C$3]^2+([.A16]*[.$E$3])^2)" office:value-type="float" office:value="0.00349854302121383" calcext:value-type="float">
            <text:p>0.003</text:p>
          </table:table-cell>
          <table:table-cell table:style-name="ce25" table:formula="of:=SQRT([.C16]^2+[.E16]^2)" office:value-type="float" office:value="0.00442338062796444" calcext:value-type="float">
            <text:p>0.004</text:p>
          </table:table-cell>
          <table:table-cell table:style-name="ce14" table:formula="of:=([.B16]-[.D16])/[.F16]" office:value-type="float" office:value="1.58998299977556" calcext:value-type="float">
            <text:p>1.6</text:p>
          </table:table-cell>
          <table:table-cell table:number-columns-repeated="2"/>
          <table:table-cell table:style-name="ce22" table:formula="of:=[.J15]+0.01" office:value-type="float" office:value="0.06" calcext:value-type="float">
            <text:p>0.06</text:p>
          </table:table-cell>
          <table:table-cell table:style-name="ce25" table:formula="of:=[.$K$4]+[.J16]*[.$M$4]" office:value-type="float" office:value="0.06638267" calcext:value-type="float">
            <text:p>0.066</text:p>
          </table:table-cell>
          <table:table-cell table:style-name="ce25" table:formula="of:=SQRT([.$L$4]^2+([.J16]*[.$N$4])^2)" office:value-type="float" office:value="0.00242641214097807" calcext:value-type="float">
            <text:p>0.002</text:p>
          </table:table-cell>
          <table:table-cell table:style-name="ce25" table:formula="of:=[.$K$3]+[.J16]*[.$M$3]" office:value-type="float" office:value="0.05687304" calcext:value-type="float">
            <text:p>0.057</text:p>
          </table:table-cell>
          <table:table-cell table:style-name="ce25" table:formula="of:=SQRT([.$L$3]^2+([.J16]*[.$N$3])^2)" office:value-type="float" office:value="0.00372195756139212" calcext:value-type="float">
            <text:p>0.004</text:p>
          </table:table-cell>
          <table:table-cell table:style-name="ce25" table:formula="of:=SQRT([.L16]^2+[.N16]^2)" office:value-type="float" office:value="0.00444302194082921" calcext:value-type="float">
            <text:p>0.004</text:p>
          </table:table-cell>
          <table:table-cell table:style-name="ce14" table:formula="of:=([.K16]-[.M16])/[.O16]" office:value-type="float" office:value="2.1403517980884" calcext:value-type="float">
            <text:p>2.1</text:p>
          </table:table-cell>
        </table:table-row>
        <table:table-row table:style-name="ro1">
          <table:table-cell table:style-name="ce22" table:formula="of:=[.A16]+0.01" office:value-type="float" office:value="0.07" calcext:value-type="float">
            <text:p>0.07</text:p>
          </table:table-cell>
          <table:table-cell table:style-name="ce25" table:formula="of:=[.$B$4]+[.A17]*[.$D$4]" office:value-type="float" office:value="0.08117" calcext:value-type="float">
            <text:p>0.081</text:p>
          </table:table-cell>
          <table:table-cell table:style-name="ce25" table:formula="of:=SQRT([.$C$4]^2+([.A17]*[.$E$4])^2)" office:value-type="float" office:value="0.00272422366969516" calcext:value-type="float">
            <text:p>0.003</text:p>
          </table:table-cell>
          <table:table-cell table:style-name="ce25" table:formula="of:=[.$B$3]+[.A17]*[.$D$3]" office:value-type="float" office:value="0.0744529" calcext:value-type="float">
            <text:p>0.074</text:p>
          </table:table-cell>
          <table:table-cell table:style-name="ce25" table:formula="of:=SQRT([.$C$3]^2+([.A17]*[.$E$3])^2)" office:value-type="float" office:value="0.00352124254490954" calcext:value-type="float">
            <text:p>0.004</text:p>
          </table:table-cell>
          <table:table-cell table:style-name="ce25" table:formula="of:=SQRT([.C17]^2+[.E17]^2)" office:value-type="float" office:value="0.00445202691620439" calcext:value-type="float">
            <text:p>0.004</text:p>
          </table:table-cell>
          <table:table-cell table:style-name="ce14" table:formula="of:=([.B17]-[.D17])/[.F17]" office:value-type="float" office:value="1.5087734477865" calcext:value-type="float">
            <text:p>1.5</text:p>
          </table:table-cell>
          <table:table-cell table:number-columns-repeated="2"/>
          <table:table-cell table:style-name="ce22" table:formula="of:=[.J16]+0.01" office:value-type="float" office:value="0.07" calcext:value-type="float">
            <text:p>0.07</text:p>
          </table:table-cell>
          <table:table-cell table:style-name="ce25" table:formula="of:=[.$K$4]+[.J17]*[.$M$4]" office:value-type="float" office:value="0.07637369" calcext:value-type="float">
            <text:p>0.076</text:p>
          </table:table-cell>
          <table:table-cell table:style-name="ce25" table:formula="of:=SQRT([.$L$4]^2+([.J17]*[.$N$4])^2)" office:value-type="float" office:value="0.00244245915109196" calcext:value-type="float">
            <text:p>0.002</text:p>
          </table:table-cell>
          <table:table-cell table:style-name="ce25" table:formula="of:=[.$K$3]+[.J17]*[.$M$3]" office:value-type="float" office:value="0.06752864" calcext:value-type="float">
            <text:p>0.068</text:p>
          </table:table-cell>
          <table:table-cell table:style-name="ce25" table:formula="of:=SQRT([.$L$3]^2+([.J17]*[.$N$3])^2)" office:value-type="float" office:value="0.00374620892996653" calcext:value-type="float">
            <text:p>0.004</text:p>
          </table:table-cell>
          <table:table-cell table:style-name="ce25" table:formula="of:=SQRT([.L17]^2+[.N17]^2)" office:value-type="float" office:value="0.00447210107798492" calcext:value-type="float">
            <text:p>0.004</text:p>
          </table:table-cell>
          <table:table-cell table:style-name="ce14" table:formula="of:=([.K17]-[.M17])/[.O17]" office:value-type="float" office:value="1.97782873100567" calcext:value-type="float">
            <text:p>2.0</text:p>
          </table:table-cell>
        </table:table-row>
        <table:table-row table:style-name="ro1">
          <table:table-cell table:style-name="ce22" table:formula="of:=[.A17]+0.01" office:value-type="float" office:value="0.08" calcext:value-type="float">
            <text:p>0.08</text:p>
          </table:table-cell>
          <table:table-cell table:style-name="ce25" table:formula="of:=[.$B$4]+[.A18]*[.$D$4]" office:value-type="float" office:value="0.0912727" calcext:value-type="float">
            <text:p>0.091</text:p>
          </table:table-cell>
          <table:table-cell table:style-name="ce25" table:formula="of:=SQRT([.$C$4]^2+([.A18]*[.$E$4])^2)" office:value-type="float" office:value="0.00274424790372462" calcext:value-type="float">
            <text:p>0.003</text:p>
          </table:table-cell>
          <table:table-cell table:style-name="ce25" table:formula="of:=[.$B$3]+[.A18]*[.$D$3]" office:value-type="float" office:value="0.0848716" calcext:value-type="float">
            <text:p>0.085</text:p>
          </table:table-cell>
          <table:table-cell table:style-name="ce25" table:formula="of:=SQRT([.$C$3]^2+([.A18]*[.$E$3])^2)" office:value-type="float" office:value="0.00354725380902128" calcext:value-type="float">
            <text:p>0.004</text:p>
          </table:table-cell>
          <table:table-cell table:style-name="ce25" table:formula="of:=SQRT([.C18]^2+[.E18]^2)" office:value-type="float" office:value="0.00448485296779203" calcext:value-type="float">
            <text:p>0.004</text:p>
          </table:table-cell>
          <table:table-cell table:style-name="ce14" table:formula="of:=([.B18]-[.D18])/[.F18]" office:value-type="float" office:value="1.42727087063266" calcext:value-type="float">
            <text:p>1.4</text:p>
          </table:table-cell>
          <table:table-cell table:number-columns-repeated="2"/>
          <table:table-cell table:style-name="ce22" table:formula="of:=[.J17]+0.01" office:value-type="float" office:value="0.08" calcext:value-type="float">
            <text:p>0.08</text:p>
          </table:table-cell>
          <table:table-cell table:style-name="ce25" table:formula="of:=[.$K$4]+[.J18]*[.$M$4]" office:value-type="float" office:value="0.08636471" calcext:value-type="float">
            <text:p>0.086</text:p>
          </table:table-cell>
          <table:table-cell table:style-name="ce25" table:formula="of:=SQRT([.$L$4]^2+([.J18]*[.$N$4])^2)" office:value-type="float" office:value="0.00246084490751251" calcext:value-type="float">
            <text:p>0.002</text:p>
          </table:table-cell>
          <table:table-cell table:style-name="ce25" table:formula="of:=[.$K$3]+[.J18]*[.$M$3]" office:value-type="float" office:value="0.07818424" calcext:value-type="float">
            <text:p>0.078</text:p>
          </table:table-cell>
          <table:table-cell table:style-name="ce25" table:formula="of:=SQRT([.$L$3]^2+([.J18]*[.$N$3])^2)" office:value-type="float" office:value="0.00377399763954563" calcext:value-type="float">
            <text:p>0.004</text:p>
          </table:table-cell>
          <table:table-cell table:style-name="ce25" table:formula="of:=SQRT([.L18]^2+[.N18]^2)" office:value-type="float" office:value="0.00450542071754972" calcext:value-type="float">
            <text:p>0.005</text:p>
          </table:table-cell>
          <table:table-cell table:style-name="ce14" table:formula="of:=([.K18]-[.M18])/[.O18]" office:value-type="float" office:value="1.8156950289093" calcext:value-type="float">
            <text:p>1.8</text:p>
          </table:table-cell>
        </table:table-row>
        <table:table-row table:style-name="ro1">
          <table:table-cell table:style-name="ce22" table:formula="of:=[.A18]+0.01" office:value-type="float" office:value="0.09" calcext:value-type="float">
            <text:p>0.09</text:p>
          </table:table-cell>
          <table:table-cell table:style-name="ce25" table:formula="of:=[.$B$4]+[.A19]*[.$D$4]" office:value-type="float" office:value="0.1013754" calcext:value-type="float">
            <text:p>0.101</text:p>
          </table:table-cell>
          <table:table-cell table:style-name="ce25" table:formula="of:=SQRT([.$C$4]^2+([.A19]*[.$E$4])^2)" office:value-type="float" office:value="0.00276676684458157" calcext:value-type="float">
            <text:p>0.003</text:p>
          </table:table-cell>
          <table:table-cell table:style-name="ce25" table:formula="of:=[.$B$3]+[.A19]*[.$D$3]" office:value-type="float" office:value="0.0952903" calcext:value-type="float">
            <text:p>0.095</text:p>
          </table:table-cell>
          <table:table-cell table:style-name="ce25" table:formula="of:=SQRT([.$C$3]^2+([.A19]*[.$E$3])^2)" office:value-type="float" office:value="0.00357650455723029" calcext:value-type="float">
            <text:p>0.004</text:p>
          </table:table-cell>
          <table:table-cell table:style-name="ce25" table:formula="of:=SQRT([.C19]^2+[.E19]^2)" office:value-type="float" office:value="0.00452176775389502" calcext:value-type="float">
            <text:p>0.005</text:p>
          </table:table-cell>
          <table:table-cell table:style-name="ce14" table:formula="of:=([.B19]-[.D19])/[.F19]" office:value-type="float" office:value="1.34573475047637" calcext:value-type="float">
            <text:p>1.3</text:p>
          </table:table-cell>
          <table:table-cell table:number-columns-repeated="2"/>
          <table:table-cell table:style-name="ce22" table:formula="of:=[.J18]+0.01" office:value-type="float" office:value="0.09" calcext:value-type="float">
            <text:p>0.09</text:p>
          </table:table-cell>
          <table:table-cell table:style-name="ce25" table:formula="of:=[.$K$4]+[.J19]*[.$M$4]" office:value-type="float" office:value="0.09635573" calcext:value-type="float">
            <text:p>0.096</text:p>
          </table:table-cell>
          <table:table-cell table:style-name="ce25" table:formula="of:=SQRT([.$L$4]^2+([.J19]*[.$N$4])^2)" office:value-type="float" office:value="0.00248151742692208" calcext:value-type="float">
            <text:p>0.002</text:p>
          </table:table-cell>
          <table:table-cell table:style-name="ce25" table:formula="of:=[.$K$3]+[.J19]*[.$M$3]" office:value-type="float" office:value="0.08883984" calcext:value-type="float">
            <text:p>0.089</text:p>
          </table:table-cell>
          <table:table-cell table:style-name="ce25" table:formula="of:=SQRT([.$L$3]^2+([.J19]*[.$N$3])^2)" office:value-type="float" office:value="0.00380524619411268" calcext:value-type="float">
            <text:p>0.004</text:p>
          </table:table-cell>
          <table:table-cell table:style-name="ce25" table:formula="of:=SQRT([.L19]^2+[.N19]^2)" office:value-type="float" office:value="0.00454288755506087" calcext:value-type="float">
            <text:p>0.005</text:p>
          </table:table-cell>
          <table:table-cell table:style-name="ce14" table:formula="of:=([.K19]-[.M19])/[.O19]" office:value-type="float" office:value="1.65443011936916" calcext:value-type="float">
            <text:p>1.7</text:p>
          </table:table-cell>
        </table:table-row>
        <table:table-row table:style-name="ro1">
          <table:table-cell table:style-name="ce22" table:formula="of:=[.A19]+0.01" office:value-type="float" office:value="0.1" calcext:value-type="float">
            <text:p>0.10</text:p>
          </table:table-cell>
          <table:table-cell table:style-name="ce25" table:formula="of:=[.$B$4]+[.A20]*[.$D$4]" office:value-type="float" office:value="0.1114781" calcext:value-type="float">
            <text:p>0.111</text:p>
          </table:table-cell>
          <table:table-cell table:style-name="ce25" table:formula="of:=SQRT([.$C$4]^2+([.A20]*[.$E$4])^2)" office:value-type="float" office:value="0.00279172012351955" calcext:value-type="float">
            <text:p>0.003</text:p>
          </table:table-cell>
          <table:table-cell table:style-name="ce25" table:formula="of:=[.$B$3]+[.A20]*[.$D$3]" office:value-type="float" office:value="0.105709" calcext:value-type="float">
            <text:p>0.106</text:p>
          </table:table-cell>
          <table:table-cell table:style-name="ce25" table:formula="of:=SQRT([.$C$3]^2+([.A20]*[.$E$3])^2)" office:value-type="float" office:value="0.00360891602103734" calcext:value-type="float">
            <text:p>0.004</text:p>
          </table:table-cell>
          <table:table-cell table:style-name="ce25" table:formula="of:=SQRT([.C20]^2+[.E20]^2)" office:value-type="float" office:value="0.00456267203456089" calcext:value-type="float">
            <text:p>0.005</text:p>
          </table:table-cell>
          <table:table-cell table:style-name="ce14" table:formula="of:=([.B20]-[.D20])/[.F20]" office:value-type="float" office:value="1.26441259777183" calcext:value-type="float">
            <text:p>1.3</text:p>
          </table:table-cell>
          <table:table-cell table:number-columns-repeated="2"/>
          <table:table-cell table:style-name="ce22" table:formula="of:=[.J19]+0.01" office:value-type="float" office:value="0.1" calcext:value-type="float">
            <text:p>0.10</text:p>
          </table:table-cell>
          <table:table-cell table:style-name="ce25" table:formula="of:=[.$K$4]+[.J20]*[.$M$4]" office:value-type="float" office:value="0.10634675" calcext:value-type="float">
            <text:p>0.106</text:p>
          </table:table-cell>
          <table:table-cell table:style-name="ce25" table:formula="of:=SQRT([.$L$4]^2+([.J20]*[.$N$4])^2)" office:value-type="float" office:value="0.0025044200822977" calcext:value-type="float">
            <text:p>0.003</text:p>
          </table:table-cell>
          <table:table-cell table:style-name="ce25" table:formula="of:=[.$K$3]+[.J20]*[.$M$3]" office:value-type="float" office:value="0.09949544" calcext:value-type="float">
            <text:p>0.099</text:p>
          </table:table-cell>
          <table:table-cell table:style-name="ce25" table:formula="of:=SQRT([.$L$3]^2+([.J20]*[.$N$3])^2)" office:value-type="float" office:value="0.00383987012677512" calcext:value-type="float">
            <text:p>0.004</text:p>
          </table:table-cell>
          <table:table-cell table:style-name="ce25" table:formula="of:=SQRT([.L20]^2+[.N20]^2)" office:value-type="float" office:value="0.00458439991046985" calcext:value-type="float">
            <text:p>0.005</text:p>
          </table:table-cell>
          <table:table-cell table:style-name="ce14" table:formula="of:=([.K20]-[.M20])/[.O20]" office:value-type="float" office:value="1.4944834948524" calcext:value-type="float">
            <text:p>1.5</text:p>
          </table:table-cell>
        </table:table-row>
        <table:table-row table:style-name="ro1">
          <table:table-cell table:style-name="ce22" table:formula="of:=[.A20]+0.01" office:value-type="float" office:value="0.11" calcext:value-type="float">
            <text:p>0.11</text:p>
          </table:table-cell>
          <table:table-cell table:style-name="ce25" table:formula="of:=[.$B$4]+[.A21]*[.$D$4]" office:value-type="float" office:value="0.1215808" calcext:value-type="float">
            <text:p>0.122</text:p>
          </table:table-cell>
          <table:table-cell table:style-name="ce25" table:formula="of:=SQRT([.$C$4]^2+([.A21]*[.$E$4])^2)" office:value-type="float" office:value="0.00281904309730473" calcext:value-type="float">
            <text:p>0.003</text:p>
          </table:table-cell>
          <table:table-cell table:style-name="ce25" table:formula="of:=[.$B$3]+[.A21]*[.$D$3]" office:value-type="float" office:value="0.1161277" calcext:value-type="float">
            <text:p>0.116</text:p>
          </table:table-cell>
          <table:table-cell table:style-name="ce25" table:formula="of:=SQRT([.$C$3]^2+([.A21]*[.$E$3])^2)" office:value-type="float" office:value="0.00364440387205493" calcext:value-type="float">
            <text:p>0.004</text:p>
          </table:table-cell>
          <table:table-cell table:style-name="ce25" table:formula="of:=SQRT([.C21]^2+[.E21]^2)" office:value-type="float" office:value="0.00460745955675255" calcext:value-type="float">
            <text:p>0.005</text:p>
          </table:table-cell>
          <table:table-cell table:style-name="ce14" table:formula="of:=([.B21]-[.D21])/[.F21]" office:value-type="float" office:value="1.1835372471166" calcext:value-type="float">
            <text:p>1.2</text:p>
          </table:table-cell>
          <table:table-cell table:number-columns-repeated="2"/>
          <table:table-cell table:style-name="ce22" table:formula="of:=[.J20]+0.01" office:value-type="float" office:value="0.11" calcext:value-type="float">
            <text:p>0.11</text:p>
          </table:table-cell>
          <table:table-cell table:style-name="ce25" table:formula="of:=[.$K$4]+[.J21]*[.$M$4]" office:value-type="float" office:value="0.11633777" calcext:value-type="float">
            <text:p>0.116</text:p>
          </table:table-cell>
          <table:table-cell table:style-name="ce25" table:formula="of:=SQRT([.$L$4]^2+([.J21]*[.$N$4])^2)" office:value-type="float" office:value="0.00252949229773968" calcext:value-type="float">
            <text:p>0.003</text:p>
          </table:table-cell>
          <table:table-cell table:style-name="ce25" table:formula="of:=[.$K$3]+[.J21]*[.$M$3]" office:value-type="float" office:value="0.11015104" calcext:value-type="float">
            <text:p>0.110</text:p>
          </table:table-cell>
          <table:table-cell table:style-name="ce25" table:formula="of:=SQRT([.$L$3]^2+([.J21]*[.$N$3])^2)" office:value-type="float" office:value="0.00387777902430876" calcext:value-type="float">
            <text:p>0.004</text:p>
          </table:table-cell>
          <table:table-cell table:style-name="ce25" table:formula="of:=SQRT([.L21]^2+[.N21]^2)" office:value-type="float" office:value="0.004629848965754" calcext:value-type="float">
            <text:p>0.005</text:p>
          </table:table-cell>
          <table:table-cell table:style-name="ce14" table:formula="of:=([.K21]-[.M21])/[.O21]" office:value-type="float" office:value="1.33627037204927" calcext:value-type="float">
            <text:p>1.3</text:p>
          </table:table-cell>
        </table:table-row>
        <table:table-row table:style-name="ro1">
          <table:table-cell table:style-name="ce22" table:formula="of:=[.A21]+0.01" office:value-type="float" office:value="0.12" calcext:value-type="float">
            <text:p>0.12</text:p>
          </table:table-cell>
          <table:table-cell table:style-name="ce25" table:formula="of:=[.$B$4]+[.A22]*[.$D$4]" office:value-type="float" office:value="0.1316835" calcext:value-type="float">
            <text:p>0.132</text:p>
          </table:table-cell>
          <table:table-cell table:style-name="ce25" table:formula="of:=SQRT([.$C$4]^2+([.A22]*[.$E$4])^2)" office:value-type="float" office:value="0.00284866758002196" calcext:value-type="float">
            <text:p>0.003</text:p>
          </table:table-cell>
          <table:table-cell table:style-name="ce25" table:formula="of:=[.$B$3]+[.A22]*[.$D$3]" office:value-type="float" office:value="0.1265464" calcext:value-type="float">
            <text:p>0.127</text:p>
          </table:table-cell>
          <table:table-cell table:style-name="ce25" table:formula="of:=SQRT([.$C$3]^2+([.A22]*[.$E$3])^2)" office:value-type="float" office:value="0.0036828791800894" calcext:value-type="float">
            <text:p>0.004</text:p>
          </table:table-cell>
          <table:table-cell table:style-name="ce25" table:formula="of:=SQRT([.C22]^2+[.E22]^2)" office:value-type="float" office:value="0.0046560182599088" calcext:value-type="float">
            <text:p>0.005</text:p>
          </table:table-cell>
          <table:table-cell table:style-name="ce14" table:formula="of:=([.B22]-[.D22])/[.F22]" office:value-type="float" office:value="1.10332471077994" calcext:value-type="float">
            <text:p>1.1</text:p>
          </table:table-cell>
          <table:table-cell table:number-columns-repeated="2"/>
          <table:table-cell table:style-name="ce22" table:formula="of:=[.J21]+0.01" office:value-type="float" office:value="0.12" calcext:value-type="float">
            <text:p>0.12</text:p>
          </table:table-cell>
          <table:table-cell table:style-name="ce25" table:formula="of:=[.$K$4]+[.J22]*[.$M$4]" office:value-type="float" office:value="0.12632879" calcext:value-type="float">
            <text:p>0.126</text:p>
          </table:table-cell>
          <table:table-cell table:style-name="ce25" table:formula="of:=SQRT([.$L$4]^2+([.J22]*[.$N$4])^2)" office:value-type="float" office:value="0.00255667024609022" calcext:value-type="float">
            <text:p>0.003</text:p>
          </table:table-cell>
          <table:table-cell table:style-name="ce25" table:formula="of:=[.$K$3]+[.J22]*[.$M$3]" office:value-type="float" office:value="0.12080664" calcext:value-type="float">
            <text:p>0.121</text:p>
          </table:table-cell>
          <table:table-cell table:style-name="ce25" table:formula="of:=SQRT([.$L$3]^2+([.J22]*[.$N$3])^2)" office:value-type="float" office:value="0.00391887755746668" calcext:value-type="float">
            <text:p>0.004</text:p>
          </table:table-cell>
          <table:table-cell table:style-name="ce25" table:formula="of:=SQRT([.L22]^2+[.N22]^2)" office:value-type="float" office:value="0.00467912000889687" calcext:value-type="float">
            <text:p>0.005</text:p>
          </table:table-cell>
          <table:table-cell table:style-name="ce14" table:formula="of:=([.K22]-[.M22])/[.O22]" office:value-type="float" office:value="1.18016849097698" calcext:value-type="float">
            <text:p>1.2</text:p>
          </table:table-cell>
        </table:table-row>
        <table:table-row table:style-name="ro1">
          <table:table-cell table:style-name="ce22" table:formula="of:=[.A22]+0.01" office:value-type="float" office:value="0.13" calcext:value-type="float">
            <text:p>0.13</text:p>
          </table:table-cell>
          <table:table-cell table:style-name="ce25" table:formula="of:=[.$B$4]+[.A23]*[.$D$4]" office:value-type="float" office:value="0.1417862" calcext:value-type="float">
            <text:p>0.142</text:p>
          </table:table-cell>
          <table:table-cell table:style-name="ce25" table:formula="of:=SQRT([.$C$4]^2+([.A23]*[.$E$4])^2)" office:value-type="float" office:value="0.00288052256354366" calcext:value-type="float">
            <text:p>0.003</text:p>
          </table:table-cell>
          <table:table-cell table:style-name="ce25" table:formula="of:=[.$B$3]+[.A23]*[.$D$3]" office:value-type="float" office:value="0.1369651" calcext:value-type="float">
            <text:p>0.137</text:p>
          </table:table-cell>
          <table:table-cell table:style-name="ce25" table:formula="of:=SQRT([.$C$3]^2+([.A23]*[.$E$3])^2)" office:value-type="float" office:value="0.00372424935582474" calcext:value-type="float">
            <text:p>0.004</text:p>
          </table:table-cell>
          <table:table-cell table:style-name="ce25" table:formula="of:=SQRT([.C23]^2+[.E23]^2)" office:value-type="float" office:value="0.00470823146239065" calcext:value-type="float">
            <text:p>0.005</text:p>
          </table:table-cell>
          <table:table-cell table:style-name="ce14" table:formula="of:=([.B23]-[.D23])/[.F23]" office:value-type="float" office:value="1.02397259746275" calcext:value-type="float">
            <text:p>1.0</text:p>
          </table:table-cell>
          <table:table-cell table:number-columns-repeated="2"/>
          <table:table-cell table:style-name="ce22" table:formula="of:=[.J22]+0.01" office:value-type="float" office:value="0.13" calcext:value-type="float">
            <text:p>0.13</text:p>
          </table:table-cell>
          <table:table-cell table:style-name="ce25" table:formula="of:=[.$K$4]+[.J23]*[.$M$4]" office:value-type="float" office:value="0.13631981" calcext:value-type="float">
            <text:p>0.136</text:p>
          </table:table-cell>
          <table:table-cell table:style-name="ce25" table:formula="of:=SQRT([.$L$4]^2+([.J23]*[.$N$4])^2)" office:value-type="float" office:value="0.00258588753378256" calcext:value-type="float">
            <text:p>0.003</text:p>
          </table:table-cell>
          <table:table-cell table:style-name="ce25" table:formula="of:=[.$K$3]+[.J23]*[.$M$3]" office:value-type="float" office:value="0.13146224" calcext:value-type="float">
            <text:p>0.131</text:p>
          </table:table-cell>
          <table:table-cell table:style-name="ce25" table:formula="of:=SQRT([.$L$3]^2+([.J23]*[.$N$3])^2)" office:value-type="float" office:value="0.00396306649422401" calcext:value-type="float">
            <text:p>0.004</text:p>
          </table:table-cell>
          <table:table-cell table:style-name="ce25" table:formula="of:=SQRT([.L23]^2+[.N23]^2)" office:value-type="float" office:value="0.00473209365661892" calcext:value-type="float">
            <text:p>0.005</text:p>
          </table:table-cell>
          <table:table-cell table:style-name="ce14" table:formula="of:=([.K23]-[.M23])/[.O23]" office:value-type="float" office:value="1.02651603127204" calcext:value-type="float">
            <text:p>1.0</text:p>
          </table:table-cell>
        </table:table-row>
        <table:table-row table:style-name="ro1">
          <table:table-cell table:style-name="ce22" table:formula="of:=[.A23]+0.01" office:value-type="float" office:value="0.14" calcext:value-type="float">
            <text:p>0.14</text:p>
          </table:table-cell>
          <table:table-cell table:style-name="ce25" table:formula="of:=[.$B$4]+[.A24]*[.$D$4]" office:value-type="float" office:value="0.1518889" calcext:value-type="float">
            <text:p>0.152</text:p>
          </table:table-cell>
          <table:table-cell table:style-name="ce25" table:formula="of:=SQRT([.$C$4]^2+([.A24]*[.$E$4])^2)" office:value-type="float" office:value="0.00291453491269352" calcext:value-type="float">
            <text:p>0.003</text:p>
          </table:table-cell>
          <table:table-cell table:style-name="ce25" table:formula="of:=[.$B$3]+[.A24]*[.$D$3]" office:value-type="float" office:value="0.1473838" calcext:value-type="float">
            <text:p>0.147</text:p>
          </table:table-cell>
          <table:table-cell table:style-name="ce25" table:formula="of:=SQRT([.$C$3]^2+([.A24]*[.$E$3])^2)" office:value-type="float" office:value="0.00376841905980797" calcext:value-type="float">
            <text:p>0.004</text:p>
          </table:table-cell>
          <table:table-cell table:style-name="ce25" table:formula="of:=SQRT([.C24]^2+[.E24]^2)" office:value-type="float" office:value="0.00476397900579268" calcext:value-type="float">
            <text:p>0.005</text:p>
          </table:table-cell>
          <table:table-cell table:style-name="ce14" table:formula="of:=([.B24]-[.D24])/[.F24]" office:value-type="float" office:value="0.945659079211323" calcext:value-type="float">
            <text:p>0.9</text:p>
          </table:table-cell>
          <table:table-cell table:number-columns-repeated="2"/>
          <table:table-cell table:style-name="ce22" table:formula="of:=[.J23]+0.01" office:value-type="float" office:value="0.14" calcext:value-type="float">
            <text:p>0.14</text:p>
          </table:table-cell>
          <table:table-cell table:style-name="ce25" table:formula="of:=[.$K$4]+[.J24]*[.$M$4]" office:value-type="float" office:value="0.14631083" calcext:value-type="float">
            <text:p>0.146</text:p>
          </table:table-cell>
          <table:table-cell table:style-name="ce25" table:formula="of:=SQRT([.$L$4]^2+([.J24]*[.$N$4])^2)" office:value-type="float" office:value="0.00261707585956375" calcext:value-type="float">
            <text:p>0.003</text:p>
          </table:table-cell>
          <table:table-cell table:style-name="ce25" table:formula="of:=[.$K$3]+[.J24]*[.$M$3]" office:value-type="float" office:value="0.14211784" calcext:value-type="float">
            <text:p>0.142</text:p>
          </table:table-cell>
          <table:table-cell table:style-name="ce25" table:formula="of:=SQRT([.$L$3]^2+([.J24]*[.$N$3])^2)" office:value-type="float" office:value="0.00401024367626757" calcext:value-type="float">
            <text:p>0.004</text:p>
          </table:table-cell>
          <table:table-cell table:style-name="ce25" table:formula="of:=SQRT([.L24]^2+[.N24]^2)" office:value-type="float" office:value="0.00478864703207027" calcext:value-type="float">
            <text:p>0.005</text:p>
          </table:table-cell>
          <table:table-cell table:style-name="ce14" table:formula="of:=([.K24]-[.M24])/[.O24]" office:value-type="float" office:value="0.875610578921138" calcext:value-type="float">
            <text:p>0.9</text:p>
          </table:table-cell>
        </table:table-row>
        <table:table-row table:style-name="ro1">
          <table:table-cell table:style-name="ce22" table:formula="of:=[.A24]+0.01" office:value-type="float" office:value="0.15" calcext:value-type="float">
            <text:p>0.15</text:p>
          </table:table-cell>
          <table:table-cell table:style-name="ce25" table:formula="of:=[.$B$4]+[.A25]*[.$D$4]" office:value-type="float" office:value="0.1619916" calcext:value-type="float">
            <text:p>0.162</text:p>
          </table:table-cell>
          <table:table-cell table:style-name="ce25" table:formula="of:=SQRT([.$C$4]^2+([.A25]*[.$E$4])^2)" office:value-type="float" office:value="0.00295063002359564" calcext:value-type="float">
            <text:p>0.003</text:p>
          </table:table-cell>
          <table:table-cell table:style-name="ce25" table:formula="of:=[.$B$3]+[.A25]*[.$D$3]" office:value-type="float" office:value="0.1578025" calcext:value-type="float">
            <text:p>0.158</text:p>
          </table:table-cell>
          <table:table-cell table:style-name="ce25" table:formula="of:=SQRT([.$C$3]^2+([.A25]*[.$E$3])^2)" office:value-type="float" office:value="0.00381529106268775" calcext:value-type="float">
            <text:p>0.004</text:p>
          </table:table-cell>
          <table:table-cell table:style-name="ce25" table:formula="of:=SQRT([.C25]^2+[.E25]^2)" office:value-type="float" office:value="0.00482313833817453" calcext:value-type="float">
            <text:p>0.005</text:p>
          </table:table-cell>
          <table:table-cell table:style-name="ce14" table:formula="of:=([.B25]-[.D25])/[.F25]" office:value-type="float" office:value="0.868542369362242" calcext:value-type="float">
            <text:p>0.9</text:p>
          </table:table-cell>
          <table:table-cell table:number-columns-repeated="2"/>
          <table:table-cell table:style-name="ce22" table:formula="of:=[.J24]+0.01" office:value-type="float" office:value="0.15" calcext:value-type="float">
            <text:p>0.15</text:p>
          </table:table-cell>
          <table:table-cell table:style-name="ce25" table:formula="of:=[.$K$4]+[.J25]*[.$M$4]" office:value-type="float" office:value="0.15630185" calcext:value-type="float">
            <text:p>0.156</text:p>
          </table:table-cell>
          <table:table-cell table:style-name="ce25" table:formula="of:=SQRT([.$L$4]^2+([.J25]*[.$N$4])^2)" office:value-type="float" office:value="0.00265016563619352" calcext:value-type="float">
            <text:p>0.003</text:p>
          </table:table-cell>
          <table:table-cell table:style-name="ce25" table:formula="of:=[.$K$3]+[.J25]*[.$M$3]" office:value-type="float" office:value="0.15277344" calcext:value-type="float">
            <text:p>0.153</text:p>
          </table:table-cell>
          <table:table-cell table:style-name="ce25" table:formula="of:=SQRT([.$L$3]^2+([.J25]*[.$N$3])^2)" office:value-type="float" office:value="0.00406030494256589" calcext:value-type="float">
            <text:p>0.004</text:p>
          </table:table-cell>
          <table:table-cell table:style-name="ce25" table:formula="of:=SQRT([.L25]^2+[.N25]^2)" office:value-type="float" office:value="0.00484865487799307" calcext:value-type="float">
            <text:p>0.005</text:p>
          </table:table-cell>
          <table:table-cell table:style-name="ce14" table:formula="of:=([.K25]-[.M25])/[.O25]" office:value-type="float" office:value="0.727709042772801" calcext:value-type="float">
            <text:p>0.7</text:p>
          </table:table-cell>
        </table:table-row>
        <table:table-row table:style-name="ro1">
          <table:table-cell table:style-name="ce22" table:formula="of:=[.A25]+0.01" office:value-type="float" office:value="0.16" calcext:value-type="float">
            <text:p>0.16</text:p>
          </table:table-cell>
          <table:table-cell table:style-name="ce25" table:formula="of:=[.$B$4]+[.A26]*[.$D$4]" office:value-type="float" office:value="0.1720943" calcext:value-type="float">
            <text:p>0.172</text:p>
          </table:table-cell>
          <table:table-cell table:style-name="ce25" table:formula="of:=SQRT([.$C$4]^2+([.A26]*[.$E$4])^2)" office:value-type="float" office:value="0.00298873243626589" calcext:value-type="float">
            <text:p>0.003</text:p>
          </table:table-cell>
          <table:table-cell table:style-name="ce25" table:formula="of:=[.$B$3]+[.A26]*[.$D$3]" office:value-type="float" office:value="0.1682212" calcext:value-type="float">
            <text:p>0.168</text:p>
          </table:table-cell>
          <table:table-cell table:style-name="ce25" table:formula="of:=SQRT([.$C$3]^2+([.A26]*[.$E$3])^2)" office:value-type="float" office:value="0.00386476704504476" calcext:value-type="float">
            <text:p>0.004</text:p>
          </table:table-cell>
          <table:table-cell table:style-name="ce25" table:formula="of:=SQRT([.C26]^2+[.E26]^2)" office:value-type="float" office:value="0.00488558552151652" calcext:value-type="float">
            <text:p>0.005</text:p>
          </table:table-cell>
          <table:table-cell table:style-name="ce14" table:formula="of:=([.B26]-[.D26])/[.F26]" office:value-type="float" office:value="0.792760659483401" calcext:value-type="float">
            <text:p>0.8</text:p>
          </table:table-cell>
          <table:table-cell table:number-columns-repeated="2"/>
          <table:table-cell table:style-name="ce22" table:formula="of:=[.J25]+0.01" office:value-type="float" office:value="0.16" calcext:value-type="float">
            <text:p>0.16</text:p>
          </table:table-cell>
          <table:table-cell table:style-name="ce25" table:formula="of:=[.$K$4]+[.J26]*[.$M$4]" office:value-type="float" office:value="0.16629287" calcext:value-type="float">
            <text:p>0.166</text:p>
          </table:table-cell>
          <table:table-cell table:style-name="ce25" table:formula="of:=SQRT([.$L$4]^2+([.J26]*[.$N$4])^2)" office:value-type="float" office:value="0.00268508656676483" calcext:value-type="float">
            <text:p>0.003</text:p>
          </table:table-cell>
          <table:table-cell table:style-name="ce25" table:formula="of:=[.$K$3]+[.J26]*[.$M$3]" office:value-type="float" office:value="0.16342904" calcext:value-type="float">
            <text:p>0.163</text:p>
          </table:table-cell>
          <table:table-cell table:style-name="ce25" table:formula="of:=SQRT([.$L$3]^2+([.J26]*[.$N$3])^2)" office:value-type="float" office:value="0.00411314498752281" calcext:value-type="float">
            <text:p>0.004</text:p>
          </table:table-cell>
          <table:table-cell table:style-name="ce25" table:formula="of:=SQRT([.L26]^2+[.N26]^2)" office:value-type="float" office:value="0.0049119905903213" calcext:value-type="float">
            <text:p>0.005</text:p>
          </table:table-cell>
          <table:table-cell table:style-name="ce14" table:formula="of:=([.K26]-[.M26])/[.O26]" office:value-type="float" office:value="0.583028397009345" calcext:value-type="float">
            <text:p>0.6</text:p>
          </table:table-cell>
        </table:table-row>
        <table:table-row table:style-name="ro1">
          <table:table-cell table:style-name="ce22" table:formula="of:=[.A26]+0.01" office:value-type="float" office:value="0.17" calcext:value-type="float">
            <text:p>0.17</text:p>
          </table:table-cell>
          <table:table-cell table:style-name="ce25" table:formula="of:=[.$B$4]+[.A27]*[.$D$4]" office:value-type="float" office:value="0.182197" calcext:value-type="float">
            <text:p>0.182</text:p>
          </table:table-cell>
          <table:table-cell table:style-name="ce25" table:formula="of:=SQRT([.$C$4]^2+([.A27]*[.$E$4])^2)" office:value-type="float" office:value="0.00302876639502636" calcext:value-type="float">
            <text:p>0.003</text:p>
          </table:table-cell>
          <table:table-cell table:style-name="ce25" table:formula="of:=[.$B$3]+[.A27]*[.$D$3]" office:value-type="float" office:value="0.1786399" calcext:value-type="float">
            <text:p>0.179</text:p>
          </table:table-cell>
          <table:table-cell table:style-name="ce25" table:formula="of:=SQRT([.$C$3]^2+([.A27]*[.$E$3])^2)" office:value-type="float" office:value="0.00391674832847874" calcext:value-type="float">
            <text:p>0.004</text:p>
          </table:table-cell>
          <table:table-cell table:style-name="ce25" table:formula="of:=SQRT([.C27]^2+[.E27]^2)" office:value-type="float" office:value="0.00495119615287881" calcext:value-type="float">
            <text:p>0.005</text:p>
          </table:table-cell>
          <table:table-cell table:style-name="ce14" table:formula="of:=([.B27]-[.D27])/[.F27]" office:value-type="float" office:value="0.71843245352575" calcext:value-type="float">
            <text:p>0.7</text:p>
          </table:table-cell>
          <table:table-cell table:number-columns-repeated="2"/>
          <table:table-cell table:style-name="ce22" table:formula="of:=[.J26]+0.01" office:value-type="float" office:value="0.17" calcext:value-type="float">
            <text:p>0.17</text:p>
          </table:table-cell>
          <table:table-cell table:style-name="ce25" table:formula="of:=[.$K$4]+[.J27]*[.$M$4]" office:value-type="float" office:value="0.17628389" calcext:value-type="float">
            <text:p>0.176</text:p>
          </table:table-cell>
          <table:table-cell table:style-name="ce25" table:formula="of:=SQRT([.$L$4]^2+([.J27]*[.$N$4])^2)" office:value-type="float" office:value="0.00272176816977333" calcext:value-type="float">
            <text:p>0.003</text:p>
          </table:table-cell>
          <table:table-cell table:style-name="ce25" table:formula="of:=[.$K$3]+[.J27]*[.$M$3]" office:value-type="float" office:value="0.17408464" calcext:value-type="float">
            <text:p>0.174</text:p>
          </table:table-cell>
          <table:table-cell table:style-name="ce25" table:formula="of:=SQRT([.$L$3]^2+([.J27]*[.$N$3])^2)" office:value-type="float" office:value="0.00416865814481363" calcext:value-type="float">
            <text:p>0.004</text:p>
          </table:table-cell>
          <table:table-cell table:style-name="ce25" table:formula="of:=SQRT([.L27]^2+[.N27]^2)" office:value-type="float" office:value="0.00497852716155212" calcext:value-type="float">
            <text:p>0.005</text:p>
          </table:table-cell>
          <table:table-cell table:style-name="ce14" table:formula="of:=([.K27]-[.M27])/[.O27]" office:value-type="float" office:value="0.441747112877932" calcext:value-type="float">
            <text:p>0.4</text:p>
          </table:table-cell>
        </table:table-row>
        <table:table-row table:style-name="ro1">
          <table:table-cell table:style-name="ce22" table:formula="of:=[.A27]+0.01" office:value-type="float" office:value="0.18" calcext:value-type="float">
            <text:p>0.18</text:p>
          </table:table-cell>
          <table:table-cell table:style-name="ce25" table:formula="of:=[.$B$4]+[.A28]*[.$D$4]" office:value-type="float" office:value="0.1922997" calcext:value-type="float">
            <text:p>0.192</text:p>
          </table:table-cell>
          <table:table-cell table:style-name="ce25" table:formula="of:=SQRT([.$C$4]^2+([.A28]*[.$E$4])^2)" office:value-type="float" office:value="0.00307065635268803" calcext:value-type="float">
            <text:p>0.003</text:p>
          </table:table-cell>
          <table:table-cell table:style-name="ce25" table:formula="of:=[.$B$3]+[.A28]*[.$D$3]" office:value-type="float" office:value="0.1890586" calcext:value-type="float">
            <text:p>0.189</text:p>
          </table:table-cell>
          <table:table-cell table:style-name="ce25" table:formula="of:=SQRT([.$C$3]^2+([.A28]*[.$E$3])^2)" office:value-type="float" office:value="0.00397113653272662" calcext:value-type="float">
            <text:p>0.004</text:p>
          </table:table-cell>
          <table:table-cell table:style-name="ce25" table:formula="of:=SQRT([.C28]^2+[.E28]^2)" office:value-type="float" office:value="0.00501984619264967" calcext:value-type="float">
            <text:p>0.005</text:p>
          </table:table-cell>
          <table:table-cell table:style-name="ce14" table:formula="of:=([.B28]-[.D28])/[.F28]" office:value-type="float" office:value="0.645657232435885" calcext:value-type="float">
            <text:p>0.6</text:p>
          </table:table-cell>
          <table:table-cell table:number-columns-repeated="2"/>
          <table:table-cell table:style-name="ce22" table:formula="of:=[.J27]+0.01" office:value-type="float" office:value="0.18" calcext:value-type="float">
            <text:p>0.18</text:p>
          </table:table-cell>
          <table:table-cell table:style-name="ce25" table:formula="of:=[.$K$4]+[.J28]*[.$M$4]" office:value-type="float" office:value="0.18627491" calcext:value-type="float">
            <text:p>0.186</text:p>
          </table:table-cell>
          <table:table-cell table:style-name="ce25" table:formula="of:=SQRT([.$L$4]^2+([.J28]*[.$N$4])^2)" office:value-type="float" office:value="0.0027601402493663" calcext:value-type="float">
            <text:p>0.003</text:p>
          </table:table-cell>
          <table:table-cell table:style-name="ce25" table:formula="of:=[.$K$3]+[.J28]*[.$M$3]" office:value-type="float" office:value="0.18474024" calcext:value-type="float">
            <text:p>0.185</text:p>
          </table:table-cell>
          <table:table-cell table:style-name="ce25" table:formula="of:=SQRT([.$L$3]^2+([.J28]*[.$N$3])^2)" office:value-type="float" office:value="0.00422673909136062" calcext:value-type="float">
            <text:p>0.004</text:p>
          </table:table-cell>
          <table:table-cell table:style-name="ce25" table:formula="of:=SQRT([.L28]^2+[.N28]^2)" office:value-type="float" office:value="0.00504813802729361" calcext:value-type="float">
            <text:p>0.005</text:p>
          </table:table-cell>
          <table:table-cell table:style-name="ce14" table:formula="of:=([.K28]-[.M28])/[.O28]" office:value-type="float" office:value="0.304007139207088" calcext:value-type="float">
            <text:p>0.3</text:p>
          </table:table-cell>
        </table:table-row>
        <table:table-row table:style-name="ro1">
          <table:table-cell table:style-name="ce22" table:formula="of:=[.A28]+0.01" office:value-type="float" office:value="0.19" calcext:value-type="float">
            <text:p>0.19</text:p>
          </table:table-cell>
          <table:table-cell table:style-name="ce25" table:formula="of:=[.$B$4]+[.A29]*[.$D$4]" office:value-type="float" office:value="0.2024024" calcext:value-type="float">
            <text:p>0.202</text:p>
          </table:table-cell>
          <table:table-cell table:style-name="ce25" table:formula="of:=SQRT([.$C$4]^2+([.A29]*[.$E$4])^2)" office:value-type="float" office:value="0.00311432741656606" calcext:value-type="float">
            <text:p>0.003</text:p>
          </table:table-cell>
          <table:table-cell table:style-name="ce25" table:formula="of:=[.$B$3]+[.A29]*[.$D$3]" office:value-type="float" office:value="0.1994773" calcext:value-type="float">
            <text:p>0.199</text:p>
          </table:table-cell>
          <table:table-cell table:style-name="ce25" table:formula="of:=SQRT([.$C$3]^2+([.A29]*[.$E$3])^2)" office:value-type="float" office:value="0.00402783415636853" calcext:value-type="float">
            <text:p>0.004</text:p>
          </table:table-cell>
          <table:table-cell table:style-name="ce25" table:formula="of:=SQRT([.C29]^2+[.E29]^2)" office:value-type="float" office:value="0.00509141269676541" calcext:value-type="float">
            <text:p>0.005</text:p>
          </table:table-cell>
          <table:table-cell table:style-name="ce14" table:formula="of:=([.B29]-[.D29])/[.F29]" office:value-type="float" office:value="0.574516381643602" calcext:value-type="float">
            <text:p>0.6</text:p>
          </table:table-cell>
          <table:table-cell table:number-columns-repeated="2"/>
          <table:table-cell table:style-name="ce22" table:formula="of:=[.J28]+0.01" office:value-type="float" office:value="0.19" calcext:value-type="float">
            <text:p>0.19</text:p>
          </table:table-cell>
          <table:table-cell table:style-name="ce25" table:formula="of:=[.$K$4]+[.J29]*[.$M$4]" office:value-type="float" office:value="0.19626593" calcext:value-type="float">
            <text:p>0.196</text:p>
          </table:table-cell>
          <table:table-cell table:style-name="ce25" table:formula="of:=SQRT([.$L$4]^2+([.J29]*[.$N$4])^2)" office:value-type="float" office:value="0.00280013330924847" calcext:value-type="float">
            <text:p>0.003</text:p>
          </table:table-cell>
          <table:table-cell table:style-name="ce25" table:formula="of:=[.$K$3]+[.J29]*[.$M$3]" office:value-type="float" office:value="0.19539584" calcext:value-type="float">
            <text:p>0.195</text:p>
          </table:table-cell>
          <table:table-cell table:style-name="ce25" table:formula="of:=SQRT([.$L$3]^2+([.J29]*[.$N$3])^2)" office:value-type="float" office:value="0.00428728346890301" calcext:value-type="float">
            <text:p>0.004</text:p>
          </table:table-cell>
          <table:table-cell table:style-name="ce25" table:formula="of:=SQRT([.L29]^2+[.N29]^2)" office:value-type="float" office:value="0.00512069781302234" calcext:value-type="float">
            <text:p>0.005</text:p>
          </table:table-cell>
          <table:table-cell table:style-name="ce14" table:formula="of:=([.K29]-[.M29])/[.O29]" office:value-type="float" office:value="0.16991629496029" calcext:value-type="float">
            <text:p>0.2</text:p>
          </table:table-cell>
        </table:table-row>
        <table:table-row table:style-name="ro1">
          <table:table-cell table:style-name="ce22" table:formula="of:=[.A29]+0.01" office:value-type="float" office:value="0.2" calcext:value-type="float">
            <text:p>0.20</text:p>
          </table:table-cell>
          <table:table-cell table:style-name="ce25" table:formula="of:=[.$B$4]+[.A30]*[.$D$4]" office:value-type="float" office:value="0.2125051" calcext:value-type="float">
            <text:p>0.213</text:p>
          </table:table-cell>
          <table:table-cell table:style-name="ce25" table:formula="of:=SQRT([.$C$4]^2+([.A30]*[.$E$4])^2)" office:value-type="float" office:value="0.00315970573621279" calcext:value-type="float">
            <text:p>0.003</text:p>
          </table:table-cell>
          <table:table-cell table:style-name="ce25" table:formula="of:=[.$B$3]+[.A30]*[.$D$3]" office:value-type="float" office:value="0.209896" calcext:value-type="float">
            <text:p>0.210</text:p>
          </table:table-cell>
          <table:table-cell table:style-name="ce25" table:formula="of:=SQRT([.$C$3]^2+([.A30]*[.$E$3])^2)" office:value-type="float" office:value="0.0040867450810639" calcext:value-type="float">
            <text:p>0.004</text:p>
          </table:table-cell>
          <table:table-cell table:style-name="ce25" table:formula="of:=SQRT([.C30]^2+[.E30]^2)" office:value-type="float" office:value="0.00516577445278595" calcext:value-type="float">
            <text:p>0.005</text:p>
          </table:table-cell>
          <table:table-cell table:style-name="ce14" table:formula="of:=([.B30]-[.D30])/[.F30]" office:value-type="float" office:value="0.505074316319185" calcext:value-type="float">
            <text:p>0.5</text:p>
          </table:table-cell>
          <table:table-cell table:number-columns-repeated="2"/>
          <table:table-cell table:style-name="ce22" table:formula="of:=[.J29]+0.01" office:value-type="float" office:value="0.2" calcext:value-type="float">
            <text:p>0.20</text:p>
          </table:table-cell>
          <table:table-cell table:style-name="ce25" table:formula="of:=[.$K$4]+[.J30]*[.$M$4]" office:value-type="float" office:value="0.20625695" calcext:value-type="float">
            <text:p>0.206</text:p>
          </table:table-cell>
          <table:table-cell table:style-name="ce25" table:formula="of:=SQRT([.$L$4]^2+([.J30]*[.$N$4])^2)" office:value-type="float" office:value="0.00284167891046191" calcext:value-type="float">
            <text:p>0.003</text:p>
          </table:table-cell>
          <table:table-cell table:style-name="ce25" table:formula="of:=[.$K$3]+[.J30]*[.$M$3]" office:value-type="float" office:value="0.20605144" calcext:value-type="float">
            <text:p>0.206</text:p>
          </table:table-cell>
          <table:table-cell table:style-name="ce25" table:formula="of:=SQRT([.$L$3]^2+([.J30]*[.$N$3])^2)" office:value-type="float" office:value="0.00435018842318353" calcext:value-type="float">
            <text:p>0.004</text:p>
          </table:table-cell>
          <table:table-cell table:style-name="ce25" table:formula="of:=SQRT([.L30]^2+[.N30]^2)" office:value-type="float" office:value="0.00519608298118535" calcext:value-type="float">
            <text:p>0.005</text:p>
          </table:table-cell>
          <table:table-cell table:style-name="ce14" table:formula="of:=([.K30]-[.M30])/[.O30]" office:value-type="float" office:value="0.0395509465003075" calcext:value-type="float">
            <text:p>0.0</text:p>
          </table:table-cell>
        </table:table-row>
        <table:table-row table:style-name="ro1">
          <table:table-cell table:style-name="ce22" table:formula="of:=[.A30]+0.01" office:value-type="float" office:value="0.21" calcext:value-type="float">
            <text:p>0.21</text:p>
          </table:table-cell>
          <table:table-cell table:style-name="ce25" table:formula="of:=[.$B$4]+[.A31]*[.$D$4]" office:value-type="float" office:value="0.2226078" calcext:value-type="float">
            <text:p>0.223</text:p>
          </table:table-cell>
          <table:table-cell table:style-name="ce25" table:formula="of:=SQRT([.$C$4]^2+([.A31]*[.$E$4])^2)" office:value-type="float" office:value="0.00320671883425196" calcext:value-type="float">
            <text:p>0.003</text:p>
          </table:table-cell>
          <table:table-cell table:style-name="ce25" table:formula="of:=[.$B$3]+[.A31]*[.$D$3]" office:value-type="float" office:value="0.2203147" calcext:value-type="float">
            <text:p>0.220</text:p>
          </table:table-cell>
          <table:table-cell table:style-name="ce25" table:formula="of:=SQRT([.$C$3]^2+([.A31]*[.$E$3])^2)" office:value-type="float" office:value="0.004147775001218" calcext:value-type="float">
            <text:p>0.004</text:p>
          </table:table-cell>
          <table:table-cell table:style-name="ce25" table:formula="of:=SQRT([.C31]^2+[.E31]^2)" office:value-type="float" office:value="0.00524281252217503" calcext:value-type="float">
            <text:p>0.005</text:p>
          </table:table-cell>
          <table:table-cell table:style-name="ce14" table:formula="of:=([.B31]-[.D31])/[.F31]" office:value-type="float" office:value="0.437379744230999" calcext:value-type="float">
            <text:p>0.4</text:p>
          </table:table-cell>
          <table:table-cell table:number-columns-repeated="2"/>
          <table:table-cell table:style-name="ce22" table:formula="of:=[.J30]+0.01" office:value-type="float" office:value="0.21" calcext:value-type="float">
            <text:p>0.21</text:p>
          </table:table-cell>
          <table:table-cell table:style-name="ce25" table:formula="of:=[.$K$4]+[.J31]*[.$M$4]" office:value-type="float" office:value="0.21624797" calcext:value-type="float">
            <text:p>0.216</text:p>
          </table:table-cell>
          <table:table-cell table:style-name="ce25" table:formula="of:=SQRT([.$L$4]^2+([.J31]*[.$N$4])^2)" office:value-type="float" office:value="0.00288470997467259" calcext:value-type="float">
            <text:p>0.003</text:p>
          </table:table-cell>
          <table:table-cell table:style-name="ce25" table:formula="of:=[.$K$3]+[.J31]*[.$M$3]" office:value-type="float" office:value="0.21670704" calcext:value-type="float">
            <text:p>0.217</text:p>
          </table:table-cell>
          <table:table-cell table:style-name="ce25" table:formula="of:=SQRT([.$L$3]^2+([.J31]*[.$N$3])^2)" office:value-type="float" office:value="0.00441535306287606" calcext:value-type="float">
            <text:p>0.004</text:p>
          </table:table-cell>
          <table:table-cell table:style-name="ce25" table:formula="of:=SQRT([.L31]^2+[.N31]^2)" office:value-type="float" office:value="0.00527417238131487" calcext:value-type="float">
            <text:p>0.005</text:p>
          </table:table-cell>
          <table:table-cell table:style-name="ce14" table:formula="of:=([.K31]-[.M31])/[.O31]" office:value-type="float" office:value="-0.0870411444317507" calcext:value-type="float">
            <text:p>-0.1</text:p>
          </table:table-cell>
        </table:table-row>
        <table:table-row table:style-name="ro1">
          <table:table-cell table:style-name="ce22" table:formula="of:=[.A31]+0.01" office:value-type="float" office:value="0.22" calcext:value-type="float">
            <text:p>0.22</text:p>
          </table:table-cell>
          <table:table-cell table:style-name="ce25" table:formula="of:=[.$B$4]+[.A32]*[.$D$4]" office:value-type="float" office:value="0.2327105" calcext:value-type="float">
            <text:p>0.233</text:p>
          </table:table-cell>
          <table:table-cell table:style-name="ce25" table:formula="of:=SQRT([.$C$4]^2+([.A32]*[.$E$4])^2)" office:value-type="float" office:value="0.00325529588287236" calcext:value-type="float">
            <text:p>0.003</text:p>
          </table:table-cell>
          <table:table-cell table:style-name="ce25" table:formula="of:=[.$B$3]+[.A32]*[.$D$3]" office:value-type="float" office:value="0.2307334" calcext:value-type="float">
            <text:p>0.231</text:p>
          </table:table-cell>
          <table:table-cell table:style-name="ce25" table:formula="of:=SQRT([.$C$3]^2+([.A32]*[.$E$3])^2)" office:value-type="float" office:value="0.00421083178250996" calcext:value-type="float">
            <text:p>0.004</text:p>
          </table:table-cell>
          <table:table-cell table:style-name="ce25" table:formula="of:=SQRT([.C32]^2+[.E32]^2)" office:value-type="float" office:value="0.00532241069306398" calcext:value-type="float">
            <text:p>0.005</text:p>
          </table:table-cell>
          <table:table-cell table:style-name="ce14" table:formula="of:=([.B32]-[.D32])/[.F32]" office:value-type="float" office:value="0.371467012603234" calcext:value-type="float">
            <text:p>0.4</text:p>
          </table:table-cell>
          <table:table-cell table:number-columns-repeated="2"/>
          <table:table-cell table:style-name="ce22" table:formula="of:=[.J31]+0.01" office:value-type="float" office:value="0.22" calcext:value-type="float">
            <text:p>0.22</text:p>
          </table:table-cell>
          <table:table-cell table:style-name="ce25" table:formula="of:=[.$K$4]+[.J32]*[.$M$4]" office:value-type="float" office:value="0.22623899" calcext:value-type="float">
            <text:p>0.226</text:p>
          </table:table-cell>
          <table:table-cell table:style-name="ce25" table:formula="of:=SQRT([.$L$4]^2+([.J32]*[.$N$4])^2)" office:value-type="float" office:value="0.00292916103568879" calcext:value-type="float">
            <text:p>0.003</text:p>
          </table:table-cell>
          <table:table-cell table:style-name="ce25" table:formula="of:=[.$K$3]+[.J32]*[.$M$3]" office:value-type="float" office:value="0.22736264" calcext:value-type="float">
            <text:p>0.227</text:p>
          </table:table-cell>
          <table:table-cell table:style-name="ce25" table:formula="of:=SQRT([.$L$3]^2+([.J32]*[.$N$3])^2)" office:value-type="float" office:value="0.00448267884201802" calcext:value-type="float">
            <text:p>0.004</text:p>
          </table:table-cell>
          <table:table-cell table:style-name="ce25" table:formula="of:=SQRT([.L32]^2+[.N32]^2)" office:value-type="float" office:value="0.00535484770779464" calcext:value-type="float">
            <text:p>0.005</text:p>
          </table:table-cell>
          <table:table-cell table:style-name="ce14" table:formula="of:=([.K32]-[.M32])/[.O32]" office:value-type="float" office:value="-0.209837900406461" calcext:value-type="float">
            <text:p>-0.2</text:p>
          </table:table-cell>
        </table:table-row>
        <table:table-row table:style-name="ro1">
          <table:table-cell table:style-name="ce22" table:formula="of:=[.A32]+0.01" office:value-type="float" office:value="0.23" calcext:value-type="float">
            <text:p>0.23</text:p>
          </table:table-cell>
          <table:table-cell table:style-name="ce25" table:formula="of:=[.$B$4]+[.A33]*[.$D$4]" office:value-type="float" office:value="0.2428132" calcext:value-type="float">
            <text:p>0.243</text:p>
          </table:table-cell>
          <table:table-cell table:style-name="ce25" table:formula="of:=SQRT([.$C$4]^2+([.A33]*[.$E$4])^2)" office:value-type="float" office:value="0.00330536792940734" calcext:value-type="float">
            <text:p>0.003</text:p>
          </table:table-cell>
          <table:table-cell table:style-name="ce25" table:formula="of:=[.$B$3]+[.A33]*[.$D$3]" office:value-type="float" office:value="0.2411521" calcext:value-type="float">
            <text:p>0.241</text:p>
          </table:table-cell>
          <table:table-cell table:style-name="ce25" table:formula="of:=SQRT([.$C$3]^2+([.A33]*[.$E$3])^2)" office:value-type="float" office:value="0.00427582575383995" calcext:value-type="float">
            <text:p>0.004</text:p>
          </table:table-cell>
          <table:table-cell table:style-name="ce25" table:formula="of:=SQRT([.C33]^2+[.E33]^2)" office:value-type="float" office:value="0.00540445584920032" calcext:value-type="float">
            <text:p>0.005</text:p>
          </table:table-cell>
          <table:table-cell table:style-name="ce14" table:formula="of:=([.B33]-[.D33])/[.F33]" office:value-type="float" office:value="0.307357492844679" calcext:value-type="float">
            <text:p>0.3</text:p>
          </table:table-cell>
          <table:table-cell table:number-columns-repeated="2"/>
          <table:table-cell table:style-name="ce22" table:formula="of:=[.J32]+0.01" office:value-type="float" office:value="0.23" calcext:value-type="float">
            <text:p>0.23</text:p>
          </table:table-cell>
          <table:table-cell table:style-name="ce25" table:formula="of:=[.$K$4]+[.J33]*[.$M$4]" office:value-type="float" office:value="0.23623001" calcext:value-type="float">
            <text:p>0.236</text:p>
          </table:table-cell>
          <table:table-cell table:style-name="ce25" table:formula="of:=SQRT([.$L$4]^2+([.J33]*[.$N$4])^2)" office:value-type="float" office:value="0.00297496844272837" calcext:value-type="float">
            <text:p>0.003</text:p>
          </table:table-cell>
          <table:table-cell table:style-name="ce25" table:formula="of:=[.$K$3]+[.J33]*[.$M$3]" office:value-type="float" office:value="0.23801824" calcext:value-type="float">
            <text:p>0.238</text:p>
          </table:table-cell>
          <table:table-cell table:style-name="ce25" table:formula="of:=SQRT([.$L$3]^2+([.J33]*[.$N$3])^2)" office:value-type="float" office:value="0.00455206987091378" calcext:value-type="float">
            <text:p>0.005</text:p>
          </table:table-cell>
          <table:table-cell table:style-name="ce25" table:formula="of:=SQRT([.L33]^2+[.N33]^2)" office:value-type="float" office:value="0.00543799387135648" calcext:value-type="float">
            <text:p>0.005</text:p>
          </table:table-cell>
          <table:table-cell table:style-name="ce14" table:formula="of:=([.K33]-[.M33])/[.O33]" office:value-type="float" office:value="-0.328840017532777" calcext:value-type="float">
            <text:p>-0.3</text:p>
          </table:table-cell>
        </table:table-row>
        <table:table-row table:style-name="ro1">
          <table:table-cell table:style-name="ce22" table:formula="of:=[.A33]+0.01" office:value-type="float" office:value="0.24" calcext:value-type="float">
            <text:p>0.24</text:p>
          </table:table-cell>
          <table:table-cell table:style-name="ce25" table:formula="of:=[.$B$4]+[.A34]*[.$D$4]" office:value-type="float" office:value="0.2529159" calcext:value-type="float">
            <text:p>0.253</text:p>
          </table:table-cell>
          <table:table-cell table:style-name="ce25" table:formula="of:=SQRT([.$C$4]^2+([.A34]*[.$E$4])^2)" office:value-type="float" office:value="0.00335686807501764" calcext:value-type="float">
            <text:p>0.003</text:p>
          </table:table-cell>
          <table:table-cell table:style-name="ce25" table:formula="of:=[.$B$3]+[.A34]*[.$D$3]" office:value-type="float" office:value="0.2515708" calcext:value-type="float">
            <text:p>0.252</text:p>
          </table:table-cell>
          <table:table-cell table:style-name="ce25" table:formula="of:=SQRT([.$C$3]^2+([.A34]*[.$E$3])^2)" office:value-type="float" office:value="0.00434266993801555" calcext:value-type="float">
            <text:p>0.004</text:p>
          </table:table-cell>
          <table:table-cell table:style-name="ce25" table:formula="of:=SQRT([.C34]^2+[.E34]^2)" office:value-type="float" office:value="0.00548883826174689" calcext:value-type="float">
            <text:p>0.005</text:p>
          </table:table-cell>
          <table:table-cell table:style-name="ce14" table:formula="of:=([.B34]-[.D34])/[.F34]" office:value-type="float" office:value="0.245060964790005" calcext:value-type="float">
            <text:p>0.2</text:p>
          </table:table-cell>
          <table:table-cell table:number-columns-repeated="2"/>
          <table:table-cell table:style-name="ce22" table:formula="of:=[.J33]+0.01" office:value-type="float" office:value="0.24" calcext:value-type="float">
            <text:p>0.24</text:p>
          </table:table-cell>
          <table:table-cell table:style-name="ce25" table:formula="of:=[.$K$4]+[.J34]*[.$M$4]" office:value-type="float" office:value="0.24622103" calcext:value-type="float">
            <text:p>0.246</text:p>
          </table:table-cell>
          <table:table-cell table:style-name="ce25" table:formula="of:=SQRT([.$L$4]^2+([.J34]*[.$N$4])^2)" office:value-type="float" office:value="0.00302207051947372" calcext:value-type="float">
            <text:p>0.003</text:p>
          </table:table-cell>
          <table:table-cell table:style-name="ce25" table:formula="of:=[.$K$3]+[.J34]*[.$M$3]" office:value-type="float" office:value="0.24867384" calcext:value-type="float">
            <text:p>0.249</text:p>
          </table:table-cell>
          <table:table-cell table:style-name="ce25" table:formula="of:=SQRT([.$L$3]^2+([.J34]*[.$N$3])^2)" office:value-type="float" office:value="0.00462343316128437" calcext:value-type="float">
            <text:p>0.005</text:p>
          </table:table-cell>
          <table:table-cell table:style-name="ce25" table:formula="of:=SQRT([.L34]^2+[.N34]^2)" office:value-type="float" office:value="0.0055234992913493" calcext:value-type="float">
            <text:p>0.006</text:p>
          </table:table-cell>
          <table:table-cell table:style-name="ce14" table:formula="of:=([.K34]-[.M34])/[.O34]" office:value-type="float" office:value="-0.444068129752723" calcext:value-type="float">
            <text:p>-0.4</text:p>
          </table:table-cell>
        </table:table-row>
        <table:table-row table:style-name="ro1">
          <table:table-cell table:style-name="ce22" table:formula="of:=[.A34]+0.01" office:value-type="float" office:value="0.25" calcext:value-type="float">
            <text:p>0.25</text:p>
          </table:table-cell>
          <table:table-cell table:style-name="ce25" table:formula="of:=[.$B$4]+[.A35]*[.$D$4]" office:value-type="float" office:value="0.2630186" calcext:value-type="float">
            <text:p>0.263</text:p>
          </table:table-cell>
          <table:table-cell table:style-name="ce25" table:formula="of:=SQRT([.$C$4]^2+([.A35]*[.$E$4])^2)" office:value-type="float" office:value="0.00340973161084564" calcext:value-type="float">
            <text:p>0.003</text:p>
          </table:table-cell>
          <table:table-cell table:style-name="ce25" table:formula="of:=[.$B$3]+[.A35]*[.$D$3]" office:value-type="float" office:value="0.2619895" calcext:value-type="float">
            <text:p>0.262</text:p>
          </table:table-cell>
          <table:table-cell table:style-name="ce25" table:formula="of:=SQRT([.$C$3]^2+([.A35]*[.$E$3])^2)" office:value-type="float" office:value="0.00441128022694376" calcext:value-type="float">
            <text:p>0.004</text:p>
          </table:table-cell>
          <table:table-cell table:style-name="ce25" table:formula="of:=SQRT([.C35]^2+[.E35]^2)" office:value-type="float" office:value="0.00557545181116517" calcext:value-type="float">
            <text:p>0.006</text:p>
          </table:table-cell>
          <table:table-cell table:style-name="ce14" table:formula="of:=([.B35]-[.D35])/[.F35]" office:value-type="float" office:value="0.184576969697616" calcext:value-type="float">
            <text:p>0.2</text:p>
          </table:table-cell>
          <table:table-cell table:number-columns-repeated="2"/>
          <table:table-cell table:style-name="ce22" table:formula="of:=[.J34]+0.01" office:value-type="float" office:value="0.25" calcext:value-type="float">
            <text:p>0.25</text:p>
          </table:table-cell>
          <table:table-cell table:style-name="ce25" table:formula="of:=[.$K$4]+[.J35]*[.$M$4]" office:value-type="float" office:value="0.25621205" calcext:value-type="float">
            <text:p>0.256</text:p>
          </table:table-cell>
          <table:table-cell table:style-name="ce25" table:formula="of:=SQRT([.$L$4]^2+([.J35]*[.$N$4])^2)" office:value-type="float" office:value="0.0030704076832442" calcext:value-type="float">
            <text:p>0.003</text:p>
          </table:table-cell>
          <table:table-cell table:style-name="ce25" table:formula="of:=[.$K$3]+[.J35]*[.$M$3]" office:value-type="float" office:value="0.25932944" calcext:value-type="float">
            <text:p>0.259</text:p>
          </table:table-cell>
          <table:table-cell table:style-name="ce25" table:formula="of:=SQRT([.$L$3]^2+([.J35]*[.$N$3])^2)" office:value-type="float" office:value="0.00469667881190794" calcext:value-type="float">
            <text:p>0.005</text:p>
          </table:table-cell>
          <table:table-cell table:style-name="ce25" table:formula="of:=SQRT([.L35]^2+[.N35]^2)" office:value-type="float" office:value="0.00561125611637448" calcext:value-type="float">
            <text:p>0.006</text:p>
          </table:table-cell>
          <table:table-cell table:style-name="ce14" table:formula="of:=([.K35]-[.M35])/[.O35]" office:value-type="float" office:value="-0.555560098371377" calcext:value-type="float">
            <text:p>-0.6</text:p>
          </table:table-cell>
        </table:table-row>
        <table:table-row table:style-name="ro1">
          <table:table-cell table:style-name="ce22" table:formula="of:=[.A35]+0.01" office:value-type="float" office:value="0.26" calcext:value-type="float">
            <text:p>0.26</text:p>
          </table:table-cell>
          <table:table-cell table:style-name="ce25" table:formula="of:=[.$B$4]+[.A36]*[.$D$4]" office:value-type="float" office:value="0.2731213" calcext:value-type="float">
            <text:p>0.273</text:p>
          </table:table-cell>
          <table:table-cell table:style-name="ce25" table:formula="of:=SQRT([.$C$4]^2+([.A36]*[.$E$4])^2)" office:value-type="float" office:value="0.00346389611615831" calcext:value-type="float">
            <text:p>0.003</text:p>
          </table:table-cell>
          <table:table-cell table:style-name="ce25" table:formula="of:=[.$B$3]+[.A36]*[.$D$3]" office:value-type="float" office:value="0.2724082" calcext:value-type="float">
            <text:p>0.272</text:p>
          </table:table-cell>
          <table:table-cell table:style-name="ce25" table:formula="of:=SQRT([.$C$3]^2+([.A36]*[.$E$3])^2)" office:value-type="float" office:value="0.00448157550727911" calcext:value-type="float">
            <text:p>0.004</text:p>
          </table:table-cell>
          <table:table-cell table:style-name="ce25" table:formula="of:=SQRT([.C36]^2+[.E36]^2)" office:value-type="float" office:value="0.00566419414665322" calcext:value-type="float">
            <text:p>0.006</text:p>
          </table:table-cell>
          <table:table-cell table:style-name="ce14" table:formula="of:=([.B36]-[.D36])/[.F36]" office:value-type="float" office:value="0.125896108349554" calcext:value-type="float">
            <text:p>0.1</text:p>
          </table:table-cell>
          <table:table-cell table:number-columns-repeated="2"/>
          <table:table-cell table:style-name="ce22" table:formula="of:=[.J35]+0.01" office:value-type="float" office:value="0.26" calcext:value-type="float">
            <text:p>0.26</text:p>
          </table:table-cell>
          <table:table-cell table:style-name="ce25" table:formula="of:=[.$K$4]+[.J36]*[.$M$4]" office:value-type="float" office:value="0.26620307" calcext:value-type="float">
            <text:p>0.266</text:p>
          </table:table-cell>
          <table:table-cell table:style-name="ce25" table:formula="of:=SQRT([.$L$4]^2+([.J36]*[.$N$4])^2)" office:value-type="float" office:value="0.00311992252871576" calcext:value-type="float">
            <text:p>0.003</text:p>
          </table:table-cell>
          <table:table-cell table:style-name="ce25" table:formula="of:=[.$K$3]+[.J36]*[.$M$3]" office:value-type="float" office:value="0.26998504" calcext:value-type="float">
            <text:p>0.270</text:p>
          </table:table-cell>
          <table:table-cell table:style-name="ce25" table:formula="of:=SQRT([.$L$3]^2+([.J36]*[.$N$3])^2)" office:value-type="float" office:value="0.00477172014118221" calcext:value-type="float">
            <text:p>0.005</text:p>
          </table:table-cell>
          <table:table-cell table:style-name="ce25" table:formula="of:=SQRT([.L36]^2+[.N36]^2)" office:value-type="float" office:value="0.00570116038109367" calcext:value-type="float">
            <text:p>0.006</text:p>
          </table:table-cell>
          <table:table-cell table:style-name="ce14" table:formula="of:=([.K36]-[.M36])/[.O36]" office:value-type="float" office:value="-0.663368463118811" calcext:value-type="float">
            <text:p>-0.7</text:p>
          </table:table-cell>
        </table:table-row>
        <table:table-row table:style-name="ro1">
          <table:table-cell table:style-name="ce22" table:formula="of:=[.A36]+0.01" office:value-type="float" office:value="0.27" calcext:value-type="float">
            <text:p>0.27</text:p>
          </table:table-cell>
          <table:table-cell table:style-name="ce25" table:formula="of:=[.$B$4]+[.A37]*[.$D$4]" office:value-type="float" office:value="0.283224" calcext:value-type="float">
            <text:p>0.283</text:p>
          </table:table-cell>
          <table:table-cell table:style-name="ce25" table:formula="of:=SQRT([.$C$4]^2+([.A37]*[.$E$4])^2)" office:value-type="float" office:value="0.00351930152298472" calcext:value-type="float">
            <text:p>0.004</text:p>
          </table:table-cell>
          <table:table-cell table:style-name="ce25" table:formula="of:=[.$B$3]+[.A37]*[.$D$3]" office:value-type="float" office:value="0.2828269" calcext:value-type="float">
            <text:p>0.283</text:p>
          </table:table-cell>
          <table:table-cell table:style-name="ce25" table:formula="of:=SQRT([.$C$3]^2+([.A37]*[.$E$3])^2)" office:value-type="float" office:value="0.00455347774245148" calcext:value-type="float">
            <text:p>0.005</text:p>
          </table:table-cell>
          <table:table-cell table:style-name="ce25" table:formula="of:=SQRT([.C37]^2+[.E37]^2)" office:value-type="float" office:value="0.00575496679058043" calcext:value-type="float">
            <text:p>0.006</text:p>
          </table:table-cell>
          <table:table-cell table:style-name="ce14" table:formula="of:=([.B37]-[.D37])/[.F37]" office:value-type="float" office:value="0.0690012669838419" calcext:value-type="float">
            <text:p>0.1</text:p>
          </table:table-cell>
          <table:table-cell table:number-columns-repeated="2"/>
          <table:table-cell table:style-name="ce22" table:formula="of:=[.J36]+0.01" office:value-type="float" office:value="0.27" calcext:value-type="float">
            <text:p>0.27</text:p>
          </table:table-cell>
          <table:table-cell table:style-name="ce25" table:formula="of:=[.$K$4]+[.J37]*[.$M$4]" office:value-type="float" office:value="0.27619409" calcext:value-type="float">
            <text:p>0.276</text:p>
          </table:table-cell>
          <table:table-cell table:style-name="ce25" table:formula="of:=SQRT([.$L$4]^2+([.J37]*[.$N$4])^2)" office:value-type="float" office:value="0.0031705598805671" calcext:value-type="float">
            <text:p>0.003</text:p>
          </table:table-cell>
          <table:table-cell table:style-name="ce25" table:formula="of:=[.$K$3]+[.J37]*[.$M$3]" office:value-type="float" office:value="0.28064064" calcext:value-type="float">
            <text:p>0.281</text:p>
          </table:table-cell>
          <table:table-cell table:style-name="ce25" table:formula="of:=SQRT([.$L$3]^2+([.J37]*[.$N$3])^2)" office:value-type="float" office:value="0.00484847377300125" calcext:value-type="float">
            <text:p>0.005</text:p>
          </table:table-cell>
          <table:table-cell table:style-name="ce25" table:formula="of:=SQRT([.L37]^2+[.N37]^2)" office:value-type="float" office:value="0.00579311210695449" calcext:value-type="float">
            <text:p>0.006</text:p>
          </table:table-cell>
          <table:table-cell table:style-name="ce14" table:formula="of:=([.K37]-[.M37])/[.O37]" office:value-type="float" office:value="-0.767558078957599" calcext:value-type="float">
            <text:p>-0.8</text:p>
          </table:table-cell>
        </table:table-row>
        <table:table-row table:style-name="ro1">
          <table:table-cell table:style-name="ce22" table:formula="of:=[.A37]+0.01" office:value-type="float" office:value="0.28" calcext:value-type="float">
            <text:p>0.28</text:p>
          </table:table-cell>
          <table:table-cell table:style-name="ce25" table:formula="of:=[.$B$4]+[.A38]*[.$D$4]" office:value-type="float" office:value="0.2933267" calcext:value-type="float">
            <text:p>0.293</text:p>
          </table:table-cell>
          <table:table-cell table:style-name="ce25" table:formula="of:=SQRT([.$C$4]^2+([.A38]*[.$E$4])^2)" office:value-type="float" office:value="0.00357589015161788" calcext:value-type="float">
            <text:p>0.004</text:p>
          </table:table-cell>
          <table:table-cell table:style-name="ce25" table:formula="of:=[.$B$3]+[.A38]*[.$D$3]" office:value-type="float" office:value="0.2932456" calcext:value-type="float">
            <text:p>0.293</text:p>
          </table:table-cell>
          <table:table-cell table:style-name="ce25" table:formula="of:=SQRT([.$C$3]^2+([.A38]*[.$E$3])^2)" office:value-type="float" office:value="0.00462691201680948" calcext:value-type="float">
            <text:p>0.005</text:p>
          </table:table-cell>
          <table:table-cell table:style-name="ce25" table:formula="of:=SQRT([.C38]^2+[.E38]^2)" office:value-type="float" office:value="0.00584767519512958" calcext:value-type="float">
            <text:p>0.006</text:p>
          </table:table-cell>
          <table:table-cell table:style-name="ce14" table:formula="of:=([.B38]-[.D38])/[.F38]" office:value-type="float" office:value="0.0138687593434553" calcext:value-type="float">
            <text:p>0.0</text:p>
          </table:table-cell>
          <table:table-cell table:number-columns-repeated="2"/>
          <table:table-cell table:style-name="ce22" table:formula="of:=[.J37]+0.01" office:value-type="float" office:value="0.28" calcext:value-type="float">
            <text:p>0.28</text:p>
          </table:table-cell>
          <table:table-cell table:style-name="ce25" table:formula="of:=[.$K$4]+[.J38]*[.$M$4]" office:value-type="float" office:value="0.28618511" calcext:value-type="float">
            <text:p>0.286</text:p>
          </table:table-cell>
          <table:table-cell table:style-name="ce25" table:formula="of:=SQRT([.$L$4]^2+([.J38]*[.$N$4])^2)" office:value-type="float" office:value="0.00322226681926644" calcext:value-type="float">
            <text:p>0.003</text:p>
          </table:table-cell>
          <table:table-cell table:style-name="ce25" table:formula="of:=[.$K$3]+[.J38]*[.$M$3]" office:value-type="float" office:value="0.29129624" calcext:value-type="float">
            <text:p>0.291</text:p>
          </table:table-cell>
          <table:table-cell table:style-name="ce25" table:formula="of:=SQRT([.$L$3]^2+([.J38]*[.$N$3])^2)" office:value-type="float" office:value="0.00492685968212776" calcext:value-type="float">
            <text:p>0.005</text:p>
          </table:table-cell>
          <table:table-cell table:style-name="ce25" table:formula="of:=SQRT([.L38]^2+[.N38]^2)" office:value-type="float" office:value="0.00588701535431338" calcext:value-type="float">
            <text:p>0.006</text:p>
          </table:table-cell>
          <table:table-cell table:style-name="ce14" table:formula="of:=([.K38]-[.M38])/[.O38]" office:value-type="float" office:value="-0.868203952662544" calcext:value-type="float">
            <text:p>-0.9</text:p>
          </table:table-cell>
        </table:table-row>
        <table:table-row table:style-name="ro1">
          <table:table-cell table:style-name="ce22" table:formula="of:=[.A38]+0.01" office:value-type="float" office:value="0.29" calcext:value-type="float">
            <text:p>0.29</text:p>
          </table:table-cell>
          <table:table-cell table:style-name="ce25" table:formula="of:=[.$B$4]+[.A39]*[.$D$4]" office:value-type="float" office:value="0.3034294" calcext:value-type="float">
            <text:p>0.303</text:p>
          </table:table-cell>
          <table:table-cell table:style-name="ce25" table:formula="of:=SQRT([.$C$4]^2+([.A39]*[.$E$4])^2)" office:value-type="float" office:value="0.00363360672112465" calcext:value-type="float">
            <text:p>0.004</text:p>
          </table:table-cell>
          <table:table-cell table:style-name="ce25" table:formula="of:=[.$B$3]+[.A39]*[.$D$3]" office:value-type="float" office:value="0.3036643" calcext:value-type="float">
            <text:p>0.304</text:p>
          </table:table-cell>
          <table:table-cell table:style-name="ce25" table:formula="of:=SQRT([.$C$3]^2+([.A39]*[.$E$3])^2)" office:value-type="float" office:value="0.00470180654731019" calcext:value-type="float">
            <text:p>0.005</text:p>
          </table:table-cell>
          <table:table-cell table:style-name="ce25" table:formula="of:=SQRT([.C39]^2+[.E39]^2)" office:value-type="float" office:value="0.0059422287579772" calcext:value-type="float">
            <text:p>0.006</text:p>
          </table:table-cell>
          <table:table-cell table:style-name="ce14" table:formula="of:=([.B39]-[.D39])/[.F39]" office:value-type="float" office:value="-0.0395306221903271" calcext:value-type="float">
            <text:p>0.0</text:p>
          </table:table-cell>
          <table:table-cell table:number-columns-repeated="2"/>
          <table:table-cell table:style-name="ce22" table:formula="of:=[.J38]+0.01" office:value-type="float" office:value="0.29" calcext:value-type="float">
            <text:p>0.29</text:p>
          </table:table-cell>
          <table:table-cell table:style-name="ce25" table:formula="of:=[.$K$4]+[.J39]*[.$M$4]" office:value-type="float" office:value="0.29617613" calcext:value-type="float">
            <text:p>0.296</text:p>
          </table:table-cell>
          <table:table-cell table:style-name="ce25" table:formula="of:=SQRT([.$L$4]^2+([.J39]*[.$N$4])^2)" office:value-type="float" office:value="0.00327499268396733" calcext:value-type="float">
            <text:p>0.003</text:p>
          </table:table-cell>
          <table:table-cell table:style-name="ce25" table:formula="of:=[.$K$3]+[.J39]*[.$M$3]" office:value-type="float" office:value="0.30195184" calcext:value-type="float">
            <text:p>0.302</text:p>
          </table:table-cell>
          <table:table-cell table:style-name="ce25" table:formula="of:=SQRT([.$L$3]^2+([.J39]*[.$N$3])^2)" office:value-type="float" office:value="0.00500680120490608" calcext:value-type="float">
            <text:p>0.005</text:p>
          </table:table-cell>
          <table:table-cell table:style-name="ce25" table:formula="of:=SQRT([.L39]^2+[.N39]^2)" office:value-type="float" office:value="0.00598277823301922" calcext:value-type="float">
            <text:p>0.006</text:p>
          </table:table-cell>
          <table:table-cell table:style-name="ce14" table:formula="of:=([.K39]-[.M39])/[.O39]" office:value-type="float" office:value="-0.965389284885004" calcext:value-type="float">
            <text:p>-1.0</text:p>
          </table:table-cell>
        </table:table-row>
        <table:table-row table:style-name="ro1">
          <table:table-cell table:style-name="ce22" table:formula="of:=[.A39]+0.01" office:value-type="float" office:value="0.3" calcext:value-type="float">
            <text:p>0.30</text:p>
          </table:table-cell>
          <table:table-cell table:style-name="ce25" table:formula="of:=[.$B$4]+[.A40]*[.$D$4]" office:value-type="float" office:value="0.3135321" calcext:value-type="float">
            <text:p>0.314</text:p>
          </table:table-cell>
          <table:table-cell table:style-name="ce25" table:formula="of:=SQRT([.$C$4]^2+([.A40]*[.$E$4])^2)" office:value-type="float" office:value="0.00369239833871916" calcext:value-type="float">
            <text:p>0.004</text:p>
          </table:table-cell>
          <table:table-cell table:style-name="ce25" table:formula="of:=[.$B$3]+[.A40]*[.$D$3]" office:value-type="float" office:value="0.314083" calcext:value-type="float">
            <text:p>0.314</text:p>
          </table:table-cell>
          <table:table-cell table:style-name="ce25" table:formula="of:=SQRT([.$C$3]^2+([.A40]*[.$E$3])^2)" office:value-type="float" office:value="0.00477809266780166" calcext:value-type="float">
            <text:p>0.005</text:p>
          </table:table-cell>
          <table:table-cell table:style-name="ce25" table:formula="of:=SQRT([.C40]^2+[.E40]^2)" office:value-type="float" office:value="0.00603854080336268" calcext:value-type="float">
            <text:p>0.006</text:p>
          </table:table-cell>
          <table:table-cell table:style-name="ce14" table:formula="of:=([.B40]-[.D40])/[.F40]" office:value-type="float" office:value="-0.0912306495790004" calcext:value-type="float">
            <text:p>-0.1</text:p>
          </table:table-cell>
          <table:table-cell table:number-columns-repeated="2"/>
          <table:table-cell table:style-name="ce22" table:formula="of:=[.J39]+0.01" office:value-type="float" office:value="0.3" calcext:value-type="float">
            <text:p>0.30</text:p>
          </table:table-cell>
          <table:table-cell table:style-name="ce25" table:formula="of:=[.$K$4]+[.J40]*[.$M$4]" office:value-type="float" office:value="0.30616715" calcext:value-type="float">
            <text:p>0.306</text:p>
          </table:table-cell>
          <table:table-cell table:style-name="ce25" table:formula="of:=SQRT([.$L$4]^2+([.J40]*[.$N$4])^2)" office:value-type="float" office:value="0.00332868905618173" calcext:value-type="float">
            <text:p>0.003</text:p>
          </table:table-cell>
          <table:table-cell table:style-name="ce25" table:formula="of:=[.$K$3]+[.J40]*[.$M$3]" office:value-type="float" office:value="0.31260744" calcext:value-type="float">
            <text:p>0.313</text:p>
          </table:table-cell>
          <table:table-cell table:style-name="ce25" table:formula="of:=SQRT([.$L$3]^2+([.J40]*[.$N$3])^2)" office:value-type="float" office:value="0.00508822502074152" calcext:value-type="float">
            <text:p>0.005</text:p>
          </table:table-cell>
          <table:table-cell table:style-name="ce25" table:formula="of:=SQRT([.L40]^2+[.N40]^2)" office:value-type="float" office:value="0.00608031287800587" calcext:value-type="float">
            <text:p>0.006</text:p>
          </table:table-cell>
          <table:table-cell table:style-name="ce14" table:formula="of:=([.K40]-[.M40])/[.O40]" office:value-type="float" office:value="-1.05920371685087" calcext:value-type="float">
            <text:p>-1.1</text:p>
          </table:table-cell>
        </table:table-row>
        <table:table-row table:style-name="ro1">
          <table:table-cell table:style-name="ce22" table:formula="of:=[.A40]+0.01" office:value-type="float" office:value="0.31" calcext:value-type="float">
            <text:p>0.31</text:p>
          </table:table-cell>
          <table:table-cell table:style-name="ce25" table:formula="of:=[.$B$4]+[.A41]*[.$D$4]" office:value-type="float" office:value="0.3236348" calcext:value-type="float">
            <text:p>0.324</text:p>
          </table:table-cell>
          <table:table-cell table:style-name="ce25" table:formula="of:=SQRT([.$C$4]^2+([.A41]*[.$E$4])^2)" office:value-type="float" office:value="0.00375221447152998" calcext:value-type="float">
            <text:p>0.004</text:p>
          </table:table-cell>
          <table:table-cell table:style-name="ce25" table:formula="of:=[.$B$3]+[.A41]*[.$D$3]" office:value-type="float" office:value="0.3245017" calcext:value-type="float">
            <text:p>0.325</text:p>
          </table:table-cell>
          <table:table-cell table:style-name="ce25" table:formula="of:=SQRT([.$C$3]^2+([.A41]*[.$E$3])^2)" office:value-type="float" office:value="0.00485570479051281" calcext:value-type="float">
            <text:p>0.005</text:p>
          </table:table-cell>
          <table:table-cell table:style-name="ce25" table:formula="of:=SQRT([.C41]^2+[.E41]^2)" office:value-type="float" office:value="0.00613652853435622" calcext:value-type="float">
            <text:p>0.006</text:p>
          </table:table-cell>
          <table:table-cell table:style-name="ce14" table:formula="of:=([.B41]-[.D41])/[.F41]" office:value-type="float" office:value="-0.141268796380005" calcext:value-type="float">
            <text:p>-0.1</text:p>
          </table:table-cell>
          <table:table-cell table:number-columns-repeated="2"/>
          <table:table-cell table:style-name="ce22" table:formula="of:=[.J40]+0.01" office:value-type="float" office:value="0.31" calcext:value-type="float">
            <text:p>0.31</text:p>
          </table:table-cell>
          <table:table-cell table:style-name="ce25" table:formula="of:=[.$K$4]+[.J41]*[.$M$4]" office:value-type="float" office:value="0.31615817" calcext:value-type="float">
            <text:p>0.316</text:p>
          </table:table-cell>
          <table:table-cell table:style-name="ce25" table:formula="of:=SQRT([.$L$4]^2+([.J41]*[.$N$4])^2)" office:value-type="float" office:value="0.00338330972756837" calcext:value-type="float">
            <text:p>0.003</text:p>
          </table:table-cell>
          <table:table-cell table:style-name="ce25" table:formula="of:=[.$K$3]+[.J41]*[.$M$3]" office:value-type="float" office:value="0.32326304" calcext:value-type="float">
            <text:p>0.323</text:p>
          </table:table-cell>
          <table:table-cell table:style-name="ce25" table:formula="of:=SQRT([.$L$3]^2+([.J41]*[.$N$3])^2)" office:value-type="float" office:value="0.00517106110930136" calcext:value-type="float">
            <text:p>0.005</text:p>
          </table:table-cell>
          <table:table-cell table:style-name="ce25" table:formula="of:=SQRT([.L41]^2+[.N41]^2)" office:value-type="float" office:value="0.00617953539586819" calcext:value-type="float">
            <text:p>0.006</text:p>
          </table:table-cell>
          <table:table-cell table:style-name="ce14" table:formula="of:=([.K41]-[.M41])/[.O41]" office:value-type="float" office:value="-1.14974177585431" calcext:value-type="float">
            <text:p>-1.1</text:p>
          </table:table-cell>
        </table:table-row>
        <table:table-row table:style-name="ro1">
          <table:table-cell table:style-name="ce22" table:formula="of:=[.A41]+0.01" office:value-type="float" office:value="0.32" calcext:value-type="float">
            <text:p>0.32</text:p>
          </table:table-cell>
          <table:table-cell table:style-name="ce25" table:formula="of:=[.$B$4]+[.A42]*[.$D$4]" office:value-type="float" office:value="0.3337375" calcext:value-type="float">
            <text:p>0.334</text:p>
          </table:table-cell>
          <table:table-cell table:style-name="ce25" table:formula="of:=SQRT([.$C$4]^2+([.A42]*[.$E$4])^2)" office:value-type="float" office:value="0.00381300690394751" calcext:value-type="float">
            <text:p>0.004</text:p>
          </table:table-cell>
          <table:table-cell table:style-name="ce25" table:formula="of:=[.$B$3]+[.A42]*[.$D$3]" office:value-type="float" office:value="0.3349204" calcext:value-type="float">
            <text:p>0.335</text:p>
          </table:table-cell>
          <table:table-cell table:style-name="ce25" table:formula="of:=SQRT([.$C$3]^2+([.A42]*[.$E$3])^2)" office:value-type="float" office:value="0.00493458034891074" calcext:value-type="float">
            <text:p>0.005</text:p>
          </table:table-cell>
          <table:table-cell table:style-name="ce25" table:formula="of:=SQRT([.C42]^2+[.E42]^2)" office:value-type="float" office:value="0.00623611296156567" calcext:value-type="float">
            <text:p>0.006</text:p>
          </table:table-cell>
          <table:table-cell table:style-name="ce14" table:formula="of:=([.B42]-[.D42])/[.F42]" office:value-type="float" office:value="-0.189685467099534" calcext:value-type="float">
            <text:p>-0.2</text:p>
          </table:table-cell>
          <table:table-cell table:number-columns-repeated="2"/>
          <table:table-cell table:style-name="ce22" table:formula="of:=[.J41]+0.01" office:value-type="float" office:value="0.32" calcext:value-type="float">
            <text:p>0.32</text:p>
          </table:table-cell>
          <table:table-cell table:style-name="ce25" table:formula="of:=[.$K$4]+[.J42]*[.$M$4]" office:value-type="float" office:value="0.32614919" calcext:value-type="float">
            <text:p>0.326</text:p>
          </table:table-cell>
          <table:table-cell table:style-name="ce25" table:formula="of:=SQRT([.$L$4]^2+([.J42]*[.$N$4])^2)" office:value-type="float" office:value="0.00343881065483167" calcext:value-type="float">
            <text:p>0.003</text:p>
          </table:table-cell>
          <table:table-cell table:style-name="ce25" table:formula="of:=[.$K$3]+[.J42]*[.$M$3]" office:value-type="float" office:value="0.33391864" calcext:value-type="float">
            <text:p>0.334</text:p>
          </table:table-cell>
          <table:table-cell table:style-name="ce25" table:formula="of:=SQRT([.$L$3]^2+([.J42]*[.$N$3])^2)" office:value-type="float" office:value="0.00525524268790091" calcext:value-type="float">
            <text:p>0.005</text:p>
          </table:table-cell>
          <table:table-cell table:style-name="ce25" table:formula="of:=SQRT([.L42]^2+[.N42]^2)" office:value-type="float" office:value="0.00628036578779611" calcext:value-type="float">
            <text:p>0.006</text:p>
          </table:table-cell>
          <table:table-cell table:style-name="ce14" table:formula="of:=([.K42]-[.M42])/[.O42]" office:value-type="float" office:value="-1.23710151008998" calcext:value-type="float">
            <text:p>-1.2</text:p>
          </table:table-cell>
        </table:table-row>
        <table:table-row table:style-name="ro1">
          <table:table-cell table:style-name="ce22" table:formula="of:=[.A42]+0.01" office:value-type="float" office:value="0.33" calcext:value-type="float">
            <text:p>0.33</text:p>
          </table:table-cell>
          <table:table-cell table:style-name="ce25" table:formula="of:=[.$B$4]+[.A43]*[.$D$4]" office:value-type="float" office:value="0.3438402" calcext:value-type="float">
            <text:p>0.344</text:p>
          </table:table-cell>
          <table:table-cell table:style-name="ce25" table:formula="of:=SQRT([.$C$4]^2+([.A43]*[.$E$4])^2)" office:value-type="float" office:value="0.00387472968339121" calcext:value-type="float">
            <text:p>0.004</text:p>
          </table:table-cell>
          <table:table-cell table:style-name="ce25" table:formula="of:=[.$B$3]+[.A43]*[.$D$3]" office:value-type="float" office:value="0.3453391" calcext:value-type="float">
            <text:p>0.345</text:p>
          </table:table-cell>
          <table:table-cell table:style-name="ce25" table:formula="of:=SQRT([.$C$3]^2+([.A43]*[.$E$3])^2)" office:value-type="float" office:value="0.00501465972562855" calcext:value-type="float">
            <text:p>0.005</text:p>
          </table:table-cell>
          <table:table-cell table:style-name="ce25" table:formula="of:=SQRT([.C43]^2+[.E43]^2)" office:value-type="float" office:value="0.00633721881294894" calcext:value-type="float">
            <text:p>0.006</text:p>
          </table:table-cell>
          <table:table-cell table:style-name="ce14" table:formula="of:=([.B43]-[.D43])/[.F43]" office:value-type="float" office:value="-0.23652331476031" calcext:value-type="float">
            <text:p>-0.2</text:p>
          </table:table-cell>
          <table:table-cell table:number-columns-repeated="2"/>
          <table:table-cell table:style-name="ce22" table:formula="of:=[.J42]+0.01" office:value-type="float" office:value="0.33" calcext:value-type="float">
            <text:p>0.33</text:p>
          </table:table-cell>
          <table:table-cell table:style-name="ce25" table:formula="of:=[.$K$4]+[.J43]*[.$M$4]" office:value-type="float" office:value="0.33614021" calcext:value-type="float">
            <text:p>0.336</text:p>
          </table:table-cell>
          <table:table-cell table:style-name="ce25" table:formula="of:=SQRT([.$L$4]^2+([.J43]*[.$N$4])^2)" office:value-type="float" office:value="0.00349514990438454" calcext:value-type="float">
            <text:p>0.003</text:p>
          </table:table-cell>
          <table:table-cell table:style-name="ce25" table:formula="of:=[.$K$3]+[.J43]*[.$M$3]" office:value-type="float" office:value="0.34457424" calcext:value-type="float">
            <text:p>0.345</text:p>
          </table:table-cell>
          <table:table-cell table:style-name="ce25" table:formula="of:=SQRT([.$L$3]^2+([.J43]*[.$N$3])^2)" office:value-type="float" office:value="0.0053407061330428" calcext:value-type="float">
            <text:p>0.005</text:p>
          </table:table-cell>
          <table:table-cell table:style-name="ce25" table:formula="of:=SQRT([.L43]^2+[.N43]^2)" office:value-type="float" office:value="0.00638272785364066" calcext:value-type="float">
            <text:p>0.006</text:p>
          </table:table-cell>
          <table:table-cell table:style-name="ce14" table:formula="of:=([.K43]-[.M43])/[.O43]" office:value-type="float" office:value="-1.32138330090155" calcext:value-type="float">
            <text:p>-1.3</text:p>
          </table:table-cell>
        </table:table-row>
        <table:table-row table:style-name="ro1">
          <table:table-cell table:style-name="ce22" table:formula="of:=[.A43]+0.01" office:value-type="float" office:value="0.34" calcext:value-type="float">
            <text:p>0.34</text:p>
          </table:table-cell>
          <table:table-cell table:style-name="ce25" table:formula="of:=[.$B$4]+[.A44]*[.$D$4]" office:value-type="float" office:value="0.3539429" calcext:value-type="float">
            <text:p>0.354</text:p>
          </table:table-cell>
          <table:table-cell table:style-name="ce25" table:formula="of:=SQRT([.$C$4]^2+([.A44]*[.$E$4])^2)" office:value-type="float" office:value="0.00393733905699825" calcext:value-type="float">
            <text:p>0.004</text:p>
          </table:table-cell>
          <table:table-cell table:style-name="ce25" table:formula="of:=[.$B$3]+[.A44]*[.$D$3]" office:value-type="float" office:value="0.3557578" calcext:value-type="float">
            <text:p>0.356</text:p>
          </table:table-cell>
          <table:table-cell table:style-name="ce25" table:formula="of:=SQRT([.$C$3]^2+([.A44]*[.$E$3])^2)" office:value-type="float" office:value="0.0050958861687212" calcext:value-type="float">
            <text:p>0.005</text:p>
          </table:table-cell>
          <table:table-cell table:style-name="ce25" table:formula="of:=SQRT([.C44]^2+[.E44]^2)" office:value-type="float" office:value="0.00643977442883894" calcext:value-type="float">
            <text:p>0.006</text:p>
          </table:table-cell>
          <table:table-cell table:style-name="ce14" table:formula="of:=([.B44]-[.D44])/[.F44]" office:value-type="float" office:value="-0.281826641609135" calcext:value-type="float">
            <text:p>-0.3</text:p>
          </table:table-cell>
          <table:table-cell table:number-columns-repeated="2"/>
          <table:table-cell table:style-name="ce22" table:formula="of:=[.J43]+0.01" office:value-type="float" office:value="0.34" calcext:value-type="float">
            <text:p>0.34</text:p>
          </table:table-cell>
          <table:table-cell table:style-name="ce25" table:formula="of:=[.$K$4]+[.J44]*[.$M$4]" office:value-type="float" office:value="0.34613123" calcext:value-type="float">
            <text:p>0.346</text:p>
          </table:table-cell>
          <table:table-cell table:style-name="ce25" table:formula="of:=SQRT([.$L$4]^2+([.J44]*[.$N$4])^2)" office:value-type="float" office:value="0.00355228758909874" calcext:value-type="float">
            <text:p>0.004</text:p>
          </table:table-cell>
          <table:table-cell table:style-name="ce25" table:formula="of:=[.$K$3]+[.J44]*[.$M$3]" office:value-type="float" office:value="0.35522984" calcext:value-type="float">
            <text:p>0.355</text:p>
          </table:table-cell>
          <table:table-cell table:style-name="ce25" table:formula="of:=SQRT([.$L$3]^2+([.J44]*[.$N$3])^2)" office:value-type="float" office:value="0.00542739088959732" calcext:value-type="float">
            <text:p>0.005</text:p>
          </table:table-cell>
          <table:table-cell table:style-name="ce25" table:formula="of:=SQRT([.L44]^2+[.N44]^2)" office:value-type="float" office:value="0.00648654908130271" calcext:value-type="float">
            <text:p>0.006</text:p>
          </table:table-cell>
          <table:table-cell table:style-name="ce14" table:formula="of:=([.K44]-[.M44])/[.O44]" office:value-type="float" office:value="-1.40268883900478" calcext:value-type="float">
            <text:p>-1.4</text:p>
          </table:table-cell>
        </table:table-row>
        <table:table-row table:style-name="ro1">
          <table:table-cell table:style-name="ce22" table:formula="of:=[.A44]+0.01" office:value-type="float" office:value="0.35" calcext:value-type="float">
            <text:p>0.35</text:p>
          </table:table-cell>
          <table:table-cell table:style-name="ce25" table:formula="of:=[.$B$4]+[.A45]*[.$D$4]" office:value-type="float" office:value="0.3640456" calcext:value-type="float">
            <text:p>0.364</text:p>
          </table:table-cell>
          <table:table-cell table:style-name="ce25" table:formula="of:=SQRT([.$C$4]^2+([.A45]*[.$E$4])^2)" office:value-type="float" office:value="0.00400079340141228" calcext:value-type="float">
            <text:p>0.004</text:p>
          </table:table-cell>
          <table:table-cell table:style-name="ce25" table:formula="of:=[.$B$3]+[.A45]*[.$D$3]" office:value-type="float" office:value="0.3661765" calcext:value-type="float">
            <text:p>0.366</text:p>
          </table:table-cell>
          <table:table-cell table:style-name="ce25" table:formula="of:=SQRT([.$C$3]^2+([.A45]*[.$E$3])^2)" office:value-type="float" office:value="0.0051782056990839" calcext:value-type="float">
            <text:p>0.005</text:p>
          </table:table-cell>
          <table:table-cell table:style-name="ce25" table:formula="of:=SQRT([.C45]^2+[.E45]^2)" office:value-type="float" office:value="0.00654371164575648" calcext:value-type="float">
            <text:p>0.007</text:p>
          </table:table-cell>
          <table:table-cell table:style-name="ce14" table:formula="of:=([.B45]-[.D45])/[.F45]" office:value-type="float" office:value="-0.325640877128489" calcext:value-type="float">
            <text:p>-0.3</text:p>
          </table:table-cell>
          <table:table-cell table:number-columns-repeated="2"/>
          <table:table-cell table:style-name="ce22" table:formula="of:=[.J44]+0.01" office:value-type="float" office:value="0.35" calcext:value-type="float">
            <text:p>0.35</text:p>
          </table:table-cell>
          <table:table-cell table:style-name="ce25" table:formula="of:=[.$K$4]+[.J45]*[.$M$4]" office:value-type="float" office:value="0.35612225" calcext:value-type="float">
            <text:p>0.356</text:p>
          </table:table-cell>
          <table:table-cell table:style-name="ce25" table:formula="of:=SQRT([.$L$4]^2+([.J45]*[.$N$4])^2)" office:value-type="float" office:value="0.00361018579915508" calcext:value-type="float">
            <text:p>0.004</text:p>
          </table:table-cell>
          <table:table-cell table:style-name="ce25" table:formula="of:=[.$K$3]+[.J45]*[.$M$3]" office:value-type="float" office:value="0.36588544" calcext:value-type="float">
            <text:p>0.366</text:p>
          </table:table-cell>
          <table:table-cell table:style-name="ce25" table:formula="of:=SQRT([.$L$3]^2+([.J45]*[.$N$3])^2)" office:value-type="float" office:value="0.00551523937065519" calcext:value-type="float">
            <text:p>0.006</text:p>
          </table:table-cell>
          <table:table-cell table:style-name="ce25" table:formula="of:=SQRT([.L45]^2+[.N45]^2)" office:value-type="float" office:value="0.00659176052508327" calcext:value-type="float">
            <text:p>0.007</text:p>
          </table:table-cell>
          <table:table-cell table:style-name="ce14" table:formula="of:=([.K45]-[.M45])/[.O45]" office:value-type="float" office:value="-1.48112025047764" calcext:value-type="float">
            <text:p>-1.5</text:p>
          </table:table-cell>
        </table:table-row>
        <table:table-row table:style-name="ro1">
          <table:table-cell table:style-name="ce22" table:formula="of:=[.A45]+0.01" office:value-type="float" office:value="0.36" calcext:value-type="float">
            <text:p>0.36</text:p>
          </table:table-cell>
          <table:table-cell table:style-name="ce25" table:formula="of:=[.$B$4]+[.A46]*[.$D$4]" office:value-type="float" office:value="0.3741483" calcext:value-type="float">
            <text:p>0.374</text:p>
          </table:table-cell>
          <table:table-cell table:style-name="ce25" table:formula="of:=SQRT([.$C$4]^2+([.A46]*[.$E$4])^2)" office:value-type="float" office:value="0.0040650531475509" calcext:value-type="float">
            <text:p>0.004</text:p>
          </table:table-cell>
          <table:table-cell table:style-name="ce25" table:formula="of:=[.$B$3]+[.A46]*[.$D$3]" office:value-type="float" office:value="0.3765952" calcext:value-type="float">
            <text:p>0.377</text:p>
          </table:table-cell>
          <table:table-cell table:style-name="ce25" table:formula="of:=SQRT([.$C$3]^2+([.A46]*[.$E$3])^2)" office:value-type="float" office:value="0.00526156701147329" calcext:value-type="float">
            <text:p>0.005</text:p>
          </table:table-cell>
          <table:table-cell table:style-name="ce25" table:formula="of:=SQRT([.C46]^2+[.E46]^2)" office:value-type="float" office:value="0.00664896567209047" calcext:value-type="float">
            <text:p>0.007</text:p>
          </table:table-cell>
          <table:table-cell table:style-name="ce14" table:formula="of:=([.B46]-[.D46])/[.F46]" office:value-type="float" office:value="-0.36801212709987" calcext:value-type="float">
            <text:p>-0.4</text:p>
          </table:table-cell>
          <table:table-cell table:number-columns-repeated="2"/>
          <table:table-cell table:style-name="ce22" table:formula="of:=[.J45]+0.01" office:value-type="float" office:value="0.36" calcext:value-type="float">
            <text:p>0.36</text:p>
          </table:table-cell>
          <table:table-cell table:style-name="ce25" table:formula="of:=[.$K$4]+[.J46]*[.$M$4]" office:value-type="float" office:value="0.36611327" calcext:value-type="float">
            <text:p>0.366</text:p>
          </table:table-cell>
          <table:table-cell table:style-name="ce25" table:formula="of:=SQRT([.$L$4]^2+([.J46]*[.$N$4])^2)" office:value-type="float" office:value="0.0036688085287171" calcext:value-type="float">
            <text:p>0.004</text:p>
          </table:table-cell>
          <table:table-cell table:style-name="ce25" table:formula="of:=[.$K$3]+[.J46]*[.$M$3]" office:value-type="float" office:value="0.37654104" calcext:value-type="float">
            <text:p>0.377</text:p>
          </table:table-cell>
          <table:table-cell table:style-name="ce25" table:formula="of:=SQRT([.$L$3]^2+([.J46]*[.$N$3])^2)" office:value-type="float" office:value="0.00560419685065969" calcext:value-type="float">
            <text:p>0.006</text:p>
          </table:table-cell>
          <table:table-cell table:style-name="ce25" table:formula="of:=SQRT([.L46]^2+[.N46]^2)" office:value-type="float" office:value="0.00669829667612083" calcext:value-type="float">
            <text:p>0.007</text:p>
          </table:table-cell>
          <table:table-cell table:style-name="ce14" table:formula="of:=([.K46]-[.M46])/[.O46]" office:value-type="float" office:value="-1.55677935812766" calcext:value-type="float">
            <text:p>-1.6</text:p>
          </table:table-cell>
        </table:table-row>
        <table:table-row table:style-name="ro1">
          <table:table-cell table:style-name="ce22" table:formula="of:=[.A46]+0.01" office:value-type="float" office:value="0.37" calcext:value-type="float">
            <text:p>0.37</text:p>
          </table:table-cell>
          <table:table-cell table:style-name="ce25" table:formula="of:=[.$B$4]+[.A47]*[.$D$4]" office:value-type="float" office:value="0.384251" calcext:value-type="float">
            <text:p>0.384</text:p>
          </table:table-cell>
          <table:table-cell table:style-name="ce25" table:formula="of:=SQRT([.$C$4]^2+([.A47]*[.$E$4])^2)" office:value-type="float" office:value="0.00413008070195392" calcext:value-type="float">
            <text:p>0.004</text:p>
          </table:table-cell>
          <table:table-cell table:style-name="ce25" table:formula="of:=[.$B$3]+[.A47]*[.$D$3]" office:value-type="float" office:value="0.3870139" calcext:value-type="float">
            <text:p>0.387</text:p>
          </table:table-cell>
          <table:table-cell table:style-name="ce25" table:formula="of:=SQRT([.$C$3]^2+([.A47]*[.$E$3])^2)" office:value-type="float" office:value="0.00534592137121011" calcext:value-type="float">
            <text:p>0.005</text:p>
          </table:table-cell>
          <table:table-cell table:style-name="ce25" table:formula="of:=SQRT([.C47]^2+[.E47]^2)" office:value-type="float" office:value="0.00675547495827001" calcext:value-type="float">
            <text:p>0.007</text:p>
          </table:table-cell>
          <table:table-cell table:style-name="ce14" table:formula="of:=([.B47]-[.D47])/[.F47]" office:value-type="float" office:value="-0.408986787319483" calcext:value-type="float">
            <text:p>-0.4</text:p>
          </table:table-cell>
          <table:table-cell table:number-columns-repeated="2"/>
          <table:table-cell table:style-name="ce22" table:formula="of:=[.J46]+0.01" office:value-type="float" office:value="0.37" calcext:value-type="float">
            <text:p>0.37</text:p>
          </table:table-cell>
          <table:table-cell table:style-name="ce25" table:formula="of:=[.$K$4]+[.J47]*[.$M$4]" office:value-type="float" office:value="0.37610429" calcext:value-type="float">
            <text:p>0.376</text:p>
          </table:table-cell>
          <table:table-cell table:style-name="ce25" table:formula="of:=SQRT([.$L$4]^2+([.J47]*[.$N$4])^2)" office:value-type="float" office:value="0.00372812159988969" calcext:value-type="float">
            <text:p>0.004</text:p>
          </table:table-cell>
          <table:table-cell table:style-name="ce25" table:formula="of:=[.$K$3]+[.J47]*[.$M$3]" office:value-type="float" office:value="0.38719664" calcext:value-type="float">
            <text:p>0.387</text:p>
          </table:table-cell>
          <table:table-cell table:style-name="ce25" table:formula="of:=SQRT([.$L$3]^2+([.J47]*[.$N$3])^2)" office:value-type="float" office:value="0.00569421135403675" calcext:value-type="float">
            <text:p>0.006</text:p>
          </table:table-cell>
          <table:table-cell table:style-name="ce25" table:formula="of:=SQRT([.L47]^2+[.N47]^2)" office:value-type="float" office:value="0.00680609532757256" calcext:value-type="float">
            <text:p>0.007</text:p>
          </table:table-cell>
          <table:table-cell table:style-name="ce14" table:formula="of:=([.K47]-[.M47])/[.O47]" office:value-type="float" office:value="-1.62976706409961" calcext:value-type="float">
            <text:p>-1.6</text:p>
          </table:table-cell>
        </table:table-row>
        <table:table-row table:style-name="ro1">
          <table:table-cell table:style-name="ce22" table:formula="of:=[.A47]+0.01" office:value-type="float" office:value="0.38" calcext:value-type="float">
            <text:p>0.38</text:p>
          </table:table-cell>
          <table:table-cell table:style-name="ce25" table:formula="of:=[.$B$4]+[.A48]*[.$D$4]" office:value-type="float" office:value="0.3943537" calcext:value-type="float">
            <text:p>0.394</text:p>
          </table:table-cell>
          <table:table-cell table:style-name="ce25" table:formula="of:=SQRT([.$C$4]^2+([.A48]*[.$E$4])^2)" office:value-type="float" office:value="0.00419584036606496" calcext:value-type="float">
            <text:p>0.004</text:p>
          </table:table-cell>
          <table:table-cell table:style-name="ce25" table:formula="of:=[.$B$3]+[.A48]*[.$D$3]" office:value-type="float" office:value="0.3974326" calcext:value-type="float">
            <text:p>0.397</text:p>
          </table:table-cell>
          <table:table-cell table:style-name="ce25" table:formula="of:=SQRT([.$C$3]^2+([.A48]*[.$E$3])^2)" office:value-type="float" office:value="0.00543122250831579" calcext:value-type="float">
            <text:p>0.005</text:p>
          </table:table-cell>
          <table:table-cell table:style-name="ce25" table:formula="of:=SQRT([.C48]^2+[.E48]^2)" office:value-type="float" office:value="0.00686318106364215" calcext:value-type="float">
            <text:p>0.007</text:p>
          </table:table-cell>
          <table:table-cell table:style-name="ce14" table:formula="of:=([.B48]-[.D48])/[.F48]" office:value-type="float" office:value="-0.448611215622832" calcext:value-type="float">
            <text:p>-0.4</text:p>
          </table:table-cell>
          <table:table-cell table:number-columns-repeated="2"/>
          <table:table-cell table:style-name="ce22" table:formula="of:=[.J47]+0.01" office:value-type="float" office:value="0.38" calcext:value-type="float">
            <text:p>0.38</text:p>
          </table:table-cell>
          <table:table-cell table:style-name="ce25" table:formula="of:=[.$K$4]+[.J48]*[.$M$4]" office:value-type="float" office:value="0.38609531" calcext:value-type="float">
            <text:p>0.386</text:p>
          </table:table-cell>
          <table:table-cell table:style-name="ce25" table:formula="of:=SQRT([.$L$4]^2+([.J48]*[.$N$4])^2)" office:value-type="float" office:value="0.00378809258518731" calcext:value-type="float">
            <text:p>0.004</text:p>
          </table:table-cell>
          <table:table-cell table:style-name="ce25" table:formula="of:=[.$K$3]+[.J48]*[.$M$3]" office:value-type="float" office:value="0.39785224" calcext:value-type="float">
            <text:p>0.398</text:p>
          </table:table-cell>
          <table:table-cell table:style-name="ce25" table:formula="of:=SQRT([.$L$3]^2+([.J48]*[.$N$3])^2)" office:value-type="float" office:value="0.00578523354119054" calcext:value-type="float">
            <text:p>0.006</text:p>
          </table:table-cell>
          <table:table-cell table:style-name="ce25" table:formula="of:=SQRT([.L48]^2+[.N48]^2)" office:value-type="float" office:value="0.00691509743677319" calcext:value-type="float">
            <text:p>0.007</text:p>
          </table:table-cell>
          <table:table-cell table:style-name="ce14" table:formula="of:=([.K48]-[.M48])/[.O48]" office:value-type="float" office:value="-1.70018284015477" calcext:value-type="float">
            <text:p>-1.7</text:p>
          </table:table-cell>
        </table:table-row>
        <table:table-row table:style-name="ro1">
          <table:table-cell table:style-name="ce22" table:formula="of:=[.A48]+0.01" office:value-type="float" office:value="0.39" calcext:value-type="float">
            <text:p>0.39</text:p>
          </table:table-cell>
          <table:table-cell table:style-name="ce25" table:formula="of:=[.$B$4]+[.A49]*[.$D$4]" office:value-type="float" office:value="0.4044564" calcext:value-type="float">
            <text:p>0.404</text:p>
          </table:table-cell>
          <table:table-cell table:style-name="ce25" table:formula="of:=SQRT([.$C$4]^2+([.A49]*[.$E$4])^2)" office:value-type="float" office:value="0.00426229825457551" calcext:value-type="float">
            <text:p>0.004</text:p>
          </table:table-cell>
          <table:table-cell table:style-name="ce25" table:formula="of:=[.$B$3]+[.A49]*[.$D$3]" office:value-type="float" office:value="0.4078513" calcext:value-type="float">
            <text:p>0.408</text:p>
          </table:table-cell>
          <table:table-cell table:style-name="ce25" table:formula="of:=SQRT([.$C$3]^2+([.A49]*[.$E$3])^2)" office:value-type="float" office:value="0.00551742651054357" calcext:value-type="float">
            <text:p>0.006</text:p>
          </table:table-cell>
          <table:table-cell table:style-name="ce25" table:formula="of:=SQRT([.C49]^2+[.E49]^2)" office:value-type="float" office:value="0.00697202852190139" calcext:value-type="float">
            <text:p>0.007</text:p>
          </table:table-cell>
          <table:table-cell table:style-name="ce14" table:formula="of:=([.B49]-[.D49])/[.F49]" office:value-type="float" office:value="-0.486931456079908" calcext:value-type="float">
            <text:p>-0.5</text:p>
          </table:table-cell>
          <table:table-cell table:number-columns-repeated="2"/>
          <table:table-cell table:style-name="ce22" table:formula="of:=[.J48]+0.01" office:value-type="float" office:value="0.39" calcext:value-type="float">
            <text:p>0.39</text:p>
          </table:table-cell>
          <table:table-cell table:style-name="ce25" table:formula="of:=[.$K$4]+[.J49]*[.$M$4]" office:value-type="float" office:value="0.39608633" calcext:value-type="float">
            <text:p>0.396</text:p>
          </table:table-cell>
          <table:table-cell table:style-name="ce25" table:formula="of:=SQRT([.$L$4]^2+([.J49]*[.$N$4])^2)" office:value-type="float" office:value="0.00384869072952717" calcext:value-type="float">
            <text:p>0.004</text:p>
          </table:table-cell>
          <table:table-cell table:style-name="ce25" table:formula="of:=[.$K$3]+[.J49]*[.$M$3]" office:value-type="float" office:value="0.40850784" calcext:value-type="float">
            <text:p>0.409</text:p>
          </table:table-cell>
          <table:table-cell table:style-name="ce25" table:formula="of:=SQRT([.$L$3]^2+([.J49]*[.$N$3])^2)" office:value-type="float" office:value="0.0058772165934198" calcext:value-type="float">
            <text:p>0.006</text:p>
          </table:table-cell>
          <table:table-cell table:style-name="ce25" table:formula="of:=SQRT([.L49]^2+[.N49]^2)" office:value-type="float" office:value="0.00702524698622884" calcext:value-type="float">
            <text:p>0.007</text:p>
          </table:table-cell>
          <table:table-cell table:style-name="ce14" table:formula="of:=([.K49]-[.M49])/[.O49]" office:value-type="float" office:value="-1.76812431283187" calcext:value-type="float">
            <text:p>-1.8</text:p>
          </table:table-cell>
        </table:table-row>
        <table:table-row table:style-name="ro1">
          <table:table-cell table:style-name="ce22" table:formula="of:=[.A49]+0.01" office:value-type="float" office:value="0.4" calcext:value-type="float">
            <text:p>0.40</text:p>
          </table:table-cell>
          <table:table-cell table:style-name="ce25" table:formula="of:=[.$B$4]+[.A50]*[.$D$4]" office:value-type="float" office:value="0.4145591" calcext:value-type="float">
            <text:p>0.415</text:p>
          </table:table-cell>
          <table:table-cell table:style-name="ce25" table:formula="of:=SQRT([.$C$4]^2+([.A50]*[.$E$4])^2)" office:value-type="float" office:value="0.00432942221376294" calcext:value-type="float">
            <text:p>0.004</text:p>
          </table:table-cell>
          <table:table-cell table:style-name="ce25" table:formula="of:=[.$B$3]+[.A50]*[.$D$3]" office:value-type="float" office:value="0.41827" calcext:value-type="float">
            <text:p>0.418</text:p>
          </table:table-cell>
          <table:table-cell table:style-name="ce25" table:formula="of:=SQRT([.$C$3]^2+([.A50]*[.$E$3])^2)" office:value-type="float" office:value="0.0056044917165074" calcext:value-type="float">
            <text:p>0.006</text:p>
          </table:table-cell>
          <table:table-cell table:style-name="ce25" table:formula="of:=SQRT([.C50]^2+[.E50]^2)" office:value-type="float" office:value="0.00708196470659266" calcext:value-type="float">
            <text:p>0.007</text:p>
          </table:table-cell>
          <table:table-cell table:style-name="ce14" table:formula="of:=([.B50]-[.D50])/[.F50]" office:value-type="float" office:value="-0.523993009531037" calcext:value-type="float">
            <text:p>-0.5</text:p>
          </table:table-cell>
          <table:table-cell table:number-columns-repeated="2"/>
          <table:table-cell table:style-name="ce22" table:formula="of:=[.J49]+0.01" office:value-type="float" office:value="0.4" calcext:value-type="float">
            <text:p>0.40</text:p>
          </table:table-cell>
          <table:table-cell table:style-name="ce25" table:formula="of:=[.$K$4]+[.J50]*[.$M$4]" office:value-type="float" office:value="0.40607735" calcext:value-type="float">
            <text:p>0.406</text:p>
          </table:table-cell>
          <table:table-cell table:style-name="ce25" table:formula="of:=SQRT([.$L$4]^2+([.J50]*[.$N$4])^2)" office:value-type="float" office:value="0.00390988687257777" calcext:value-type="float">
            <text:p>0.004</text:p>
          </table:table-cell>
          <table:table-cell table:style-name="ce25" table:formula="of:=[.$K$3]+[.J50]*[.$M$3]" office:value-type="float" office:value="0.41916344" calcext:value-type="float">
            <text:p>0.419</text:p>
          </table:table-cell>
          <table:table-cell table:style-name="ce25" table:formula="of:=SQRT([.$L$3]^2+([.J50]*[.$N$3])^2)" office:value-type="float" office:value="0.00597011609803361" calcext:value-type="float">
            <text:p>0.006</text:p>
          </table:table-cell>
          <table:table-cell table:style-name="ce25" table:formula="of:=SQRT([.L50]^2+[.N50]^2)" office:value-type="float" office:value="0.00713649084497108" calcext:value-type="float">
            <text:p>0.007</text:p>
          </table:table-cell>
          <table:table-cell table:style-name="ce14" table:formula="of:=([.K50]-[.M50])/[.O50]" office:value-type="float" office:value="-1.8336869316131" calcext:value-type="float">
            <text:p>-1.8</text:p>
          </table:table-cell>
        </table:table-row>
        <table:table-row table:style-name="ro1">
          <table:table-cell table:style-name="ce22" table:formula="of:=[.A50]+0.01" office:value-type="float" office:value="0.41" calcext:value-type="float">
            <text:p>0.41</text:p>
          </table:table-cell>
          <table:table-cell table:style-name="ce25" table:formula="of:=[.$B$4]+[.A51]*[.$D$4]" office:value-type="float" office:value="0.4246618" calcext:value-type="float">
            <text:p>0.425</text:p>
          </table:table-cell>
          <table:table-cell table:style-name="ce25" table:formula="of:=SQRT([.$C$4]^2+([.A51]*[.$E$4])^2)" office:value-type="float" office:value="0.0043971817405811" calcext:value-type="float">
            <text:p>0.004</text:p>
          </table:table-cell>
          <table:table-cell table:style-name="ce25" table:formula="of:=[.$B$3]+[.A51]*[.$D$3]" office:value-type="float" office:value="0.4286887" calcext:value-type="float">
            <text:p>0.429</text:p>
          </table:table-cell>
          <table:table-cell table:style-name="ce25" table:formula="of:=SQRT([.$C$3]^2+([.A51]*[.$E$3])^2)" office:value-type="float" office:value="0.00569237860988612" calcext:value-type="float">
            <text:p>0.006</text:p>
          </table:table-cell>
          <table:table-cell table:style-name="ce25" table:formula="of:=SQRT([.C51]^2+[.E51]^2)" office:value-type="float" office:value="0.00719293969792524" calcext:value-type="float">
            <text:p>0.007</text:p>
          </table:table-cell>
          <table:table-cell table:style-name="ce14" table:formula="of:=([.B51]-[.D51])/[.F51]" office:value-type="float" office:value="-0.559840645009382" calcext:value-type="float">
            <text:p>-0.6</text:p>
          </table:table-cell>
          <table:table-cell table:number-columns-repeated="2"/>
          <table:table-cell table:style-name="ce22" table:formula="of:=[.J50]+0.01" office:value-type="float" office:value="0.41" calcext:value-type="float">
            <text:p>0.41</text:p>
          </table:table-cell>
          <table:table-cell table:style-name="ce25" table:formula="of:=[.$K$4]+[.J51]*[.$M$4]" office:value-type="float" office:value="0.41606837" calcext:value-type="float">
            <text:p>0.416</text:p>
          </table:table-cell>
          <table:table-cell table:style-name="ce25" table:formula="of:=SQRT([.$L$4]^2+([.J51]*[.$N$4])^2)" office:value-type="float" office:value="0.00397165337213282" calcext:value-type="float">
            <text:p>0.004</text:p>
          </table:table-cell>
          <table:table-cell table:style-name="ce25" table:formula="of:=[.$K$3]+[.J51]*[.$M$3]" office:value-type="float" office:value="0.42981904" calcext:value-type="float">
            <text:p>0.430</text:p>
          </table:table-cell>
          <table:table-cell table:style-name="ce25" table:formula="of:=SQRT([.$L$3]^2+([.J51]*[.$N$3])^2)" office:value-type="float" office:value="0.00606388993470438" calcext:value-type="float">
            <text:p>0.006</text:p>
          </table:table-cell>
          <table:table-cell table:style-name="ce25" table:formula="of:=SQRT([.L51]^2+[.N51]^2)" office:value-type="float" office:value="0.00724877863150635" calcext:value-type="float">
            <text:p>0.007</text:p>
          </table:table-cell>
          <table:table-cell table:style-name="ce14" table:formula="of:=([.K51]-[.M51])/[.O51]" office:value-type="float" office:value="-1.89696370920111" calcext:value-type="float">
            <text:p>-1.9</text:p>
          </table:table-cell>
        </table:table-row>
        <table:table-row table:style-name="ro1">
          <table:table-cell table:style-name="ce22" table:formula="of:=[.A51]+0.01" office:value-type="float" office:value="0.42" calcext:value-type="float">
            <text:p>0.42</text:p>
          </table:table-cell>
          <table:table-cell table:style-name="ce25" table:formula="of:=[.$B$4]+[.A52]*[.$D$4]" office:value-type="float" office:value="0.4347645" calcext:value-type="float">
            <text:p>0.435</text:p>
          </table:table-cell>
          <table:table-cell table:style-name="ce25" table:formula="of:=SQRT([.$C$4]^2+([.A52]*[.$E$4])^2)" office:value-type="float" office:value="0.00446554790311166" calcext:value-type="float">
            <text:p>0.004</text:p>
          </table:table-cell>
          <table:table-cell table:style-name="ce25" table:formula="of:=[.$B$3]+[.A52]*[.$D$3]" office:value-type="float" office:value="0.4391074" calcext:value-type="float">
            <text:p>0.439</text:p>
          </table:table-cell>
          <table:table-cell table:style-name="ce25" table:formula="of:=SQRT([.$C$3]^2+([.A52]*[.$E$3])^2)" office:value-type="float" office:value="0.00578104971548559" calcext:value-type="float">
            <text:p>0.006</text:p>
          </table:table-cell>
          <table:table-cell table:style-name="ce25" table:formula="of:=SQRT([.C52]^2+[.E52]^2)" office:value-type="float" office:value="0.00730490615188867" calcext:value-type="float">
            <text:p>0.007</text:p>
          </table:table-cell>
          <table:table-cell table:style-name="ce14" table:formula="of:=([.B52]-[.D52])/[.F52]" office:value-type="float" office:value="-0.594518247010906" calcext:value-type="float">
            <text:p>-0.6</text:p>
          </table:table-cell>
          <table:table-cell table:number-columns-repeated="2"/>
          <table:table-cell table:style-name="ce22" table:formula="of:=[.J51]+0.01" office:value-type="float" office:value="0.42" calcext:value-type="float">
            <text:p>0.42</text:p>
          </table:table-cell>
          <table:table-cell table:style-name="ce25" table:formula="of:=[.$K$4]+[.J52]*[.$M$4]" office:value-type="float" office:value="0.42605939" calcext:value-type="float">
            <text:p>0.426</text:p>
          </table:table-cell>
          <table:table-cell table:style-name="ce25" table:formula="of:=SQRT([.$L$4]^2+([.J52]*[.$N$4])^2)" office:value-type="float" office:value="0.00403396402904169" calcext:value-type="float">
            <text:p>0.004</text:p>
          </table:table-cell>
          <table:table-cell table:style-name="ce25" table:formula="of:=[.$K$3]+[.J52]*[.$M$3]" office:value-type="float" office:value="0.44047464" calcext:value-type="float">
            <text:p>0.440</text:p>
          </table:table-cell>
          <table:table-cell table:style-name="ce25" table:formula="of:=SQRT([.$L$3]^2+([.J52]*[.$N$3])^2)" office:value-type="float" office:value="0.00615849816388671" calcext:value-type="float">
            <text:p>0.006</text:p>
          </table:table-cell>
          <table:table-cell table:style-name="ce25" table:formula="of:=SQRT([.L52]^2+[.N52]^2)" office:value-type="float" office:value="0.00736206257934543" calcext:value-type="float">
            <text:p>0.007</text:p>
          </table:table-cell>
          <table:table-cell table:style-name="ce14" table:formula="of:=([.K52]-[.M52])/[.O52]" office:value-type="float" office:value="-1.95804502401848" calcext:value-type="float">
            <text:p>-2.0</text:p>
          </table:table-cell>
        </table:table-row>
        <table:table-row table:style-name="ro1">
          <table:table-cell table:style-name="ce22" table:formula="of:=[.A52]+0.01" office:value-type="float" office:value="0.43" calcext:value-type="float">
            <text:p>0.43</text:p>
          </table:table-cell>
          <table:table-cell table:style-name="ce25" table:formula="of:=[.$B$4]+[.A53]*[.$D$4]" office:value-type="float" office:value="0.4448672" calcext:value-type="float">
            <text:p>0.445</text:p>
          </table:table-cell>
          <table:table-cell table:style-name="ce25" table:formula="of:=SQRT([.$C$4]^2+([.A53]*[.$E$4])^2)" office:value-type="float" office:value="0.00453449326285522" calcext:value-type="float">
            <text:p>0.005</text:p>
          </table:table-cell>
          <table:table-cell table:style-name="ce25" table:formula="of:=[.$B$3]+[.A53]*[.$D$3]" office:value-type="float" office:value="0.4495261" calcext:value-type="float">
            <text:p>0.450</text:p>
          </table:table-cell>
          <table:table-cell table:style-name="ce25" table:formula="of:=SQRT([.$C$3]^2+([.A53]*[.$E$3])^2)" office:value-type="float" office:value="0.00587046949777282" calcext:value-type="float">
            <text:p>0.006</text:p>
          </table:table-cell>
          <table:table-cell table:style-name="ce25" table:formula="of:=SQRT([.C53]^2+[.E53]^2)" office:value-type="float" office:value="0.00741781917244957" calcext:value-type="float">
            <text:p>0.007</text:p>
          </table:table-cell>
          <table:table-cell table:style-name="ce14" table:formula="of:=([.B53]-[.D53])/[.F53]" office:value-type="float" office:value="-0.628068694004249" calcext:value-type="float">
            <text:p>-0.6</text:p>
          </table:table-cell>
          <table:table-cell table:number-columns-repeated="2"/>
          <table:table-cell table:style-name="ce22" table:formula="of:=[.J52]+0.01" office:value-type="float" office:value="0.43" calcext:value-type="float">
            <text:p>0.43</text:p>
          </table:table-cell>
          <table:table-cell table:style-name="ce25" table:formula="of:=[.$K$4]+[.J53]*[.$M$4]" office:value-type="float" office:value="0.43605041" calcext:value-type="float">
            <text:p>0.436</text:p>
          </table:table-cell>
          <table:table-cell table:style-name="ce25" table:formula="of:=SQRT([.$L$4]^2+([.J53]*[.$N$4])^2)" office:value-type="float" office:value="0.00409679401410919" calcext:value-type="float">
            <text:p>0.004</text:p>
          </table:table-cell>
          <table:table-cell table:style-name="ce25" table:formula="of:=[.$K$3]+[.J53]*[.$M$3]" office:value-type="float" office:value="0.45113024" calcext:value-type="float">
            <text:p>0.451</text:p>
          </table:table-cell>
          <table:table-cell table:style-name="ce25" table:formula="of:=SQRT([.$L$3]^2+([.J53]*[.$N$3])^2)" office:value-type="float" office:value="0.0062539029179514" calcext:value-type="float">
            <text:p>0.006</text:p>
          </table:table-cell>
          <table:table-cell table:style-name="ce25" table:formula="of:=SQRT([.L53]^2+[.N53]^2)" office:value-type="float" office:value="0.00747629740588227" calcext:value-type="float">
            <text:p>0.007</text:p>
          </table:table-cell>
          <table:table-cell table:style-name="ce14" table:formula="of:=([.K53]-[.M53])/[.O53]" office:value-type="float" office:value="-2.01701847603539" calcext:value-type="float">
            <text:p>-2.0</text:p>
          </table:table-cell>
        </table:table-row>
        <table:table-row table:style-name="ro1">
          <table:table-cell table:style-name="ce22" table:formula="of:=[.A53]+0.01" office:value-type="float" office:value="0.44" calcext:value-type="float">
            <text:p>0.44</text:p>
          </table:table-cell>
          <table:table-cell table:style-name="ce25" table:formula="of:=[.$B$4]+[.A54]*[.$D$4]" office:value-type="float" office:value="0.4549699" calcext:value-type="float">
            <text:p>0.455</text:p>
          </table:table-cell>
          <table:table-cell table:style-name="ce25" table:formula="of:=SQRT([.$C$4]^2+([.A54]*[.$E$4])^2)" office:value-type="float" office:value="0.00460399179923065" calcext:value-type="float">
            <text:p>0.005</text:p>
          </table:table-cell>
          <table:table-cell table:style-name="ce25" table:formula="of:=[.$B$3]+[.A54]*[.$D$3]" office:value-type="float" office:value="0.4599448" calcext:value-type="float">
            <text:p>0.460</text:p>
          </table:table-cell>
          <table:table-cell table:style-name="ce25" table:formula="of:=SQRT([.$C$3]^2+([.A54]*[.$E$3])^2)" office:value-type="float" office:value="0.00596060426235327" calcext:value-type="float">
            <text:p>0.006</text:p>
          </table:table-cell>
          <table:table-cell table:style-name="ce25" table:formula="of:=SQRT([.C54]^2+[.E54]^2)" office:value-type="float" office:value="0.00753163618742747" calcext:value-type="float">
            <text:p>0.008</text:p>
          </table:table-cell>
          <table:table-cell table:style-name="ce14" table:formula="of:=([.B54]-[.D54])/[.F54]" office:value-type="float" office:value="-0.660533764005308" calcext:value-type="float">
            <text:p>-0.7</text:p>
          </table:table-cell>
          <table:table-cell table:number-columns-repeated="2"/>
          <table:table-cell table:style-name="ce22" table:formula="of:=[.J53]+0.01" office:value-type="float" office:value="0.44" calcext:value-type="float">
            <text:p>0.44</text:p>
          </table:table-cell>
          <table:table-cell table:style-name="ce25" table:formula="of:=[.$K$4]+[.J54]*[.$M$4]" office:value-type="float" office:value="0.44604143" calcext:value-type="float">
            <text:p>0.446</text:p>
          </table:table-cell>
          <table:table-cell table:style-name="ce25" table:formula="of:=SQRT([.$L$4]^2+([.J54]*[.$N$4])^2)" office:value-type="float" office:value="0.00416011979727625" calcext:value-type="float">
            <text:p>0.004</text:p>
          </table:table-cell>
          <table:table-cell table:style-name="ce25" table:formula="of:=[.$K$3]+[.J54]*[.$M$3]" office:value-type="float" office:value="0.46178584" calcext:value-type="float">
            <text:p>0.462</text:p>
          </table:table-cell>
          <table:table-cell table:style-name="ce25" table:formula="of:=SQRT([.$L$3]^2+([.J54]*[.$N$3])^2)" office:value-type="float" office:value="0.00635006829553069" calcext:value-type="float">
            <text:p>0.006</text:p>
          </table:table-cell>
          <table:table-cell table:style-name="ce25" table:formula="of:=SQRT([.L54]^2+[.N54]^2)" office:value-type="float" office:value="0.00759144018520819" calcext:value-type="float">
            <text:p>0.008</text:p>
          </table:table-cell>
          <table:table-cell table:style-name="ce14" table:formula="of:=([.K54]-[.M54])/[.O54]" office:value-type="float" office:value="-2.07396878798805" calcext:value-type="float">
            <text:p>-2.1</text:p>
          </table:table-cell>
        </table:table-row>
        <table:table-row table:style-name="ro1">
          <table:table-cell table:style-name="ce22" table:formula="of:=[.A54]+0.01" office:value-type="float" office:value="0.45" calcext:value-type="float">
            <text:p>0.45</text:p>
          </table:table-cell>
          <table:table-cell table:style-name="ce25" table:formula="of:=[.$B$4]+[.A55]*[.$D$4]" office:value-type="float" office:value="0.4650726" calcext:value-type="float">
            <text:p>0.465</text:p>
          </table:table-cell>
          <table:table-cell table:style-name="ce25" table:formula="of:=SQRT([.$C$4]^2+([.A55]*[.$E$4])^2)" office:value-type="float" office:value="0.00467401883655768" calcext:value-type="float">
            <text:p>0.005</text:p>
          </table:table-cell>
          <table:table-cell table:style-name="ce25" table:formula="of:=[.$B$3]+[.A55]*[.$D$3]" office:value-type="float" office:value="0.4703635" calcext:value-type="float">
            <text:p>0.470</text:p>
          </table:table-cell>
          <table:table-cell table:style-name="ce25" table:formula="of:=SQRT([.$C$3]^2+([.A55]*[.$E$3])^2)" office:value-type="float" office:value="0.00605142206074118" calcext:value-type="float">
            <text:p>0.006</text:p>
          </table:table-cell>
          <table:table-cell table:style-name="ce25" table:formula="of:=SQRT([.C55]^2+[.E55]^2)" office:value-type="float" office:value="0.00764631682849469" calcext:value-type="float">
            <text:p>0.008</text:p>
          </table:table-cell>
          <table:table-cell table:style-name="ce14" table:formula="of:=([.B55]-[.D55])/[.F55]" office:value-type="float" office:value="-0.691954063462697" calcext:value-type="float">
            <text:p>-0.7</text:p>
          </table:table-cell>
          <table:table-cell table:number-columns-repeated="2"/>
          <table:table-cell table:style-name="ce22" table:formula="of:=[.J54]+0.01" office:value-type="float" office:value="0.45" calcext:value-type="float">
            <text:p>0.45</text:p>
          </table:table-cell>
          <table:table-cell table:style-name="ce25" table:formula="of:=[.$K$4]+[.J55]*[.$M$4]" office:value-type="float" office:value="0.45603245" calcext:value-type="float">
            <text:p>0.456</text:p>
          </table:table-cell>
          <table:table-cell table:style-name="ce25" table:formula="of:=SQRT([.$L$4]^2+([.J55]*[.$N$4])^2)" office:value-type="float" office:value="0.00422391907930881" calcext:value-type="float">
            <text:p>0.004</text:p>
          </table:table-cell>
          <table:table-cell table:style-name="ce25" table:formula="of:=[.$K$3]+[.J55]*[.$M$3]" office:value-type="float" office:value="0.47244144" calcext:value-type="float">
            <text:p>0.472</text:p>
          </table:table-cell>
          <table:table-cell table:style-name="ce25" table:formula="of:=SQRT([.$L$3]^2+([.J55]*[.$N$3])^2)" office:value-type="float" office:value="0.00644696025944204" calcext:value-type="float">
            <text:p>0.006</text:p>
          </table:table-cell>
          <table:table-cell table:style-name="ce25" table:formula="of:=SQRT([.L55]^2+[.N55]^2)" office:value-type="float" office:value="0.00770745022529332" calcext:value-type="float">
            <text:p>0.008</text:p>
          </table:table-cell>
          <table:table-cell table:style-name="ce14" table:formula="of:=([.K55]-[.M55])/[.O55]" office:value-type="float" office:value="-2.12897774495527" calcext:value-type="float">
            <text:p>-2.1</text:p>
          </table:table-cell>
        </table:table-row>
        <table:table-row table:style-name="ro1">
          <table:table-cell table:style-name="ce22" table:formula="of:=[.A55]+0.01" office:value-type="float" office:value="0.46" calcext:value-type="float">
            <text:p>0.46</text:p>
          </table:table-cell>
          <table:table-cell table:style-name="ce25" table:formula="of:=[.$B$4]+[.A56]*[.$D$4]" office:value-type="float" office:value="0.4751753" calcext:value-type="float">
            <text:p>0.475</text:p>
          </table:table-cell>
          <table:table-cell table:style-name="ce25" table:formula="of:=SQRT([.$C$4]^2+([.A56]*[.$E$4])^2)" office:value-type="float" office:value="0.00474455097371904" calcext:value-type="float">
            <text:p>0.005</text:p>
          </table:table-cell>
          <table:table-cell table:style-name="ce25" table:formula="of:=[.$B$3]+[.A56]*[.$D$3]" office:value-type="float" office:value="0.4807822" calcext:value-type="float">
            <text:p>0.481</text:p>
          </table:table-cell>
          <table:table-cell table:style-name="ce25" table:formula="of:=SQRT([.$C$3]^2+([.A56]*[.$E$3])^2)" office:value-type="float" office:value="0.00614289259867076" calcext:value-type="float">
            <text:p>0.006</text:p>
          </table:table-cell>
          <table:table-cell table:style-name="ce25" table:formula="of:=SQRT([.C56]^2+[.E56]^2)" office:value-type="float" office:value="0.00776182281561634" calcext:value-type="float">
            <text:p>0.008</text:p>
          </table:table-cell>
          <table:table-cell table:style-name="ce14" table:formula="of:=([.B56]-[.D56])/[.F56]" office:value-type="float" office:value="-0.722368976101764" calcext:value-type="float">
            <text:p>-0.7</text:p>
          </table:table-cell>
          <table:table-cell table:number-columns-repeated="2"/>
          <table:table-cell table:style-name="ce22" table:formula="of:=[.J55]+0.01" office:value-type="float" office:value="0.46" calcext:value-type="float">
            <text:p>0.46</text:p>
          </table:table-cell>
          <table:table-cell table:style-name="ce25" table:formula="of:=[.$K$4]+[.J56]*[.$M$4]" office:value-type="float" office:value="0.46602347" calcext:value-type="float">
            <text:p>0.466</text:p>
          </table:table-cell>
          <table:table-cell table:style-name="ce25" table:formula="of:=SQRT([.$L$4]^2+([.J56]*[.$N$4])^2)" office:value-type="float" office:value="0.00428817072615102" calcext:value-type="float">
            <text:p>0.004</text:p>
          </table:table-cell>
          <table:table-cell table:style-name="ce25" table:formula="of:=[.$K$3]+[.J56]*[.$M$3]" office:value-type="float" office:value="0.48309704" calcext:value-type="float">
            <text:p>0.483</text:p>
          </table:table-cell>
          <table:table-cell table:style-name="ce25" table:formula="of:=SQRT([.$L$3]^2+([.J56]*[.$N$3])^2)" office:value-type="float" office:value="0.00654454653844894" calcext:value-type="float">
            <text:p>0.007</text:p>
          </table:table-cell>
          <table:table-cell table:style-name="ce25" table:formula="of:=SQRT([.L56]^2+[.N56]^2)" office:value-type="float" office:value="0.00782428894983708" calcext:value-type="float">
            <text:p>0.008</text:p>
          </table:table-cell>
          <table:table-cell table:style-name="ce14" table:formula="of:=([.K56]-[.M56])/[.O56]" office:value-type="float" office:value="-2.18212416610145" calcext:value-type="float">
            <text:p>-2.2</text:p>
          </table:table-cell>
        </table:table-row>
        <table:table-row table:style-name="ro1">
          <table:table-cell table:style-name="ce22" table:formula="of:=[.A56]+0.01" office:value-type="float" office:value="0.47" calcext:value-type="float">
            <text:p>0.47</text:p>
          </table:table-cell>
          <table:table-cell table:style-name="ce25" table:formula="of:=[.$B$4]+[.A57]*[.$D$4]" office:value-type="float" office:value="0.485278" calcext:value-type="float">
            <text:p>0.485</text:p>
          </table:table-cell>
          <table:table-cell table:style-name="ce25" table:formula="of:=SQRT([.$C$4]^2+([.A57]*[.$E$4])^2)" office:value-type="float" office:value="0.00481556601663291" calcext:value-type="float">
            <text:p>0.005</text:p>
          </table:table-cell>
          <table:table-cell table:style-name="ce25" table:formula="of:=[.$B$3]+[.A57]*[.$D$3]" office:value-type="float" office:value="0.4912009" calcext:value-type="float">
            <text:p>0.491</text:p>
          </table:table-cell>
          <table:table-cell table:style-name="ce25" table:formula="of:=SQRT([.$C$3]^2+([.A57]*[.$E$3])^2)" office:value-type="float" office:value="0.00623498714811194" calcext:value-type="float">
            <text:p>0.006</text:p>
          </table:table-cell>
          <table:table-cell table:style-name="ce25" table:formula="of:=SQRT([.C57]^2+[.E57]^2)" office:value-type="float" office:value="0.00787811784614008" calcext:value-type="float">
            <text:p>0.008</text:p>
          </table:table-cell>
          <table:table-cell table:style-name="ce14" table:formula="of:=([.B57]-[.D57])/[.F57]" office:value-type="float" office:value="-0.751816628752516" calcext:value-type="float">
            <text:p>-0.8</text:p>
          </table:table-cell>
          <table:table-cell table:number-columns-repeated="2"/>
          <table:table-cell table:style-name="ce22" table:formula="of:=[.J56]+0.01" office:value-type="float" office:value="0.47" calcext:value-type="float">
            <text:p>0.47</text:p>
          </table:table-cell>
          <table:table-cell table:style-name="ce25" table:formula="of:=[.$K$4]+[.J57]*[.$M$4]" office:value-type="float" office:value="0.47601449" calcext:value-type="float">
            <text:p>0.476</text:p>
          </table:table-cell>
          <table:table-cell table:style-name="ce25" table:formula="of:=SQRT([.$L$4]^2+([.J57]*[.$N$4])^2)" office:value-type="float" office:value="0.00435285470604045" calcext:value-type="float">
            <text:p>0.004</text:p>
          </table:table-cell>
          <table:table-cell table:style-name="ce25" table:formula="of:=[.$K$3]+[.J57]*[.$M$3]" office:value-type="float" office:value="0.49375264" calcext:value-type="float">
            <text:p>0.494</text:p>
          </table:table-cell>
          <table:table-cell table:style-name="ce25" table:formula="of:=SQRT([.$L$3]^2+([.J57]*[.$N$3])^2)" office:value-type="float" office:value="0.00664279653302742" calcext:value-type="float">
            <text:p>0.007</text:p>
          </table:table-cell>
          <table:table-cell table:style-name="ce25" table:formula="of:=SQRT([.L57]^2+[.N57]^2)" office:value-type="float" office:value="0.00794191978498269" calcext:value-type="float">
            <text:p>0.008</text:p>
          </table:table-cell>
          <table:table-cell table:style-name="ce14" table:formula="of:=([.K57]-[.M57])/[.O57]" office:value-type="float" office:value="-2.2334839031667" calcext:value-type="float">
            <text:p>-2.2</text:p>
          </table:table-cell>
        </table:table-row>
        <table:table-row table:style-name="ro1">
          <table:table-cell table:style-name="ce22" table:formula="of:=[.A57]+0.01" office:value-type="float" office:value="0.48" calcext:value-type="float">
            <text:p>0.48</text:p>
          </table:table-cell>
          <table:table-cell table:style-name="ce25" table:formula="of:=[.$B$4]+[.A58]*[.$D$4]" office:value-type="float" office:value="0.4953807" calcext:value-type="float">
            <text:p>0.495</text:p>
          </table:table-cell>
          <table:table-cell table:style-name="ce25" table:formula="of:=SQRT([.$C$4]^2+([.A58]*[.$E$4])^2)" office:value-type="float" office:value="0.00488704291361254" calcext:value-type="float">
            <text:p>0.005</text:p>
          </table:table-cell>
          <table:table-cell table:style-name="ce25" table:formula="of:=[.$B$3]+[.A58]*[.$D$3]" office:value-type="float" office:value="0.5016196" calcext:value-type="float">
            <text:p>0.502</text:p>
          </table:table-cell>
          <table:table-cell table:style-name="ce25" table:formula="of:=SQRT([.$C$3]^2+([.A58]*[.$E$3])^2)" office:value-type="float" office:value="0.00632767846308392" calcext:value-type="float">
            <text:p>0.006</text:p>
          </table:table-cell>
          <table:table-cell table:style-name="ce25" table:formula="of:=SQRT([.C58]^2+[.E58]^2)" office:value-type="float" office:value="0.0079951674886563" calcext:value-type="float">
            <text:p>0.008</text:p>
          </table:table-cell>
          <table:table-cell table:style-name="ce14" table:formula="of:=([.B58]-[.D58])/[.F58]" office:value-type="float" office:value="-0.780333871535765" calcext:value-type="float">
            <text:p>-0.8</text:p>
          </table:table-cell>
          <table:table-cell table:number-columns-repeated="2"/>
          <table:table-cell table:style-name="ce22" table:formula="of:=[.J57]+0.01" office:value-type="float" office:value="0.48" calcext:value-type="float">
            <text:p>0.48</text:p>
          </table:table-cell>
          <table:table-cell table:style-name="ce25" table:formula="of:=[.$K$4]+[.J58]*[.$M$4]" office:value-type="float" office:value="0.48600551" calcext:value-type="float">
            <text:p>0.486</text:p>
          </table:table-cell>
          <table:table-cell table:style-name="ce25" table:formula="of:=SQRT([.$L$4]^2+([.J58]*[.$N$4])^2)" office:value-type="float" office:value="0.00441795202943498" calcext:value-type="float">
            <text:p>0.004</text:p>
          </table:table-cell>
          <table:table-cell table:style-name="ce25" table:formula="of:=[.$K$3]+[.J58]*[.$M$3]" office:value-type="float" office:value="0.50440824" calcext:value-type="float">
            <text:p>0.504</text:p>
          </table:table-cell>
          <table:table-cell table:style-name="ce25" table:formula="of:=SQRT([.$L$3]^2+([.J58]*[.$N$3])^2)" office:value-type="float" office:value="0.00674168122523277" calcext:value-type="float">
            <text:p>0.007</text:p>
          </table:table-cell>
          <table:table-cell table:style-name="ce25" table:formula="of:=SQRT([.L58]^2+[.N58]^2)" office:value-type="float" office:value="0.00806030805100182" calcext:value-type="float">
            <text:p>0.008</text:p>
          </table:table-cell>
          <table:table-cell table:style-name="ce14" table:formula="of:=([.K58]-[.M58])/[.O58]" office:value-type="float" office:value="-2.28312986098747" calcext:value-type="float">
            <text:p>-2.3</text:p>
          </table:table-cell>
        </table:table-row>
        <table:table-row table:style-name="ro1">
          <table:table-cell table:style-name="ce22" table:formula="of:=[.A58]+0.01" office:value-type="float" office:value="0.49" calcext:value-type="float">
            <text:p>0.49</text:p>
          </table:table-cell>
          <table:table-cell table:style-name="ce25" table:formula="of:=[.$B$4]+[.A59]*[.$D$4]" office:value-type="float" office:value="0.5054834" calcext:value-type="float">
            <text:p>0.505</text:p>
          </table:table-cell>
          <table:table-cell table:style-name="ce25" table:formula="of:=SQRT([.$C$4]^2+([.A59]*[.$E$4])^2)" office:value-type="float" office:value="0.00495896169364522" calcext:value-type="float">
            <text:p>0.005</text:p>
          </table:table-cell>
          <table:table-cell table:style-name="ce25" table:formula="of:=[.$B$3]+[.A59]*[.$D$3]" office:value-type="float" office:value="0.5120383" calcext:value-type="float">
            <text:p>0.512</text:p>
          </table:table-cell>
          <table:table-cell table:style-name="ce25" table:formula="of:=SQRT([.$C$3]^2+([.A59]*[.$E$3])^2)" office:value-type="float" office:value="0.00642094069930326" calcext:value-type="float">
            <text:p>0.006</text:p>
          </table:table-cell>
          <table:table-cell table:style-name="ce25" table:formula="of:=SQRT([.C59]^2+[.E59]^2)" office:value-type="float" office:value="0.00811293908167747" calcext:value-type="float">
            <text:p>0.008</text:p>
          </table:table-cell>
          <table:table-cell table:style-name="ce14" table:formula="of:=([.B59]-[.D59])/[.F59]" office:value-type="float" office:value="-0.807956270102403" calcext:value-type="float">
            <text:p>-0.8</text:p>
          </table:table-cell>
          <table:table-cell table:number-columns-repeated="2"/>
          <table:table-cell table:style-name="ce22" table:formula="of:=[.J58]+0.01" office:value-type="float" office:value="0.49" calcext:value-type="float">
            <text:p>0.49</text:p>
          </table:table-cell>
          <table:table-cell table:style-name="ce25" table:formula="of:=[.$K$4]+[.J59]*[.$M$4]" office:value-type="float" office:value="0.49599653" calcext:value-type="float">
            <text:p>0.496</text:p>
          </table:table-cell>
          <table:table-cell table:style-name="ce25" table:formula="of:=SQRT([.$L$4]^2+([.J59]*[.$N$4])^2)" office:value-type="float" office:value="0.00448344469176204" calcext:value-type="float">
            <text:p>0.004</text:p>
          </table:table-cell>
          <table:table-cell table:style-name="ce25" table:formula="of:=[.$K$3]+[.J59]*[.$M$3]" office:value-type="float" office:value="0.51506384" calcext:value-type="float">
            <text:p>0.515</text:p>
          </table:table-cell>
          <table:table-cell table:style-name="ce25" table:formula="of:=SQRT([.$L$3]^2+([.J59]*[.$N$3])^2)" office:value-type="float" office:value="0.00684117309270048" calcext:value-type="float">
            <text:p>0.007</text:p>
          </table:table-cell>
          <table:table-cell table:style-name="ce25" table:formula="of:=SQRT([.L59]^2+[.N59]^2)" office:value-type="float" office:value="0.00817942085898374" calcext:value-type="float">
            <text:p>0.008</text:p>
          </table:table-cell>
          <table:table-cell table:style-name="ce14" table:formula="of:=([.K59]-[.M59])/[.O59]" office:value-type="float" office:value="-2.33113203596287" calcext:value-type="float">
            <text:p>-2.3</text:p>
          </table:table-cell>
        </table:table-row>
        <table:table-row table:style-name="ro1">
          <table:table-cell table:style-name="ce22" table:formula="of:=[.A59]+0.01" office:value-type="float" office:value="0.5" calcext:value-type="float">
            <text:p>0.50</text:p>
          </table:table-cell>
          <table:table-cell table:style-name="ce25" table:formula="of:=[.$B$4]+[.A60]*[.$D$4]" office:value-type="float" office:value="0.5155861" calcext:value-type="float">
            <text:p>0.516</text:p>
          </table:table-cell>
          <table:table-cell table:style-name="ce25" table:formula="of:=SQRT([.$C$4]^2+([.A60]*[.$E$4])^2)" office:value-type="float" office:value="0.00503130340758734" calcext:value-type="float">
            <text:p>0.005</text:p>
          </table:table-cell>
          <table:table-cell table:style-name="ce25" table:formula="of:=[.$B$3]+[.A60]*[.$D$3]" office:value-type="float" office:value="0.522457" calcext:value-type="float">
            <text:p>0.522</text:p>
          </table:table-cell>
          <table:table-cell table:style-name="ce25" table:formula="of:=SQRT([.$C$3]^2+([.A60]*[.$E$3])^2)" office:value-type="float" office:value="0.00651474933765682" calcext:value-type="float">
            <text:p>0.007</text:p>
          </table:table-cell>
          <table:table-cell table:style-name="ce25" table:formula="of:=SQRT([.C60]^2+[.E60]^2)" office:value-type="float" office:value="0.00823140163712718" calcext:value-type="float">
            <text:p>0.008</text:p>
          </table:table-cell>
          <table:table-cell table:style-name="ce14" table:formula="of:=([.B60]-[.D60])/[.F60]" office:value-type="float" office:value="-0.834718107911207" calcext:value-type="float">
            <text:p>-0.8</text:p>
          </table:table-cell>
          <table:table-cell table:number-columns-repeated="2"/>
          <table:table-cell table:style-name="ce22" table:formula="of:=[.J59]+0.01" office:value-type="float" office:value="0.5" calcext:value-type="float">
            <text:p>0.50</text:p>
          </table:table-cell>
          <table:table-cell table:style-name="ce25" table:formula="of:=[.$K$4]+[.J60]*[.$M$4]" office:value-type="float" office:value="0.50598755" calcext:value-type="float">
            <text:p>0.506</text:p>
          </table:table-cell>
          <table:table-cell table:style-name="ce25" table:formula="of:=SQRT([.$L$4]^2+([.J60]*[.$N$4])^2)" office:value-type="float" office:value="0.00454931561896952" calcext:value-type="float">
            <text:p>0.005</text:p>
          </table:table-cell>
          <table:table-cell table:style-name="ce25" table:formula="of:=[.$K$3]+[.J60]*[.$M$3]" office:value-type="float" office:value="0.52571944" calcext:value-type="float">
            <text:p>0.526</text:p>
          </table:table-cell>
          <table:table-cell table:style-name="ce25" table:formula="of:=SQRT([.$L$3]^2+([.J60]*[.$N$3])^2)" office:value-type="float" office:value="0.00694124602676638" calcext:value-type="float">
            <text:p>0.007</text:p>
          </table:table-cell>
          <table:table-cell table:style-name="ce25" table:formula="of:=SQRT([.L60]^2+[.N60]^2)" office:value-type="float" office:value="0.00829922701250545" calcext:value-type="float">
            <text:p>0.008</text:p>
          </table:table-cell>
          <table:table-cell table:style-name="ce14" table:formula="of:=([.K60]-[.M60])/[.O60]" office:value-type="float" office:value="-2.37755756894799" calcext:value-type="float">
            <text:p>-2.4</text:p>
          </table:table-cell>
        </table:table-row>
        <table:table-row table:style-name="ro1">
          <table:table-cell table:style-name="ce22" table:formula="of:=[.A60]+0.01" office:value-type="float" office:value="0.51" calcext:value-type="float">
            <text:p>0.51</text:p>
          </table:table-cell>
          <table:table-cell table:style-name="ce25" table:formula="of:=[.$B$4]+[.A61]*[.$D$4]" office:value-type="float" office:value="0.5256888" calcext:value-type="float">
            <text:p>0.526</text:p>
          </table:table-cell>
          <table:table-cell table:style-name="ce25" table:formula="of:=SQRT([.$C$4]^2+([.A61]*[.$E$4])^2)" office:value-type="float" office:value="0.00510405007224348" calcext:value-type="float">
            <text:p>0.005</text:p>
          </table:table-cell>
          <table:table-cell table:style-name="ce25" table:formula="of:=[.$B$3]+[.A61]*[.$D$3]" office:value-type="float" office:value="0.5328757" calcext:value-type="float">
            <text:p>0.533</text:p>
          </table:table-cell>
          <table:table-cell table:style-name="ce25" table:formula="of:=SQRT([.$C$3]^2+([.A61]*[.$E$3])^2)" office:value-type="float" office:value="0.00660908111145332" calcext:value-type="float">
            <text:p>0.007</text:p>
          </table:table-cell>
          <table:table-cell table:style-name="ce25" table:formula="of:=SQRT([.C61]^2+[.E61]^2)" office:value-type="float" office:value="0.0083505257485824" calcext:value-type="float">
            <text:p>0.008</text:p>
          </table:table-cell>
          <table:table-cell table:style-name="ce14" table:formula="of:=([.B61]-[.D61])/[.F61]" office:value-type="float" office:value="-0.860652396793107" calcext:value-type="float">
            <text:p>-0.9</text:p>
          </table:table-cell>
          <table:table-cell table:number-columns-repeated="2"/>
          <table:table-cell table:style-name="ce22" table:formula="of:=[.J60]+0.01" office:value-type="float" office:value="0.51" calcext:value-type="float">
            <text:p>0.51</text:p>
          </table:table-cell>
          <table:table-cell table:style-name="ce25" table:formula="of:=[.$K$4]+[.J61]*[.$M$4]" office:value-type="float" office:value="0.51597857" calcext:value-type="float">
            <text:p>0.516</text:p>
          </table:table-cell>
          <table:table-cell table:style-name="ce25" table:formula="of:=SQRT([.$L$4]^2+([.J61]*[.$N$4])^2)" office:value-type="float" office:value="0.00461554861583335" calcext:value-type="float">
            <text:p>0.005</text:p>
          </table:table-cell>
          <table:table-cell table:style-name="ce25" table:formula="of:=[.$K$3]+[.J61]*[.$M$3]" office:value-type="float" office:value="0.53637504" calcext:value-type="float">
            <text:p>0.536</text:p>
          </table:table-cell>
          <table:table-cell table:style-name="ce25" table:formula="of:=SQRT([.$L$3]^2+([.J61]*[.$N$3])^2)" office:value-type="float" office:value="0.00704187525465263" calcext:value-type="float">
            <text:p>0.007</text:p>
          </table:table-cell>
          <table:table-cell table:style-name="ce25" table:formula="of:=SQRT([.L61]^2+[.N61]^2)" office:value-type="float" office:value="0.00841969691421314" calcext:value-type="float">
            <text:p>0.008</text:p>
          </table:table-cell>
          <table:table-cell table:style-name="ce14" table:formula="of:=([.K61]-[.M61])/[.O61]" office:value-type="float" office:value="-2.42247080955718" calcext:value-type="float">
            <text:p>-2.4</text:p>
          </table:table-cell>
        </table:table-row>
        <table:table-row table:style-name="ro1">
          <table:table-cell table:style-name="ce22" table:formula="of:=[.A61]+0.01" office:value-type="float" office:value="0.52" calcext:value-type="float">
            <text:p>0.52</text:p>
          </table:table-cell>
          <table:table-cell table:style-name="ce25" table:formula="of:=[.$B$4]+[.A62]*[.$D$4]" office:value-type="float" office:value="0.5357915" calcext:value-type="float">
            <text:p>0.536</text:p>
          </table:table-cell>
          <table:table-cell table:style-name="ce25" table:formula="of:=SQRT([.$C$4]^2+([.A62]*[.$E$4])^2)" office:value-type="float" office:value="0.00517718461727478" calcext:value-type="float">
            <text:p>0.005</text:p>
          </table:table-cell>
          <table:table-cell table:style-name="ce25" table:formula="of:=[.$B$3]+[.A62]*[.$D$3]" office:value-type="float" office:value="0.5432944" calcext:value-type="float">
            <text:p>0.543</text:p>
          </table:table-cell>
          <table:table-cell table:style-name="ce25" table:formula="of:=SQRT([.$C$3]^2+([.A62]*[.$E$3])^2)" office:value-type="float" office:value="0.00670391393737838" calcext:value-type="float">
            <text:p>0.007</text:p>
          </table:table-cell>
          <table:table-cell table:style-name="ce25" table:formula="of:=SQRT([.C62]^2+[.E62]^2)" office:value-type="float" office:value="0.00847028350417639" calcext:value-type="float">
            <text:p>0.008</text:p>
          </table:table-cell>
          <table:table-cell table:style-name="ce14" table:formula="of:=([.B62]-[.D62])/[.F62]" office:value-type="float" office:value="-0.885790894283594" calcext:value-type="float">
            <text:p>-0.9</text:p>
          </table:table-cell>
          <table:table-cell table:number-columns-repeated="2"/>
          <table:table-cell table:style-name="ce22" table:formula="of:=[.J61]+0.01" office:value-type="float" office:value="0.52" calcext:value-type="float">
            <text:p>0.52</text:p>
          </table:table-cell>
          <table:table-cell table:style-name="ce25" table:formula="of:=[.$K$4]+[.J62]*[.$M$4]" office:value-type="float" office:value="0.52596959" calcext:value-type="float">
            <text:p>0.526</text:p>
          </table:table-cell>
          <table:table-cell table:style-name="ce25" table:formula="of:=SQRT([.$L$4]^2+([.J62]*[.$N$4])^2)" office:value-type="float" office:value="0.00468212831695722" calcext:value-type="float">
            <text:p>0.005</text:p>
          </table:table-cell>
          <table:table-cell table:style-name="ce25" table:formula="of:=[.$K$3]+[.J62]*[.$M$3]" office:value-type="float" office:value="0.54703064" calcext:value-type="float">
            <text:p>0.547</text:p>
          </table:table-cell>
          <table:table-cell table:style-name="ce25" table:formula="of:=SQRT([.$L$3]^2+([.J62]*[.$N$3])^2)" office:value-type="float" office:value="0.0071430372656354" calcext:value-type="float">
            <text:p>0.007</text:p>
          </table:table-cell>
          <table:table-cell table:style-name="ce25" table:formula="of:=SQRT([.L62]^2+[.N62]^2)" office:value-type="float" office:value="0.00854080247720955" calcext:value-type="float">
            <text:p>0.009</text:p>
          </table:table-cell>
          <table:table-cell table:style-name="ce14" table:formula="of:=([.K62]-[.M62])/[.O62]" office:value-type="float" office:value="-2.46593338930385" calcext:value-type="float">
            <text:p>-2.5</text:p>
          </table:table-cell>
        </table:table-row>
        <table:table-row table:style-name="ro1">
          <table:table-cell table:style-name="ce22" table:formula="of:=[.A62]+0.01" office:value-type="float" office:value="0.53" calcext:value-type="float">
            <text:p>0.53</text:p>
          </table:table-cell>
          <table:table-cell table:style-name="ce25" table:formula="of:=[.$B$4]+[.A63]*[.$D$4]" office:value-type="float" office:value="0.5458942" calcext:value-type="float">
            <text:p>0.546</text:p>
          </table:table-cell>
          <table:table-cell table:style-name="ce25" table:formula="of:=SQRT([.$C$4]^2+([.A63]*[.$E$4])^2)" office:value-type="float" office:value="0.00525069083486485" calcext:value-type="float">
            <text:p>0.005</text:p>
          </table:table-cell>
          <table:table-cell table:style-name="ce25" table:formula="of:=[.$B$3]+[.A63]*[.$D$3]" office:value-type="float" office:value="0.5537131" calcext:value-type="float">
            <text:p>0.554</text:p>
          </table:table-cell>
          <table:table-cell table:style-name="ce25" table:formula="of:=SQRT([.$C$3]^2+([.A63]*[.$E$3])^2)" office:value-type="float" office:value="0.0067992268500559" calcext:value-type="float">
            <text:p>0.007</text:p>
          </table:table-cell>
          <table:table-cell table:style-name="ce25" table:formula="of:=SQRT([.C63]^2+[.E63]^2)" office:value-type="float" office:value="0.00859064840404115" calcext:value-type="float">
            <text:p>0.009</text:p>
          </table:table-cell>
          <table:table-cell table:style-name="ce14" table:formula="of:=([.B63]-[.D63])/[.F63]" office:value-type="float" office:value="-0.910164126414701" calcext:value-type="float">
            <text:p>-0.9</text:p>
          </table:table-cell>
          <table:table-cell table:number-columns-repeated="2"/>
          <table:table-cell table:style-name="ce22" table:formula="of:=[.J62]+0.01" office:value-type="float" office:value="0.53" calcext:value-type="float">
            <text:p>0.53</text:p>
          </table:table-cell>
          <table:table-cell table:style-name="ce25" table:formula="of:=[.$K$4]+[.J63]*[.$M$4]" office:value-type="float" office:value="0.53596061" calcext:value-type="float">
            <text:p>0.536</text:p>
          </table:table-cell>
          <table:table-cell table:style-name="ce25" table:formula="of:=SQRT([.$L$4]^2+([.J63]*[.$N$4])^2)" office:value-type="float" office:value="0.00474904014038568" calcext:value-type="float">
            <text:p>0.005</text:p>
          </table:table-cell>
          <table:table-cell table:style-name="ce25" table:formula="of:=[.$K$3]+[.J63]*[.$M$3]" office:value-type="float" office:value="0.55768624" calcext:value-type="float">
            <text:p>0.558</text:p>
          </table:table-cell>
          <table:table-cell table:style-name="ce25" table:formula="of:=SQRT([.$L$3]^2+([.J63]*[.$N$3])^2)" office:value-type="float" office:value="0.00724470974108701" calcext:value-type="float">
            <text:p>0.007</text:p>
          </table:table-cell>
          <table:table-cell table:style-name="ce25" table:formula="of:=SQRT([.L63]^2+[.N63]^2)" office:value-type="float" office:value="0.00866251704111429" calcext:value-type="float">
            <text:p>0.009</text:p>
          </table:table-cell>
          <table:table-cell table:style-name="ce14" table:formula="of:=([.K63]-[.M63])/[.O63]" office:value-type="float" office:value="-2.50800430139245" calcext:value-type="float">
            <text:p>-2.5</text:p>
          </table:table-cell>
        </table:table-row>
        <table:table-row table:style-name="ro1">
          <table:table-cell table:style-name="ce22" table:formula="of:=[.A63]+0.01" office:value-type="float" office:value="0.54" calcext:value-type="float">
            <text:p>0.54</text:p>
          </table:table-cell>
          <table:table-cell table:style-name="ce25" table:formula="of:=[.$B$4]+[.A64]*[.$D$4]" office:value-type="float" office:value="0.5559969" calcext:value-type="float">
            <text:p>0.556</text:p>
          </table:table-cell>
          <table:table-cell table:style-name="ce25" table:formula="of:=SQRT([.$C$4]^2+([.A64]*[.$E$4])^2)" office:value-type="float" office:value="0.00532455333205803" calcext:value-type="float">
            <text:p>0.005</text:p>
          </table:table-cell>
          <table:table-cell table:style-name="ce25" table:formula="of:=[.$B$3]+[.A64]*[.$D$3]" office:value-type="float" office:value="0.5641318" calcext:value-type="float">
            <text:p>0.564</text:p>
          </table:table-cell>
          <table:table-cell table:style-name="ce25" table:formula="of:=SQRT([.$C$3]^2+([.A64]*[.$E$3])^2)" office:value-type="float" office:value="0.00689499994010181" calcext:value-type="float">
            <text:p>0.007</text:p>
          </table:table-cell>
          <table:table-cell table:style-name="ce25" table:formula="of:=SQRT([.C64]^2+[.E64]^2)" office:value-type="float" office:value="0.00871159528214748" calcext:value-type="float">
            <text:p>0.009</text:p>
          </table:table-cell>
          <table:table-cell table:style-name="ce14" table:formula="of:=([.B64]-[.D64])/[.F64]" office:value-type="float" office:value="-0.933801414841969" calcext:value-type="float">
            <text:p>-0.9</text:p>
          </table:table-cell>
          <table:table-cell table:number-columns-repeated="2"/>
          <table:table-cell table:style-name="ce22" table:formula="of:=[.J63]+0.01" office:value-type="float" office:value="0.54" calcext:value-type="float">
            <text:p>0.54</text:p>
          </table:table-cell>
          <table:table-cell table:style-name="ce25" table:formula="of:=[.$K$4]+[.J64]*[.$M$4]" office:value-type="float" office:value="0.54595163" calcext:value-type="float">
            <text:p>0.546</text:p>
          </table:table-cell>
          <table:table-cell table:style-name="ce25" table:formula="of:=SQRT([.$L$4]^2+([.J64]*[.$N$4])^2)" office:value-type="float" office:value="0.00481627024374116" calcext:value-type="float">
            <text:p>0.005</text:p>
          </table:table-cell>
          <table:table-cell table:style-name="ce25" table:formula="of:=[.$K$3]+[.J64]*[.$M$3]" office:value-type="float" office:value="0.56834184" calcext:value-type="float">
            <text:p>0.568</text:p>
          </table:table-cell>
          <table:table-cell table:style-name="ce25" table:formula="of:=SQRT([.$L$3]^2+([.J64]*[.$N$3])^2)" office:value-type="float" office:value="0.00734687148826792" calcext:value-type="float">
            <text:p>0.007</text:p>
          </table:table-cell>
          <table:table-cell table:style-name="ce25" table:formula="of:=SQRT([.L64]^2+[.N64]^2)" office:value-type="float" office:value="0.00878481529264393" calcext:value-type="float">
            <text:p>0.009</text:p>
          </table:table-cell>
          <table:table-cell table:style-name="ce14" table:formula="of:=([.K64]-[.M64])/[.O64]" office:value-type="float" office:value="-2.54873998531861" calcext:value-type="float">
            <text:p>-2.5</text:p>
          </table:table-cell>
        </table:table-row>
        <table:table-row table:style-name="ro1">
          <table:table-cell table:style-name="ce22" table:formula="of:=[.A64]+0.01" office:value-type="float" office:value="0.55" calcext:value-type="float">
            <text:p>0.55</text:p>
          </table:table-cell>
          <table:table-cell table:style-name="ce25" table:formula="of:=[.$B$4]+[.A65]*[.$D$4]" office:value-type="float" office:value="0.5660996" calcext:value-type="float">
            <text:p>0.566</text:p>
          </table:table-cell>
          <table:table-cell table:style-name="ce25" table:formula="of:=SQRT([.$C$4]^2+([.A65]*[.$E$4])^2)" office:value-type="float" office:value="0.00539875748567539" calcext:value-type="float">
            <text:p>0.005</text:p>
          </table:table-cell>
          <table:table-cell table:style-name="ce25" table:formula="of:=[.$B$3]+[.A65]*[.$D$3]" office:value-type="float" office:value="0.5745505" calcext:value-type="float">
            <text:p>0.575</text:p>
          </table:table-cell>
          <table:table-cell table:style-name="ce25" table:formula="of:=SQRT([.$C$3]^2+([.A65]*[.$E$3])^2)" office:value-type="float" office:value="0.00699121429554445" calcext:value-type="float">
            <text:p>0.007</text:p>
          </table:table-cell>
          <table:table-cell table:style-name="ce25" table:formula="of:=SQRT([.C65]^2+[.E65]^2)" office:value-type="float" office:value="0.00883310023238506" calcext:value-type="float">
            <text:p>0.009</text:p>
          </table:table-cell>
          <table:table-cell table:style-name="ce14" table:formula="of:=([.B65]-[.D65])/[.F65]" office:value-type="float" office:value="-0.956730907345095" calcext:value-type="float">
            <text:p>-1.0</text:p>
          </table:table-cell>
          <table:table-cell table:number-columns-repeated="2"/>
          <table:table-cell table:style-name="ce22" table:formula="of:=[.J64]+0.01" office:value-type="float" office:value="0.55" calcext:value-type="float">
            <text:p>0.55</text:p>
          </table:table-cell>
          <table:table-cell table:style-name="ce25" table:formula="of:=[.$K$4]+[.J65]*[.$M$4]" office:value-type="float" office:value="0.55594265" calcext:value-type="float">
            <text:p>0.556</text:p>
          </table:table-cell>
          <table:table-cell table:style-name="ce25" table:formula="of:=SQRT([.$L$4]^2+([.J65]*[.$N$4])^2)" office:value-type="float" office:value="0.00488380548278789" calcext:value-type="float">
            <text:p>0.005</text:p>
          </table:table-cell>
          <table:table-cell table:style-name="ce25" table:formula="of:=[.$K$3]+[.J65]*[.$M$3]" office:value-type="float" office:value="0.57899744" calcext:value-type="float">
            <text:p>0.579</text:p>
          </table:table-cell>
          <table:table-cell table:style-name="ce25" table:formula="of:=SQRT([.$L$3]^2+([.J65]*[.$N$3])^2)" office:value-type="float" office:value="0.00744950237773135" calcext:value-type="float">
            <text:p>0.007</text:p>
          </table:table-cell>
          <table:table-cell table:style-name="ce25" table:formula="of:=SQRT([.L65]^2+[.N65]^2)" office:value-type="float" office:value="0.00890767319054387" calcext:value-type="float">
            <text:p>0.009</text:p>
          </table:table-cell>
          <table:table-cell table:style-name="ce14" table:formula="of:=([.K65]-[.M65])/[.O65]" office:value-type="float" office:value="-2.58819441472935" calcext:value-type="float">
            <text:p>-2.6</text:p>
          </table:table-cell>
        </table:table-row>
        <table:table-row table:style-name="ro1">
          <table:table-cell table:style-name="ce22" table:formula="of:=[.A65]+0.01" office:value-type="float" office:value="0.56" calcext:value-type="float">
            <text:p>0.56</text:p>
          </table:table-cell>
          <table:table-cell table:style-name="ce25" table:formula="of:=[.$B$4]+[.A66]*[.$D$4]" office:value-type="float" office:value="0.5762023" calcext:value-type="float">
            <text:p>0.576</text:p>
          </table:table-cell>
          <table:table-cell table:style-name="ce25" table:formula="of:=SQRT([.$C$4]^2+([.A66]*[.$E$4])^2)" office:value-type="float" office:value="0.00547328939970755" calcext:value-type="float">
            <text:p>0.005</text:p>
          </table:table-cell>
          <table:table-cell table:style-name="ce25" table:formula="of:=[.$B$3]+[.A66]*[.$D$3]" office:value-type="float" office:value="0.5849692" calcext:value-type="float">
            <text:p>0.585</text:p>
          </table:table-cell>
          <table:table-cell table:style-name="ce25" table:formula="of:=SQRT([.$C$3]^2+([.A66]*[.$E$3])^2)" office:value-type="float" office:value="0.00708785194647744" calcext:value-type="float">
            <text:p>0.007</text:p>
          </table:table-cell>
          <table:table-cell table:style-name="ce25" table:formula="of:=SQRT([.C66]^2+[.E66]^2)" office:value-type="float" office:value="0.00895514053871491" calcext:value-type="float">
            <text:p>0.009</text:p>
          </table:table-cell>
          <table:table-cell table:style-name="ce14" table:formula="of:=([.B66]-[.D66])/[.F66]" office:value-type="float" office:value="-0.978979610883706" calcext:value-type="float">
            <text:p>-1.0</text:p>
          </table:table-cell>
          <table:table-cell table:number-columns-repeated="2"/>
          <table:table-cell table:style-name="ce22" table:formula="of:=[.J65]+0.01" office:value-type="float" office:value="0.56" calcext:value-type="float">
            <text:p>0.56</text:p>
          </table:table-cell>
          <table:table-cell table:style-name="ce25" table:formula="of:=[.$K$4]+[.J66]*[.$M$4]" office:value-type="float" office:value="0.56593367" calcext:value-type="float">
            <text:p>0.566</text:p>
          </table:table-cell>
          <table:table-cell table:style-name="ce25" table:formula="of:=SQRT([.$L$4]^2+([.J66]*[.$N$4])^2)" office:value-type="float" office:value="0.00495163337232087" calcext:value-type="float">
            <text:p>0.005</text:p>
          </table:table-cell>
          <table:table-cell table:style-name="ce25" table:formula="of:=[.$K$3]+[.J66]*[.$M$3]" office:value-type="float" office:value="0.58965304" calcext:value-type="float">
            <text:p>0.590</text:p>
          </table:table-cell>
          <table:table-cell table:style-name="ce25" table:formula="of:=SQRT([.$L$3]^2+([.J66]*[.$N$3])^2)" office:value-type="float" office:value="0.00755258328419515" calcext:value-type="float">
            <text:p>0.008</text:p>
          </table:table-cell>
          <table:table-cell table:style-name="ce25" table:formula="of:=SQRT([.L66]^2+[.N66]^2)" office:value-type="float" office:value="0.00903106789469473" calcext:value-type="float">
            <text:p>0.009</text:p>
          </table:table-cell>
          <table:table-cell table:style-name="ce14" table:formula="of:=([.K66]-[.M66])/[.O66]" office:value-type="float" office:value="-2.6264191872518" calcext:value-type="float">
            <text:p>-2.6</text:p>
          </table:table-cell>
        </table:table-row>
        <table:table-row table:style-name="ro1">
          <table:table-cell table:style-name="ce22" table:formula="of:=[.A66]+0.01" office:value-type="float" office:value="0.57" calcext:value-type="float">
            <text:p>0.57</text:p>
          </table:table-cell>
          <table:table-cell table:style-name="ce25" table:formula="of:=[.$B$4]+[.A67]*[.$D$4]" office:value-type="float" office:value="0.586305" calcext:value-type="float">
            <text:p>0.586</text:p>
          </table:table-cell>
          <table:table-cell table:style-name="ce25" table:formula="of:=SQRT([.$C$4]^2+([.A67]*[.$E$4])^2)" office:value-type="float" office:value="0.00554813586507895" calcext:value-type="float">
            <text:p>0.006</text:p>
          </table:table-cell>
          <table:table-cell table:style-name="ce25" table:formula="of:=[.$B$3]+[.A67]*[.$D$3]" office:value-type="float" office:value="0.5953879" calcext:value-type="float">
            <text:p>0.595</text:p>
          </table:table-cell>
          <table:table-cell table:style-name="ce25" table:formula="of:=SQRT([.$C$3]^2+([.A67]*[.$E$3])^2)" office:value-type="float" office:value="0.00718489581280627" calcext:value-type="float">
            <text:p>0.007</text:p>
          </table:table-cell>
          <table:table-cell table:style-name="ce25" table:formula="of:=SQRT([.C67]^2+[.E67]^2)" office:value-type="float" office:value="0.0090776946092197" calcext:value-type="float">
            <text:p>0.009</text:p>
          </table:table-cell>
          <table:table-cell table:style-name="ce14" table:formula="of:=([.B67]-[.D67])/[.F67]" office:value-type="float" office:value="-1.00057342651461" calcext:value-type="float">
            <text:p>-1.0</text:p>
          </table:table-cell>
          <table:table-cell table:number-columns-repeated="2"/>
          <table:table-cell table:style-name="ce22" table:formula="of:=[.J66]+0.01" office:value-type="float" office:value="0.57" calcext:value-type="float">
            <text:p>0.57</text:p>
          </table:table-cell>
          <table:table-cell table:style-name="ce25" table:formula="of:=[.$K$4]+[.J67]*[.$M$4]" office:value-type="float" office:value="0.57592469" calcext:value-type="float">
            <text:p>0.576</text:p>
          </table:table-cell>
          <table:table-cell table:style-name="ce25" table:formula="of:=SQRT([.$L$4]^2+([.J67]*[.$N$4])^2)" office:value-type="float" office:value="0.00501974204927553" calcext:value-type="float">
            <text:p>0.005</text:p>
          </table:table-cell>
          <table:table-cell table:style-name="ce25" table:formula="of:=[.$K$3]+[.J67]*[.$M$3]" office:value-type="float" office:value="0.60030864" calcext:value-type="float">
            <text:p>0.600</text:p>
          </table:table-cell>
          <table:table-cell table:style-name="ce25" table:formula="of:=SQRT([.$L$3]^2+([.J67]*[.$N$3])^2)" office:value-type="float" office:value="0.00765609603073009" calcext:value-type="float">
            <text:p>0.008</text:p>
          </table:table-cell>
          <table:table-cell table:style-name="ce25" table:formula="of:=SQRT([.L67]^2+[.N67]^2)" office:value-type="float" office:value="0.00915497769920965" calcext:value-type="float">
            <text:p>0.009</text:p>
          </table:table-cell>
          <table:table-cell table:style-name="ce14" table:formula="of:=([.K67]-[.M67])/[.O67]" office:value-type="float" office:value="-2.66346361522051" calcext:value-type="float">
            <text:p>-2.7</text:p>
          </table:table-cell>
        </table:table-row>
        <table:table-row table:style-name="ro1">
          <table:table-cell table:style-name="ce22" table:formula="of:=[.A67]+0.01" office:value-type="float" office:value="0.58" calcext:value-type="float">
            <text:p>0.58</text:p>
          </table:table-cell>
          <table:table-cell table:style-name="ce25" table:formula="of:=[.$B$4]+[.A68]*[.$D$4]" office:value-type="float" office:value="0.5964077" calcext:value-type="float">
            <text:p>0.596</text:p>
          </table:table-cell>
          <table:table-cell table:style-name="ce25" table:formula="of:=SQRT([.$C$4]^2+([.A68]*[.$E$4])^2)" office:value-type="float" office:value="0.00562328432167617" calcext:value-type="float">
            <text:p>0.006</text:p>
          </table:table-cell>
          <table:table-cell table:style-name="ce25" table:formula="of:=[.$B$3]+[.A68]*[.$D$3]" office:value-type="float" office:value="0.6058066" calcext:value-type="float">
            <text:p>0.606</text:p>
          </table:table-cell>
          <table:table-cell table:style-name="ce25" table:formula="of:=SQRT([.$C$3]^2+([.A68]*[.$E$3])^2)" office:value-type="float" office:value="0.00728232965494669" calcext:value-type="float">
            <text:p>0.007</text:p>
          </table:table-cell>
          <table:table-cell table:style-name="ce25" table:formula="of:=SQRT([.C68]^2+[.E68]^2)" office:value-type="float" office:value="0.00920074191387439" calcext:value-type="float">
            <text:p>0.009</text:p>
          </table:table-cell>
          <table:table-cell table:style-name="ce14" table:formula="of:=([.B68]-[.D68])/[.F68]" office:value-type="float" office:value="-1.02153718558575" calcext:value-type="float">
            <text:p>-1.0</text:p>
          </table:table-cell>
          <table:table-cell table:number-columns-repeated="2"/>
          <table:table-cell table:style-name="ce22" table:formula="of:=[.J67]+0.01" office:value-type="float" office:value="0.58" calcext:value-type="float">
            <text:p>0.58</text:p>
          </table:table-cell>
          <table:table-cell table:style-name="ce25" table:formula="of:=[.$K$4]+[.J68]*[.$M$4]" office:value-type="float" office:value="0.58591571" calcext:value-type="float">
            <text:p>0.586</text:p>
          </table:table-cell>
          <table:table-cell table:style-name="ce25" table:formula="of:=SQRT([.$L$4]^2+([.J68]*[.$N$4])^2)" office:value-type="float" office:value="0.00508812023795215" calcext:value-type="float">
            <text:p>0.005</text:p>
          </table:table-cell>
          <table:table-cell table:style-name="ce25" table:formula="of:=[.$K$3]+[.J68]*[.$M$3]" office:value-type="float" office:value="0.61096424" calcext:value-type="float">
            <text:p>0.611</text:p>
          </table:table-cell>
          <table:table-cell table:style-name="ce25" table:formula="of:=SQRT([.$L$3]^2+([.J68]*[.$N$3])^2)" office:value-type="float" office:value="0.00776002333611157" calcext:value-type="float">
            <text:p>0.008</text:p>
          </table:table-cell>
          <table:table-cell table:style-name="ce25" table:formula="of:=SQRT([.L68]^2+[.N68]^2)" office:value-type="float" office:value="0.00927938196933688" calcext:value-type="float">
            <text:p>0.009</text:p>
          </table:table-cell>
          <table:table-cell table:style-name="ce14" table:formula="of:=([.K68]-[.M68])/[.O68]" office:value-type="float" office:value="-2.69937481642325" calcext:value-type="float">
            <text:p>-2.7</text:p>
          </table:table-cell>
        </table:table-row>
        <table:table-row table:style-name="ro1">
          <table:table-cell table:style-name="ce22" table:formula="of:=[.A68]+0.01" office:value-type="float" office:value="0.59" calcext:value-type="float">
            <text:p>0.59</text:p>
          </table:table-cell>
          <table:table-cell table:style-name="ce25" table:formula="of:=[.$B$4]+[.A69]*[.$D$4]" office:value-type="float" office:value="0.6065104" calcext:value-type="float">
            <text:p>0.607</text:p>
          </table:table-cell>
          <table:table-cell table:style-name="ce25" table:formula="of:=SQRT([.$C$4]^2+([.A69]*[.$E$4])^2)" office:value-type="float" office:value="0.00569872282253242" calcext:value-type="float">
            <text:p>0.006</text:p>
          </table:table-cell>
          <table:table-cell table:style-name="ce25" table:formula="of:=[.$B$3]+[.A69]*[.$D$3]" office:value-type="float" office:value="0.6162253" calcext:value-type="float">
            <text:p>0.616</text:p>
          </table:table-cell>
          <table:table-cell table:style-name="ce25" table:formula="of:=SQRT([.$C$3]^2+([.A69]*[.$E$3])^2)" office:value-type="float" office:value="0.00738013802733316" calcext:value-type="float">
            <text:p>0.007</text:p>
          </table:table-cell>
          <table:table-cell table:style-name="ce25" table:formula="of:=SQRT([.C69]^2+[.E69]^2)" office:value-type="float" office:value="0.00932426292585858" calcext:value-type="float">
            <text:p>0.009</text:p>
          </table:table-cell>
          <table:table-cell table:style-name="ce14" table:formula="of:=([.B69]-[.D69])/[.F69]" office:value-type="float" office:value="-1.04189468671654" calcext:value-type="float">
            <text:p>-1.0</text:p>
          </table:table-cell>
          <table:table-cell table:number-columns-repeated="2"/>
          <table:table-cell table:style-name="ce22" table:formula="of:=[.J68]+0.01" office:value-type="float" office:value="0.59" calcext:value-type="float">
            <text:p>0.59</text:p>
          </table:table-cell>
          <table:table-cell table:style-name="ce25" table:formula="of:=[.$K$4]+[.J69]*[.$M$4]" office:value-type="float" office:value="0.59590673" calcext:value-type="float">
            <text:p>0.596</text:p>
          </table:table-cell>
          <table:table-cell table:style-name="ce25" table:formula="of:=SQRT([.$L$4]^2+([.J69]*[.$N$4])^2)" office:value-type="float" office:value="0.0051567572172502" calcext:value-type="float">
            <text:p>0.005</text:p>
          </table:table-cell>
          <table:table-cell table:style-name="ce25" table:formula="of:=[.$K$3]+[.J69]*[.$M$3]" office:value-type="float" office:value="0.62161984" calcext:value-type="float">
            <text:p>0.622</text:p>
          </table:table-cell>
          <table:table-cell table:style-name="ce25" table:formula="of:=SQRT([.$L$3]^2+([.J69]*[.$N$3])^2)" office:value-type="float" office:value="0.00786434876518133" calcext:value-type="float">
            <text:p>0.008</text:p>
          </table:table-cell>
          <table:table-cell table:style-name="ce25" table:formula="of:=SQRT([.L69]^2+[.N69]^2)" office:value-type="float" office:value="0.00940426108198146" calcext:value-type="float">
            <text:p>0.009</text:p>
          </table:table-cell>
          <table:table-cell table:style-name="ce14" table:formula="of:=([.K69]-[.M69])/[.O69]" office:value-type="float" office:value="-2.73419780414925" calcext:value-type="float">
            <text:p>-2.7</text:p>
          </table:table-cell>
        </table:table-row>
        <table:table-row table:style-name="ro1">
          <table:table-cell table:style-name="ce22" table:formula="of:=[.A69]+0.01" office:value-type="float" office:value="0.6" calcext:value-type="float">
            <text:p>0.60</text:p>
          </table:table-cell>
          <table:table-cell table:style-name="ce25" table:formula="of:=[.$B$4]+[.A70]*[.$D$4]" office:value-type="float" office:value="0.6166131" calcext:value-type="float">
            <text:p>0.617</text:p>
          </table:table-cell>
          <table:table-cell table:style-name="ce25" table:formula="of:=SQRT([.$C$4]^2+([.A70]*[.$E$4])^2)" office:value-type="float" office:value="0.00577444000006096" calcext:value-type="float">
            <text:p>0.006</text:p>
          </table:table-cell>
          <table:table-cell table:style-name="ce25" table:formula="of:=[.$B$3]+[.A70]*[.$D$3]" office:value-type="float" office:value="0.626644" calcext:value-type="float">
            <text:p>0.627</text:p>
          </table:table-cell>
          <table:table-cell table:style-name="ce25" table:formula="of:=SQRT([.$C$3]^2+([.A70]*[.$E$3])^2)" office:value-type="float" office:value="0.00747830623459618" calcext:value-type="float">
            <text:p>0.007</text:p>
          </table:table-cell>
          <table:table-cell table:style-name="ce25" table:formula="of:=SQRT([.C70]^2+[.E70]^2)" office:value-type="float" office:value="0.00944823906623367" calcext:value-type="float">
            <text:p>0.009</text:p>
          </table:table-cell>
          <table:table-cell table:style-name="ce14" table:formula="of:=([.B70]-[.D70])/[.F70]" office:value-type="float" office:value="-1.06166873315565" calcext:value-type="float">
            <text:p>-1.1</text:p>
          </table:table-cell>
          <table:table-cell table:number-columns-repeated="2"/>
          <table:table-cell table:style-name="ce22" table:formula="of:=[.J69]+0.01" office:value-type="float" office:value="0.6" calcext:value-type="float">
            <text:p>0.60</text:p>
          </table:table-cell>
          <table:table-cell table:style-name="ce25" table:formula="of:=[.$K$4]+[.J70]*[.$M$4]" office:value-type="float" office:value="0.60589775" calcext:value-type="float">
            <text:p>0.606</text:p>
          </table:table-cell>
          <table:table-cell table:style-name="ce25" table:formula="of:=SQRT([.$L$4]^2+([.J70]*[.$N$4])^2)" office:value-type="float" office:value="0.00522564278980835" calcext:value-type="float">
            <text:p>0.005</text:p>
          </table:table-cell>
          <table:table-cell table:style-name="ce25" table:formula="of:=[.$K$3]+[.J70]*[.$M$3]" office:value-type="float" office:value="0.63227544" calcext:value-type="float">
            <text:p>0.632</text:p>
          </table:table-cell>
          <table:table-cell table:style-name="ce25" table:formula="of:=SQRT([.$L$3]^2+([.J70]*[.$N$3])^2)" office:value-type="float" office:value="0.00796905668206721" calcext:value-type="float">
            <text:p>0.008</text:p>
          </table:table-cell>
          <table:table-cell table:style-name="ce25" table:formula="of:=SQRT([.L70]^2+[.N70]^2)" office:value-type="float" office:value="0.00952959636966205" calcext:value-type="float">
            <text:p>0.010</text:p>
          </table:table-cell>
          <table:table-cell table:style-name="ce14" table:formula="of:=([.K70]-[.M70])/[.O70]" office:value-type="float" office:value="-2.76797557596193" calcext:value-type="float">
            <text:p>-2.8</text:p>
          </table:table-cell>
        </table:table-row>
        <table:table-row table:style-name="ro1">
          <table:table-cell table:style-name="ce22" table:formula="of:=[.A70]+0.01" office:value-type="float" office:value="0.61" calcext:value-type="float">
            <text:p>0.61</text:p>
          </table:table-cell>
          <table:table-cell table:style-name="ce25" table:formula="of:=[.$B$4]+[.A71]*[.$D$4]" office:value-type="float" office:value="0.6267158" calcext:value-type="float">
            <text:p>0.627</text:p>
          </table:table-cell>
          <table:table-cell table:style-name="ce25" table:formula="of:=SQRT([.$C$4]^2+([.A71]*[.$E$4])^2)" office:value-type="float" office:value="0.00585042503423174" calcext:value-type="float">
            <text:p>0.006</text:p>
          </table:table-cell>
          <table:table-cell table:style-name="ce25" table:formula="of:=[.$B$3]+[.A71]*[.$D$3]" office:value-type="float" office:value="0.6370627" calcext:value-type="float">
            <text:p>0.637</text:p>
          </table:table-cell>
          <table:table-cell table:style-name="ce25" table:formula="of:=SQRT([.$C$3]^2+([.A71]*[.$E$3])^2)" office:value-type="float" office:value="0.00757682029027012" calcext:value-type="float">
            <text:p>0.008</text:p>
          </table:table-cell>
          <table:table-cell table:style-name="ce25" table:formula="of:=SQRT([.C71]^2+[.E71]^2)" office:value-type="float" office:value="0.0095726526518105" calcext:value-type="float">
            <text:p>0.010</text:p>
          </table:table-cell>
          <table:table-cell table:style-name="ce14" table:formula="of:=([.B71]-[.D71])/[.F71]" office:value-type="float" office:value="-1.08088117017837" calcext:value-type="float">
            <text:p>-1.1</text:p>
          </table:table-cell>
          <table:table-cell table:number-columns-repeated="2"/>
          <table:table-cell table:style-name="ce22" table:formula="of:=[.J70]+0.01" office:value-type="float" office:value="0.61" calcext:value-type="float">
            <text:p>0.61</text:p>
          </table:table-cell>
          <table:table-cell table:style-name="ce25" table:formula="of:=[.$K$4]+[.J71]*[.$M$4]" office:value-type="float" office:value="0.61588877" calcext:value-type="float">
            <text:p>0.616</text:p>
          </table:table-cell>
          <table:table-cell table:style-name="ce25" table:formula="of:=SQRT([.$L$4]^2+([.J71]*[.$N$4])^2)" office:value-type="float" office:value="0.00529476725294893" calcext:value-type="float">
            <text:p>0.005</text:p>
          </table:table-cell>
          <table:table-cell table:style-name="ce25" table:formula="of:=[.$K$3]+[.J71]*[.$M$3]" office:value-type="float" office:value="0.64293104" calcext:value-type="float">
            <text:p>0.643</text:p>
          </table:table-cell>
          <table:table-cell table:style-name="ce25" table:formula="of:=SQRT([.$L$3]^2+([.J71]*[.$N$3])^2)" office:value-type="float" office:value="0.00807413220611163" calcext:value-type="float">
            <text:p>0.008</text:p>
          </table:table-cell>
          <table:table-cell table:style-name="ce25" table:formula="of:=SQRT([.L71]^2+[.N71]^2)" office:value-type="float" office:value="0.00965537006772239" calcext:value-type="float">
            <text:p>0.010</text:p>
          </table:table-cell>
          <table:table-cell table:style-name="ce14" table:formula="of:=([.K71]-[.M71])/[.O71]" office:value-type="float" office:value="-2.80074920073767" calcext:value-type="float">
            <text:p>-2.8</text:p>
          </table:table-cell>
        </table:table-row>
        <table:table-row table:style-name="ro1">
          <table:table-cell table:style-name="ce22" table:formula="of:=[.A71]+0.01" office:value-type="float" office:value="0.62" calcext:value-type="float">
            <text:p>0.62</text:p>
          </table:table-cell>
          <table:table-cell table:style-name="ce25" table:formula="of:=[.$B$4]+[.A72]*[.$D$4]" office:value-type="float" office:value="0.6368185" calcext:value-type="float">
            <text:p>0.637</text:p>
          </table:table-cell>
          <table:table-cell table:style-name="ce25" table:formula="of:=SQRT([.$C$4]^2+([.A72]*[.$E$4])^2)" office:value-type="float" office:value="0.00592666762258828" calcext:value-type="float">
            <text:p>0.006</text:p>
          </table:table-cell>
          <table:table-cell table:style-name="ce25" table:formula="of:=[.$B$3]+[.A72]*[.$D$3]" office:value-type="float" office:value="0.6474814" calcext:value-type="float">
            <text:p>0.647</text:p>
          </table:table-cell>
          <table:table-cell table:style-name="ce25" table:formula="of:=SQRT([.$C$3]^2+([.A72]*[.$E$3])^2)" office:value-type="float" office:value="0.00767566687789641" calcext:value-type="float">
            <text:p>0.008</text:p>
          </table:table-cell>
          <table:table-cell table:style-name="ce25" table:formula="of:=SQRT([.C72]^2+[.E72]^2)" office:value-type="float" office:value="0.0096974868460376" calcext:value-type="float">
            <text:p>0.010</text:p>
          </table:table-cell>
          <table:table-cell table:style-name="ce14" table:formula="of:=([.B72]-[.D72])/[.F72]" office:value-type="float" office:value="-1.09955292224572" calcext:value-type="float">
            <text:p>-1.1</text:p>
          </table:table-cell>
          <table:table-cell table:number-columns-repeated="2"/>
          <table:table-cell table:style-name="ce22" table:formula="of:=[.J71]+0.01" office:value-type="float" office:value="0.62" calcext:value-type="float">
            <text:p>0.62</text:p>
          </table:table-cell>
          <table:table-cell table:style-name="ce25" table:formula="of:=[.$K$4]+[.J72]*[.$M$4]" office:value-type="float" office:value="0.62587979" calcext:value-type="float">
            <text:p>0.626</text:p>
          </table:table-cell>
          <table:table-cell table:style-name="ce25" table:formula="of:=SQRT([.$L$4]^2+([.J72]*[.$N$4])^2)" office:value-type="float" office:value="0.00536412137132775" calcext:value-type="float">
            <text:p>0.005</text:p>
          </table:table-cell>
          <table:table-cell table:style-name="ce25" table:formula="of:=[.$K$3]+[.J72]*[.$M$3]" office:value-type="float" office:value="0.65358664" calcext:value-type="float">
            <text:p>0.654</text:p>
          </table:table-cell>
          <table:table-cell table:style-name="ce25" table:formula="of:=SQRT([.$L$3]^2+([.J72]*[.$N$3])^2)" office:value-type="float" office:value="0.00817956117036336" calcext:value-type="float">
            <text:p>0.008</text:p>
          </table:table-cell>
          <table:table-cell table:style-name="ce25" table:formula="of:=SQRT([.L72]^2+[.N72]^2)" office:value-type="float" office:value="0.00978156526462156" calcext:value-type="float">
            <text:p>0.010</text:p>
          </table:table-cell>
          <table:table-cell table:style-name="ce14" table:formula="of:=([.K72]-[.M72])/[.O72]" office:value-type="float" office:value="-2.83255790361196" calcext:value-type="float">
            <text:p>-2.8</text:p>
          </table:table-cell>
        </table:table-row>
        <table:table-row table:style-name="ro1">
          <table:table-cell table:style-name="ce22" table:formula="of:=[.A72]+0.01" office:value-type="float" office:value="0.63" calcext:value-type="float">
            <text:p>0.63</text:p>
          </table:table-cell>
          <table:table-cell table:style-name="ce25" table:formula="of:=[.$B$4]+[.A73]*[.$D$4]" office:value-type="float" office:value="0.6469212" calcext:value-type="float">
            <text:p>0.647</text:p>
          </table:table-cell>
          <table:table-cell table:style-name="ce25" table:formula="of:=SQRT([.$C$4]^2+([.A73]*[.$E$4])^2)" office:value-type="float" office:value="0.00600315795200461" calcext:value-type="float">
            <text:p>0.006</text:p>
          </table:table-cell>
          <table:table-cell table:style-name="ce25" table:formula="of:=[.$B$3]+[.A73]*[.$D$3]" office:value-type="float" office:value="0.6579001" calcext:value-type="float">
            <text:p>0.658</text:p>
          </table:table-cell>
          <table:table-cell table:style-name="ce25" table:formula="of:=SQRT([.$C$3]^2+([.A73]*[.$E$3])^2)" office:value-type="float" office:value="0.0077748333143908" calcext:value-type="float">
            <text:p>0.008</text:p>
          </table:table-cell>
          <table:table-cell table:style-name="ce25" table:formula="of:=SQRT([.C73]^2+[.E73]^2)" office:value-type="float" office:value="0.00982272561274503" calcext:value-type="float">
            <text:p>0.010</text:p>
          </table:table-cell>
          <table:table-cell table:style-name="ce14" table:formula="of:=([.B73]-[.D73])/[.F73]" office:value-type="float" office:value="-1.11770402969974" calcext:value-type="float">
            <text:p>-1.1</text:p>
          </table:table-cell>
          <table:table-cell table:number-columns-repeated="2"/>
          <table:table-cell table:style-name="ce22" table:formula="of:=[.J72]+0.01" office:value-type="float" office:value="0.63" calcext:value-type="float">
            <text:p>0.63</text:p>
          </table:table-cell>
          <table:table-cell table:style-name="ce25" table:formula="of:=[.$K$4]+[.J73]*[.$M$4]" office:value-type="float" office:value="0.63587081" calcext:value-type="float">
            <text:p>0.636</text:p>
          </table:table-cell>
          <table:table-cell table:style-name="ce25" table:formula="of:=SQRT([.$L$4]^2+([.J73]*[.$N$4])^2)" office:value-type="float" office:value="0.0054336963511941" calcext:value-type="float">
            <text:p>0.005</text:p>
          </table:table-cell>
          <table:table-cell table:style-name="ce25" table:formula="of:=[.$K$3]+[.J73]*[.$M$3]" office:value-type="float" office:value="0.66424224" calcext:value-type="float">
            <text:p>0.664</text:p>
          </table:table-cell>
          <table:table-cell table:style-name="ce25" table:formula="of:=SQRT([.$L$3]^2+([.J73]*[.$N$3])^2)" office:value-type="float" office:value="0.00828533008249165" calcext:value-type="float">
            <text:p>0.008</text:p>
          </table:table-cell>
          <table:table-cell table:style-name="ce25" table:formula="of:=SQRT([.L73]^2+[.N73]^2)" office:value-type="float" office:value="0.00990816585513288" calcext:value-type="float">
            <text:p>0.010</text:p>
          </table:table-cell>
          <table:table-cell table:style-name="ce14" table:formula="of:=([.K73]-[.M73])/[.O73]" office:value-type="float" office:value="-2.86343914855869" calcext:value-type="float">
            <text:p>-2.9</text:p>
          </table:table-cell>
        </table:table-row>
        <table:table-row table:style-name="ro1">
          <table:table-cell table:style-name="ce22" table:formula="of:=[.A73]+0.01" office:value-type="float" office:value="0.64" calcext:value-type="float">
            <text:p>0.64</text:p>
          </table:table-cell>
          <table:table-cell table:style-name="ce25" table:formula="of:=[.$B$4]+[.A74]*[.$D$4]" office:value-type="float" office:value="0.6570239" calcext:value-type="float">
            <text:p>0.657</text:p>
          </table:table-cell>
          <table:table-cell table:style-name="ce25" table:formula="of:=SQRT([.$C$4]^2+([.A74]*[.$E$4])^2)" office:value-type="float" office:value="0.00607988667208571" calcext:value-type="float">
            <text:p>0.006</text:p>
          </table:table-cell>
          <table:table-cell table:style-name="ce25" table:formula="of:=[.$B$3]+[.A74]*[.$D$3]" office:value-type="float" office:value="0.6683188" calcext:value-type="float">
            <text:p>0.668</text:p>
          </table:table-cell>
          <table:table-cell table:style-name="ce25" table:formula="of:=SQRT([.$C$3]^2+([.A74]*[.$E$3])^2)" office:value-type="float" office:value="0.00787430751554853" calcext:value-type="float">
            <text:p>0.008</text:p>
          </table:table-cell>
          <table:table-cell table:style-name="ce25" table:formula="of:=SQRT([.C74]^2+[.E74]^2)" office:value-type="float" office:value="0.0099483536725847" calcext:value-type="float">
            <text:p>0.010</text:p>
          </table:table-cell>
          <table:table-cell table:style-name="ce14" table:formula="of:=([.B74]-[.D74])/[.F74]" office:value-type="float" office:value="-1.13535368481381" calcext:value-type="float">
            <text:p>-1.1</text:p>
          </table:table-cell>
          <table:table-cell table:number-columns-repeated="2"/>
          <table:table-cell table:style-name="ce22" table:formula="of:=[.J73]+0.01" office:value-type="float" office:value="0.64" calcext:value-type="float">
            <text:p>0.64</text:p>
          </table:table-cell>
          <table:table-cell table:style-name="ce25" table:formula="of:=[.$K$4]+[.J74]*[.$M$4]" office:value-type="float" office:value="0.64586183" calcext:value-type="float">
            <text:p>0.646</text:p>
          </table:table-cell>
          <table:table-cell table:style-name="ce25" table:formula="of:=SQRT([.$L$4]^2+([.J74]*[.$N$4])^2)" office:value-type="float" office:value="0.00550348381616912" calcext:value-type="float">
            <text:p>0.006</text:p>
          </table:table-cell>
          <table:table-cell table:style-name="ce25" table:formula="of:=[.$K$3]+[.J74]*[.$M$3]" office:value-type="float" office:value="0.67489784" calcext:value-type="float">
            <text:p>0.675</text:p>
          </table:table-cell>
          <table:table-cell table:style-name="ce25" table:formula="of:=SQRT([.$L$3]^2+([.J74]*[.$N$3])^2)" office:value-type="float" office:value="0.00839142608798672" calcext:value-type="float">
            <text:p>0.008</text:p>
          </table:table-cell>
          <table:table-cell table:style-name="ce25" table:formula="of:=SQRT([.L74]^2+[.N74]^2)" office:value-type="float" office:value="0.0100351564962874" calcext:value-type="float">
            <text:p>0.010</text:p>
          </table:table-cell>
          <table:table-cell table:style-name="ce14" table:formula="of:=([.K74]-[.M74])/[.O74]" office:value-type="float" office:value="-2.89342871840037" calcext:value-type="float">
            <text:p>-2.9</text:p>
          </table:table-cell>
        </table:table-row>
        <table:table-row table:style-name="ro1">
          <table:table-cell table:style-name="ce22" table:formula="of:=[.A74]+0.01" office:value-type="float" office:value="0.65" calcext:value-type="float">
            <text:p>0.65</text:p>
          </table:table-cell>
          <table:table-cell table:style-name="ce25" table:formula="of:=[.$B$4]+[.A75]*[.$D$4]" office:value-type="float" office:value="0.6671266" calcext:value-type="float">
            <text:p>0.667</text:p>
          </table:table-cell>
          <table:table-cell table:style-name="ce25" table:formula="of:=SQRT([.$C$4]^2+([.A75]*[.$E$4])^2)" office:value-type="float" office:value="0.00615684487011846" calcext:value-type="float">
            <text:p>0.006</text:p>
          </table:table-cell>
          <table:table-cell table:style-name="ce25" table:formula="of:=[.$B$3]+[.A75]*[.$D$3]" office:value-type="float" office:value="0.6787375" calcext:value-type="float">
            <text:p>0.679</text:p>
          </table:table-cell>
          <table:table-cell table:style-name="ce25" table:formula="of:=SQRT([.$C$3]^2+([.A75]*[.$E$3])^2)" office:value-type="float" office:value="0.00797407796356576" calcext:value-type="float">
            <text:p>0.008</text:p>
          </table:table-cell>
          <table:table-cell table:style-name="ce25" table:formula="of:=SQRT([.C75]^2+[.E75]^2)" office:value-type="float" office:value="0.0100743564620143" calcext:value-type="float">
            <text:p>0.010</text:p>
          </table:table-cell>
          <table:table-cell table:style-name="ce14" table:formula="of:=([.B75]-[.D75])/[.F75]" office:value-type="float" office:value="-1.15252026705421" calcext:value-type="float">
            <text:p>-1.2</text:p>
          </table:table-cell>
          <table:table-cell table:number-columns-repeated="2"/>
          <table:table-cell table:style-name="ce22" table:formula="of:=[.J74]+0.01" office:value-type="float" office:value="0.65" calcext:value-type="float">
            <text:p>0.65</text:p>
          </table:table-cell>
          <table:table-cell table:style-name="ce25" table:formula="of:=[.$K$4]+[.J75]*[.$M$4]" office:value-type="float" office:value="0.655852850000001" calcext:value-type="float">
            <text:p>0.656</text:p>
          </table:table-cell>
          <table:table-cell table:style-name="ce25" table:formula="of:=SQRT([.$L$4]^2+([.J75]*[.$N$4])^2)" office:value-type="float" office:value="0.00557347578445453" calcext:value-type="float">
            <text:p>0.006</text:p>
          </table:table-cell>
          <table:table-cell table:style-name="ce25" table:formula="of:=[.$K$3]+[.J75]*[.$M$3]" office:value-type="float" office:value="0.68555344" calcext:value-type="float">
            <text:p>0.686</text:p>
          </table:table-cell>
          <table:table-cell table:style-name="ce25" table:formula="of:=SQRT([.$L$3]^2+([.J75]*[.$N$3])^2)" office:value-type="float" office:value="0.0084978369355163" calcext:value-type="float">
            <text:p>0.008</text:p>
          </table:table-cell>
          <table:table-cell table:style-name="ce25" table:formula="of:=SQRT([.L75]^2+[.N75]^2)" office:value-type="float" office:value="0.0101625225659049" calcext:value-type="float">
            <text:p>0.010</text:p>
          </table:table-cell>
          <table:table-cell table:style-name="ce14" table:formula="of:=([.K75]-[.M75])/[.O75]" office:value-type="float" office:value="-2.92256079210539" calcext:value-type="float">
            <text:p>-2.9</text:p>
          </table:table-cell>
        </table:table-row>
        <table:table-row table:style-name="ro1">
          <table:table-cell table:style-name="ce22" table:formula="of:=[.A75]+0.01" office:value-type="float" office:value="0.66" calcext:value-type="float">
            <text:p>0.66</text:p>
          </table:table-cell>
          <table:table-cell table:style-name="ce25" table:formula="of:=[.$B$4]+[.A76]*[.$D$4]" office:value-type="float" office:value="0.6772293" calcext:value-type="float">
            <text:p>0.677</text:p>
          </table:table-cell>
          <table:table-cell table:style-name="ce25" table:formula="of:=SQRT([.$C$4]^2+([.A76]*[.$E$4])^2)" office:value-type="float" office:value="0.00623402404748425" calcext:value-type="float">
            <text:p>0.006</text:p>
          </table:table-cell>
          <table:table-cell table:style-name="ce25" table:formula="of:=[.$B$3]+[.A76]*[.$D$3]" office:value-type="float" office:value="0.6891562" calcext:value-type="float">
            <text:p>0.689</text:p>
          </table:table-cell>
          <table:table-cell table:style-name="ce25" table:formula="of:=SQRT([.$C$3]^2+([.A76]*[.$E$3])^2)" office:value-type="float" office:value="0.00807413367646115" calcext:value-type="float">
            <text:p>0.008</text:p>
          </table:table-cell>
          <table:table-cell table:style-name="ce25" table:formula="of:=SQRT([.C76]^2+[.E76]^2)" office:value-type="float" office:value="0.0102007200946784" calcext:value-type="float">
            <text:p>0.010</text:p>
          </table:table-cell>
          <table:table-cell table:style-name="ce14" table:formula="of:=([.B76]-[.D76])/[.F76]" office:value-type="float" office:value="-1.16922137744199" calcext:value-type="float">
            <text:p>-1.2</text:p>
          </table:table-cell>
          <table:table-cell table:number-columns-repeated="2"/>
          <table:table-cell table:style-name="ce22" table:formula="of:=[.J75]+0.01" office:value-type="float" office:value="0.66" calcext:value-type="float">
            <text:p>0.66</text:p>
          </table:table-cell>
          <table:table-cell table:style-name="ce25" table:formula="of:=[.$K$4]+[.J76]*[.$M$4]" office:value-type="float" office:value="0.66584387" calcext:value-type="float">
            <text:p>0.666</text:p>
          </table:table-cell>
          <table:table-cell table:style-name="ce25" table:formula="of:=SQRT([.$L$4]^2+([.J76]*[.$N$4])^2)" office:value-type="float" office:value="0.00564366464738799" calcext:value-type="float">
            <text:p>0.006</text:p>
          </table:table-cell>
          <table:table-cell table:style-name="ce25" table:formula="of:=[.$K$3]+[.J76]*[.$M$3]" office:value-type="float" office:value="0.69620904" calcext:value-type="float">
            <text:p>0.696</text:p>
          </table:table-cell>
          <table:table-cell table:style-name="ce25" table:formula="of:=SQRT([.$L$3]^2+([.J76]*[.$N$3])^2)" office:value-type="float" office:value="0.00860455094431337" calcext:value-type="float">
            <text:p>0.009</text:p>
          </table:table-cell>
          <table:table-cell table:style-name="ce25" table:formula="of:=SQRT([.L76]^2+[.N76]^2)" office:value-type="float" office:value="0.0102902501235617" calcext:value-type="float">
            <text:p>0.010</text:p>
          </table:table-cell>
          <table:table-cell table:style-name="ce14" table:formula="of:=([.K76]-[.M76])/[.O76]" office:value-type="float" office:value="-2.950868019279" calcext:value-type="float">
            <text:p>-3.0</text:p>
          </table:table-cell>
        </table:table-row>
        <table:table-row table:style-name="ro1">
          <table:table-cell table:style-name="ce22" table:formula="of:=[.A76]+0.01" office:value-type="float" office:value="0.67" calcext:value-type="float">
            <text:p>0.67</text:p>
          </table:table-cell>
          <table:table-cell table:style-name="ce25" table:formula="of:=[.$B$4]+[.A77]*[.$D$4]" office:value-type="float" office:value="0.687332" calcext:value-type="float">
            <text:p>0.687</text:p>
          </table:table-cell>
          <table:table-cell table:style-name="ce25" table:formula="of:=SQRT([.$C$4]^2+([.A77]*[.$E$4])^2)" office:value-type="float" office:value="0.00631141609744826" calcext:value-type="float">
            <text:p>0.006</text:p>
          </table:table-cell>
          <table:table-cell table:style-name="ce25" table:formula="of:=[.$B$3]+[.A77]*[.$D$3]" office:value-type="float" office:value="0.6995749" calcext:value-type="float">
            <text:p>0.700</text:p>
          </table:table-cell>
          <table:table-cell table:style-name="ce25" table:formula="of:=SQRT([.$C$3]^2+([.A77]*[.$E$3])^2)" office:value-type="float" office:value="0.00817446417928668" calcext:value-type="float">
            <text:p>0.008</text:p>
          </table:table-cell>
          <table:table-cell table:style-name="ce25" table:formula="of:=SQRT([.C77]^2+[.E77]^2)" office:value-type="float" office:value="0.0103274313250474" calcext:value-type="float">
            <text:p>0.010</text:p>
          </table:table-cell>
          <table:table-cell table:style-name="ce14" table:formula="of:=([.B77]-[.D77])/[.F77]" office:value-type="float" office:value="-1.18547387193048" calcext:value-type="float">
            <text:p>-1.2</text:p>
          </table:table-cell>
          <table:table-cell table:number-columns-repeated="2"/>
          <table:table-cell table:style-name="ce22" table:formula="of:=[.J76]+0.01" office:value-type="float" office:value="0.67" calcext:value-type="float">
            <text:p>0.67</text:p>
          </table:table-cell>
          <table:table-cell table:style-name="ce25" table:formula="of:=[.$K$4]+[.J77]*[.$M$4]" office:value-type="float" office:value="0.67583489" calcext:value-type="float">
            <text:p>0.676</text:p>
          </table:table-cell>
          <table:table-cell table:style-name="ce25" table:formula="of:=SQRT([.$L$4]^2+([.J77]*[.$N$4])^2)" office:value-type="float" office:value="0.00571404314926509" calcext:value-type="float">
            <text:p>0.006</text:p>
          </table:table-cell>
          <table:table-cell table:style-name="ce25" table:formula="of:=[.$K$3]+[.J77]*[.$M$3]" office:value-type="float" office:value="0.706864640000001" calcext:value-type="float">
            <text:p>0.707</text:p>
          </table:table-cell>
          <table:table-cell table:style-name="ce25" table:formula="of:=SQRT([.$L$3]^2+([.J77]*[.$N$3])^2)" office:value-type="float" office:value="0.00871155697347616" calcext:value-type="float">
            <text:p>0.009</text:p>
          </table:table-cell>
          <table:table-cell table:style-name="ce25" table:formula="of:=SQRT([.L77]^2+[.N77]^2)" office:value-type="float" office:value="0.0104183258738525" calcext:value-type="float">
            <text:p>0.010</text:p>
          </table:table-cell>
          <table:table-cell table:style-name="ce14" table:formula="of:=([.K77]-[.M77])/[.O77]" office:value-type="float" office:value="-2.97838159179464" calcext:value-type="float">
            <text:p>-3.0</text:p>
          </table:table-cell>
        </table:table-row>
        <table:table-row table:style-name="ro1">
          <table:table-cell table:style-name="ce22" table:formula="of:=[.A77]+0.01" office:value-type="float" office:value="0.68" calcext:value-type="float">
            <text:p>0.68</text:p>
          </table:table-cell>
          <table:table-cell table:style-name="ce25" table:formula="of:=[.$B$4]+[.A78]*[.$D$4]" office:value-type="float" office:value="0.6974347" calcext:value-type="float">
            <text:p>0.697</text:p>
          </table:table-cell>
          <table:table-cell table:style-name="ce25" table:formula="of:=SQRT([.$C$4]^2+([.A78]*[.$E$4])^2)" office:value-type="float" office:value="0.00638901328424471" calcext:value-type="float">
            <text:p>0.006</text:p>
          </table:table-cell>
          <table:table-cell table:style-name="ce25" table:formula="of:=[.$B$3]+[.A78]*[.$D$3]" office:value-type="float" office:value="0.7099936" calcext:value-type="float">
            <text:p>0.710</text:p>
          </table:table-cell>
          <table:table-cell table:style-name="ce25" table:formula="of:=SQRT([.$C$3]^2+([.A78]*[.$E$3])^2)" office:value-type="float" office:value="0.00827505947702227" calcext:value-type="float">
            <text:p>0.008</text:p>
          </table:table-cell>
          <table:table-cell table:style-name="ce25" table:formula="of:=SQRT([.C78]^2+[.E78]^2)" office:value-type="float" office:value="0.0104544775141808" calcext:value-type="float">
            <text:p>0.010</text:p>
          </table:table-cell>
          <table:table-cell table:style-name="ce14" table:formula="of:=([.B78]-[.D78])/[.F78]" office:value-type="float" office:value="-1.20129389373737" calcext:value-type="float">
            <text:p>-1.2</text:p>
          </table:table-cell>
          <table:table-cell table:number-columns-repeated="2"/>
          <table:table-cell table:style-name="ce22" table:formula="of:=[.J77]+0.01" office:value-type="float" office:value="0.68" calcext:value-type="float">
            <text:p>0.68</text:p>
          </table:table-cell>
          <table:table-cell table:style-name="ce25" table:formula="of:=[.$K$4]+[.J78]*[.$M$4]" office:value-type="float" office:value="0.68582591" calcext:value-type="float">
            <text:p>0.686</text:p>
          </table:table-cell>
          <table:table-cell table:style-name="ce25" table:formula="of:=SQRT([.$L$4]^2+([.J78]*[.$N$4])^2)" office:value-type="float" office:value="0.00578460436835224" calcext:value-type="float">
            <text:p>0.006</text:p>
          </table:table-cell>
          <table:table-cell table:style-name="ce25" table:formula="of:=[.$K$3]+[.J78]*[.$M$3]" office:value-type="float" office:value="0.71752024" calcext:value-type="float">
            <text:p>0.718</text:p>
          </table:table-cell>
          <table:table-cell table:style-name="ce25" table:formula="of:=SQRT([.$L$3]^2+([.J78]*[.$N$3])^2)" office:value-type="float" office:value="0.00881884439306739" calcext:value-type="float">
            <text:p>0.009</text:p>
          </table:table-cell>
          <table:table-cell table:style-name="ce25" table:formula="of:=SQRT([.L78]^2+[.N78]^2)" office:value-type="float" office:value="0.0105467371318098" calcext:value-type="float">
            <text:p>0.011</text:p>
          </table:table-cell>
          <table:table-cell table:style-name="ce14" table:formula="of:=([.K78]-[.M78])/[.O78]" office:value-type="float" office:value="-3.00513131254664" calcext:value-type="float">
            <text:p>-3.0</text:p>
          </table:table-cell>
        </table:table-row>
        <table:table-row table:style-name="ro1">
          <table:table-cell table:style-name="ce22" table:formula="of:=[.A78]+0.01" office:value-type="float" office:value="0.69" calcext:value-type="float">
            <text:p>0.69</text:p>
          </table:table-cell>
          <table:table-cell table:style-name="ce25" table:formula="of:=[.$B$4]+[.A79]*[.$D$4]" office:value-type="float" office:value="0.7075374" calcext:value-type="float">
            <text:p>0.708</text:p>
          </table:table-cell>
          <table:table-cell table:style-name="ce25" table:formula="of:=SQRT([.$C$4]^2+([.A79]*[.$E$4])^2)" office:value-type="float" office:value="0.00646680822338123" calcext:value-type="float">
            <text:p>0.006</text:p>
          </table:table-cell>
          <table:table-cell table:style-name="ce25" table:formula="of:=[.$B$3]+[.A79]*[.$D$3]" office:value-type="float" office:value="0.7204123" calcext:value-type="float">
            <text:p>0.720</text:p>
          </table:table-cell>
          <table:table-cell table:style-name="ce25" table:formula="of:=SQRT([.$C$3]^2+([.A79]*[.$E$3])^2)" office:value-type="float" office:value="0.0083759100290541" calcext:value-type="float">
            <text:p>0.008</text:p>
          </table:table-cell>
          <table:table-cell table:style-name="ce25" table:formula="of:=SQRT([.C79]^2+[.E79]^2)" office:value-type="float" office:value="0.0105818465974895" calcext:value-type="float">
            <text:p>0.011</text:p>
          </table:table-cell>
          <table:table-cell table:style-name="ce14" table:formula="of:=([.B79]-[.D79])/[.F79]" office:value-type="float" office:value="-1.2166969045889" calcext:value-type="float">
            <text:p>-1.2</text:p>
          </table:table-cell>
          <table:table-cell table:number-columns-repeated="2"/>
          <table:table-cell table:style-name="ce22" table:formula="of:=[.J78]+0.01" office:value-type="float" office:value="0.69" calcext:value-type="float">
            <text:p>0.69</text:p>
          </table:table-cell>
          <table:table-cell table:style-name="ce25" table:formula="of:=[.$K$4]+[.J79]*[.$M$4]" office:value-type="float" office:value="0.69581693" calcext:value-type="float">
            <text:p>0.696</text:p>
          </table:table-cell>
          <table:table-cell table:style-name="ce25" table:formula="of:=SQRT([.$L$4]^2+([.J79]*[.$N$4])^2)" office:value-type="float" office:value="0.00585534169901867" calcext:value-type="float">
            <text:p>0.006</text:p>
          </table:table-cell>
          <table:table-cell table:style-name="ce25" table:formula="of:=[.$K$3]+[.J79]*[.$M$3]" office:value-type="float" office:value="0.72817584" calcext:value-type="float">
            <text:p>0.728</text:p>
          </table:table-cell>
          <table:table-cell table:style-name="ce25" table:formula="of:=SQRT([.$L$3]^2+([.J79]*[.$N$3])^2)" office:value-type="float" office:value="0.00892640305690535" calcext:value-type="float">
            <text:p>0.009</text:p>
          </table:table-cell>
          <table:table-cell table:style-name="ce25" table:formula="of:=SQRT([.L79]^2+[.N79]^2)" office:value-type="float" office:value="0.0106754717903517" calcext:value-type="float">
            <text:p>0.011</text:p>
          </table:table-cell>
          <table:table-cell table:style-name="ce14" table:formula="of:=([.K79]-[.M79])/[.O79]" office:value-type="float" office:value="-3.0311456613323" calcext:value-type="float">
            <text:p>-3.0</text:p>
          </table:table-cell>
        </table:table-row>
        <table:table-row table:style-name="ro1">
          <table:table-cell table:style-name="ce22" table:formula="of:=[.A79]+0.01" office:value-type="float" office:value="0.7" calcext:value-type="float">
            <text:p>0.70</text:p>
          </table:table-cell>
          <table:table-cell table:style-name="ce25" table:formula="of:=[.$B$4]+[.A80]*[.$D$4]" office:value-type="float" office:value="0.7176401" calcext:value-type="float">
            <text:p>0.718</text:p>
          </table:table-cell>
          <table:table-cell table:style-name="ce25" table:formula="of:=SQRT([.$C$4]^2+([.A80]*[.$E$4])^2)" office:value-type="float" office:value="0.00654479386308966" calcext:value-type="float">
            <text:p>0.007</text:p>
          </table:table-cell>
          <table:table-cell table:style-name="ce25" table:formula="of:=[.$B$3]+[.A80]*[.$D$3]" office:value-type="float" office:value="0.730831" calcext:value-type="float">
            <text:p>0.731</text:p>
          </table:table-cell>
          <table:table-cell table:style-name="ce25" table:formula="of:=SQRT([.$C$3]^2+([.A80]*[.$E$3])^2)" office:value-type="float" office:value="0.00847700672514184" calcext:value-type="float">
            <text:p>0.008</text:p>
          </table:table-cell>
          <table:table-cell table:style-name="ce25" table:formula="of:=SQRT([.C80]^2+[.E80]^2)" office:value-type="float" office:value="0.0107095270543772" calcext:value-type="float">
            <text:p>0.011</text:p>
          </table:table-cell>
          <table:table-cell table:style-name="ce14" table:formula="of:=([.B80]-[.D80])/[.F80]" office:value-type="float" office:value="-1.23169771484995" calcext:value-type="float">
            <text:p>-1.2</text:p>
          </table:table-cell>
          <table:table-cell table:number-columns-repeated="2"/>
          <table:table-cell table:style-name="ce22" table:formula="of:=[.J79]+0.01" office:value-type="float" office:value="0.7" calcext:value-type="float">
            <text:p>0.70</text:p>
          </table:table-cell>
          <table:table-cell table:style-name="ce25" table:formula="of:=[.$K$4]+[.J80]*[.$M$4]" office:value-type="float" office:value="0.705807950000001" calcext:value-type="float">
            <text:p>0.706</text:p>
          </table:table-cell>
          <table:table-cell table:style-name="ce25" table:formula="of:=SQRT([.$L$4]^2+([.J80]*[.$N$4])^2)" office:value-type="float" office:value="0.00592624883491944" calcext:value-type="float">
            <text:p>0.006</text:p>
          </table:table-cell>
          <table:table-cell table:style-name="ce25" table:formula="of:=[.$K$3]+[.J80]*[.$M$3]" office:value-type="float" office:value="0.73883144" calcext:value-type="float">
            <text:p>0.739</text:p>
          </table:table-cell>
          <table:table-cell table:style-name="ce25" table:formula="of:=SQRT([.$L$3]^2+([.J80]*[.$N$3])^2)" office:value-type="float" office:value="0.00903422327694529" calcext:value-type="float">
            <text:p>0.009</text:p>
          </table:table-cell>
          <table:table-cell table:style-name="ce25" table:formula="of:=SQRT([.L80]^2+[.N80]^2)" office:value-type="float" office:value="0.0108045182896362" calcext:value-type="float">
            <text:p>0.011</text:p>
          </table:table-cell>
          <table:table-cell table:style-name="ce14" table:formula="of:=([.K80]-[.M80])/[.O80]" office:value-type="float" office:value="-3.05645185789322" calcext:value-type="float">
            <text:p>-3.1</text:p>
          </table:table-cell>
        </table:table-row>
        <table:table-row table:style-name="ro1">
          <table:table-cell table:style-name="ce22" table:formula="of:=[.A80]+0.01" office:value-type="float" office:value="0.71" calcext:value-type="float">
            <text:p>0.71</text:p>
          </table:table-cell>
          <table:table-cell table:style-name="ce25" table:formula="of:=[.$B$4]+[.A81]*[.$D$4]" office:value-type="float" office:value="0.7277428" calcext:value-type="float">
            <text:p>0.728</text:p>
          </table:table-cell>
          <table:table-cell table:style-name="ce25" table:formula="of:=SQRT([.$C$4]^2+([.A81]*[.$E$4])^2)" office:value-type="float" office:value="0.00662296346685457" calcext:value-type="float">
            <text:p>0.007</text:p>
          </table:table-cell>
          <table:table-cell table:style-name="ce25" table:formula="of:=[.$B$3]+[.A81]*[.$D$3]" office:value-type="float" office:value="0.7412497" calcext:value-type="float">
            <text:p>0.741</text:p>
          </table:table-cell>
          <table:table-cell table:style-name="ce25" table:formula="of:=SQRT([.$C$3]^2+([.A81]*[.$E$3])^2)" office:value-type="float" office:value="0.00857834086278513" calcext:value-type="float">
            <text:p>0.009</text:p>
          </table:table-cell>
          <table:table-cell table:style-name="ce25" table:formula="of:=SQRT([.C81]^2+[.E81]^2)" office:value-type="float" office:value="0.0108375078796474" calcext:value-type="float">
            <text:p>0.011</text:p>
          </table:table-cell>
          <table:table-cell table:style-name="ce14" table:formula="of:=([.B81]-[.D81])/[.F81]" office:value-type="float" office:value="-1.24631051252711" calcext:value-type="float">
            <text:p>-1.2</text:p>
          </table:table-cell>
          <table:table-cell table:number-columns-repeated="2"/>
          <table:table-cell table:style-name="ce22" table:formula="of:=[.J80]+0.01" office:value-type="float" office:value="0.71" calcext:value-type="float">
            <text:p>0.71</text:p>
          </table:table-cell>
          <table:table-cell table:style-name="ce25" table:formula="of:=[.$K$4]+[.J81]*[.$M$4]" office:value-type="float" office:value="0.71579897" calcext:value-type="float">
            <text:p>0.716</text:p>
          </table:table-cell>
          <table:table-cell table:style-name="ce25" table:formula="of:=SQRT([.$L$4]^2+([.J81]*[.$N$4])^2)" office:value-type="float" office:value="0.00599731975316571" calcext:value-type="float">
            <text:p>0.006</text:p>
          </table:table-cell>
          <table:table-cell table:style-name="ce25" table:formula="of:=[.$K$3]+[.J81]*[.$M$3]" office:value-type="float" office:value="0.74948704" calcext:value-type="float">
            <text:p>0.749</text:p>
          </table:table-cell>
          <table:table-cell table:style-name="ce25" table:formula="of:=SQRT([.$L$3]^2+([.J81]*[.$N$3])^2)" office:value-type="float" office:value="0.00914229579915511" calcext:value-type="float">
            <text:p>0.009</text:p>
          </table:table-cell>
          <table:table-cell table:style-name="ce25" table:formula="of:=SQRT([.L81]^2+[.N81]^2)" office:value-type="float" office:value="0.0109338655882062" calcext:value-type="float">
            <text:p>0.011</text:p>
          </table:table-cell>
          <table:table-cell table:style-name="ce14" table:formula="of:=([.K81]-[.M81])/[.O81]" office:value-type="float" office:value="-3.08107592216402" calcext:value-type="float">
            <text:p>-3.1</text:p>
          </table:table-cell>
        </table:table-row>
        <table:table-row table:style-name="ro1">
          <table:table-cell table:style-name="ce22" table:formula="of:=[.A81]+0.01" office:value-type="float" office:value="0.72" calcext:value-type="float">
            <text:p>0.72</text:p>
          </table:table-cell>
          <table:table-cell table:style-name="ce25" table:formula="of:=[.$B$4]+[.A82]*[.$D$4]" office:value-type="float" office:value="0.7378455" calcext:value-type="float">
            <text:p>0.738</text:p>
          </table:table-cell>
          <table:table-cell table:style-name="ce25" table:formula="of:=SQRT([.$C$4]^2+([.A82]*[.$E$4])^2)" office:value-type="float" office:value="0.00670131059695443" calcext:value-type="float">
            <text:p>0.007</text:p>
          </table:table-cell>
          <table:table-cell table:style-name="ce25" table:formula="of:=[.$B$3]+[.A82]*[.$D$3]" office:value-type="float" office:value="0.7516684" calcext:value-type="float">
            <text:p>0.752</text:p>
          </table:table-cell>
          <table:table-cell table:style-name="ce25" table:formula="of:=SQRT([.$C$3]^2+([.A82]*[.$E$3])^2)" office:value-type="float" office:value="0.00867990412590462" calcext:value-type="float">
            <text:p>0.009</text:p>
          </table:table-cell>
          <table:table-cell table:style-name="ce25" table:formula="of:=SQRT([.C82]^2+[.E82]^2)" office:value-type="float" office:value="0.0109657785565709" calcext:value-type="float">
            <text:p>0.011</text:p>
          </table:table-cell>
          <table:table-cell table:style-name="ce14" table:formula="of:=([.B82]-[.D82])/[.F82]" office:value-type="float" office:value="-1.26054889114253" calcext:value-type="float">
            <text:p>-1.3</text:p>
          </table:table-cell>
          <table:table-cell table:number-columns-repeated="2"/>
          <table:table-cell table:style-name="ce22" table:formula="of:=[.J81]+0.01" office:value-type="float" office:value="0.72" calcext:value-type="float">
            <text:p>0.72</text:p>
          </table:table-cell>
          <table:table-cell table:style-name="ce25" table:formula="of:=[.$K$4]+[.J82]*[.$M$4]" office:value-type="float" office:value="0.725789990000001" calcext:value-type="float">
            <text:p>0.726</text:p>
          </table:table-cell>
          <table:table-cell table:style-name="ce25" table:formula="of:=SQRT([.$L$4]^2+([.J82]*[.$N$4])^2)" office:value-type="float" office:value="0.00606854869942143" calcext:value-type="float">
            <text:p>0.006</text:p>
          </table:table-cell>
          <table:table-cell table:style-name="ce25" table:formula="of:=[.$K$3]+[.J82]*[.$M$3]" office:value-type="float" office:value="0.760142640000001" calcext:value-type="float">
            <text:p>0.760</text:p>
          </table:table-cell>
          <table:table-cell table:style-name="ce25" table:formula="of:=SQRT([.$L$3]^2+([.J82]*[.$N$3])^2)" office:value-type="float" office:value="0.00925061178079461" calcext:value-type="float">
            <text:p>0.009</text:p>
          </table:table-cell>
          <table:table-cell table:style-name="ce25" table:formula="of:=SQRT([.L82]^2+[.N82]^2)" office:value-type="float" office:value="0.0110635031358167" calcext:value-type="float">
            <text:p>0.011</text:p>
          </table:table-cell>
          <table:table-cell table:style-name="ce14" table:formula="of:=([.K82]-[.M82])/[.O82]" office:value-type="float" office:value="-3.10504273178969" calcext:value-type="float">
            <text:p>-3.1</text:p>
          </table:table-cell>
        </table:table-row>
        <table:table-row table:style-name="ro1">
          <table:table-cell table:style-name="ce22" table:formula="of:=[.A82]+0.01" office:value-type="float" office:value="0.73" calcext:value-type="float">
            <text:p>0.73</text:p>
          </table:table-cell>
          <table:table-cell table:style-name="ce25" table:formula="of:=[.$B$4]+[.A83]*[.$D$4]" office:value-type="float" office:value="0.7479482" calcext:value-type="float">
            <text:p>0.748</text:p>
          </table:table-cell>
          <table:table-cell table:style-name="ce25" table:formula="of:=SQRT([.$C$4]^2+([.A83]*[.$E$4])^2)" office:value-type="float" office:value="0.00677982909895423" calcext:value-type="float">
            <text:p>0.007</text:p>
          </table:table-cell>
          <table:table-cell table:style-name="ce25" table:formula="of:=[.$B$3]+[.A83]*[.$D$3]" office:value-type="float" office:value="0.762087100000001" calcext:value-type="float">
            <text:p>0.762</text:p>
          </table:table-cell>
          <table:table-cell table:style-name="ce25" table:formula="of:=SQRT([.$C$3]^2+([.A83]*[.$E$3])^2)" office:value-type="float" office:value="0.00878168856475798" calcext:value-type="float">
            <text:p>0.009</text:p>
          </table:table-cell>
          <table:table-cell table:style-name="ce25" table:formula="of:=SQRT([.C83]^2+[.E83]^2)" office:value-type="float" office:value="0.011094329031511" calcext:value-type="float">
            <text:p>0.011</text:p>
          </table:table-cell>
          <table:table-cell table:style-name="ce14" table:formula="of:=([.B83]-[.D83])/[.F83]" office:value-type="float" office:value="-1.27442587648533" calcext:value-type="float">
            <text:p>-1.3</text:p>
          </table:table-cell>
          <table:table-cell table:number-columns-repeated="2"/>
          <table:table-cell table:style-name="ce22" table:formula="of:=[.J82]+0.01" office:value-type="float" office:value="0.73" calcext:value-type="float">
            <text:p>0.73</text:p>
          </table:table-cell>
          <table:table-cell table:style-name="ce25" table:formula="of:=[.$K$4]+[.J83]*[.$M$4]" office:value-type="float" office:value="0.73578101" calcext:value-type="float">
            <text:p>0.736</text:p>
          </table:table-cell>
          <table:table-cell table:style-name="ce25" table:formula="of:=SQRT([.$L$4]^2+([.J83]*[.$N$4])^2)" office:value-type="float" office:value="0.00613993017386987" calcext:value-type="float">
            <text:p>0.006</text:p>
          </table:table-cell>
          <table:table-cell table:style-name="ce25" table:formula="of:=[.$K$3]+[.J83]*[.$M$3]" office:value-type="float" office:value="0.770798240000001" calcext:value-type="float">
            <text:p>0.771</text:p>
          </table:table-cell>
          <table:table-cell table:style-name="ce25" table:formula="of:=SQRT([.$L$3]^2+([.J83]*[.$N$3])^2)" office:value-type="float" office:value="0.00935916276901311" calcext:value-type="float">
            <text:p>0.009</text:p>
          </table:table-cell>
          <table:table-cell table:style-name="ce25" table:formula="of:=SQRT([.L83]^2+[.N83]^2)" office:value-type="float" office:value="0.0111934208478409" calcext:value-type="float">
            <text:p>0.011</text:p>
          </table:table-cell>
          <table:table-cell table:style-name="ce14" table:formula="of:=([.K83]-[.M83])/[.O83]" office:value-type="float" office:value="-3.12837607698406" calcext:value-type="float">
            <text:p>-3.1</text:p>
          </table:table-cell>
        </table:table-row>
        <table:table-row table:style-name="ro1">
          <table:table-cell table:style-name="ce22" table:formula="of:=[.A83]+0.01" office:value-type="float" office:value="0.74" calcext:value-type="float">
            <text:p>0.74</text:p>
          </table:table-cell>
          <table:table-cell table:style-name="ce25" table:formula="of:=[.$B$4]+[.A84]*[.$D$4]" office:value-type="float" office:value="0.7580509" calcext:value-type="float">
            <text:p>0.758</text:p>
          </table:table-cell>
          <table:table-cell table:style-name="ce25" table:formula="of:=SQRT([.$C$4]^2+([.A84]*[.$E$4])^2)" office:value-type="float" office:value="0.00685851308709174" calcext:value-type="float">
            <text:p>0.007</text:p>
          </table:table-cell>
          <table:table-cell table:style-name="ce25" table:formula="of:=[.$B$3]+[.A84]*[.$D$3]" office:value-type="float" office:value="0.772505800000001" calcext:value-type="float">
            <text:p>0.773</text:p>
          </table:table-cell>
          <table:table-cell table:style-name="ce25" table:formula="of:=SQRT([.$C$3]^2+([.A84]*[.$E$3])^2)" office:value-type="float" office:value="0.00888368657701543" calcext:value-type="float">
            <text:p>0.009</text:p>
          </table:table-cell>
          <table:table-cell table:style-name="ce25" table:formula="of:=SQRT([.C84]^2+[.E84]^2)" office:value-type="float" office:value="0.0112231496900136" calcext:value-type="float">
            <text:p>0.011</text:p>
          </table:table-cell>
          <table:table-cell table:style-name="ce14" table:formula="of:=([.B84]-[.D84])/[.F84]" office:value-type="float" office:value="-1.28795395225478" calcext:value-type="float">
            <text:p>-1.3</text:p>
          </table:table-cell>
          <table:table-cell table:number-columns-repeated="2"/>
          <table:table-cell table:style-name="ce22" table:formula="of:=[.J83]+0.01" office:value-type="float" office:value="0.74" calcext:value-type="float">
            <text:p>0.74</text:p>
          </table:table-cell>
          <table:table-cell table:style-name="ce25" table:formula="of:=[.$K$4]+[.J84]*[.$M$4]" office:value-type="float" office:value="0.745772030000001" calcext:value-type="float">
            <text:p>0.746</text:p>
          </table:table-cell>
          <table:table-cell table:style-name="ce25" table:formula="of:=SQRT([.$L$4]^2+([.J84]*[.$N$4])^2)" office:value-type="float" office:value="0.00621145891799633" calcext:value-type="float">
            <text:p>0.006</text:p>
          </table:table-cell>
          <table:table-cell table:style-name="ce25" table:formula="of:=[.$K$3]+[.J84]*[.$M$3]" office:value-type="float" office:value="0.78145384" calcext:value-type="float">
            <text:p>0.781</text:p>
          </table:table-cell>
          <table:table-cell table:style-name="ce25" table:formula="of:=SQRT([.$L$3]^2+([.J84]*[.$N$3])^2)" office:value-type="float" office:value="0.00946794068068469" calcext:value-type="float">
            <text:p>0.009</text:p>
          </table:table-cell>
          <table:table-cell table:style-name="ce25" table:formula="of:=SQRT([.L84]^2+[.N84]^2)" office:value-type="float" office:value="0.0113236090811596" calcext:value-type="float">
            <text:p>0.011</text:p>
          </table:table-cell>
          <table:table-cell table:style-name="ce14" table:formula="of:=([.K84]-[.M84])/[.O84]" office:value-type="float" office:value="-3.15109871280949" calcext:value-type="float">
            <text:p>-3.2</text:p>
          </table:table-cell>
        </table:table-row>
        <table:table-row table:style-name="ro1">
          <table:table-cell table:style-name="ce22" table:formula="of:=[.A84]+0.01" office:value-type="float" office:value="0.75" calcext:value-type="float">
            <text:p>0.75</text:p>
          </table:table-cell>
          <table:table-cell table:style-name="ce25" table:formula="of:=[.$B$4]+[.A85]*[.$D$4]" office:value-type="float" office:value="0.768153600000001" calcext:value-type="float">
            <text:p>0.768</text:p>
          </table:table-cell>
          <table:table-cell table:style-name="ce25" table:formula="of:=SQRT([.$C$4]^2+([.A85]*[.$E$4])^2)" office:value-type="float" office:value="0.00693735693050315" calcext:value-type="float">
            <text:p>0.007</text:p>
          </table:table-cell>
          <table:table-cell table:style-name="ce25" table:formula="of:=[.$B$3]+[.A85]*[.$D$3]" office:value-type="float" office:value="0.782924500000001" calcext:value-type="float">
            <text:p>0.783</text:p>
          </table:table-cell>
          <table:table-cell table:style-name="ce25" table:formula="of:=SQRT([.$C$3]^2+([.A85]*[.$E$3])^2)" office:value-type="float" office:value="0.00898589088992433" calcext:value-type="float">
            <text:p>0.009</text:p>
          </table:table-cell>
          <table:table-cell table:style-name="ce25" table:formula="of:=SQRT([.C85]^2+[.E85]^2)" office:value-type="float" office:value="0.0113522313342719" calcext:value-type="float">
            <text:p>0.011</text:p>
          </table:table-cell>
          <table:table-cell table:style-name="ce14" table:formula="of:=([.B85]-[.D85])/[.F85]" office:value-type="float" office:value="-1.30114508461498" calcext:value-type="float">
            <text:p>-1.3</text:p>
          </table:table-cell>
          <table:table-cell table:number-columns-repeated="2"/>
          <table:table-cell table:style-name="ce22" table:formula="of:=[.J84]+0.01" office:value-type="float" office:value="0.75" calcext:value-type="float">
            <text:p>0.75</text:p>
          </table:table-cell>
          <table:table-cell table:style-name="ce25" table:formula="of:=[.$K$4]+[.J85]*[.$M$4]" office:value-type="float" office:value="0.755763050000001" calcext:value-type="float">
            <text:p>0.756</text:p>
          </table:table-cell>
          <table:table-cell table:style-name="ce25" table:formula="of:=SQRT([.$L$4]^2+([.J85]*[.$N$4])^2)" office:value-type="float" office:value="0.00628312990213676" calcext:value-type="float">
            <text:p>0.006</text:p>
          </table:table-cell>
          <table:table-cell table:style-name="ce25" table:formula="of:=[.$K$3]+[.J85]*[.$M$3]" office:value-type="float" office:value="0.792109440000001" calcext:value-type="float">
            <text:p>0.792</text:p>
          </table:table-cell>
          <table:table-cell table:style-name="ce25" table:formula="of:=SQRT([.$L$3]^2+([.J85]*[.$N$3])^2)" office:value-type="float" office:value="0.00957693778340577" calcext:value-type="float">
            <text:p>0.010</text:p>
          </table:table-cell>
          <table:table-cell table:style-name="ce25" table:formula="of:=SQRT([.L85]^2+[.N85]^2)" office:value-type="float" office:value="0.0114540586114421" calcext:value-type="float">
            <text:p>0.011</text:p>
          </table:table-cell>
          <table:table-cell table:style-name="ce14" table:formula="of:=([.K85]-[.M85])/[.O85]" office:value-type="float" office:value="-3.1732324089639" calcext:value-type="float">
            <text:p>-3.2</text:p>
          </table:table-cell>
        </table:table-row>
        <table:table-row table:style-name="ro1">
          <table:table-cell table:style-name="ce22" table:formula="of:=[.A85]+0.01" office:value-type="float" office:value="0.76" calcext:value-type="float">
            <text:p>0.76</text:p>
          </table:table-cell>
          <table:table-cell table:style-name="ce25" table:formula="of:=[.$B$4]+[.A86]*[.$D$4]" office:value-type="float" office:value="0.7782563" calcext:value-type="float">
            <text:p>0.778</text:p>
          </table:table-cell>
          <table:table-cell table:style-name="ce25" table:formula="of:=SQRT([.$C$4]^2+([.A86]*[.$E$4])^2)" office:value-type="float" office:value="0.00701635524023696" calcext:value-type="float">
            <text:p>0.007</text:p>
          </table:table-cell>
          <table:table-cell table:style-name="ce25" table:formula="of:=[.$B$3]+[.A86]*[.$D$3]" office:value-type="float" office:value="0.793343200000001" calcext:value-type="float">
            <text:p>0.793</text:p>
          </table:table-cell>
          <table:table-cell table:style-name="ce25" table:formula="of:=SQRT([.$C$3]^2+([.A86]*[.$E$3])^2)" office:value-type="float" office:value="0.00908829454349627" calcext:value-type="float">
            <text:p>0.009</text:p>
          </table:table-cell>
          <table:table-cell table:style-name="ce25" table:formula="of:=SQRT([.C86]^2+[.E86]^2)" office:value-type="float" office:value="0.0114815651618821" calcext:value-type="float">
            <text:p>0.011</text:p>
          </table:table-cell>
          <table:table-cell table:style-name="ce14" table:formula="of:=([.B86]-[.D86])/[.F86]" office:value-type="float" office:value="-1.31401074568539" calcext:value-type="float">
            <text:p>-1.3</text:p>
          </table:table-cell>
          <table:table-cell table:number-columns-repeated="2"/>
          <table:table-cell table:style-name="ce22" table:formula="of:=[.J85]+0.01" office:value-type="float" office:value="0.76" calcext:value-type="float">
            <text:p>0.76</text:p>
          </table:table-cell>
          <table:table-cell table:style-name="ce25" table:formula="of:=[.$K$4]+[.J86]*[.$M$4]" office:value-type="float" office:value="0.76575407" calcext:value-type="float">
            <text:p>0.766</text:p>
          </table:table-cell>
          <table:table-cell table:style-name="ce25" table:formula="of:=SQRT([.$L$4]^2+([.J86]*[.$N$4])^2)" office:value-type="float" office:value="0.00635493831374501" calcext:value-type="float">
            <text:p>0.006</text:p>
          </table:table-cell>
          <table:table-cell table:style-name="ce25" table:formula="of:=[.$K$3]+[.J86]*[.$M$3]" office:value-type="float" office:value="0.80276504" calcext:value-type="float">
            <text:p>0.803</text:p>
          </table:table-cell>
          <table:table-cell table:style-name="ce25" table:formula="of:=SQRT([.$L$3]^2+([.J86]*[.$N$3])^2)" office:value-type="float" office:value="0.00968614667758362" calcext:value-type="float">
            <text:p>0.010</text:p>
          </table:table-cell>
          <table:table-cell table:style-name="ce25" table:formula="of:=SQRT([.L86]^2+[.N86]^2)" office:value-type="float" office:value="0.0115847606117333" calcext:value-type="float">
            <text:p>0.012</text:p>
          </table:table-cell>
          <table:table-cell table:style-name="ce14" table:formula="of:=([.K86]-[.M86])/[.O86]" office:value-type="float" office:value="-3.19479799716485" calcext:value-type="float">
            <text:p>-3.2</text:p>
          </table:table-cell>
        </table:table-row>
        <table:table-row table:style-name="ro1">
          <table:table-cell table:style-name="ce22" table:formula="of:=[.A86]+0.01" office:value-type="float" office:value="0.77" calcext:value-type="float">
            <text:p>0.77</text:p>
          </table:table-cell>
          <table:table-cell table:style-name="ce25" table:formula="of:=[.$B$4]+[.A87]*[.$D$4]" office:value-type="float" office:value="0.788359" calcext:value-type="float">
            <text:p>0.788</text:p>
          </table:table-cell>
          <table:table-cell table:style-name="ce25" table:formula="of:=SQRT([.$C$4]^2+([.A87]*[.$E$4])^2)" office:value-type="float" office:value="0.00709550285700814" calcext:value-type="float">
            <text:p>0.007</text:p>
          </table:table-cell>
          <table:table-cell table:style-name="ce25" table:formula="of:=[.$B$3]+[.A87]*[.$D$3]" office:value-type="float" office:value="0.803761900000001" calcext:value-type="float">
            <text:p>0.804</text:p>
          </table:table-cell>
          <table:table-cell table:style-name="ce25" table:formula="of:=SQRT([.$C$3]^2+([.A87]*[.$E$3])^2)" office:value-type="float" office:value="0.00919089087465416" calcext:value-type="float">
            <text:p>0.009</text:p>
          </table:table-cell>
          <table:table-cell table:style-name="ce25" table:formula="of:=SQRT([.C87]^2+[.E87]^2)" office:value-type="float" office:value="0.0116111427458115" calcext:value-type="float">
            <text:p>0.012</text:p>
          </table:table-cell>
          <table:table-cell table:style-name="ce14" table:formula="of:=([.B87]-[.D87])/[.F87]" office:value-type="float" office:value="-1.32656193599518" calcext:value-type="float">
            <text:p>-1.3</text:p>
          </table:table-cell>
          <table:table-cell table:number-columns-repeated="2"/>
          <table:table-cell table:style-name="ce22" table:formula="of:=[.J86]+0.01" office:value-type="float" office:value="0.77" calcext:value-type="float">
            <text:p>0.77</text:p>
          </table:table-cell>
          <table:table-cell table:style-name="ce25" table:formula="of:=[.$K$4]+[.J87]*[.$M$4]" office:value-type="float" office:value="0.775745090000001" calcext:value-type="float">
            <text:p>0.776</text:p>
          </table:table-cell>
          <table:table-cell table:style-name="ce25" table:formula="of:=SQRT([.$L$4]^2+([.J87]*[.$N$4])^2)" office:value-type="float" office:value="0.00642687954633457" calcext:value-type="float">
            <text:p>0.006</text:p>
          </table:table-cell>
          <table:table-cell table:style-name="ce25" table:formula="of:=[.$K$3]+[.J87]*[.$M$3]" office:value-type="float" office:value="0.813420640000001" calcext:value-type="float">
            <text:p>0.813</text:p>
          </table:table-cell>
          <table:table-cell table:style-name="ce25" table:formula="of:=SQRT([.$L$3]^2+([.J87]*[.$N$3])^2)" office:value-type="float" office:value="0.00979556027954915" calcext:value-type="float">
            <text:p>0.010</text:p>
          </table:table-cell>
          <table:table-cell table:style-name="ce25" table:formula="of:=SQRT([.L87]^2+[.N87]^2)" office:value-type="float" office:value="0.0117157066322683" calcext:value-type="float">
            <text:p>0.012</text:p>
          </table:table-cell>
          <table:table-cell table:style-name="ce14" table:formula="of:=([.K87]-[.M87])/[.O87]" office:value-type="float" office:value="-3.21581541622348" calcext:value-type="float">
            <text:p>-3.2</text:p>
          </table:table-cell>
        </table:table-row>
        <table:table-row table:style-name="ro1">
          <table:table-cell table:style-name="ce22" table:formula="of:=[.A87]+0.01" office:value-type="float" office:value="0.78" calcext:value-type="float">
            <text:p>0.78</text:p>
          </table:table-cell>
          <table:table-cell table:style-name="ce25" table:formula="of:=[.$B$4]+[.A88]*[.$D$4]" office:value-type="float" office:value="0.7984617" calcext:value-type="float">
            <text:p>0.798</text:p>
          </table:table-cell>
          <table:table-cell table:style-name="ce25" table:formula="of:=SQRT([.$C$4]^2+([.A88]*[.$E$4])^2)" office:value-type="float" office:value="0.00717479483964732" calcext:value-type="float">
            <text:p>0.007</text:p>
          </table:table-cell>
          <table:table-cell table:style-name="ce25" table:formula="of:=[.$B$3]+[.A88]*[.$D$3]" office:value-type="float" office:value="0.814180600000001" calcext:value-type="float">
            <text:p>0.814</text:p>
          </table:table-cell>
          <table:table-cell table:style-name="ce25" table:formula="of:=SQRT([.$C$3]^2+([.A88]*[.$E$3])^2)" office:value-type="float" office:value="0.00929367350228079" calcext:value-type="float">
            <text:p>0.009</text:p>
          </table:table-cell>
          <table:table-cell table:style-name="ce25" table:formula="of:=SQRT([.C88]^2+[.E88]^2)" office:value-type="float" office:value="0.0117409560155051" calcext:value-type="float">
            <text:p>0.012</text:p>
          </table:table-cell>
          <table:table-cell table:style-name="ce14" table:formula="of:=([.B88]-[.D88])/[.F88]" office:value-type="float" office:value="-1.33880920593193" calcext:value-type="float">
            <text:p>-1.3</text:p>
          </table:table-cell>
          <table:table-cell table:number-columns-repeated="2"/>
          <table:table-cell table:style-name="ce22" table:formula="of:=[.J87]+0.01" office:value-type="float" office:value="0.78" calcext:value-type="float">
            <text:p>0.78</text:p>
          </table:table-cell>
          <table:table-cell table:style-name="ce25" table:formula="of:=[.$K$4]+[.J88]*[.$M$4]" office:value-type="float" office:value="0.785736110000001" calcext:value-type="float">
            <text:p>0.786</text:p>
          </table:table-cell>
          <table:table-cell table:style-name="ce25" table:formula="of:=SQRT([.$L$4]^2+([.J88]*[.$N$4])^2)" office:value-type="float" office:value="0.00649894918905306" calcext:value-type="float">
            <text:p>0.006</text:p>
          </table:table-cell>
          <table:table-cell table:style-name="ce25" table:formula="of:=[.$K$3]+[.J88]*[.$M$3]" office:value-type="float" office:value="0.824076240000001" calcext:value-type="float">
            <text:p>0.824</text:p>
          </table:table-cell>
          <table:table-cell table:style-name="ce25" table:formula="of:=SQRT([.$L$3]^2+([.J88]*[.$N$3])^2)" office:value-type="float" office:value="0.00990517180563145" calcext:value-type="float">
            <text:p>0.010</text:p>
          </table:table-cell>
          <table:table-cell table:style-name="ce25" table:formula="of:=SQRT([.L88]^2+[.N88]^2)" office:value-type="float" office:value="0.0118468885814365" calcext:value-type="float">
            <text:p>0.012</text:p>
          </table:table-cell>
          <table:table-cell table:style-name="ce14" table:formula="of:=([.K88]-[.M88])/[.O88]" office:value-type="float" office:value="-3.23630375490129" calcext:value-type="float">
            <text:p>-3.2</text:p>
          </table:table-cell>
        </table:table-row>
        <table:table-row table:style-name="ro1">
          <table:table-cell table:style-name="ce22" table:formula="of:=[.A88]+0.01" office:value-type="float" office:value="0.790000000000001" calcext:value-type="float">
            <text:p>0.79</text:p>
          </table:table-cell>
          <table:table-cell table:style-name="ce25" table:formula="of:=[.$B$4]+[.A89]*[.$D$4]" office:value-type="float" office:value="0.8085644" calcext:value-type="float">
            <text:p>0.809</text:p>
          </table:table-cell>
          <table:table-cell table:style-name="ce25" table:formula="of:=SQRT([.$C$4]^2+([.A89]*[.$E$4])^2)" office:value-type="float" office:value="0.00725422645420298" calcext:value-type="float">
            <text:p>0.007</text:p>
          </table:table-cell>
          <table:table-cell table:style-name="ce25" table:formula="of:=[.$B$3]+[.A89]*[.$D$3]" office:value-type="float" office:value="0.824599300000001" calcext:value-type="float">
            <text:p>0.825</text:p>
          </table:table-cell>
          <table:table-cell table:style-name="ce25" table:formula="of:=SQRT([.$C$3]^2+([.A89]*[.$E$3])^2)" office:value-type="float" office:value="0.00939663631311381" calcext:value-type="float">
            <text:p>0.009</text:p>
          </table:table-cell>
          <table:table-cell table:style-name="ce25" table:formula="of:=SQRT([.C89]^2+[.E89]^2)" office:value-type="float" office:value="0.0118709972390607" calcext:value-type="float">
            <text:p>0.012</text:p>
          </table:table-cell>
          <table:table-cell table:style-name="ce14" table:formula="of:=([.B89]-[.D89])/[.F89]" office:value-type="float" office:value="-1.35076267621715" calcext:value-type="float">
            <text:p>-1.4</text:p>
          </table:table-cell>
          <table:table-cell table:number-columns-repeated="2"/>
          <table:table-cell table:style-name="ce22" table:formula="of:=[.J88]+0.01" office:value-type="float" office:value="0.790000000000001" calcext:value-type="float">
            <text:p>0.79</text:p>
          </table:table-cell>
          <table:table-cell table:style-name="ce25" table:formula="of:=[.$K$4]+[.J89]*[.$M$4]" office:value-type="float" office:value="0.795727130000001" calcext:value-type="float">
            <text:p>0.796</text:p>
          </table:table-cell>
          <table:table-cell table:style-name="ce25" table:formula="of:=SQRT([.$L$4]^2+([.J89]*[.$N$4])^2)" office:value-type="float" office:value="0.00657114301685054" calcext:value-type="float">
            <text:p>0.007</text:p>
          </table:table-cell>
          <table:table-cell table:style-name="ce25" table:formula="of:=[.$K$3]+[.J89]*[.$M$3]" office:value-type="float" office:value="0.83473184" calcext:value-type="float">
            <text:p>0.835</text:p>
          </table:table-cell>
          <table:table-cell table:style-name="ce25" table:formula="of:=SQRT([.$L$3]^2+([.J89]*[.$N$3])^2)" office:value-type="float" office:value="0.0100149747571349" calcext:value-type="float">
            <text:p>0.010</text:p>
          </table:table-cell>
          <table:table-cell table:style-name="ce25" table:formula="of:=SQRT([.L89]^2+[.N89]^2)" office:value-type="float" office:value="0.0119782987078279" calcext:value-type="float">
            <text:p>0.012</text:p>
          </table:table-cell>
          <table:table-cell table:style-name="ce14" table:formula="of:=([.K89]-[.M89])/[.O89]" office:value-type="float" office:value="-3.25628129264383" calcext:value-type="float">
            <text:p>-3.3</text:p>
          </table:table-cell>
        </table:table-row>
        <table:table-row table:style-name="ro1">
          <table:table-cell table:style-name="ce22" table:formula="of:=[.A89]+0.01" office:value-type="float" office:value="0.8" calcext:value-type="float">
            <text:p>0.80</text:p>
          </table:table-cell>
          <table:table-cell table:style-name="ce25" table:formula="of:=[.$B$4]+[.A90]*[.$D$4]" office:value-type="float" office:value="0.8186671" calcext:value-type="float">
            <text:p>0.819</text:p>
          </table:table-cell>
          <table:table-cell table:style-name="ce25" table:formula="of:=SQRT([.$C$4]^2+([.A90]*[.$E$4])^2)" office:value-type="float" office:value="0.00733379316365658" calcext:value-type="float">
            <text:p>0.007</text:p>
          </table:table-cell>
          <table:table-cell table:style-name="ce25" table:formula="of:=[.$B$3]+[.A90]*[.$D$3]" office:value-type="float" office:value="0.835018000000001" calcext:value-type="float">
            <text:p>0.835</text:p>
          </table:table-cell>
          <table:table-cell table:style-name="ce25" table:formula="of:=SQRT([.$C$3]^2+([.A90]*[.$E$3])^2)" office:value-type="float" office:value="0.0094997734484355" calcext:value-type="float">
            <text:p>0.009</text:p>
          </table:table-cell>
          <table:table-cell table:style-name="ce25" table:formula="of:=SQRT([.C90]^2+[.E90]^2)" office:value-type="float" office:value="0.0120012590064083" calcext:value-type="float">
            <text:p>0.012</text:p>
          </table:table-cell>
          <table:table-cell table:style-name="ce14" table:formula="of:=([.B90]-[.D90])/[.F90]" office:value-type="float" office:value="-1.36243205744241" calcext:value-type="float">
            <text:p>-1.4</text:p>
          </table:table-cell>
          <table:table-cell table:number-columns-repeated="2"/>
          <table:table-cell table:style-name="ce22" table:formula="of:=[.J89]+0.01" office:value-type="float" office:value="0.8" calcext:value-type="float">
            <text:p>0.80</text:p>
          </table:table-cell>
          <table:table-cell table:style-name="ce25" table:formula="of:=[.$K$4]+[.J90]*[.$M$4]" office:value-type="float" office:value="0.805718150000001" calcext:value-type="float">
            <text:p>0.806</text:p>
          </table:table-cell>
          <table:table-cell table:style-name="ce25" table:formula="of:=SQRT([.$L$4]^2+([.J90]*[.$N$4])^2)" office:value-type="float" office:value="0.0066434569812052" calcext:value-type="float">
            <text:p>0.007</text:p>
          </table:table-cell>
          <table:table-cell table:style-name="ce25" table:formula="of:=[.$K$3]+[.J90]*[.$M$3]" office:value-type="float" office:value="0.845387440000001" calcext:value-type="float">
            <text:p>0.845</text:p>
          </table:table-cell>
          <table:table-cell table:style-name="ce25" table:formula="of:=SQRT([.$L$3]^2+([.J90]*[.$N$3])^2)" office:value-type="float" office:value="0.0101249629061642" calcext:value-type="float">
            <text:p>0.010</text:p>
          </table:table-cell>
          <table:table-cell table:style-name="ce25" table:formula="of:=SQRT([.L90]^2+[.N90]^2)" office:value-type="float" office:value="0.0121099295832934" calcext:value-type="float">
            <text:p>0.012</text:p>
          </table:table-cell>
          <table:table-cell table:style-name="ce14" table:formula="of:=([.K90]-[.M90])/[.O90]" office:value-type="float" office:value="-3.27576553828413" calcext:value-type="float">
            <text:p>-3.3</text:p>
          </table:table-cell>
        </table:table-row>
        <table:table-row table:style-name="ro1">
          <table:table-cell table:style-name="ce22" table:formula="of:=[.A90]+0.01" office:value-type="float" office:value="0.810000000000001" calcext:value-type="float">
            <text:p>0.81</text:p>
          </table:table-cell>
          <table:table-cell table:style-name="ce25" table:formula="of:=[.$B$4]+[.A91]*[.$D$4]" office:value-type="float" office:value="0.8287698" calcext:value-type="float">
            <text:p>0.829</text:p>
          </table:table-cell>
          <table:table-cell table:style-name="ce25" table:formula="of:=SQRT([.$C$4]^2+([.A91]*[.$E$4])^2)" office:value-type="float" office:value="0.00741349061821374" calcext:value-type="float">
            <text:p>0.007</text:p>
          </table:table-cell>
          <table:table-cell table:style-name="ce25" table:formula="of:=[.$B$3]+[.A91]*[.$D$3]" office:value-type="float" office:value="0.845436700000001" calcext:value-type="float">
            <text:p>0.845</text:p>
          </table:table-cell>
          <table:table-cell table:style-name="ce25" table:formula="of:=SQRT([.$C$3]^2+([.A91]*[.$E$3])^2)" office:value-type="float" office:value="0.009603079291509" calcext:value-type="float">
            <text:p>0.010</text:p>
          </table:table-cell>
          <table:table-cell table:style-name="ce25" table:formula="of:=SQRT([.C91]^2+[.E91]^2)" office:value-type="float" office:value="0.0121317342134318" calcext:value-type="float">
            <text:p>0.012</text:p>
          </table:table-cell>
          <table:table-cell table:style-name="ce14" table:formula="of:=([.B91]-[.D91])/[.F91]" office:value-type="float" office:value="-1.37382666870059" calcext:value-type="float">
            <text:p>-1.4</text:p>
          </table:table-cell>
          <table:table-cell table:number-columns-repeated="2"/>
          <table:table-cell table:style-name="ce22" table:formula="of:=[.J90]+0.01" office:value-type="float" office:value="0.810000000000001" calcext:value-type="float">
            <text:p>0.81</text:p>
          </table:table-cell>
          <table:table-cell table:style-name="ce25" table:formula="of:=[.$K$4]+[.J91]*[.$M$4]" office:value-type="float" office:value="0.815709170000001" calcext:value-type="float">
            <text:p>0.816</text:p>
          </table:table-cell>
          <table:table-cell table:style-name="ce25" table:formula="of:=SQRT([.$L$4]^2+([.J91]*[.$N$4])^2)" office:value-type="float" office:value="0.00671588720137219" calcext:value-type="float">
            <text:p>0.007</text:p>
          </table:table-cell>
          <table:table-cell table:style-name="ce25" table:formula="of:=[.$K$3]+[.J91]*[.$M$3]" office:value-type="float" office:value="0.856043040000001" calcext:value-type="float">
            <text:p>0.856</text:p>
          </table:table-cell>
          <table:table-cell table:style-name="ce25" table:formula="of:=SQRT([.$L$3]^2+([.J91]*[.$N$3])^2)" office:value-type="float" office:value="0.010235130282245" calcext:value-type="float">
            <text:p>0.010</text:p>
          </table:table-cell>
          <table:table-cell table:style-name="ce25" table:formula="of:=SQRT([.L91]^2+[.N91]^2)" office:value-type="float" office:value="0.0122417740869567" calcext:value-type="float">
            <text:p>0.012</text:p>
          </table:table-cell>
          <table:table-cell table:style-name="ce14" table:formula="of:=([.K91]-[.M91])/[.O91]" office:value-type="float" office:value="-3.29477326680736" calcext:value-type="float">
            <text:p>-3.3</text:p>
          </table:table-cell>
        </table:table-row>
        <table:table-row table:style-name="ro1">
          <table:table-cell table:style-name="ce22" table:formula="of:=[.A91]+0.01" office:value-type="float" office:value="0.82" calcext:value-type="float">
            <text:p>0.82</text:p>
          </table:table-cell>
          <table:table-cell table:style-name="ce25" table:formula="of:=[.$B$4]+[.A92]*[.$D$4]" office:value-type="float" office:value="0.8388725" calcext:value-type="float">
            <text:p>0.839</text:p>
          </table:table-cell>
          <table:table-cell table:style-name="ce25" table:formula="of:=SQRT([.$C$4]^2+([.A92]*[.$E$4])^2)" office:value-type="float" office:value="0.00749331464613621" calcext:value-type="float">
            <text:p>0.007</text:p>
          </table:table-cell>
          <table:table-cell table:style-name="ce25" table:formula="of:=[.$B$3]+[.A92]*[.$D$3]" office:value-type="float" office:value="0.855855400000001" calcext:value-type="float">
            <text:p>0.856</text:p>
          </table:table-cell>
          <table:table-cell table:style-name="ce25" table:formula="of:=SQRT([.$C$3]^2+([.A92]*[.$E$3])^2)" office:value-type="float" office:value="0.00970654845571566" calcext:value-type="float">
            <text:p>0.010</text:p>
          </table:table-cell>
          <table:table-cell table:style-name="ce25" table:formula="of:=SQRT([.C92]^2+[.E92]^2)" office:value-type="float" office:value="0.0122624160469769" calcext:value-type="float">
            <text:p>0.012</text:p>
          </table:table-cell>
          <table:table-cell table:style-name="ce14" table:formula="of:=([.B92]-[.D92])/[.F92]" office:value-type="float" office:value="-1.38495545534739" calcext:value-type="float">
            <text:p>-1.4</text:p>
          </table:table-cell>
          <table:table-cell table:number-columns-repeated="2"/>
          <table:table-cell table:style-name="ce22" table:formula="of:=[.J91]+0.01" office:value-type="float" office:value="0.82" calcext:value-type="float">
            <text:p>0.82</text:p>
          </table:table-cell>
          <table:table-cell table:style-name="ce25" table:formula="of:=[.$K$4]+[.J92]*[.$M$4]" office:value-type="float" office:value="0.825700190000001" calcext:value-type="float">
            <text:p>0.826</text:p>
          </table:table-cell>
          <table:table-cell table:style-name="ce25" table:formula="of:=SQRT([.$L$4]^2+([.J92]*[.$N$4])^2)" office:value-type="float" office:value="0.00678842995612357" calcext:value-type="float">
            <text:p>0.007</text:p>
          </table:table-cell>
          <table:table-cell table:style-name="ce25" table:formula="of:=[.$K$3]+[.J92]*[.$M$3]" office:value-type="float" office:value="0.866698640000001" calcext:value-type="float">
            <text:p>0.867</text:p>
          </table:table-cell>
          <table:table-cell table:style-name="ce25" table:formula="of:=SQRT([.$L$3]^2+([.J92]*[.$N$3])^2)" office:value-type="float" office:value="0.0103454711596928" calcext:value-type="float">
            <text:p>0.010</text:p>
          </table:table-cell>
          <table:table-cell table:style-name="ce25" table:formula="of:=SQRT([.L92]^2+[.N92]^2)" office:value-type="float" office:value="0.0123738253901222" calcext:value-type="float">
            <text:p>0.012</text:p>
          </table:table-cell>
          <table:table-cell table:style-name="ce14" table:formula="of:=([.K92]-[.M92])/[.O92]" office:value-type="float" office:value="-3.31332055426679" calcext:value-type="float">
            <text:p>-3.3</text:p>
          </table:table-cell>
        </table:table-row>
        <table:table-row table:style-name="ro1">
          <table:table-cell table:style-name="ce22" table:formula="of:=[.A92]+0.01" office:value-type="float" office:value="0.83" calcext:value-type="float">
            <text:p>0.83</text:p>
          </table:table-cell>
          <table:table-cell table:style-name="ce25" table:formula="of:=[.$B$4]+[.A93]*[.$D$4]" office:value-type="float" office:value="0.8489752" calcext:value-type="float">
            <text:p>0.849</text:p>
          </table:table-cell>
          <table:table-cell table:style-name="ce25" table:formula="of:=SQRT([.$C$4]^2+([.A93]*[.$E$4])^2)" office:value-type="float" office:value="0.00757326124508227" calcext:value-type="float">
            <text:p>0.008</text:p>
          </table:table-cell>
          <table:table-cell table:style-name="ce25" table:formula="of:=[.$B$3]+[.A93]*[.$D$3]" office:value-type="float" office:value="0.866274100000001" calcext:value-type="float">
            <text:p>0.866</text:p>
          </table:table-cell>
          <table:table-cell table:style-name="ce25" table:formula="of:=SQRT([.$C$3]^2+([.A93]*[.$E$3])^2)" office:value-type="float" office:value="0.00981017577335091" calcext:value-type="float">
            <text:p>0.010</text:p>
          </table:table-cell>
          <table:table-cell table:style-name="ce25" table:formula="of:=SQRT([.C93]^2+[.E93]^2)" office:value-type="float" office:value="0.0123932979706899" calcext:value-type="float">
            <text:p>0.012</text:p>
          </table:table-cell>
          <table:table-cell table:style-name="ce14" table:formula="of:=([.B93]-[.D93])/[.F93]" office:value-type="float" office:value="-1.39582700592787" calcext:value-type="float">
            <text:p>-1.4</text:p>
          </table:table-cell>
          <table:table-cell table:number-columns-repeated="2"/>
          <table:table-cell table:style-name="ce22" table:formula="of:=[.J92]+0.01" office:value-type="float" office:value="0.83" calcext:value-type="float">
            <text:p>0.83</text:p>
          </table:table-cell>
          <table:table-cell table:style-name="ce25" table:formula="of:=[.$K$4]+[.J93]*[.$M$4]" office:value-type="float" office:value="0.835691210000001" calcext:value-type="float">
            <text:p>0.836</text:p>
          </table:table-cell>
          <table:table-cell table:style-name="ce25" table:formula="of:=SQRT([.$L$4]^2+([.J93]*[.$N$4])^2)" office:value-type="float" office:value="0.0068610816759493" calcext:value-type="float">
            <text:p>0.007</text:p>
          </table:table-cell>
          <table:table-cell table:style-name="ce25" table:formula="of:=[.$K$3]+[.J93]*[.$M$3]" office:value-type="float" office:value="0.877354240000001" calcext:value-type="float">
            <text:p>0.877</text:p>
          </table:table-cell>
          <table:table-cell table:style-name="ce25" table:formula="of:=SQRT([.$L$3]^2+([.J93]*[.$N$3])^2)" office:value-type="float" office:value="0.010455980045683" calcext:value-type="float">
            <text:p>0.010</text:p>
          </table:table-cell>
          <table:table-cell table:style-name="ce25" table:formula="of:=SQRT([.L93]^2+[.N93]^2)" office:value-type="float" office:value="0.0125060769420218" calcext:value-type="float">
            <text:p>0.013</text:p>
          </table:table-cell>
          <table:table-cell table:style-name="ce14" table:formula="of:=([.K93]-[.M93])/[.O93]" office:value-type="float" office:value="-3.33142281093823" calcext:value-type="float">
            <text:p>-3.3</text:p>
          </table:table-cell>
        </table:table-row>
        <table:table-row table:style-name="ro1">
          <table:table-cell table:style-name="ce22" table:formula="of:=[.A93]+0.01" office:value-type="float" office:value="0.84" calcext:value-type="float">
            <text:p>0.84</text:p>
          </table:table-cell>
          <table:table-cell table:style-name="ce25" table:formula="of:=[.$B$4]+[.A94]*[.$D$4]" office:value-type="float" office:value="0.859077900000001" calcext:value-type="float">
            <text:p>0.859</text:p>
          </table:table-cell>
          <table:table-cell table:style-name="ce25" table:formula="of:=SQRT([.$C$4]^2+([.A94]*[.$E$4])^2)" office:value-type="float" office:value="0.00765332657392456" calcext:value-type="float">
            <text:p>0.008</text:p>
          </table:table-cell>
          <table:table-cell table:style-name="ce25" table:formula="of:=[.$B$3]+[.A94]*[.$D$3]" office:value-type="float" office:value="0.876692800000001" calcext:value-type="float">
            <text:p>0.877</text:p>
          </table:table-cell>
          <table:table-cell table:style-name="ce25" table:formula="of:=SQRT([.$C$3]^2+([.A94]*[.$E$3])^2)" office:value-type="float" office:value="0.00991395628503899" calcext:value-type="float">
            <text:p>0.010</text:p>
          </table:table-cell>
          <table:table-cell table:style-name="ce25" table:formula="of:=SQRT([.C94]^2+[.E94]^2)" office:value-type="float" office:value="0.0125243737116394" calcext:value-type="float">
            <text:p>0.013</text:p>
          </table:table-cell>
          <table:table-cell table:style-name="ce14" table:formula="of:=([.B94]-[.D94])/[.F94]" office:value-type="float" office:value="-1.40644956830295" calcext:value-type="float">
            <text:p>-1.4</text:p>
          </table:table-cell>
          <table:table-cell table:number-columns-repeated="2"/>
          <table:table-cell table:style-name="ce22" table:formula="of:=[.J93]+0.01" office:value-type="float" office:value="0.84" calcext:value-type="float">
            <text:p>0.84</text:p>
          </table:table-cell>
          <table:table-cell table:style-name="ce25" table:formula="of:=[.$K$4]+[.J94]*[.$M$4]" office:value-type="float" office:value="0.845682230000001" calcext:value-type="float">
            <text:p>0.846</text:p>
          </table:table-cell>
          <table:table-cell table:style-name="ce25" table:formula="of:=SQRT([.$L$4]^2+([.J94]*[.$N$4])^2)" office:value-type="float" office:value="0.00693383893569133" calcext:value-type="float">
            <text:p>0.007</text:p>
          </table:table-cell>
          <table:table-cell table:style-name="ce25" table:formula="of:=[.$K$3]+[.J94]*[.$M$3]" office:value-type="float" office:value="0.888009840000001" calcext:value-type="float">
            <text:p>0.888</text:p>
          </table:table-cell>
          <table:table-cell table:style-name="ce25" table:formula="of:=SQRT([.$L$3]^2+([.J94]*[.$N$3])^2)" office:value-type="float" office:value="0.0105666516689812" calcext:value-type="float">
            <text:p>0.011</text:p>
          </table:table-cell>
          <table:table-cell table:style-name="ce25" table:formula="of:=SQRT([.L94]^2+[.N94]^2)" office:value-type="float" office:value="0.0126385224563512" calcext:value-type="float">
            <text:p>0.013</text:p>
          </table:table-cell>
          <table:table-cell table:style-name="ce14" table:formula="of:=([.K94]-[.M94])/[.O94]" office:value-type="float" office:value="-3.34909481279825" calcext:value-type="float">
            <text:p>-3.3</text:p>
          </table:table-cell>
        </table:table-row>
        <table:table-row table:style-name="ro1">
          <table:table-cell table:style-name="ce22" table:formula="of:=[.A94]+0.01" office:value-type="float" office:value="0.850000000000001" calcext:value-type="float">
            <text:p>0.85</text:p>
          </table:table-cell>
          <table:table-cell table:style-name="ce25" table:formula="of:=[.$B$4]+[.A95]*[.$D$4]" office:value-type="float" office:value="0.869180600000001" calcext:value-type="float">
            <text:p>0.869</text:p>
          </table:table-cell>
          <table:table-cell table:style-name="ce25" table:formula="of:=SQRT([.$C$4]^2+([.A95]*[.$E$4])^2)" office:value-type="float" office:value="0.00773350694501686" calcext:value-type="float">
            <text:p>0.008</text:p>
          </table:table-cell>
          <table:table-cell table:style-name="ce25" table:formula="of:=[.$B$3]+[.A95]*[.$D$3]" office:value-type="float" office:value="0.887111500000001" calcext:value-type="float">
            <text:p>0.887</text:p>
          </table:table-cell>
          <table:table-cell table:style-name="ce25" table:formula="of:=SQRT([.$C$3]^2+([.A95]*[.$E$3])^2)" office:value-type="float" office:value="0.0100178852297291" calcext:value-type="float">
            <text:p>0.010</text:p>
          </table:table-cell>
          <table:table-cell table:style-name="ce25" table:formula="of:=SQRT([.C95]^2+[.E95]^2)" office:value-type="float" office:value="0.0126556372476715" calcext:value-type="float">
            <text:p>0.013</text:p>
          </table:table-cell>
          <table:table-cell table:style-name="ce14" table:formula="of:=([.B95]-[.D95])/[.F95]" office:value-type="float" office:value="-1.41683106501011" calcext:value-type="float">
            <text:p>-1.4</text:p>
          </table:table-cell>
          <table:table-cell table:number-columns-repeated="2"/>
          <table:table-cell table:style-name="ce22" table:formula="of:=[.J94]+0.01" office:value-type="float" office:value="0.850000000000001" calcext:value-type="float">
            <text:p>0.85</text:p>
          </table:table-cell>
          <table:table-cell table:style-name="ce25" table:formula="of:=[.$K$4]+[.J95]*[.$M$4]" office:value-type="float" office:value="0.855673250000001" calcext:value-type="float">
            <text:p>0.856</text:p>
          </table:table-cell>
          <table:table-cell table:style-name="ce25" table:formula="of:=SQRT([.$L$4]^2+([.J95]*[.$N$4])^2)" office:value-type="float" office:value="0.00700669844758436" calcext:value-type="float">
            <text:p>0.007</text:p>
          </table:table-cell>
          <table:table-cell table:style-name="ce25" table:formula="of:=[.$K$3]+[.J95]*[.$M$3]" office:value-type="float" office:value="0.898665440000001" calcext:value-type="float">
            <text:p>0.899</text:p>
          </table:table-cell>
          <table:table-cell table:style-name="ce25" table:formula="of:=SQRT([.$L$3]^2+([.J95]*[.$N$3])^2)" office:value-type="float" office:value="0.0106774809692935" calcext:value-type="float">
            <text:p>0.011</text:p>
          </table:table-cell>
          <table:table-cell table:style-name="ce25" table:formula="of:=SQRT([.L95]^2+[.N95]^2)" office:value-type="float" office:value="0.0127711558985476" calcext:value-type="float">
            <text:p>0.013</text:p>
          </table:table-cell>
          <table:table-cell table:style-name="ce14" table:formula="of:=([.K95]-[.M95])/[.O95]" office:value-type="float" office:value="-3.36635073140791" calcext:value-type="float">
            <text:p>-3.4</text:p>
          </table:table-cell>
        </table:table-row>
        <table:table-row table:style-name="ro1">
          <table:table-cell table:style-name="ce22" table:formula="of:=[.A95]+0.01" office:value-type="float" office:value="0.860000000000001" calcext:value-type="float">
            <text:p>0.86</text:p>
          </table:table-cell>
          <table:table-cell table:style-name="ce25" table:formula="of:=[.$B$4]+[.A96]*[.$D$4]" office:value-type="float" office:value="0.879283300000001" calcext:value-type="float">
            <text:p>0.879</text:p>
          </table:table-cell>
          <table:table-cell table:style-name="ce25" table:formula="of:=SQRT([.$C$4]^2+([.A96]*[.$E$4])^2)" office:value-type="float" office:value="0.0078137988168827" calcext:value-type="float">
            <text:p>0.008</text:p>
          </table:table-cell>
          <table:table-cell table:style-name="ce25" table:formula="of:=[.$B$3]+[.A96]*[.$D$3]" office:value-type="float" office:value="0.897530200000001" calcext:value-type="float">
            <text:p>0.898</text:p>
          </table:table-cell>
          <table:table-cell table:style-name="ce25" table:formula="of:=SQRT([.$C$3]^2+([.A96]*[.$E$3])^2)" office:value-type="float" office:value="0.0101219580352382" calcext:value-type="float">
            <text:p>0.010</text:p>
          </table:table-cell>
          <table:table-cell table:style-name="ce25" table:formula="of:=SQRT([.C96]^2+[.E96]^2)" office:value-type="float" office:value="0.0127870827954558" calcext:value-type="float">
            <text:p>0.013</text:p>
          </table:table-cell>
          <table:table-cell table:style-name="ce14" table:formula="of:=([.B96]-[.D96])/[.F96]" office:value-type="float" office:value="-1.42697910789195" calcext:value-type="float">
            <text:p>-1.4</text:p>
          </table:table-cell>
          <table:table-cell table:number-columns-repeated="2"/>
          <table:table-cell table:style-name="ce22" table:formula="of:=[.J95]+0.01" office:value-type="float" office:value="0.860000000000001" calcext:value-type="float">
            <text:p>0.86</text:p>
          </table:table-cell>
          <table:table-cell table:style-name="ce25" table:formula="of:=[.$K$4]+[.J96]*[.$M$4]" office:value-type="float" office:value="0.865664270000001" calcext:value-type="float">
            <text:p>0.866</text:p>
          </table:table-cell>
          <table:table-cell table:style-name="ce25" table:formula="of:=SQRT([.$L$4]^2+([.J96]*[.$N$4])^2)" office:value-type="float" office:value="0.00707965705467881" calcext:value-type="float">
            <text:p>0.007</text:p>
          </table:table-cell>
          <table:table-cell table:style-name="ce25" table:formula="of:=[.$K$3]+[.J96]*[.$M$3]" office:value-type="float" office:value="0.909321040000001" calcext:value-type="float">
            <text:p>0.909</text:p>
          </table:table-cell>
          <table:table-cell table:style-name="ce25" table:formula="of:=SQRT([.$L$3]^2+([.J96]*[.$N$3])^2)" office:value-type="float" office:value="0.0107884630871985" calcext:value-type="float">
            <text:p>0.011</text:p>
          </table:table-cell>
          <table:table-cell table:style-name="ce25" table:formula="of:=SQRT([.L96]^2+[.N96]^2)" office:value-type="float" office:value="0.0129039714737637" calcext:value-type="float">
            <text:p>0.013</text:p>
          </table:table-cell>
          <table:table-cell table:style-name="ce14" table:formula="of:=([.K96]-[.M96])/[.O96]" office:value-type="float" office:value="-3.38320416228157" calcext:value-type="float">
            <text:p>-3.4</text:p>
          </table:table-cell>
        </table:table-row>
        <table:table-row table:style-name="ro1">
          <table:table-cell table:style-name="ce22" table:formula="of:=[.A96]+0.01" office:value-type="float" office:value="0.87" calcext:value-type="float">
            <text:p>0.87</text:p>
          </table:table-cell>
          <table:table-cell table:style-name="ce25" table:formula="of:=[.$B$4]+[.A97]*[.$D$4]" office:value-type="float" office:value="0.889386000000001" calcext:value-type="float">
            <text:p>0.889</text:p>
          </table:table-cell>
          <table:table-cell table:style-name="ce25" table:formula="of:=SQRT([.$C$4]^2+([.A97]*[.$E$4])^2)" office:value-type="float" office:value="0.00789419878730072" calcext:value-type="float">
            <text:p>0.008</text:p>
          </table:table-cell>
          <table:table-cell table:style-name="ce25" table:formula="of:=[.$B$3]+[.A97]*[.$D$3]" office:value-type="float" office:value="0.907948900000001" calcext:value-type="float">
            <text:p>0.908</text:p>
          </table:table-cell>
          <table:table-cell table:style-name="ce25" table:formula="of:=SQRT([.$C$3]^2+([.A97]*[.$E$3])^2)" office:value-type="float" office:value="0.0102261703093074" calcext:value-type="float">
            <text:p>0.010</text:p>
          </table:table-cell>
          <table:table-cell table:style-name="ce25" table:formula="of:=SQRT([.C97]^2+[.E97]^2)" office:value-type="float" office:value="0.012918704799181" calcext:value-type="float">
            <text:p>0.013</text:p>
          </table:table-cell>
          <table:table-cell table:style-name="ce14" table:formula="of:=([.B97]-[.D97])/[.F97]" office:value-type="float" office:value="-1.43690101202536" calcext:value-type="float">
            <text:p>-1.4</text:p>
          </table:table-cell>
          <table:table-cell table:number-columns-repeated="2"/>
          <table:table-cell table:style-name="ce22" table:formula="of:=[.J96]+0.01" office:value-type="float" office:value="0.87" calcext:value-type="float">
            <text:p>0.87</text:p>
          </table:table-cell>
          <table:table-cell table:style-name="ce25" table:formula="of:=[.$K$4]+[.J97]*[.$M$4]" office:value-type="float" office:value="0.875655290000001" calcext:value-type="float">
            <text:p>0.876</text:p>
          </table:table-cell>
          <table:table-cell table:style-name="ce25" table:formula="of:=SQRT([.$L$4]^2+([.J97]*[.$N$4])^2)" office:value-type="float" office:value="0.00715271172462277" calcext:value-type="float">
            <text:p>0.007</text:p>
          </table:table-cell>
          <table:table-cell table:style-name="ce25" table:formula="of:=[.$K$3]+[.J97]*[.$M$3]" office:value-type="float" office:value="0.919976640000001" calcext:value-type="float">
            <text:p>0.920</text:p>
          </table:table-cell>
          <table:table-cell table:style-name="ce25" table:formula="of:=SQRT([.$L$3]^2+([.J97]*[.$N$3])^2)" office:value-type="float" office:value="0.0108995933546276" calcext:value-type="float">
            <text:p>0.011</text:p>
          </table:table-cell>
          <table:table-cell table:style-name="ce25" table:formula="of:=SQRT([.L97]^2+[.N97]^2)" office:value-type="float" office:value="0.0130369636154972" calcext:value-type="float">
            <text:p>0.013</text:p>
          </table:table-cell>
          <table:table-cell table:style-name="ce14" table:formula="of:=([.K97]-[.M97])/[.O97]" office:value-type="float" office:value="-3.39966815181679" calcext:value-type="float">
            <text:p>-3.4</text:p>
          </table:table-cell>
        </table:table-row>
        <table:table-row table:style-name="ro1">
          <table:table-cell table:style-name="ce22" table:formula="of:=[.A97]+0.01" office:value-type="float" office:value="0.88" calcext:value-type="float">
            <text:p>0.88</text:p>
          </table:table-cell>
          <table:table-cell table:style-name="ce25" table:formula="of:=[.$B$4]+[.A98]*[.$D$4]" office:value-type="float" office:value="0.899488700000001" calcext:value-type="float">
            <text:p>0.899</text:p>
          </table:table-cell>
          <table:table-cell table:style-name="ce25" table:formula="of:=SQRT([.$C$4]^2+([.A98]*[.$E$4])^2)" office:value-type="float" office:value="0.0079747035867631" calcext:value-type="float">
            <text:p>0.008</text:p>
          </table:table-cell>
          <table:table-cell table:style-name="ce25" table:formula="of:=[.$B$3]+[.A98]*[.$D$3]" office:value-type="float" office:value="0.918367600000001" calcext:value-type="float">
            <text:p>0.918</text:p>
          </table:table-cell>
          <table:table-cell table:style-name="ce25" table:formula="of:=SQRT([.$C$3]^2+([.A98]*[.$E$3])^2)" office:value-type="float" office:value="0.0103305178311417" calcext:value-type="float">
            <text:p>0.010</text:p>
          </table:table-cell>
          <table:table-cell table:style-name="ce25" table:formula="of:=SQRT([.C98]^2+[.E98]^2)" office:value-type="float" office:value="0.0130504979198599" calcext:value-type="float">
            <text:p>0.013</text:p>
          </table:table-cell>
          <table:table-cell table:style-name="ce14" table:formula="of:=([.B98]-[.D98])/[.F98]" office:value-type="float" office:value="-1.44660380898346" calcext:value-type="float">
            <text:p>-1.4</text:p>
          </table:table-cell>
          <table:table-cell table:number-columns-repeated="2"/>
          <table:table-cell table:style-name="ce22" table:formula="of:=[.J97]+0.01" office:value-type="float" office:value="0.88" calcext:value-type="float">
            <text:p>0.88</text:p>
          </table:table-cell>
          <table:table-cell table:style-name="ce25" table:formula="of:=[.$K$4]+[.J98]*[.$M$4]" office:value-type="float" office:value="0.885646310000001" calcext:value-type="float">
            <text:p>0.886</text:p>
          </table:table-cell>
          <table:table-cell table:style-name="ce25" table:formula="of:=SQRT([.$L$4]^2+([.J98]*[.$N$4])^2)" office:value-type="float" office:value="0.00722585954378156" calcext:value-type="float">
            <text:p>0.007</text:p>
          </table:table-cell>
          <table:table-cell table:style-name="ce25" table:formula="of:=[.$K$3]+[.J98]*[.$M$3]" office:value-type="float" office:value="0.930632240000001" calcext:value-type="float">
            <text:p>0.931</text:p>
          </table:table-cell>
          <table:table-cell table:style-name="ce25" table:formula="of:=SQRT([.$L$3]^2+([.J98]*[.$N$3])^2)" office:value-type="float" office:value="0.0110108672858597" calcext:value-type="float">
            <text:p>0.011</text:p>
          </table:table-cell>
          <table:table-cell table:style-name="ce25" table:formula="of:=SQRT([.L98]^2+[.N98]^2)" office:value-type="float" office:value="0.013170126974835" calcext:value-type="float">
            <text:p>0.013</text:p>
          </table:table-cell>
          <table:table-cell table:style-name="ce14" table:formula="of:=([.K98]-[.M98])/[.O98]" office:value-type="float" office:value="-3.41575522285834" calcext:value-type="float">
            <text:p>-3.4</text:p>
          </table:table-cell>
        </table:table-row>
        <table:table-row table:style-name="ro1">
          <table:table-cell table:style-name="ce22" table:formula="of:=[.A98]+0.01" office:value-type="float" office:value="0.890000000000001" calcext:value-type="float">
            <text:p>0.89</text:p>
          </table:table-cell>
          <table:table-cell table:style-name="ce25" table:formula="of:=[.$B$4]+[.A99]*[.$D$4]" office:value-type="float" office:value="0.909591400000001" calcext:value-type="float">
            <text:p>0.910</text:p>
          </table:table-cell>
          <table:table-cell table:style-name="ce25" table:formula="of:=SQRT([.$C$4]^2+([.A99]*[.$E$4])^2)" office:value-type="float" office:value="0.00805531007228483" calcext:value-type="float">
            <text:p>0.008</text:p>
          </table:table-cell>
          <table:table-cell table:style-name="ce25" table:formula="of:=[.$B$3]+[.A99]*[.$D$3]" office:value-type="float" office:value="0.928786300000001" calcext:value-type="float">
            <text:p>0.929</text:p>
          </table:table-cell>
          <table:table-cell table:style-name="ce25" table:formula="of:=SQRT([.$C$3]^2+([.A99]*[.$E$3])^2)" office:value-type="float" office:value="0.0104349965434038" calcext:value-type="float">
            <text:p>0.010</text:p>
          </table:table-cell>
          <table:table-cell table:style-name="ce25" table:formula="of:=SQRT([.C99]^2+[.E99]^2)" office:value-type="float" office:value="0.0131824570252098" calcext:value-type="float">
            <text:p>0.013</text:p>
          </table:table-cell>
          <table:table-cell table:style-name="ce14" table:formula="of:=([.B99]-[.D99])/[.F99]" office:value-type="float" office:value="-1.45609425946106" calcext:value-type="float">
            <text:p>-1.5</text:p>
          </table:table-cell>
          <table:table-cell table:number-columns-repeated="2"/>
          <table:table-cell table:style-name="ce22" table:formula="of:=[.J98]+0.01" office:value-type="float" office:value="0.890000000000001" calcext:value-type="float">
            <text:p>0.89</text:p>
          </table:table-cell>
          <table:table-cell table:style-name="ce25" table:formula="of:=[.$K$4]+[.J99]*[.$M$4]" office:value-type="float" office:value="0.895637330000001" calcext:value-type="float">
            <text:p>0.896</text:p>
          </table:table-cell>
          <table:table-cell table:style-name="ce25" table:formula="of:=SQRT([.$L$4]^2+([.J99]*[.$N$4])^2)" office:value-type="float" office:value="0.00729909771167453" calcext:value-type="float">
            <text:p>0.007</text:p>
          </table:table-cell>
          <table:table-cell table:style-name="ce25" table:formula="of:=[.$K$3]+[.J99]*[.$M$3]" office:value-type="float" office:value="0.941287840000001" calcext:value-type="float">
            <text:p>0.941</text:p>
          </table:table-cell>
          <table:table-cell table:style-name="ce25" table:formula="of:=SQRT([.$L$3]^2+([.J99]*[.$N$3])^2)" office:value-type="float" office:value="0.0111222805690006" calcext:value-type="float">
            <text:p>0.011</text:p>
          </table:table-cell>
          <table:table-cell table:style-name="ce25" table:formula="of:=SQRT([.L99]^2+[.N99]^2)" office:value-type="float" office:value="0.0133034564102771" calcext:value-type="float">
            <text:p>0.013</text:p>
          </table:table-cell>
          <table:table-cell table:style-name="ce14" table:formula="of:=([.K99]-[.M99])/[.O99]" office:value-type="float" office:value="-3.43147739896637" calcext:value-type="float">
            <text:p>-3.4</text:p>
          </table:table-cell>
        </table:table-row>
        <table:table-row table:style-name="ro1">
          <table:table-cell table:style-name="ce22" table:formula="of:=[.A99]+0.01" office:value-type="float" office:value="0.900000000000001" calcext:value-type="float">
            <text:p>0.90</text:p>
          </table:table-cell>
          <table:table-cell table:style-name="ce25" table:formula="of:=[.$B$4]+[.A100]*[.$D$4]" office:value-type="float" office:value="0.919694100000001" calcext:value-type="float">
            <text:p>0.920</text:p>
          </table:table-cell>
          <table:table-cell table:style-name="ce25" table:formula="of:=SQRT([.$C$4]^2+([.A100]*[.$E$4])^2)" office:value-type="float" office:value="0.00813601522154329" calcext:value-type="float">
            <text:p>0.008</text:p>
          </table:table-cell>
          <table:table-cell table:style-name="ce25" table:formula="of:=[.$B$3]+[.A100]*[.$D$3]" office:value-type="float" office:value="0.939205000000001" calcext:value-type="float">
            <text:p>0.939</text:p>
          </table:table-cell>
          <table:table-cell table:style-name="ce25" table:formula="of:=SQRT([.$C$3]^2+([.A100]*[.$E$3])^2)" office:value-type="float" office:value="0.0105396025446361" calcext:value-type="float">
            <text:p>0.011</text:p>
          </table:table-cell>
          <table:table-cell table:style-name="ce25" table:formula="of:=SQRT([.C100]^2+[.E100]^2)" office:value-type="float" office:value="0.0133145771800716" calcext:value-type="float">
            <text:p>0.013</text:p>
          </table:table-cell>
          <table:table-cell table:style-name="ce14" table:formula="of:=([.B100]-[.D100])/[.F100]" office:value-type="float" office:value="-1.4653788652938" calcext:value-type="float">
            <text:p>-1.5</text:p>
          </table:table-cell>
          <table:table-cell table:number-columns-repeated="2"/>
          <table:table-cell table:style-name="ce22" table:formula="of:=[.J99]+0.01" office:value-type="float" office:value="0.900000000000001" calcext:value-type="float">
            <text:p>0.90</text:p>
          </table:table-cell>
          <table:table-cell table:style-name="ce25" table:formula="of:=[.$K$4]+[.J100]*[.$M$4]" office:value-type="float" office:value="0.905628350000001" calcext:value-type="float">
            <text:p>0.906</text:p>
          </table:table-cell>
          <table:table-cell table:style-name="ce25" table:formula="of:=SQRT([.$L$4]^2+([.J100]*[.$N$4])^2)" office:value-type="float" office:value="0.00737242353571036" calcext:value-type="float">
            <text:p>0.007</text:p>
          </table:table-cell>
          <table:table-cell table:style-name="ce25" table:formula="of:=[.$K$3]+[.J100]*[.$M$3]" office:value-type="float" office:value="0.951943440000001" calcext:value-type="float">
            <text:p>0.952</text:p>
          </table:table-cell>
          <table:table-cell table:style-name="ce25" table:formula="of:=SQRT([.$L$3]^2+([.J100]*[.$N$3])^2)" office:value-type="float" office:value="0.011233829057917" calcext:value-type="float">
            <text:p>0.011</text:p>
          </table:table-cell>
          <table:table-cell table:style-name="ce25" table:formula="of:=SQRT([.L100]^2+[.N100]^2)" office:value-type="float" office:value="0.0134369469781047" calcext:value-type="float">
            <text:p>0.013</text:p>
          </table:table-cell>
          <table:table-cell table:style-name="ce14" table:formula="of:=([.K100]-[.M100])/[.O100]" office:value-type="float" office:value="-3.44684622745552" calcext:value-type="float">
            <text:p>-3.4</text:p>
          </table:table-cell>
        </table:table-row>
        <table:table-row table:style-name="ro1">
          <table:table-cell table:style-name="ce22" table:formula="of:=[.A100]+0.01" office:value-type="float" office:value="0.910000000000001" calcext:value-type="float">
            <text:p>0.91</text:p>
          </table:table-cell>
          <table:table-cell table:style-name="ce25" table:formula="of:=[.$B$4]+[.A101]*[.$D$4]" office:value-type="float" office:value="0.929796800000001" calcext:value-type="float">
            <text:p>0.930</text:p>
          </table:table-cell>
          <table:table-cell table:style-name="ce25" table:formula="of:=SQRT([.$C$4]^2+([.A101]*[.$E$4])^2)" office:value-type="float" office:value="0.00821681612732839" calcext:value-type="float">
            <text:p>0.008</text:p>
          </table:table-cell>
          <table:table-cell table:style-name="ce25" table:formula="of:=[.$B$3]+[.A101]*[.$D$3]" office:value-type="float" office:value="0.949623700000001" calcext:value-type="float">
            <text:p>0.950</text:p>
          </table:table-cell>
          <table:table-cell table:style-name="ce25" table:formula="of:=SQRT([.$C$3]^2+([.A101]*[.$E$3])^2)" office:value-type="float" office:value="0.0106443320820843" calcext:value-type="float">
            <text:p>0.011</text:p>
          </table:table-cell>
          <table:table-cell table:style-name="ce25" table:formula="of:=SQRT([.C101]^2+[.E101]^2)" office:value-type="float" office:value="0.0134468536373388" calcext:value-type="float">
            <text:p>0.013</text:p>
          </table:table-cell>
          <table:table-cell table:style-name="ce14" table:formula="of:=([.B101]-[.D101])/[.F101]" office:value-type="float" office:value="-1.47446388089964" calcext:value-type="float">
            <text:p>-1.5</text:p>
          </table:table-cell>
          <table:table-cell table:number-columns-repeated="2"/>
          <table:table-cell table:style-name="ce22" table:formula="of:=[.J100]+0.01" office:value-type="float" office:value="0.910000000000001" calcext:value-type="float">
            <text:p>0.91</text:p>
          </table:table-cell>
          <table:table-cell table:style-name="ce25" table:formula="of:=[.$K$4]+[.J101]*[.$M$4]" office:value-type="float" office:value="0.915619370000001" calcext:value-type="float">
            <text:p>0.916</text:p>
          </table:table-cell>
          <table:table-cell table:style-name="ce25" table:formula="of:=SQRT([.$L$4]^2+([.J101]*[.$N$4])^2)" office:value-type="float" office:value="0.00744583442620302" calcext:value-type="float">
            <text:p>0.007</text:p>
          </table:table-cell>
          <table:table-cell table:style-name="ce25" table:formula="of:=[.$K$3]+[.J101]*[.$M$3]" office:value-type="float" office:value="0.962599040000001" calcext:value-type="float">
            <text:p>0.963</text:p>
          </table:table-cell>
          <table:table-cell table:style-name="ce25" table:formula="of:=SQRT([.$L$3]^2+([.J101]*[.$N$3])^2)" office:value-type="float" office:value="0.0113455087645997" calcext:value-type="float">
            <text:p>0.011</text:p>
          </table:table-cell>
          <table:table-cell table:style-name="ce25" table:formula="of:=SQRT([.L101]^2+[.N101]^2)" office:value-type="float" office:value="0.0135705939232607" calcext:value-type="float">
            <text:p>0.014</text:p>
          </table:table-cell>
          <table:table-cell table:style-name="ce14" table:formula="of:=([.K101]-[.M101])/[.O101]" office:value-type="float" office:value="-3.46187280126882" calcext:value-type="float">
            <text:p>-3.5</text:p>
          </table:table-cell>
        </table:table-row>
        <table:table-row table:style-name="ro1">
          <table:table-cell table:style-name="ce22" table:formula="of:=[.A101]+0.01" office:value-type="float" office:value="0.92" calcext:value-type="float">
            <text:p>0.92</text:p>
          </table:table-cell>
          <table:table-cell table:style-name="ce25" table:formula="of:=[.$B$4]+[.A102]*[.$D$4]" office:value-type="float" office:value="0.939899500000001" calcext:value-type="float">
            <text:p>0.940</text:p>
          </table:table-cell>
          <table:table-cell table:style-name="ce25" table:formula="of:=SQRT([.$C$4]^2+([.A102]*[.$E$4])^2)" office:value-type="float" office:value="0.0082977099922854" calcext:value-type="float">
            <text:p>0.008</text:p>
          </table:table-cell>
          <table:table-cell table:style-name="ce25" table:formula="of:=[.$B$3]+[.A102]*[.$D$3]" office:value-type="float" office:value="0.960042400000001" calcext:value-type="float">
            <text:p>0.960</text:p>
          </table:table-cell>
          <table:table-cell table:style-name="ce25" table:formula="of:=SQRT([.$C$3]^2+([.A102]*[.$E$3])^2)" office:value-type="float" office:value="0.0107491815448999" calcext:value-type="float">
            <text:p>0.011</text:p>
          </table:table-cell>
          <table:table-cell table:style-name="ce25" table:formula="of:=SQRT([.C102]^2+[.E102]^2)" office:value-type="float" office:value="0.0135792818293638" calcext:value-type="float">
            <text:p>0.014</text:p>
          </table:table-cell>
          <table:table-cell table:style-name="ce14" table:formula="of:=([.B102]-[.D102])/[.F102]" office:value-type="float" office:value="-1.48335532417062" calcext:value-type="float">
            <text:p>-1.5</text:p>
          </table:table-cell>
          <table:table-cell table:number-columns-repeated="2"/>
          <table:table-cell table:style-name="ce22" table:formula="of:=[.J101]+0.01" office:value-type="float" office:value="0.92" calcext:value-type="float">
            <text:p>0.92</text:p>
          </table:table-cell>
          <table:table-cell table:style-name="ce25" table:formula="of:=[.$K$4]+[.J102]*[.$M$4]" office:value-type="float" office:value="0.925610390000001" calcext:value-type="float">
            <text:p>0.926</text:p>
          </table:table-cell>
          <table:table-cell table:style-name="ce25" table:formula="of:=SQRT([.$L$4]^2+([.J102]*[.$N$4])^2)" office:value-type="float" office:value="0.00751932789165191" calcext:value-type="float">
            <text:p>0.008</text:p>
          </table:table-cell>
          <table:table-cell table:style-name="ce25" table:formula="of:=[.$K$3]+[.J102]*[.$M$3]" office:value-type="float" office:value="0.973254640000001" calcext:value-type="float">
            <text:p>0.973</text:p>
          </table:table-cell>
          <table:table-cell table:style-name="ce25" table:formula="of:=SQRT([.$L$3]^2+([.J102]*[.$N$3])^2)" office:value-type="float" office:value="0.0114573158519304" calcext:value-type="float">
            <text:p>0.011</text:p>
          </table:table-cell>
          <table:table-cell table:style-name="ce25" table:formula="of:=SQRT([.L102]^2+[.N102]^2)" office:value-type="float" office:value="0.0137043926707122" calcext:value-type="float">
            <text:p>0.014</text:p>
          </table:table-cell>
          <table:table-cell table:style-name="ce14" table:formula="of:=([.K102]-[.M102])/[.O102]" office:value-type="float" office:value="-3.47656777974708" calcext:value-type="float">
            <text:p>-3.5</text:p>
          </table:table-cell>
        </table:table-row>
        <table:table-row table:style-name="ro1">
          <table:table-cell table:style-name="ce22" table:formula="of:=[.A102]+0.01" office:value-type="float" office:value="0.930000000000001" calcext:value-type="float">
            <text:p>0.93</text:p>
          </table:table-cell>
          <table:table-cell table:style-name="ce25" table:formula="of:=[.$B$4]+[.A103]*[.$D$4]" office:value-type="float" office:value="0.950002200000001" calcext:value-type="float">
            <text:p>0.950</text:p>
          </table:table-cell>
          <table:table-cell table:style-name="ce25" table:formula="of:=SQRT([.$C$4]^2+([.A103]*[.$E$4])^2)" office:value-type="float" office:value="0.00837869412393312" calcext:value-type="float">
            <text:p>0.008</text:p>
          </table:table-cell>
          <table:table-cell table:style-name="ce25" table:formula="of:=[.$B$3]+[.A103]*[.$D$3]" office:value-type="float" office:value="0.970461100000001" calcext:value-type="float">
            <text:p>0.970</text:p>
          </table:table-cell>
          <table:table-cell table:style-name="ce25" table:formula="of:=SQRT([.$C$3]^2+([.A103]*[.$E$3])^2)" office:value-type="float" office:value="0.0108541474576993" calcext:value-type="float">
            <text:p>0.011</text:p>
          </table:table-cell>
          <table:table-cell table:style-name="ce25" table:formula="of:=SQRT([.C103]^2+[.E103]^2)" office:value-type="float" office:value="0.013711857359815" calcext:value-type="float">
            <text:p>0.014</text:p>
          </table:table-cell>
          <table:table-cell table:style-name="ce14" table:formula="of:=([.B103]-[.D103])/[.F103]" office:value-type="float" office:value="-1.49205898684145" calcext:value-type="float">
            <text:p>-1.5</text:p>
          </table:table-cell>
          <table:table-cell table:number-columns-repeated="2"/>
          <table:table-cell table:style-name="ce22" table:formula="of:=[.J102]+0.01" office:value-type="float" office:value="0.930000000000001" calcext:value-type="float">
            <text:p>0.93</text:p>
          </table:table-cell>
          <table:table-cell table:style-name="ce25" table:formula="of:=[.$K$4]+[.J103]*[.$M$4]" office:value-type="float" office:value="0.935601410000001" calcext:value-type="float">
            <text:p>0.936</text:p>
          </table:table-cell>
          <table:table-cell table:style-name="ce25" table:formula="of:=SQRT([.$L$4]^2+([.J103]*[.$N$4])^2)" office:value-type="float" office:value="0.00759290153427061" calcext:value-type="float">
            <text:p>0.008</text:p>
          </table:table-cell>
          <table:table-cell table:style-name="ce25" table:formula="of:=[.$K$3]+[.J103]*[.$M$3]" office:value-type="float" office:value="0.983910240000001" calcext:value-type="float">
            <text:p>0.984</text:p>
          </table:table-cell>
          <table:table-cell table:style-name="ce25" table:formula="of:=SQRT([.$L$3]^2+([.J103]*[.$N$3])^2)" office:value-type="float" office:value="0.0115692466268276" calcext:value-type="float">
            <text:p>0.012</text:p>
          </table:table-cell>
          <table:table-cell table:style-name="ce25" table:formula="of:=SQRT([.L103]^2+[.N103]^2)" office:value-type="float" office:value="0.0138383388172674" calcext:value-type="float">
            <text:p>0.014</text:p>
          </table:table-cell>
          <table:table-cell table:style-name="ce14" table:formula="of:=([.K103]-[.M103])/[.O103]" office:value-type="float" office:value="-3.49094140835173" calcext:value-type="float">
            <text:p>-3.5</text:p>
          </table:table-cell>
        </table:table-row>
        <table:table-row table:style-name="ro1">
          <table:table-cell table:style-name="ce22" table:formula="of:=[.A103]+0.01" office:value-type="float" office:value="0.940000000000001" calcext:value-type="float">
            <text:p>0.94</text:p>
          </table:table-cell>
          <table:table-cell table:style-name="ce25" table:formula="of:=[.$B$4]+[.A104]*[.$D$4]" office:value-type="float" office:value="0.960104900000001" calcext:value-type="float">
            <text:p>0.960</text:p>
          </table:table-cell>
          <table:table-cell table:style-name="ce25" table:formula="of:=SQRT([.$C$4]^2+([.A104]*[.$E$4])^2)" office:value-type="float" office:value="0.00845976592994151" calcext:value-type="float">
            <text:p>0.008</text:p>
          </table:table-cell>
          <table:table-cell table:style-name="ce25" table:formula="of:=[.$B$3]+[.A104]*[.$D$3]" office:value-type="float" office:value="0.980879800000001" calcext:value-type="float">
            <text:p>0.981</text:p>
          </table:table-cell>
          <table:table-cell table:style-name="ce25" table:formula="of:=SQRT([.$C$3]^2+([.A104]*[.$E$3])^2)" office:value-type="float" office:value="0.0109592264744591" calcext:value-type="float">
            <text:p>0.011</text:p>
          </table:table-cell>
          <table:table-cell table:style-name="ce25" table:formula="of:=SQRT([.C104]^2+[.E104]^2)" office:value-type="float" office:value="0.013844575995959" calcext:value-type="float">
            <text:p>0.014</text:p>
          </table:table-cell>
          <table:table-cell table:style-name="ce14" table:formula="of:=([.B104]-[.D104])/[.F104]" office:value-type="float" office:value="-1.50058044436059" calcext:value-type="float">
            <text:p>-1.5</text:p>
          </table:table-cell>
          <table:table-cell table:number-columns-repeated="2"/>
          <table:table-cell table:style-name="ce22" table:formula="of:=[.J103]+0.01" office:value-type="float" office:value="0.940000000000001" calcext:value-type="float">
            <text:p>0.94</text:p>
          </table:table-cell>
          <table:table-cell table:style-name="ce25" table:formula="of:=[.$K$4]+[.J104]*[.$M$4]" office:value-type="float" office:value="0.945592430000001" calcext:value-type="float">
            <text:p>0.946</text:p>
          </table:table-cell>
          <table:table-cell table:style-name="ce25" table:formula="of:=SQRT([.$L$4]^2+([.J104]*[.$N$4])^2)" office:value-type="float" office:value="0.00766655304574969" calcext:value-type="float">
            <text:p>0.008</text:p>
          </table:table-cell>
          <table:table-cell table:style-name="ce25" table:formula="of:=[.$K$3]+[.J104]*[.$M$3]" office:value-type="float" office:value="0.994565840000001" calcext:value-type="float">
            <text:p>0.995</text:p>
          </table:table-cell>
          <table:table-cell table:style-name="ce25" table:formula="of:=SQRT([.$L$3]^2+([.J104]*[.$N$3])^2)" office:value-type="float" office:value="0.0116812975337504" calcext:value-type="float">
            <text:p>0.012</text:p>
          </table:table-cell>
          <table:table-cell table:style-name="ce25" table:formula="of:=SQRT([.L104]^2+[.N104]^2)" office:value-type="float" office:value="0.0139724281238194" calcext:value-type="float">
            <text:p>0.014</text:p>
          </table:table-cell>
          <table:table-cell table:style-name="ce14" table:formula="of:=([.K104]-[.M104])/[.O104]" office:value-type="float" office:value="-3.50500353739614" calcext:value-type="float">
            <text:p>-3.5</text:p>
          </table:table-cell>
        </table:table-row>
        <table:table-row table:style-name="ro1">
          <table:table-cell table:style-name="ce22" table:formula="of:=[.A104]+0.01" office:value-type="float" office:value="0.950000000000001" calcext:value-type="float">
            <text:p>0.95</text:p>
          </table:table-cell>
          <table:table-cell table:style-name="ce25" table:formula="of:=[.$B$4]+[.A105]*[.$D$4]" office:value-type="float" office:value="0.970207600000001" calcext:value-type="float">
            <text:p>0.970</text:p>
          </table:table-cell>
          <table:table-cell table:style-name="ce25" table:formula="of:=SQRT([.$C$4]^2+([.A105]*[.$E$4])^2)" office:value-type="float" office:value="0.00854092291365377" calcext:value-type="float">
            <text:p>0.009</text:p>
          </table:table-cell>
          <table:table-cell table:style-name="ce25" table:formula="of:=[.$B$3]+[.A105]*[.$D$3]" office:value-type="float" office:value="0.991298500000001" calcext:value-type="float">
            <text:p>0.991</text:p>
          </table:table-cell>
          <table:table-cell table:style-name="ce25" table:formula="of:=SQRT([.$C$3]^2+([.A105]*[.$E$3])^2)" office:value-type="float" office:value="0.0110644153727264" calcext:value-type="float">
            <text:p>0.011</text:p>
          </table:table-cell>
          <table:table-cell table:style-name="ce25" table:formula="of:=SQRT([.C105]^2+[.E105]^2)" office:value-type="float" office:value="0.0139774336613415" calcext:value-type="float">
            <text:p>0.014</text:p>
          </table:table-cell>
          <table:table-cell table:style-name="ce14" table:formula="of:=([.B105]-[.D105])/[.F105]" office:value-type="float" office:value="-1.50892506528812" calcext:value-type="float">
            <text:p>-1.5</text:p>
          </table:table-cell>
          <table:table-cell table:number-columns-repeated="2"/>
          <table:table-cell table:style-name="ce22" table:formula="of:=[.J104]+0.01" office:value-type="float" office:value="0.950000000000001" calcext:value-type="float">
            <text:p>0.95</text:p>
          </table:table-cell>
          <table:table-cell table:style-name="ce25" table:formula="of:=[.$K$4]+[.J105]*[.$M$4]" office:value-type="float" office:value="0.955583450000001" calcext:value-type="float">
            <text:p>0.956</text:p>
          </table:table-cell>
          <table:table-cell table:style-name="ce25" table:formula="of:=SQRT([.$L$4]^2+([.J105]*[.$N$4])^2)" office:value-type="float" office:value="0.00774028020324" calcext:value-type="float">
            <text:p>0.008</text:p>
          </table:table-cell>
          <table:table-cell table:style-name="ce25" table:formula="of:=[.$K$3]+[.J105]*[.$M$3]" office:value-type="float" office:value="1.00522144" calcext:value-type="float">
            <text:p>1.005</text:p>
          </table:table-cell>
          <table:table-cell table:style-name="ce25" table:formula="of:=SQRT([.$L$3]^2+([.J105]*[.$N$3])^2)" office:value-type="float" office:value="0.0117934651485399" calcext:value-type="float">
            <text:p>0.012</text:p>
          </table:table-cell>
          <table:table-cell table:style-name="ce25" table:formula="of:=SQRT([.L105]^2+[.N105]^2)" office:value-type="float" office:value="0.0141066565079928" calcext:value-type="float">
            <text:p>0.014</text:p>
          </table:table-cell>
          <table:table-cell table:style-name="ce14" table:formula="of:=([.K105]-[.M105])/[.O105]" office:value-type="float" office:value="-3.51876363983736" calcext:value-type="float">
            <text:p>-3.5</text:p>
          </table:table-cell>
        </table:table-row>
        <table:table-row table:style-name="ro1">
          <table:table-cell table:style-name="ce22" table:formula="of:=[.A105]+0.01" office:value-type="float" office:value="0.960000000000001" calcext:value-type="float">
            <text:p>0.96</text:p>
          </table:table-cell>
          <table:table-cell table:style-name="ce25" table:formula="of:=[.$B$4]+[.A106]*[.$D$4]" office:value-type="float" office:value="0.980310300000001" calcext:value-type="float">
            <text:p>0.980</text:p>
          </table:table-cell>
          <table:table-cell table:style-name="ce25" table:formula="of:=SQRT([.$C$4]^2+([.A106]*[.$E$4])^2)" office:value-type="float" office:value="0.00862216266983883" calcext:value-type="float">
            <text:p>0.009</text:p>
          </table:table-cell>
          <table:table-cell table:style-name="ce25" table:formula="of:=[.$B$3]+[.A106]*[.$D$3]" office:value-type="float" office:value="1.0017172" calcext:value-type="float">
            <text:p>1.002</text:p>
          </table:table-cell>
          <table:table-cell table:style-name="ce25" table:formula="of:=SQRT([.$C$3]^2+([.A106]*[.$E$3])^2)" office:value-type="float" office:value="0.0111697110481294" calcext:value-type="float">
            <text:p>0.011</text:p>
          </table:table-cell>
          <table:table-cell table:style-name="ce25" table:formula="of:=SQRT([.C106]^2+[.E106]^2)" office:value-type="float" office:value="0.0141104264288457" calcext:value-type="float">
            <text:p>0.014</text:p>
          </table:table-cell>
          <table:table-cell table:style-name="ce14" table:formula="of:=([.B106]-[.D106])/[.F106]" office:value-type="float" office:value="-1.51709802024398" calcext:value-type="float">
            <text:p>-1.5</text:p>
          </table:table-cell>
          <table:table-cell table:number-columns-repeated="2"/>
          <table:table-cell table:style-name="ce22" table:formula="of:=[.J105]+0.01" office:value-type="float" office:value="0.960000000000001" calcext:value-type="float">
            <text:p>0.96</text:p>
          </table:table-cell>
          <table:table-cell table:style-name="ce25" table:formula="of:=[.$K$4]+[.J106]*[.$M$4]" office:value-type="float" office:value="0.965574470000001" calcext:value-type="float">
            <text:p>0.966</text:p>
          </table:table-cell>
          <table:table-cell table:style-name="ce25" table:formula="of:=SQRT([.$L$4]^2+([.J106]*[.$N$4])^2)" office:value-type="float" office:value="0.0078140808655436" calcext:value-type="float">
            <text:p>0.008</text:p>
          </table:table-cell>
          <table:table-cell table:style-name="ce25" table:formula="of:=[.$K$3]+[.J106]*[.$M$3]" office:value-type="float" office:value="1.01587704" calcext:value-type="float">
            <text:p>1.016</text:p>
          </table:table-cell>
          <table:table-cell table:style-name="ce25" table:formula="of:=SQRT([.$L$3]^2+([.J106]*[.$N$3])^2)" office:value-type="float" office:value="0.0119057461725767" calcext:value-type="float">
            <text:p>0.012</text:p>
          </table:table-cell>
          <table:table-cell table:style-name="ce25" table:formula="of:=SQRT([.L106]^2+[.N106]^2)" office:value-type="float" office:value="0.0142410200371701" calcext:value-type="float">
            <text:p>0.014</text:p>
          </table:table-cell>
          <table:table-cell table:style-name="ce14" table:formula="of:=([.K106]-[.M106])/[.O106]" office:value-type="float" office:value="-3.53223082817852" calcext:value-type="float">
            <text:p>-3.5</text:p>
          </table:table-cell>
        </table:table-row>
        <table:table-row table:style-name="ro1">
          <table:table-cell table:style-name="ce22" table:formula="of:=[.A106]+0.01" office:value-type="float" office:value="0.970000000000001" calcext:value-type="float">
            <text:p>0.97</text:p>
          </table:table-cell>
          <table:table-cell table:style-name="ce25" table:formula="of:=[.$B$4]+[.A107]*[.$D$4]" office:value-type="float" office:value="0.990413000000001" calcext:value-type="float">
            <text:p>0.990</text:p>
          </table:table-cell>
          <table:table-cell table:style-name="ce25" table:formula="of:=SQRT([.$C$4]^2+([.A107]*[.$E$4])^2)" office:value-type="float" office:value="0.00870348288066093" calcext:value-type="float">
            <text:p>0.009</text:p>
          </table:table-cell>
          <table:table-cell table:style-name="ce25" table:formula="of:=[.$B$3]+[.A107]*[.$D$3]" office:value-type="float" office:value="1.0121359" calcext:value-type="float">
            <text:p>1.012</text:p>
          </table:table-cell>
          <table:table-cell table:style-name="ce25" table:formula="of:=SQRT([.$C$3]^2+([.A107]*[.$E$3])^2)" office:value-type="float" office:value="0.0112751105091667" calcext:value-type="float">
            <text:p>0.011</text:p>
          </table:table-cell>
          <table:table-cell table:style-name="ce25" table:formula="of:=SQRT([.C107]^2+[.E107]^2)" office:value-type="float" office:value="0.0142435505141056" calcext:value-type="float">
            <text:p>0.014</text:p>
          </table:table-cell>
          <table:table-cell table:style-name="ce14" table:formula="of:=([.B107]-[.D107])/[.F107]" office:value-type="float" office:value="-1.52510429042868" calcext:value-type="float">
            <text:p>-1.5</text:p>
          </table:table-cell>
          <table:table-cell table:number-columns-repeated="2"/>
          <table:table-cell table:style-name="ce22" table:formula="of:=[.J106]+0.01" office:value-type="float" office:value="0.970000000000001" calcext:value-type="float">
            <text:p>0.97</text:p>
          </table:table-cell>
          <table:table-cell table:style-name="ce25" table:formula="of:=[.$K$4]+[.J107]*[.$M$4]" office:value-type="float" office:value="0.975565490000001" calcext:value-type="float">
            <text:p>0.976</text:p>
          </table:table-cell>
          <table:table-cell table:style-name="ce25" table:formula="of:=SQRT([.$L$4]^2+([.J107]*[.$N$4])^2)" office:value-type="float" office:value="0.00788795296950042" calcext:value-type="float">
            <text:p>0.008</text:p>
          </table:table-cell>
          <table:table-cell table:style-name="ce25" table:formula="of:=[.$K$3]+[.J107]*[.$M$3]" office:value-type="float" office:value="1.02653264" calcext:value-type="float">
            <text:p>1.027</text:p>
          </table:table-cell>
          <table:table-cell table:style-name="ce25" table:formula="of:=SQRT([.$L$3]^2+([.J107]*[.$N$3])^2)" office:value-type="float" office:value="0.0120181374272389" calcext:value-type="float">
            <text:p>0.012</text:p>
          </table:table-cell>
          <table:table-cell table:style-name="ce25" table:formula="of:=SQRT([.L107]^2+[.N107]^2)" office:value-type="float" office:value="0.014375514921875" calcext:value-type="float">
            <text:p>0.014</text:p>
          </table:table-cell>
          <table:table-cell table:style-name="ce14" table:formula="of:=([.K107]-[.M107])/[.O107]" office:value-type="float" office:value="-3.54541387052814" calcext:value-type="float">
            <text:p>-3.5</text:p>
          </table:table-cell>
        </table:table-row>
        <table:table-row table:style-name="ro1">
          <table:table-cell table:style-name="ce22" table:formula="of:=[.A107]+0.01" office:value-type="float" office:value="0.980000000000001" calcext:value-type="float">
            <text:p>0.98</text:p>
          </table:table-cell>
          <table:table-cell table:style-name="ce25" table:formula="of:=[.$B$4]+[.A108]*[.$D$4]" office:value-type="float" office:value="1.0005157" calcext:value-type="float">
            <text:p>1.001</text:p>
          </table:table-cell>
          <table:table-cell table:style-name="ce25" table:formula="of:=SQRT([.$C$4]^2+([.A108]*[.$E$4])^2)" office:value-type="float" office:value="0.00878488131185406" calcext:value-type="float">
            <text:p>0.009</text:p>
          </table:table-cell>
          <table:table-cell table:style-name="ce25" table:formula="of:=[.$B$3]+[.A108]*[.$D$3]" office:value-type="float" office:value="1.0225546" calcext:value-type="float">
            <text:p>1.023</text:p>
          </table:table-cell>
          <table:table-cell table:style-name="ce25" table:formula="of:=SQRT([.$C$3]^2+([.A108]*[.$E$3])^2)" office:value-type="float" office:value="0.0113806108722632" calcext:value-type="float">
            <text:p>0.011</text:p>
          </table:table-cell>
          <table:table-cell table:style-name="ce25" table:formula="of:=SQRT([.C108]^2+[.E108]^2)" office:value-type="float" office:value="0.0143768022692544" calcext:value-type="float">
            <text:p>0.014</text:p>
          </table:table-cell>
          <table:table-cell table:style-name="ce14" table:formula="of:=([.B108]-[.D108])/[.F108]" office:value-type="float" office:value="-1.53294867573796" calcext:value-type="float">
            <text:p>-1.5</text:p>
          </table:table-cell>
          <table:table-cell table:number-columns-repeated="2"/>
          <table:table-cell table:style-name="ce22" table:formula="of:=[.J107]+0.01" office:value-type="float" office:value="0.980000000000001" calcext:value-type="float">
            <text:p>0.98</text:p>
          </table:table-cell>
          <table:table-cell table:style-name="ce25" table:formula="of:=[.$K$4]+[.J108]*[.$M$4]" office:value-type="float" office:value="0.985556510000001" calcext:value-type="float">
            <text:p>0.986</text:p>
          </table:table-cell>
          <table:table-cell table:style-name="ce25" table:formula="of:=SQRT([.$L$4]^2+([.J108]*[.$N$4])^2)" office:value-type="float" office:value="0.00796189452655941" calcext:value-type="float">
            <text:p>0.008</text:p>
          </table:table-cell>
          <table:table-cell table:style-name="ce25" table:formula="of:=[.$K$3]+[.J108]*[.$M$3]" office:value-type="float" office:value="1.03718824" calcext:value-type="float">
            <text:p>1.037</text:p>
          </table:table-cell>
          <table:table-cell table:style-name="ce25" table:formula="of:=SQRT([.$L$3]^2+([.J108]*[.$N$3])^2)" office:value-type="float" office:value="0.0121306358486419" calcext:value-type="float">
            <text:p>0.012</text:p>
          </table:table-cell>
          <table:table-cell table:style-name="ce25" table:formula="of:=SQRT([.L108]^2+[.N108]^2)" office:value-type="float" office:value="0.0145101375094936" calcext:value-type="float">
            <text:p>0.015</text:p>
          </table:table-cell>
          <table:table-cell table:style-name="ce14" table:formula="of:=([.K108]-[.M108])/[.O108]" office:value-type="float" office:value="-3.55832120586168" calcext:value-type="float">
            <text:p>-3.6</text:p>
          </table:table-cell>
        </table:table-row>
        <table:table-row table:style-name="ro1">
          <table:table-cell table:style-name="ce22" table:formula="of:=[.A108]+0.01" office:value-type="float" office:value="0.990000000000001" calcext:value-type="float">
            <text:p>0.99</text:p>
          </table:table-cell>
          <table:table-cell table:style-name="ce25" table:formula="of:=[.$B$4]+[.A109]*[.$D$4]" office:value-type="float" office:value="1.0106184" calcext:value-type="float">
            <text:p>1.011</text:p>
          </table:table-cell>
          <table:table-cell table:style-name="ce25" table:formula="of:=SQRT([.$C$4]^2+([.A109]*[.$E$4])^2)" office:value-type="float" office:value="0.00886635580908959" calcext:value-type="float">
            <text:p>0.009</text:p>
          </table:table-cell>
          <table:table-cell table:style-name="ce25" table:formula="of:=[.$B$3]+[.A109]*[.$D$3]" office:value-type="float" office:value="1.0329733" calcext:value-type="float">
            <text:p>1.033</text:p>
          </table:table-cell>
          <table:table-cell table:style-name="ce25" table:formula="of:=SQRT([.$C$3]^2+([.A109]*[.$E$3])^2)" office:value-type="float" office:value="0.0114862093570755" calcext:value-type="float">
            <text:p>0.011</text:p>
          </table:table-cell>
          <table:table-cell table:style-name="ce25" table:formula="of:=SQRT([.C109]^2+[.E109]^2)" office:value-type="float" office:value="0.0145101781769882" calcext:value-type="float">
            <text:p>0.015</text:p>
          </table:table-cell>
          <table:table-cell table:style-name="ce14" table:formula="of:=([.B109]-[.D109])/[.F109]" office:value-type="float" office:value="-1.54063580249158" calcext:value-type="float">
            <text:p>-1.5</text:p>
          </table:table-cell>
          <table:table-cell table:number-columns-repeated="2"/>
          <table:table-cell table:style-name="ce22" table:formula="of:=[.J108]+0.01" office:value-type="float" office:value="0.990000000000001" calcext:value-type="float">
            <text:p>0.99</text:p>
          </table:table-cell>
          <table:table-cell table:style-name="ce25" table:formula="of:=[.$K$4]+[.J109]*[.$M$4]" office:value-type="float" office:value="0.995547530000001" calcext:value-type="float">
            <text:p>0.996</text:p>
          </table:table-cell>
          <table:table-cell table:style-name="ce25" table:formula="of:=SQRT([.$L$4]^2+([.J109]*[.$N$4])^2)" office:value-type="float" office:value="0.00803590361952365" calcext:value-type="float">
            <text:p>0.008</text:p>
          </table:table-cell>
          <table:table-cell table:style-name="ce25" table:formula="of:=[.$K$3]+[.J109]*[.$M$3]" office:value-type="float" office:value="1.04784384" calcext:value-type="float">
            <text:p>1.048</text:p>
          </table:table-cell>
          <table:table-cell table:style-name="ce25" table:formula="of:=SQRT([.$L$3]^2+([.J109]*[.$N$3])^2)" office:value-type="float" office:value="0.0122432384826438" calcext:value-type="float">
            <text:p>0.012</text:p>
          </table:table-cell>
          <table:table-cell table:style-name="ce25" table:formula="of:=SQRT([.L109]^2+[.N109]^2)" office:value-type="float" office:value="0.0146448842783124" calcext:value-type="float">
            <text:p>0.015</text:p>
          </table:table-cell>
          <table:table-cell table:style-name="ce14" table:formula="of:=([.K109]-[.M109])/[.O109]" office:value-type="float" office:value="-3.57096095852703" calcext:value-type="float">
            <text:p>-3.6</text:p>
          </table:table-cell>
        </table:table-row>
        <table:table-row table:style-name="ro1">
          <table:table-cell table:style-name="ce22" table:formula="of:=[.A109]+0.01" office:value-type="float" office:value="1" calcext:value-type="float">
            <text:p>1.00</text:p>
          </table:table-cell>
          <table:table-cell table:style-name="ce25" table:formula="of:=[.$B$4]+[.A110]*[.$D$4]" office:value-type="float" office:value="1.0207211" calcext:value-type="float">
            <text:p>1.021</text:p>
          </table:table-cell>
          <table:table-cell table:style-name="ce25" table:formula="of:=SQRT([.$C$4]^2+([.A110]*[.$E$4])^2)" office:value-type="float" office:value="0.00894790429452618" calcext:value-type="float">
            <text:p>0.009</text:p>
          </table:table-cell>
          <table:table-cell table:style-name="ce25" table:formula="of:=[.$B$3]+[.A110]*[.$D$3]" office:value-type="float" office:value="1.043392" calcext:value-type="float">
            <text:p>1.043</text:p>
          </table:table-cell>
          <table:table-cell table:style-name="ce25" table:formula="of:=SQRT([.$C$3]^2+([.A110]*[.$E$3])^2)" office:value-type="float" office:value="0.0115919032820327" calcext:value-type="float">
            <text:p>0.012</text:p>
          </table:table-cell>
          <table:table-cell table:style-name="ce25" table:formula="of:=SQRT([.C110]^2+[.E110]^2)" office:value-type="float" office:value="0.0146436748449288" calcext:value-type="float">
            <text:p>0.015</text:p>
          </table:table-cell>
          <table:table-cell table:style-name="ce14" table:formula="of:=([.B110]-[.D110])/[.F110]" office:value-type="float" office:value="-1.54817013079549" calcext:value-type="float">
            <text:p>-1.5</text:p>
          </table:table-cell>
          <table:table-cell table:number-columns-repeated="2"/>
          <table:table-cell table:style-name="ce22" table:formula="of:=[.J109]+0.01" office:value-type="float" office:value="1" calcext:value-type="float">
            <text:p>1.00</text:p>
          </table:table-cell>
          <table:table-cell table:style-name="ce25" table:formula="of:=[.$K$4]+[.J110]*[.$M$4]" office:value-type="float" office:value="1.00553855" calcext:value-type="float">
            <text:p>1.006</text:p>
          </table:table-cell>
          <table:table-cell table:style-name="ce25" table:formula="of:=SQRT([.$L$4]^2+([.J110]*[.$N$4])^2)" office:value-type="float" office:value="0.00810997839945953" calcext:value-type="float">
            <text:p>0.008</text:p>
          </table:table-cell>
          <table:table-cell table:style-name="ce25" table:formula="of:=[.$K$3]+[.J110]*[.$M$3]" office:value-type="float" office:value="1.05849944" calcext:value-type="float">
            <text:p>1.058</text:p>
          </table:table-cell>
          <table:table-cell table:style-name="ce25" table:formula="of:=SQRT([.$L$3]^2+([.J110]*[.$N$3])^2)" office:value-type="float" office:value="0.0123559424801024" calcext:value-type="float">
            <text:p>0.012</text:p>
          </table:table-cell>
          <table:table-cell table:style-name="ce25" table:formula="of:=SQRT([.L110]^2+[.N110]^2)" office:value-type="float" office:value="0.0147797518318577" calcext:value-type="float">
            <text:p>0.015</text:p>
          </table:table-cell>
          <table:table-cell table:style-name="ce14" table:formula="of:=([.K110]-[.M110])/[.O110]" office:value-type="float" office:value="-3.58334095203432" calcext:value-type="float">
            <text:p>-3.6</text:p>
          </table:table-cell>
        </table:table-row>
        <table:table-row table:style-name="ro1" table:number-rows-repeated="104846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6:14:30.704960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2:56:09.995331757</meta:creation-date>
    <dc:date>2019-06-21T17:23:50.795002497</dc:date>
    <meta:editing-duration>PT20H54M3S</meta:editing-duration>
    <meta:editing-cycles>37</meta:editing-cycles>
    <meta:generator>LibreOffice/6.0.7.3$Linux_X86_64 LibreOffice_project/00m0$Build-3</meta:generator>
    <meta:document-statistic meta:table-count="3" meta:cell-count="2315" meta:object-count="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35" chart:max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D29:baseline.D37" chart:error-lower-range="baseline.D29:baseline.D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D29:baseline.D37" chart:error-lower-range="baseline.D29:baseline.D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baseline.K29:baseline.K37" chart:error-lower-range="baseline.K29:baseline.K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baseline.K29:baseline.K37" chart:error-lower-range="baseline.K29:baseline.K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6cm" svg:height="7.403cm" xlink:href=".." xlink:type="simple" chart:class="chart:line" chart:style-name="ch1">
        <chart:plot-area chart:style-name="ch2" table:cell-range-address="baseline.C29:baseline.C37 baseline.J29:baseline.J37" svg:x="1.418cm" svg:y="0.148cm" svg:width="11.479cm" svg:height="7.107cm">
          <chartooo:coordinate-region svg:x="2.33cm" svg:y="0.347cm" svg:width="10.473cm" svg:height="6.261cm"/>
          <chart:axis chart:dimension="x" chart:name="primary-x" chart:style-name="ch3"/>
          <chart:axis chart:dimension="y" chart:name="primary-y" chart:style-name="ch4">
            <chart:title svg:x="0.451cm" svg:y="4.981cm" chart:style-name="ch5">
              <text:p>efficiency %</text:p>
            </chart:title>
            <chart:grid chart:style-name="ch6" chart:class="major"/>
          </chart:axis>
          <chart:series chart:style-name="ch7" chart:values-cell-range-address="baseline.C29:baseline.C37" chart:class="chart:line">
            <chart:error-indicator chart:style-name="ch8" chart:dimension="y"/>
            <chart:data-point chart:repeated="9"/>
          </chart:series>
          <chart:series chart:style-name="ch9" chart:values-cell-range-address="baseline.J29:baseline.J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141">
                <text:p>50.141</text:p>
                <draw:g>
                  <svg:desc>baseline.C29:baseline.C37</svg:desc>
                </draw:g>
              </table:table-cell>
              <table:table-cell office:value-type="float" office:value="0.0942469">
                <text:p>0.0942469</text:p>
                <draw:g>
                  <svg:desc>baseline.D29:baseline.D37</svg:desc>
                </draw:g>
              </table:table-cell>
              <table:table-cell office:value-type="float" office:value="0.0942469">
                <text:p>0.0942469</text:p>
                <draw:g>
                  <svg:desc>baseline.D29:baseline.D37</svg:desc>
                </draw:g>
              </table:table-cell>
              <table:table-cell office:value-type="float" office:value="40.3481">
                <text:p>40.3481</text:p>
                <draw:g>
                  <svg:desc>baseline.J29:baseline.J37</svg:desc>
                </draw:g>
              </table:table-cell>
              <table:table-cell office:value-type="float" office:value="0.0891143">
                <text:p>0.0891143</text:p>
                <draw:g>
                  <svg:desc>baseline.K29:baseline.K37</svg:desc>
                </draw:g>
              </table:table-cell>
              <table:table-cell office:value-type="float" office:value="0.0891143">
                <text:p>0.0891143</text:p>
                <draw:g>
                  <svg:desc>baseline.K29:baseline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4954">
                <text:p>50.4954</text:p>
              </table:table-cell>
              <table:table-cell office:value-type="float" office:value="0.0632867">
                <text:p>0.0632867</text:p>
              </table:table-cell>
              <table:table-cell office:value-type="float" office:value="0.0632867">
                <text:p>0.0632867</text:p>
              </table:table-cell>
              <table:table-cell office:value-type="float" office:value="40.7647">
                <text:p>40.7647</text:p>
              </table:table-cell>
              <table:table-cell office:value-type="float" office:value="0.059991">
                <text:p>0.059991</text:p>
              </table:table-cell>
              <table:table-cell office:value-type="float" office:value="0.059991">
                <text:p>0.05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6325">
                <text:p>48.6325</text:p>
              </table:table-cell>
              <table:table-cell office:value-type="float" office:value="0.119025">
                <text:p>0.119025</text:p>
              </table:table-cell>
              <table:table-cell office:value-type="float" office:value="0.119025">
                <text:p>0.119025</text:p>
              </table:table-cell>
              <table:table-cell office:value-type="float" office:value="38.1596">
                <text:p>38.1596</text:p>
              </table:table-cell>
              <table:table-cell office:value-type="float" office:value="0.110805">
                <text:p>0.110805</text:p>
              </table:table-cell>
              <table:table-cell office:value-type="float" office:value="0.110805">
                <text:p>0.110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8121">
                <text:p>46.8121</text:p>
              </table:table-cell>
              <table:table-cell office:value-type="float" office:value="0.220819">
                <text:p>0.220819</text:p>
              </table:table-cell>
              <table:table-cell office:value-type="float" office:value="0.220819">
                <text:p>0.220819</text:p>
              </table:table-cell>
              <table:table-cell office:value-type="float" office:value="36.8151">
                <text:p>36.8151</text:p>
              </table:table-cell>
              <table:table-cell office:value-type="float" office:value="0.225362">
                <text:p>0.225362</text:p>
              </table:table-cell>
              <table:table-cell office:value-type="float" office:value="0.225362">
                <text:p>0.225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0536">
                <text:p>51.0536</text:p>
              </table:table-cell>
              <table:table-cell office:value-type="float" office:value="0.290956">
                <text:p>0.290956</text:p>
              </table:table-cell>
              <table:table-cell office:value-type="float" office:value="0.290956">
                <text:p>0.290956</text:p>
              </table:table-cell>
              <table:table-cell office:value-type="float" office:value="41.0437">
                <text:p>41.0437</text:p>
              </table:table-cell>
              <table:table-cell office:value-type="float" office:value="0.308701">
                <text:p>0.308701</text:p>
              </table:table-cell>
              <table:table-cell office:value-type="float" office:value="0.308701">
                <text:p>0.308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289">
                <text:p>51.289</text:p>
              </table:table-cell>
              <table:table-cell office:value-type="float" office:value="0.313489">
                <text:p>0.313489</text:p>
              </table:table-cell>
              <table:table-cell office:value-type="float" office:value="0.313489">
                <text:p>0.313489</text:p>
              </table:table-cell>
              <table:table-cell office:value-type="float" office:value="41.6184">
                <text:p>41.6184</text:p>
              </table:table-cell>
              <table:table-cell office:value-type="float" office:value="0.329452">
                <text:p>0.329452</text:p>
              </table:table-cell>
              <table:table-cell office:value-type="float" office:value="0.329452">
                <text:p>0.329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9492">
                <text:p>52.9492</text:p>
              </table:table-cell>
              <table:table-cell office:value-type="float" office:value="0.147322">
                <text:p>0.147322</text:p>
              </table:table-cell>
              <table:table-cell office:value-type="float" office:value="0.147322">
                <text:p>0.147322</text:p>
              </table:table-cell>
              <table:table-cell office:value-type="float" office:value="43.3869">
                <text:p>43.3869</text:p>
              </table:table-cell>
              <table:table-cell office:value-type="float" office:value="0.158682">
                <text:p>0.158682</text:p>
              </table:table-cell>
              <table:table-cell office:value-type="float" office:value="0.158682">
                <text:p>0.158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0219">
                <text:p>51.0219</text:p>
              </table:table-cell>
              <table:table-cell office:value-type="float" office:value="0.112278">
                <text:p>0.112278</text:p>
              </table:table-cell>
              <table:table-cell office:value-type="float" office:value="0.112278">
                <text:p>0.112278</text:p>
              </table:table-cell>
              <table:table-cell office:value-type="float" office:value="43.3869">
                <text:p>43.3869</text:p>
              </table:table-cell>
              <table:table-cell office:value-type="float" office:value="0.158682">
                <text:p>0.158682</text:p>
              </table:table-cell>
              <table:table-cell office:value-type="float" office:value="0.158682">
                <text:p>0.1586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25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F29:baseline.F37" chart:error-lower-range="baseline.F29:baseline.F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F29:baseline.F37" chart:error-lower-range="baseline.F29:baseline.F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baseline.M29:baseline.M37" chart:error-lower-range="baseline.M29:baseline.M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baseline.M29:baseline.M37" chart:error-lower-range="baseline.M29:baseline.M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cm" svg:height="7.256cm" xlink:href=".." xlink:type="simple" chart:class="chart:line" chart:style-name="ch1">
        <chart:plot-area chart:style-name="ch2" table:cell-range-address="baseline.E29:baseline.E37 baseline.L29:baseline.L37" svg:x="1.413cm" svg:y="0.145cm" svg:width="11.229cm" svg:height="6.966cm">
          <chartooo:coordinate-region svg:x="2.325cm" svg:y="0.344cm" svg:width="10.223cm" svg:height="6.12cm"/>
          <chart:axis chart:dimension="x" chart:name="primary-x" chart:style-name="ch3"/>
          <chart:axis chart:dimension="y" chart:name="primary-y" chart:style-name="ch4">
            <chart:title svg:x="0.451cm" svg:y="4.617cm" chart:style-name="ch5">
              <text:p>mistag %</text:p>
            </chart:title>
            <chart:grid chart:style-name="ch6" chart:class="major"/>
          </chart:axis>
          <chart:series chart:style-name="ch7" chart:values-cell-range-address="baseline.E29:baseline.E37" chart:class="chart:line">
            <chart:error-indicator chart:style-name="ch8" chart:dimension="y"/>
            <chart:data-point chart:repeated="9"/>
          </chart:series>
          <chart:series chart:style-name="ch9" chart:values-cell-range-address="baseline.L29:baseline.L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3876">
                <text:p>32.3876</text:p>
                <draw:g>
                  <svg:desc>baseline.E29:baseline.E37</svg:desc>
                </draw:g>
              </table:table-cell>
              <table:table-cell office:value-type="float" office:value="0.124567">
                <text:p>0.124567</text:p>
                <draw:g>
                  <svg:desc>baseline.F29:baseline.F37</svg:desc>
                </draw:g>
              </table:table-cell>
              <table:table-cell office:value-type="float" office:value="0.124567">
                <text:p>0.124567</text:p>
                <draw:g>
                  <svg:desc>baseline.F29:baseline.F37</svg:desc>
                </draw:g>
              </table:table-cell>
              <table:table-cell office:value-type="float" office:value="29.2085">
                <text:p>29.2085</text:p>
                <draw:g>
                  <svg:desc>baseline.L29:baseline.L37</svg:desc>
                </draw:g>
              </table:table-cell>
              <table:table-cell office:value-type="float" office:value="0.147595">
                <text:p>0.147595</text:p>
                <draw:g>
                  <svg:desc>baseline.M29:baseline.M37</svg:desc>
                </draw:g>
              </table:table-cell>
              <table:table-cell office:value-type="float" office:value="0.147595">
                <text:p>0.147595</text:p>
                <draw:g>
                  <svg:desc>baseline.M29:baseline.M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2306">
                <text:p>31.2306</text:p>
              </table:table-cell>
              <table:table-cell office:value-type="float" office:value="0.0825517">
                <text:p>0.0825517</text:p>
              </table:table-cell>
              <table:table-cell office:value-type="float" office:value="0.0825517">
                <text:p>0.0825517</text:p>
              </table:table-cell>
              <table:table-cell office:value-type="float" office:value="28.0981">
                <text:p>28.0981</text:p>
              </table:table-cell>
              <table:table-cell office:value-type="float" office:value="0.0974761">
                <text:p>0.0974761</text:p>
              </table:table-cell>
              <table:table-cell office:value-type="float" office:value="0.0974761">
                <text:p>0.0974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5027">
                <text:p>32.5027</text:p>
              </table:table-cell>
              <table:table-cell office:value-type="float" office:value="0.159945">
                <text:p>0.159945</text:p>
              </table:table-cell>
              <table:table-cell office:value-type="float" office:value="0.159945">
                <text:p>0.159945</text:p>
              </table:table-cell>
              <table:table-cell office:value-type="float" office:value="28.9167">
                <text:p>28.9167</text:p>
              </table:table-cell>
              <table:table-cell office:value-type="float" office:value="0.191769">
                <text:p>0.191769</text:p>
              </table:table-cell>
              <table:table-cell office:value-type="float" office:value="0.191769">
                <text:p>0.191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6224">
                <text:p>31.6224</text:p>
              </table:table-cell>
              <table:table-cell office:value-type="float" office:value="0.300403">
                <text:p>0.300403</text:p>
              </table:table-cell>
              <table:table-cell office:value-type="float" office:value="0.300403">
                <text:p>0.300403</text:p>
              </table:table-cell>
              <table:table-cell office:value-type="float" office:value="28.0494">
                <text:p>28.0494</text:p>
              </table:table-cell>
              <table:table-cell office:value-type="float" office:value="0.31761">
                <text:p>0.31761</text:p>
              </table:table-cell>
              <table:table-cell office:value-type="float" office:value="0.31761">
                <text:p>0.31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2421">
                <text:p>31.2421</text:p>
              </table:table-cell>
              <table:table-cell office:value-type="float" office:value="0.378085">
                <text:p>0.378085</text:p>
              </table:table-cell>
              <table:table-cell office:value-type="float" office:value="0.378085">
                <text:p>0.378085</text:p>
              </table:table-cell>
              <table:table-cell office:value-type="float" office:value="27.9642">
                <text:p>27.9642</text:p>
              </table:table-cell>
              <table:table-cell office:value-type="float" office:value="0.444911">
                <text:p>0.444911</text:p>
              </table:table-cell>
              <table:table-cell office:value-type="float" office:value="0.444911">
                <text:p>0.444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5052">
                <text:p>30.5052</text:p>
              </table:table-cell>
              <table:table-cell office:value-type="float" office:value="0.405992">
                <text:p>0.405992</text:p>
              </table:table-cell>
              <table:table-cell office:value-type="float" office:value="0.405992">
                <text:p>0.405992</text:p>
              </table:table-cell>
              <table:table-cell office:value-type="float" office:value="26.9361">
                <text:p>26.9361</text:p>
              </table:table-cell>
              <table:table-cell office:value-type="float" office:value="0.458426">
                <text:p>0.458426</text:p>
              </table:table-cell>
              <table:table-cell office:value-type="float" office:value="0.458426">
                <text:p>0.458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4433">
                <text:p>30.4433</text:p>
              </table:table-cell>
              <table:table-cell office:value-type="float" office:value="0.185894">
                <text:p>0.185894</text:p>
              </table:table-cell>
              <table:table-cell office:value-type="float" office:value="0.185894">
                <text:p>0.185894</text:p>
              </table:table-cell>
              <table:table-cell office:value-type="float" office:value="27.3092">
                <text:p>27.3092</text:p>
              </table:table-cell>
              <table:table-cell office:value-type="float" office:value="0.222315">
                <text:p>0.222315</text:p>
              </table:table-cell>
              <table:table-cell office:value-type="float" office:value="0.222315">
                <text:p>0.222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7808">
                <text:p>30.7808</text:p>
              </table:table-cell>
              <table:table-cell office:value-type="float" office:value="0.170743">
                <text:p>0.170743</text:p>
              </table:table-cell>
              <table:table-cell office:value-type="float" office:value="0.170743">
                <text:p>0.170743</text:p>
              </table:table-cell>
              <table:table-cell office:value-type="float" office:value="27.3092">
                <text:p>27.3092</text:p>
              </table:table-cell>
              <table:table-cell office:value-type="float" office:value="0.222315">
                <text:p>0.222315</text:p>
              </table:table-cell>
              <table:table-cell office:value-type="float" office:value="0.222315">
                <text:p>0.2223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H29:baseline.H37" chart:error-lower-range="baseline.H29:baseline.H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H29:baseline.H37" chart:error-lower-range="baseline.H29:baseline.H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baseline.O29:baseline.O37" chart:error-lower-range="baseline.O29:baseline.O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baseline.O29:baseline.O37" chart:error-lower-range="baseline.O29:baseline.O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66cm" svg:height="7.237cm" xlink:href=".." xlink:type="simple" chart:class="chart:line" chart:style-name="ch1">
        <chart:plot-area chart:style-name="ch2" table:cell-range-address="baseline.G29:baseline.G37 baseline.N29:baseline.N37" svg:x="1.412cm" svg:y="0.144cm" svg:width="11.197cm" svg:height="6.949cm">
          <chartooo:coordinate-region svg:x="2.139cm" svg:y="0.344cm" svg:width="10.191cm" svg:height="6.102cm"/>
          <chart:axis chart:dimension="x" chart:name="primary-x" chart:style-name="ch3"/>
          <chart:axis chart:dimension="y" chart:name="primary-y" chart:style-name="ch4">
            <chart:title svg:x="0.451cm" svg:y="4.554cm" chart:style-name="ch5">
              <text:p>power %</text:p>
            </chart:title>
            <chart:grid chart:style-name="ch6" chart:class="major"/>
          </chart:axis>
          <chart:series chart:style-name="ch7" chart:values-cell-range-address="baseline.G29:baseline.G37" chart:class="chart:line">
            <chart:error-indicator chart:style-name="ch8" chart:dimension="y"/>
            <chart:data-point chart:repeated="9"/>
          </chart:series>
          <chart:series chart:style-name="ch9" chart:values-cell-range-address="baseline.N29:baseline.N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2142">
                <text:p>6.22142</text:p>
                <draw:g>
                  <svg:desc>baseline.G29:baseline.G37</svg:desc>
                </draw:g>
              </table:table-cell>
              <table:table-cell office:value-type="float" office:value="0.0887782">
                <text:p>0.0887782</text:p>
                <draw:g>
                  <svg:desc>baseline.H29:baseline.H37</svg:desc>
                </draw:g>
              </table:table-cell>
              <table:table-cell office:value-type="float" office:value="0.0887782">
                <text:p>0.0887782</text:p>
                <draw:g>
                  <svg:desc>baseline.H29:baseline.H37</svg:desc>
                </draw:g>
              </table:table-cell>
              <table:table-cell office:value-type="float" office:value="6.97678">
                <text:p>6.97678</text:p>
                <draw:g>
                  <svg:desc>baseline.N29:baseline.N37</svg:desc>
                </draw:g>
              </table:table-cell>
              <table:table-cell office:value-type="float" office:value="0.100245">
                <text:p>0.100245</text:p>
                <draw:g>
                  <svg:desc>baseline.O29:baseline.O37</svg:desc>
                </draw:g>
              </table:table-cell>
              <table:table-cell office:value-type="float" office:value="0.100245">
                <text:p>0.100245</text:p>
                <draw:g>
                  <svg:desc>baseline.O29:baseline.O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1558">
                <text:p>7.11558</text:p>
              </table:table-cell>
              <table:table-cell office:value-type="float" office:value="0.0632239">
                <text:p>0.0632239</text:p>
              </table:table-cell>
              <table:table-cell office:value-type="float" office:value="0.0632239">
                <text:p>0.0632239</text:p>
              </table:table-cell>
              <table:table-cell office:value-type="float" office:value="7.8218">
                <text:p>7.8218</text:p>
              </table:table-cell>
              <table:table-cell office:value-type="float" office:value="0.0705682">
                <text:p>0.0705682</text:p>
              </table:table-cell>
              <table:table-cell office:value-type="float" office:value="0.0705682">
                <text:p>0.0705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5563">
                <text:p>5.95563</text:p>
              </table:table-cell>
              <table:table-cell office:value-type="float" office:value="0.109854">
                <text:p>0.109854</text:p>
              </table:table-cell>
              <table:table-cell office:value-type="float" office:value="0.109854">
                <text:p>0.109854</text:p>
              </table:table-cell>
              <table:table-cell office:value-type="float" office:value="6.78484">
                <text:p>6.78484</text:p>
              </table:table-cell>
              <table:table-cell office:value-type="float" office:value="0.12499">
                <text:p>0.12499</text:p>
              </table:table-cell>
              <table:table-cell office:value-type="float" office:value="0.12499">
                <text:p>0.12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2407">
                <text:p>6.32407</text:p>
              </table:table-cell>
              <table:table-cell office:value-type="float" office:value="0.200268">
                <text:p>0.200268</text:p>
              </table:table-cell>
              <table:table-cell office:value-type="float" office:value="0.200268">
                <text:p>0.200268</text:p>
              </table:table-cell>
              <table:table-cell office:value-type="float" office:value="7.09544">
                <text:p>7.09544</text:p>
              </table:table-cell>
              <table:table-cell office:value-type="float" office:value="0.204756">
                <text:p>0.204756</text:p>
              </table:table-cell>
              <table:table-cell office:value-type="float" office:value="0.204756">
                <text:p>0.204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8547">
                <text:p>7.18547</text:p>
              </table:table-cell>
              <table:table-cell office:value-type="float" office:value="0.28266">
                <text:p>0.28266</text:p>
              </table:table-cell>
              <table:table-cell office:value-type="float" office:value="0.28266">
                <text:p>0.28266</text:p>
              </table:table-cell>
              <table:table-cell office:value-type="float" office:value="7.97191">
                <text:p>7.97191</text:p>
              </table:table-cell>
              <table:table-cell office:value-type="float" office:value="0.311654">
                <text:p>0.311654</text:p>
              </table:table-cell>
              <table:table-cell office:value-type="float" office:value="0.311654">
                <text:p>0.311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9687">
                <text:p>7.79687</text:p>
              </table:table-cell>
              <table:table-cell office:value-type="float" office:value="0.316195">
                <text:p>0.316195</text:p>
              </table:table-cell>
              <table:table-cell office:value-type="float" office:value="0.316195">
                <text:p>0.316195</text:p>
              </table:table-cell>
              <table:table-cell office:value-type="float" office:value="8.85547">
                <text:p>8.85547</text:p>
              </table:table-cell>
              <table:table-cell office:value-type="float" office:value="0.341978">
                <text:p>0.341978</text:p>
              </table:table-cell>
              <table:table-cell office:value-type="float" office:value="0.341978">
                <text:p>0.341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0049">
                <text:p>8.10049</text:p>
              </table:table-cell>
              <table:table-cell office:value-type="float" office:value="0.150175">
                <text:p>0.150175</text:p>
              </table:table-cell>
              <table:table-cell office:value-type="float" office:value="0.150175">
                <text:p>0.150175</text:p>
              </table:table-cell>
              <table:table-cell office:value-type="float" office:value="8.93549">
                <text:p>8.93549</text:p>
              </table:table-cell>
              <table:table-cell office:value-type="float" office:value="0.168791">
                <text:p>0.168791</text:p>
              </table:table-cell>
              <table:table-cell office:value-type="float" office:value="0.168791">
                <text:p>0.168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3852">
                <text:p>7.53852</text:p>
              </table:table-cell>
              <table:table-cell office:value-type="float" office:value="0.12668">
                <text:p>0.12668</text:p>
              </table:table-cell>
              <table:table-cell office:value-type="float" office:value="0.12668">
                <text:p>0.12668</text:p>
              </table:table-cell>
              <table:table-cell office:value-type="float" office:value="8.93549">
                <text:p>8.93549</text:p>
              </table:table-cell>
              <table:table-cell office:value-type="float" office:value="0.168791">
                <text:p>0.168791</text:p>
              </table:table-cell>
              <table:table-cell office:value-type="float" office:value="0.168791">
                <text:p>0.1687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baseline.D2:baseline.D10" chart:error-lower-range="baseline.D2:baseline.D10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40" chart:max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D2:baseline.D10" chart:error-lower-range="baseline.D2:baseline.D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D2:baseline.D10" chart:error-lower-range="baseline.D2:baseline.D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cm" svg:height="7.403cm" xlink:href=".." xlink:type="simple" chart:class="chart:line" chart:style-name="ch1">
        <chart:plot-area chart:style-name="ch2" table:cell-range-address="baseline.C2:baseline.C10" svg:x="1.418cm" svg:y="0.148cm" svg:width="11.479cm" svg:height="7.107cm">
          <chartooo:coordinate-region svg:x="2.33cm" svg:y="0.148cm" svg:width="10.473cm" svg:height="6.46cm"/>
          <chart:axis chart:dimension="x" chart:name="primary-x" chart:style-name="ch3"/>
          <chart:axis chart:dimension="y" chart:name="primary-y" chart:style-name="ch4">
            <chart:title svg:x="0.451cm" svg:y="4.981cm" chart:style-name="ch5">
              <text:p>efficiency %</text:p>
            </chart:title>
            <chart:grid chart:style-name="ch6" chart:class="major"/>
          </chart:axis>
          <chart:series chart:style-name="ch7" chart:values-cell-range-address="baseline.C2:baseline.C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1988">
                <text:p>47.1988</text:p>
                <draw:g>
                  <svg:desc>baseline.C2:baseline.C10</svg:desc>
                </draw:g>
              </table:table-cell>
              <table:table-cell office:value-type="float" office:value="0.0822263">
                <text:p>0.0822263</text:p>
                <draw:g>
                  <svg:desc>baseline.D2:baseline.D10</svg:desc>
                </draw:g>
              </table:table-cell>
              <table:table-cell office:value-type="float" office:value="0.0822263">
                <text:p>0.0822263</text:p>
                <draw:g>
                  <svg:desc>baseline.D2:baseline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8936">
                <text:p>44.8936</text:p>
              </table:table-cell>
              <table:table-cell office:value-type="float" office:value="0.122432">
                <text:p>0.122432</text:p>
              </table:table-cell>
              <table:table-cell office:value-type="float" office:value="0.122432">
                <text:p>0.122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7634">
                <text:p>45.7634</text:p>
              </table:table-cell>
              <table:table-cell office:value-type="float" office:value="0.142473">
                <text:p>0.142473</text:p>
              </table:table-cell>
              <table:table-cell office:value-type="float" office:value="0.142473">
                <text:p>0.14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4499">
                <text:p>48.4499</text:p>
              </table:table-cell>
              <table:table-cell office:value-type="float" office:value="0.239141">
                <text:p>0.239141</text:p>
              </table:table-cell>
              <table:table-cell office:value-type="float" office:value="0.239141">
                <text:p>0.239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1898">
                <text:p>48.1898</text:p>
              </table:table-cell>
              <table:table-cell office:value-type="float" office:value="0.351745">
                <text:p>0.351745</text:p>
              </table:table-cell>
              <table:table-cell office:value-type="float" office:value="0.351745">
                <text:p>0.351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053">
                <text:p>45.053</text:p>
              </table:table-cell>
              <table:table-cell office:value-type="float" office:value="0.24572">
                <text:p>0.24572</text:p>
              </table:table-cell>
              <table:table-cell office:value-type="float" office:value="0.24572">
                <text:p>0.24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2807">
                <text:p>43.2807</text:p>
              </table:table-cell>
              <table:table-cell office:value-type="float" office:value="0.229519">
                <text:p>0.229519</text:p>
              </table:table-cell>
              <table:table-cell office:value-type="float" office:value="0.229519">
                <text:p>0.229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7584">
                <text:p>45.7584</text:p>
              </table:table-cell>
              <table:table-cell office:value-type="float" office:value="0.131349">
                <text:p>0.131349</text:p>
              </table:table-cell>
              <table:table-cell office:value-type="float" office:value="0.131349">
                <text:p>0.1313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baseline.F2:baseline.F10" chart:error-lower-range="baseline.F2:baseline.F10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25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F2:baseline.F10" chart:error-lower-range="baseline.F2:baseline.F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F2:baseline.F10" chart:error-lower-range="baseline.F2:baseline.F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cm" svg:height="7.256cm" xlink:href=".." xlink:type="simple" chart:class="chart:line" chart:style-name="ch1">
        <chart:plot-area chart:style-name="ch2" table:cell-range-address="baseline.E2:baseline.E10" svg:x="1.413cm" svg:y="0.145cm" svg:width="11.229cm" svg:height="6.966cm">
          <chartooo:coordinate-region svg:x="2.325cm" svg:y="0.344cm" svg:width="10.223cm" svg:height="6.12cm"/>
          <chart:axis chart:dimension="x" chart:name="primary-x" chart:style-name="ch3"/>
          <chart:axis chart:dimension="y" chart:name="primary-y" chart:style-name="ch4">
            <chart:title svg:x="0.451cm" svg:y="4.617cm" chart:style-name="ch5">
              <text:p>mistag %</text:p>
            </chart:title>
            <chart:grid chart:style-name="ch6" chart:class="major"/>
          </chart:axis>
          <chart:series chart:style-name="ch7" chart:values-cell-range-address="baseline.E2:baseline.E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4442">
                <text:p>31.4442</text:p>
                <draw:g>
                  <svg:desc>baseline.E2:baseline.E10</svg:desc>
                </draw:g>
              </table:table-cell>
              <table:table-cell office:value-type="float" office:value="0.111314">
                <text:p>0.111314</text:p>
                <draw:g>
                  <svg:desc>baseline.F2:baseline.F10</svg:desc>
                </draw:g>
              </table:table-cell>
              <table:table-cell office:value-type="float" office:value="0.111314">
                <text:p>0.111314</text:p>
                <draw:g>
                  <svg:desc>baseline.F2:baseline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4">
                <text:p>32.4</text:p>
              </table:table-cell>
              <table:table-cell office:value-type="float" office:value="0.17189">
                <text:p>0.17189</text:p>
              </table:table-cell>
              <table:table-cell office:value-type="float" office:value="0.17189">
                <text:p>0.17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1044">
                <text:p>31.1044</text:p>
              </table:table-cell>
              <table:table-cell office:value-type="float" office:value="0.195693">
                <text:p>0.195693</text:p>
              </table:table-cell>
              <table:table-cell office:value-type="float" office:value="0.195693">
                <text:p>0.195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3155">
                <text:p>30.3155</text:p>
              </table:table-cell>
              <table:table-cell office:value-type="float" office:value="0.312644">
                <text:p>0.312644</text:p>
              </table:table-cell>
              <table:table-cell office:value-type="float" office:value="0.312644">
                <text:p>0.312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0462">
                <text:p>31.0462</text:p>
              </table:table-cell>
              <table:table-cell office:value-type="float" office:value="0.482011">
                <text:p>0.482011</text:p>
              </table:table-cell>
              <table:table-cell office:value-type="float" office:value="0.482011">
                <text:p>0.482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4284">
                <text:p>30.4284</text:p>
              </table:table-cell>
              <table:table-cell office:value-type="float" office:value="0.34238">
                <text:p>0.34238</text:p>
              </table:table-cell>
              <table:table-cell office:value-type="float" office:value="0.34238">
                <text:p>0.34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4372">
                <text:p>31.4372</text:p>
              </table:table-cell>
              <table:table-cell office:value-type="float" office:value="0.354667">
                <text:p>0.354667</text:p>
              </table:table-cell>
              <table:table-cell office:value-type="float" office:value="0.354667">
                <text:p>0.354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7272">
                <text:p>30.7272</text:p>
              </table:table-cell>
              <table:table-cell office:value-type="float" office:value="0.181272">
                <text:p>0.181272</text:p>
              </table:table-cell>
              <table:table-cell office:value-type="float" office:value="0.181272">
                <text:p>0.181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baseline.H2:baseline.H10" chart:error-lower-range="baseline.H2:baseline.H10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H2:baseline.H10" chart:error-lower-range="baseline.H2:baseline.H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H2:baseline.H10" chart:error-lower-range="baseline.H2:baseline.H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66cm" svg:height="7.237cm" xlink:href=".." xlink:type="simple" chart:class="chart:line" chart:style-name="ch1">
        <chart:plot-area chart:style-name="ch2" table:cell-range-address="baseline.G2:baseline.G10" svg:x="1.412cm" svg:y="0.144cm" svg:width="11.197cm" svg:height="6.949cm">
          <chartooo:coordinate-region svg:x="2.139cm" svg:y="0.343cm" svg:width="10.376cm" svg:height="6.103cm"/>
          <chart:axis chart:dimension="x" chart:name="primary-x" chart:style-name="ch3"/>
          <chart:axis chart:dimension="y" chart:name="primary-y" chart:style-name="ch4">
            <chart:title svg:x="0.451cm" svg:y="4.554cm" chart:style-name="ch5">
              <text:p>power %</text:p>
            </chart:title>
            <chart:grid chart:style-name="ch6" chart:class="major"/>
          </chart:axis>
          <chart:series chart:style-name="ch7" chart:values-cell-range-address="baseline.G2:baseline.G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0053">
                <text:p>6.50053</text:p>
                <draw:g>
                  <svg:desc>baseline.G2:baseline.G10</svg:desc>
                </draw:g>
              </table:table-cell>
              <table:table-cell office:value-type="float" office:value="0.0788099">
                <text:p>0.0788099</text:p>
                <draw:g>
                  <svg:desc>baseline.H2:baseline.H10</svg:desc>
                </draw:g>
              </table:table-cell>
              <table:table-cell office:value-type="float" office:value="0.0788099">
                <text:p>0.0788099</text:p>
                <draw:g>
                  <svg:desc>baseline.H2:baseline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8137">
                <text:p>5.58137</text:p>
              </table:table-cell>
              <table:table-cell office:value-type="float" office:value="0.109896">
                <text:p>0.109896</text:p>
              </table:table-cell>
              <table:table-cell office:value-type="float" office:value="0.109896">
                <text:p>0.10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3585">
                <text:p>6.53585</text:p>
              </table:table-cell>
              <table:table-cell office:value-type="float" office:value="0.136898">
                <text:p>0.136898</text:p>
              </table:table-cell>
              <table:table-cell office:value-type="float" office:value="0.136898">
                <text:p>0.136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0935">
                <text:p>7.50935</text:p>
              </table:table-cell>
              <table:table-cell office:value-type="float" office:value="0.232636">
                <text:p>0.232636</text:p>
              </table:table-cell>
              <table:table-cell office:value-type="float" office:value="0.232636">
                <text:p>0.232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2478">
                <text:p>6.92478</text:p>
              </table:table-cell>
              <table:table-cell office:value-type="float" office:value="0.338748">
                <text:p>0.338748</text:p>
              </table:table-cell>
              <table:table-cell office:value-type="float" office:value="0.338748">
                <text:p>0.338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0299">
                <text:p>6.90299</text:p>
              </table:table-cell>
              <table:table-cell office:value-type="float" office:value="0.233341">
                <text:p>0.233341</text:p>
              </table:table-cell>
              <table:table-cell office:value-type="float" office:value="0.233341">
                <text:p>0.233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6542">
                <text:p>5.96542</text:p>
              </table:table-cell>
              <table:table-cell office:value-type="float" office:value="0.215947">
                <text:p>0.215947</text:p>
              </table:table-cell>
              <table:table-cell office:value-type="float" office:value="0.215947">
                <text:p>0.215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9859">
                <text:p>6.79859</text:p>
              </table:table-cell>
              <table:table-cell office:value-type="float" office:value="0.124509">
                <text:p>0.124509</text:p>
              </table:table-cell>
              <table:table-cell office:value-type="float" office:value="0.124509">
                <text:p>0.1245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